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21.41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153.84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73.56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ama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number-columns-repeated="1012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NAMAD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UN1</text:p>
          </table:table-cell>
          <table:table-cell office:value-type="string" calcext:value-type="string">
            <text:p>UN2</text:p>
          </table:table-cell>
          <table:table-cell office:value-type="string" calcext:value-type="string">
            <text:p>UN3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UN4</text:p>
          </table:table-cell>
          <table:table-cell office:value-type="string" calcext:value-type="string">
            <text:p>un5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708739675404" calcext:value-type="float">
            <text:p>120708739675404</text:p>
          </table:table-cell>
          <table:table-cell office:value-type="string" calcext:value-type="string">
            <text:p>IRO2X13T8061</text:p>
          </table:table-cell>
          <table:table-cell office:value-type="string" calcext:value-type="string">
            <text:p>جكانه806</text:p>
          </table:table-cell>
          <table:table-cell office:value-type="string" calcext:value-type="string">
            <text:p>آتي ش كانه هاي فلزي-1398/06/13</text:p>
          </table:table-cell>
          <table:table-cell office:value-type="float" office:value="124558" calcext:value-type="float">
            <text:p>12455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200" calcext:value-type="float">
            <text:p>1200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187001116603" calcext:value-type="float">
            <text:p>143187001116603</text:p>
          </table:table-cell>
          <table:table-cell office:value-type="string" calcext:value-type="string">
            <text:p>IRO6MELZ96C1</text:p>
          </table:table-cell>
          <table:table-cell office:value-type="string" calcext:value-type="string">
            <text:p>تملي612</text:p>
          </table:table-cell>
          <table:table-cell office:value-type="string" calcext:value-type="string">
            <text:p>تسهيلات مسكن بانك ملي-اسفند96</text:p>
          </table:table-cell>
          <table:table-cell office:value-type="float" office:value="61035" calcext:value-type="float">
            <text:p>6103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870" calcext:value-type="float">
            <text:p>5870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8005355896147" calcext:value-type="float">
            <text:p>318005355896147</text:p>
          </table:table-cell>
          <table:table-cell office:value-type="string" calcext:value-type="string">
            <text:p>IRO7PFSP0001</text:p>
          </table:table-cell>
          <table:table-cell office:value-type="string" calcext:value-type="string">
            <text:p>فسا</text:p>
          </table:table-cell>
          <table:table-cell office:value-type="string" calcext:value-type="string">
            <text:p>پتروشيمي فسا</text:p>
          </table:table-cell>
          <table:table-cell office:value-type="float" office:value="123038" calcext:value-type="float">
            <text:p>123038</text:p>
          </table:table-cell>
          <table:table-cell office:value-type="float" office:value="1" calcext:value-type="float">
            <text:p>1</text:p>
          </table:table-cell>
          <table:table-cell office:value-type="float" office:value="1120" calcext:value-type="float">
            <text:p>1120</text:p>
          </table:table-cell>
          <table:table-cell office:value-type="float" office:value="44" calcext:value-type="float">
            <text:p>44</text:p>
          </table:table-cell>
          <table:table-cell office:value-type="float" office:value="3486000000" calcext:value-type="float">
            <text:p>3486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0097973599097" calcext:value-type="float">
            <text:p>350097973599097</text:p>
          </table:table-cell>
          <table:table-cell office:value-type="string" calcext:value-type="string">
            <text:p>IRO6MSKZ9751</text:p>
          </table:table-cell>
          <table:table-cell office:value-type="string" calcext:value-type="string">
            <text:p>تسه9705</text:p>
          </table:table-cell>
          <table:table-cell office:value-type="string" calcext:value-type="string">
            <text:p>امتياز تسهيلات مسكن مرداد97</text:p>
          </table:table-cell>
          <table:table-cell office:value-type="float" office:value="122022" calcext:value-type="float">
            <text:p>12202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1958851" calcext:value-type="float">
            <text:p>1958851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408934423224097" calcext:value-type="float">
            <text:p>408934423224097</text:p>
          </table:table-cell>
          <table:table-cell table:style-name="ce1" office:value-type="string" calcext:value-type="string">
            <text:p>IRO1FRVR0001</text:p>
          </table:table-cell>
          <table:table-cell table:style-name="ce1" office:value-type="string" calcext:value-type="string">
            <text:p>فرآور</text:p>
          </table:table-cell>
          <table:table-cell table:style-name="ce1" office:value-type="string" calcext:value-type="string">
            <text:p>فرآوري‌موادمعدني‌ايران‌</text:p>
          </table:table-cell>
          <table:table-cell table:style-name="ce1" office:value-type="float" office:value="122934" calcext:value-type="float">
            <text:p>122934</text:p>
          </table:table-cell>
          <table:table-cell table:style-name="ce1" office:value-type="float" office:value="48000" calcext:value-type="float">
            <text:p>48000</text:p>
          </table:table-cell>
          <table:table-cell table:style-name="ce1" office:value-type="float" office:value="996" calcext:value-type="float">
            <text:p>99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0000000" calcext:value-type="float">
            <text:p>1200000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1986653700161" calcext:value-type="float">
            <text:p>611986653700161</text:p>
          </table:table-cell>
          <table:table-cell office:value-type="string" calcext:value-type="string">
            <text:p>IRO3SBZZ0001</text:p>
          </table:table-cell>
          <table:table-cell office:value-type="string" calcext:value-type="string">
            <text:p>سبزوا</text:p>
          </table:table-cell>
          <table:table-cell office:value-type="string" calcext:value-type="string">
            <text:p>سيمان لار سبزوار</text:p>
          </table:table-cell>
          <table:table-cell office:value-type="float" office:value="122543" calcext:value-type="float">
            <text:p>122543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53" calcext:value-type="float">
            <text:p>53</text:p>
          </table:table-cell>
          <table:table-cell office:value-type="float" office:value="599425579" calcext:value-type="float">
            <text:p>599425579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778253364357513" calcext:value-type="float">
            <text:p>778253364357513</text:p>
          </table:table-cell>
          <table:table-cell table:style-name="ce1" office:value-type="string" calcext:value-type="string">
            <text:p>IRO1BMLT0001</text:p>
          </table:table-cell>
          <table:table-cell table:style-name="ce1" office:value-type="string" calcext:value-type="string">
            <text:p>وبملت</text:p>
          </table:table-cell>
          <table:table-cell table:style-name="ce1" office:value-type="string" calcext:value-type="string">
            <text:p>بانك ملت</text:p>
          </table:table-cell>
          <table:table-cell table:style-name="ce1" office:value-type="float" office:value="123004" calcext:value-type="float">
            <text:p>123004</text:p>
          </table:table-cell>
          <table:table-cell table:style-name="ce1" office:value-type="float" office:value="3179650" calcext:value-type="float">
            <text:p>3179650</text:p>
          </table:table-cell>
          <table:table-cell table:style-name="ce1" office:value-type="float" office:value="3044" calcext:value-type="float">
            <text:p>304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0000000000" calcext:value-type="float">
            <text:p>500000000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3710053482057" calcext:value-type="float">
            <text:p>793710053482057</text:p>
          </table:table-cell>
          <table:table-cell office:value-type="string" calcext:value-type="string">
            <text:p>IRO7PYAP0001</text:p>
          </table:table-cell>
          <table:table-cell office:value-type="string" calcext:value-type="string">
            <text:p>لپيام</text:p>
          </table:table-cell>
          <table:table-cell office:value-type="string" calcext:value-type="string">
            <text:p>گسترش صنايع پيام</text:p>
          </table:table-cell>
          <table:table-cell office:value-type="float" office:value="123127" calcext:value-type="float">
            <text:p>123127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32" calcext:value-type="float">
            <text:p>32</text:p>
          </table:table-cell>
          <table:table-cell office:value-type="float" office:value="180000000" calcext:value-type="float">
            <text:p>18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1325835570803" calcext:value-type="float">
            <text:p>831325835570803</text:p>
          </table:table-cell>
          <table:table-cell office:value-type="string" calcext:value-type="string">
            <text:p>IRO7CNAP0001</text:p>
          </table:table-cell>
          <table:table-cell office:value-type="string" calcext:value-type="string">
            <text:p>ثنام</text:p>
          </table:table-cell>
          <table:table-cell office:value-type="string" calcext:value-type="string">
            <text:p>س ساختماني ب نام آوران مهندسي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  <table:table-cell office:value-type="float" office:value="70" calcext:value-type="float">
            <text:p>7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1618880255065" calcext:value-type="float">
            <text:p>881618880255065</text:p>
          </table:table-cell>
          <table:table-cell office:value-type="string" calcext:value-type="string">
            <text:p>IRB3SS2499C1</text:p>
          </table:table-cell>
          <table:table-cell office:value-type="string" calcext:value-type="string">
            <text:p>شستا994</text:p>
          </table:table-cell>
          <table:table-cell office:value-type="string" calcext:value-type="string">
            <text:p>اجاره تامين اجتماعي-نوين991226</text:p>
          </table:table-cell>
          <table:table-cell office:value-type="float" office:value="61018" calcext:value-type="float">
            <text:p>61018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7857106093847" calcext:value-type="float">
            <text:p>917857106093847</text:p>
          </table:table-cell>
          <table:table-cell office:value-type="string" calcext:value-type="string">
            <text:p>IRO3HPRZ0001</text:p>
          </table:table-cell>
          <table:table-cell office:value-type="string" calcext:value-type="string">
            <text:p>حپارسا</text:p>
          </table:table-cell>
          <table:table-cell office:value-type="string" calcext:value-type="string">
            <text:p>توسعه حمل و نقل ريلي پارسيان</text:p>
          </table:table-cell>
          <table:table-cell office:value-type="float" office:value="122132" calcext:value-type="float">
            <text:p>122132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60" calcext:value-type="float">
            <text:p>60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2964149653157" calcext:value-type="float">
            <text:p>1072964149653157</text:p>
          </table:table-cell>
          <table:table-cell office:value-type="string" calcext:value-type="string">
            <text:p>IRB5METR98C1</text:p>
          </table:table-cell>
          <table:table-cell office:value-type="string" calcext:value-type="string">
            <text:p>مترو9812</text:p>
          </table:table-cell>
          <table:table-cell office:value-type="string" calcext:value-type="string">
            <text:p>مشاركت شهرداري تهران-3ماهه18%</text:p>
          </table:table-cell>
          <table:table-cell office:value-type="float" office:value="61043" calcext:value-type="float">
            <text:p>6104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01" calcext:value-type="float">
            <text:p>301</text:p>
          </table:table-cell>
          <table:table-cell table:number-columns-repeated="101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58190916156744" calcext:value-type="float">
            <text:p>1358190916156744</text:p>
          </table:table-cell>
          <table:table-cell table:style-name="ce1" office:value-type="string" calcext:value-type="string">
            <text:p>IRO1TAZB0001</text:p>
          </table:table-cell>
          <table:table-cell table:style-name="ce1" office:value-type="string" calcext:value-type="string">
            <text:p>وآذر</text:p>
          </table:table-cell>
          <table:table-cell table:style-name="ce1" office:value-type="string" calcext:value-type="string">
            <text:p>سرمايه‌گذاري‌توسعه‌آذربايجان‌</text:p>
          </table:table-cell>
          <table:table-cell table:style-name="ce1" office:value-type="float" office:value="122901" calcext:value-type="float">
            <text:p>122901</text:p>
          </table:table-cell>
          <table:table-cell table:style-name="ce1" office:value-type="float" office:value="101010" calcext:value-type="float">
            <text:p>10101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25149423498289" calcext:value-type="float">
            <text:p>1625149423498289</text:p>
          </table:table-cell>
          <table:table-cell office:value-type="string" calcext:value-type="string">
            <text:p>IRO3SMBZ0001</text:p>
          </table:table-cell>
          <table:table-cell office:value-type="string" calcext:value-type="string">
            <text:p>حسينا</text:p>
          </table:table-cell>
          <table:table-cell office:value-type="string" calcext:value-type="string">
            <text:p>توسعه خدمات دريايي وبندري سينا</text:p>
          </table:table-cell>
          <table:table-cell office:value-type="float" office:value="122858" calcext:value-type="float">
            <text:p>122858</text:p>
          </table:table-cell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 office:value-type="float" office:value="60" calcext:value-type="float">
            <text:p>6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23099959084685" calcext:value-type="float">
            <text:p>1723099959084685</text:p>
          </table:table-cell>
          <table:table-cell office:value-type="string" calcext:value-type="string">
            <text:p>IRR1TKIN0101</text:p>
          </table:table-cell>
          <table:table-cell office:value-type="string" calcext:value-type="string">
            <text:p>رتكوح</text:p>
          </table:table-cell>
          <table:table-cell office:value-type="string" calcext:value-type="string">
            <text:p>ح . كنترل‌خوردگي‌تكين‌كو</text:p>
          </table:table-cell>
          <table:table-cell office:value-type="float" office:value="122953" calcext:value-type="float">
            <text:p>122953</text:p>
          </table:table-cell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74" calcext:value-type="float">
            <text:p>74</text:p>
          </table:table-cell>
          <table:table-cell office:value-type="float" office:value="110000000" calcext:value-type="float">
            <text:p>110000000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45829084228393" calcext:value-type="float">
            <text:p>1745829084228393</text:p>
          </table:table-cell>
          <table:table-cell office:value-type="string" calcext:value-type="string">
            <text:p>IRB5R01099B1</text:p>
          </table:table-cell>
          <table:table-cell office:value-type="string" calcext:value-type="string">
            <text:p>رايان911</text:p>
          </table:table-cell>
          <table:table-cell office:value-type="string" calcext:value-type="string">
            <text:p>مشاركت رايان سايپا-3ماهه18%</text:p>
          </table:table-cell>
          <table:table-cell office:value-type="float" office:value="100626" calcext:value-type="float">
            <text:p>10062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1" calcext:value-type="float">
            <text:p>301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6692551822666" calcext:value-type="float">
            <text:p>1806692551822666</text:p>
          </table:table-cell>
          <table:table-cell office:value-type="string" calcext:value-type="string">
            <text:p>IRB3AL010251</text:p>
          </table:table-cell>
          <table:table-cell office:value-type="string" calcext:value-type="string">
            <text:p>البرز02</text:p>
          </table:table-cell>
          <table:table-cell office:value-type="string" calcext:value-type="string">
            <text:p>اجاره ريلي البرزنيرو14020514</text:p>
          </table:table-cell>
          <table:table-cell office:value-type="float" office:value="61015" calcext:value-type="float">
            <text:p>6101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54054929817435" calcext:value-type="float">
            <text:p>2254054929817435</text:p>
          </table:table-cell>
          <table:table-cell table:style-name="ce1" office:value-type="string" calcext:value-type="string">
            <text:p>IRO1KDPS0001</text:p>
          </table:table-cell>
          <table:table-cell table:style-name="ce1" office:value-type="string" calcext:value-type="string">
            <text:p>غدام</text:p>
          </table:table-cell>
          <table:table-cell table:style-name="ce1" office:value-type="string" calcext:value-type="string">
            <text:p>خوراك‌ <text:s/>دام‌ پارس‌</text:p>
          </table:table-cell>
          <table:table-cell table:style-name="ce1" office:value-type="float" office:value="122922" calcext:value-type="float">
            <text:p>122922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0000000" calcext:value-type="float">
            <text:p>600000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18736941376687" calcext:value-type="float">
            <text:p>2318736941376687</text:p>
          </table:table-cell>
          <table:table-cell office:value-type="string" calcext:value-type="string">
            <text:p>IRO7SDRP0001</text:p>
          </table:table-cell>
          <table:table-cell office:value-type="string" calcext:value-type="string">
            <text:p>خصدرا</text:p>
          </table:table-cell>
          <table:table-cell office:value-type="string" calcext:value-type="string">
            <text:p>صنعتي‌ دريايي‌ ايران‌</text:p>
          </table:table-cell>
          <table:table-cell office:value-type="float" office:value="123044" calcext:value-type="float">
            <text:p>123044</text:p>
          </table:table-cell>
          <table:table-cell office:value-type="float" office:value="1" calcext:value-type="float">
            <text:p>1</text:p>
          </table:table-cell>
          <table:table-cell office:value-type="float" office:value="1834" calcext:value-type="float">
            <text:p>1834</text:p>
          </table:table-cell>
          <table:table-cell office:value-type="float" office:value="45" calcext:value-type="float">
            <text:p>45</text:p>
          </table:table-cell>
          <table:table-cell office:value-type="float" office:value="1500000000" calcext:value-type="float">
            <text:p>15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28862017676109" calcext:value-type="float">
            <text:p>2328862017676109</text:p>
          </table:table-cell>
          <table:table-cell table:style-name="ce1" office:value-type="string" calcext:value-type="string">
            <text:p>IRO1SPAH0001</text:p>
          </table:table-cell>
          <table:table-cell table:style-name="ce1" office:value-type="string" calcext:value-type="string">
            <text:p>وسپه</text:p>
          </table:table-cell>
          <table:table-cell table:style-name="ce1" office:value-type="string" calcext:value-type="string">
            <text:p>سرمايه‌گذاري‌ سپه‌</text:p>
          </table:table-cell>
          <table:table-cell table:style-name="ce1" office:value-type="float" office:value="122956" calcext:value-type="float">
            <text:p>122956</text:p>
          </table:table-cell>
          <table:table-cell table:style-name="ce1" office:value-type="float" office:value="2676400" calcext:value-type="float">
            <text:p>2676400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91000000" calcext:value-type="float">
            <text:p>66910000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34703913394836" calcext:value-type="float">
            <text:p>2434703913394836</text:p>
          </table:table-cell>
          <table:table-cell table:style-name="ce1" office:value-type="string" calcext:value-type="string">
            <text:p>IRO1DMOR0001</text:p>
          </table:table-cell>
          <table:table-cell table:style-name="ce1" office:value-type="string" calcext:value-type="string">
            <text:p>غدشت</text:p>
          </table:table-cell>
          <table:table-cell table:style-name="ce1" office:value-type="string" calcext:value-type="string">
            <text:p>دشت‌ مرغاب‌</text:p>
          </table:table-cell>
          <table:table-cell table:style-name="ce1" office:value-type="float" office:value="120731" calcext:value-type="float">
            <text:p>120731</text:p>
          </table:table-cell>
          <table:table-cell table:style-name="ce1" office:value-type="float" office:value="21381" calcext:value-type="float">
            <text:p>21381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3453000" calcext:value-type="float">
            <text:p>534530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89887561569709" calcext:value-type="float">
            <text:p>2589887561569709</text:p>
          </table:table-cell>
          <table:table-cell table:style-name="ce1" office:value-type="string" calcext:value-type="string">
            <text:p>IRO1ZMYD0001</text:p>
          </table:table-cell>
          <table:table-cell table:style-name="ce1" office:value-type="string" calcext:value-type="string">
            <text:p>خزاميا</text:p>
          </table:table-cell>
          <table:table-cell table:style-name="ce1" office:value-type="string" calcext:value-type="string">
            <text:p>زامياد</text:p>
          </table:table-cell>
          <table:table-cell table:style-name="ce1" office:value-type="float" office:value="123004" calcext:value-type="float">
            <text:p>123004</text:p>
          </table:table-cell>
          <table:table-cell table:style-name="ce1" office:value-type="float" office:value="2211957" calcext:value-type="float">
            <text:p>2211957</text:p>
          </table:table-cell>
          <table:table-cell table:style-name="ce1" office:value-type="float" office:value="1511" calcext:value-type="float">
            <text:p>151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529892000" calcext:value-type="float">
            <text:p>55298920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79792704302466" calcext:value-type="float">
            <text:p>2679792704302466</text:p>
          </table:table-cell>
          <table:table-cell office:value-type="string" calcext:value-type="string">
            <text:p>IRO9FOLD4111</text:p>
          </table:table-cell>
          <table:table-cell office:value-type="string" calcext:value-type="string">
            <text:p>ضفلا2022</text:p>
          </table:table-cell>
          <table:table-cell office:value-type="string" calcext:value-type="string">
            <text:p>اختيارخ فولاد-4000-1398/02/31</text:p>
          </table:table-cell>
          <table:table-cell office:value-type="float" office:value="61058" calcext:value-type="float">
            <text:p>6105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49875720026255" calcext:value-type="float">
            <text:p>2849875720026255</text:p>
          </table:table-cell>
          <table:table-cell office:value-type="string" calcext:value-type="string">
            <text:p>IRB6SP0701C1</text:p>
          </table:table-cell>
          <table:table-cell office:value-type="string" calcext:value-type="string">
            <text:p>صايپا112</text:p>
          </table:table-cell>
          <table:table-cell office:value-type="string" calcext:value-type="string">
            <text:p>صكوك مرابحه سايپا112-3ماهه 16%</text:p>
          </table:table-cell>
          <table:table-cell office:value-type="float" office:value="61043" calcext:value-type="float">
            <text:p>6104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88358730233310" calcext:value-type="float">
            <text:p>2888358730233310</text:p>
          </table:table-cell>
          <table:table-cell office:value-type="string" calcext:value-type="string">
            <text:p>IRB3SI2399B1</text:p>
          </table:table-cell>
          <table:table-cell office:value-type="string" calcext:value-type="string">
            <text:p>اجاد23</text:p>
          </table:table-cell>
          <table:table-cell office:value-type="string" calcext:value-type="string">
            <text:p>اجاره دولتي آپرورش-ملت991118</text:p>
          </table:table-cell>
          <table:table-cell office:value-type="float" office:value="122458" calcext:value-type="float">
            <text:p>122458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29948497881810" calcext:value-type="float">
            <text:p>2929948497881810</text:p>
          </table:table-cell>
          <table:table-cell office:value-type="string" calcext:value-type="string">
            <text:p>IRB3SI2599B1</text:p>
          </table:table-cell>
          <table:table-cell office:value-type="string" calcext:value-type="string">
            <text:p>اجاد25</text:p>
          </table:table-cell>
          <table:table-cell office:value-type="string" calcext:value-type="string">
            <text:p>اجاره دولتي آپرورش-سپهر991118</text:p>
          </table:table-cell>
          <table:table-cell office:value-type="float" office:value="61017" calcext:value-type="float">
            <text:p>6101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44500421562364" calcext:value-type="float">
            <text:p>2944500421562364</text:p>
          </table:table-cell>
          <table:table-cell table:style-name="ce1" office:value-type="string" calcext:value-type="string">
            <text:p>IRO1TOSA0001</text:p>
          </table:table-cell>
          <table:table-cell table:style-name="ce1" office:value-type="string" calcext:value-type="string">
            <text:p>وتوصا</text:p>
          </table:table-cell>
          <table:table-cell table:style-name="ce1" office:value-type="string" calcext:value-type="string">
            <text:p>گروه س توسعه صنعتي ايران</text:p>
          </table:table-cell>
          <table:table-cell table:style-name="ce1" office:value-type="float" office:value="122835" calcext:value-type="float">
            <text:p>122835</text:p>
          </table:table-cell>
          <table:table-cell table:style-name="ce1" office:value-type="float" office:value="1060000" calcext:value-type="float">
            <text:p>1060000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650000000" calcext:value-type="float">
            <text:p>26500000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50342257199174" calcext:value-type="float">
            <text:p>3050342257199174</text:p>
          </table:table-cell>
          <table:table-cell office:value-type="string" calcext:value-type="string">
            <text:p>IRO7NJSP0001</text:p>
          </table:table-cell>
          <table:table-cell office:value-type="string" calcext:value-type="string">
            <text:p>قنقش</text:p>
          </table:table-cell>
          <table:table-cell office:value-type="string" calcext:value-type="string">
            <text:p>قند نقش جهان</text:p>
          </table:table-cell>
          <table:table-cell office:value-type="float" office:value="123127" calcext:value-type="float">
            <text:p>123127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38" calcext:value-type="float">
            <text:p>38</text:p>
          </table:table-cell>
          <table:table-cell office:value-type="float" office:value="139000000" calcext:value-type="float">
            <text:p>139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49396562827132" calcext:value-type="float">
            <text:p>3149396562827132</text:p>
          </table:table-cell>
          <table:table-cell office:value-type="string" calcext:value-type="string">
            <text:p>IRO1LIRZ0001</text:p>
          </table:table-cell>
          <table:table-cell office:value-type="string" calcext:value-type="string">
            <text:p>وايران</text:p>
          </table:table-cell>
          <table:table-cell office:value-type="string" calcext:value-type="string">
            <text:p>ليزينگ ايرانيان</text:p>
          </table:table-cell>
          <table:table-cell office:value-type="float" office:value="123002" calcext:value-type="float">
            <text:p>123002</text:p>
          </table:table-cell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58" calcext:value-type="float">
            <text:p>5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73544097113770" calcext:value-type="float">
            <text:p>3173544097113770</text:p>
          </table:table-cell>
          <table:table-cell office:value-type="string" calcext:value-type="string">
            <text:p>IRO7STNP0001</text:p>
          </table:table-cell>
          <table:table-cell office:value-type="string" calcext:value-type="string">
            <text:p>شستان</text:p>
          </table:table-cell>
          <table:table-cell office:value-type="string" calcext:value-type="string">
            <text:p>پتروشيمي گلستان</text:p>
          </table:table-cell>
          <table:table-cell office:value-type="float" office:value="123054" calcext:value-type="float">
            <text:p>123054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44" calcext:value-type="float">
            <text:p>44</text:p>
          </table:table-cell>
          <table:table-cell office:value-type="float" office:value="473000000" calcext:value-type="float">
            <text:p>473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53027360500664" calcext:value-type="float">
            <text:p>3453027360500664</text:p>
          </table:table-cell>
          <table:table-cell office:value-type="string" calcext:value-type="string">
            <text:p>IRB3SS330051</text:p>
          </table:table-cell>
          <table:table-cell office:value-type="string" calcext:value-type="string">
            <text:p>شستا003</text:p>
          </table:table-cell>
          <table:table-cell office:value-type="string" calcext:value-type="string">
            <text:p>اجاره تامين اجتماعي-سپهر000523</text:p>
          </table:table-cell>
          <table:table-cell office:value-type="float" office:value="110612" calcext:value-type="float">
            <text:p>11061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92952121304423" calcext:value-type="float">
            <text:p>3492952121304423</text:p>
          </table:table-cell>
          <table:table-cell office:value-type="string" calcext:value-type="string">
            <text:p>IRO3PKDZ0001</text:p>
          </table:table-cell>
          <table:table-cell office:value-type="string" calcext:value-type="string">
            <text:p>غديس</text:p>
          </table:table-cell>
          <table:table-cell office:value-type="string" calcext:value-type="string">
            <text:p>پاكديس</text:p>
          </table:table-cell>
          <table:table-cell office:value-type="float" office:value="122959" calcext:value-type="float">
            <text:p>122959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42" calcext:value-type="float">
            <text:p>42</text:p>
          </table:table-cell>
          <table:table-cell office:value-type="float" office:value="280000000" calcext:value-type="float">
            <text:p>28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93306453706327" calcext:value-type="float">
            <text:p>3493306453706327</text:p>
          </table:table-cell>
          <table:table-cell office:value-type="string" calcext:value-type="string">
            <text:p>IRO1SHOY0001</text:p>
          </table:table-cell>
          <table:table-cell office:value-type="string" calcext:value-type="string">
            <text:p>شوينده</text:p>
          </table:table-cell>
          <table:table-cell office:value-type="string" calcext:value-type="string">
            <text:p>مديريت صنعت شوينده ت.ص.بهشهر</text:p>
          </table:table-cell>
          <table:table-cell office:value-type="float" office:value="123007" calcext:value-type="float">
            <text:p>123007</text:p>
          </table:table-cell>
          <table:table-cell office:value-type="float" office:value="400000" calcext:value-type="float">
            <text:p>400000</text:p>
          </table:table-cell>
          <table:table-cell office:value-type="float" office:value="767" calcext:value-type="float">
            <text:p>767</text:p>
          </table:table-cell>
          <table:table-cell office:value-type="float" office:value="44" calcext:value-type="float">
            <text:p>4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23921205367364" calcext:value-type="float">
            <text:p>3623921205367364</text:p>
          </table:table-cell>
          <table:table-cell office:value-type="string" calcext:value-type="string">
            <text:p>IRO1DMVN0001</text:p>
          </table:table-cell>
          <table:table-cell office:value-type="string" calcext:value-type="string">
            <text:p>كدما</text:p>
          </table:table-cell>
          <table:table-cell office:value-type="string" calcext:value-type="string">
            <text:p>معدني‌ دماوند</text:p>
          </table:table-cell>
          <table:table-cell office:value-type="float" office:value="122936" calcext:value-type="float">
            <text:p>122936</text:p>
          </table:table-cell>
          <table:table-cell office:value-type="float" office:value="15141" calcext:value-type="float">
            <text:p>15141</text:p>
          </table:table-cell>
          <table:table-cell office:value-type="float" office:value="683" calcext:value-type="float">
            <text:p>683</text:p>
          </table:table-cell>
          <table:table-cell office:value-type="float" office:value="13" calcext:value-type="float">
            <text:p>13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54864906585643" calcext:value-type="float">
            <text:p>3654864906585643</text:p>
          </table:table-cell>
          <table:table-cell office:value-type="string" calcext:value-type="string">
            <text:p>IRO1TKNO0001</text:p>
          </table:table-cell>
          <table:table-cell office:value-type="string" calcext:value-type="string">
            <text:p>تكنو</text:p>
          </table:table-cell>
          <table:table-cell office:value-type="string" calcext:value-type="string">
            <text:p>تكنوتار</text:p>
          </table:table-cell>
          <table:table-cell office:value-type="float" office:value="122936" calcext:value-type="float">
            <text:p>122936</text:p>
          </table:table-cell>
          <table:table-cell office:value-type="float" office:value="187406" calcext:value-type="float">
            <text:p>187406</text:p>
          </table:table-cell>
          <table:table-cell office:value-type="float" office:value="963" calcext:value-type="float">
            <text:p>963</text:p>
          </table:table-cell>
          <table:table-cell office:value-type="float" office:value="29" calcext:value-type="float">
            <text:p>29</text:p>
          </table:table-cell>
          <table:table-cell office:value-type="float" office:value="245549000" calcext:value-type="float">
            <text:p>245549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15246194918044" calcext:value-type="float">
            <text:p>3715246194918044</text:p>
          </table:table-cell>
          <table:table-cell office:value-type="string" calcext:value-type="string">
            <text:p>IRB3KORZ9821</text:p>
          </table:table-cell>
          <table:table-cell office:value-type="string" calcext:value-type="string">
            <text:p>سكرد98</text:p>
          </table:table-cell>
          <table:table-cell office:value-type="string" calcext:value-type="string">
            <text:p>مشاركت سيمان كردستان980219</text:p>
          </table:table-cell>
          <table:table-cell office:value-type="float" office:value="61016" calcext:value-type="float">
            <text:p>6101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331763" calcext:value-type="float">
            <text:p>331763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22699128879020" calcext:value-type="float">
            <text:p>3722699128879020</text:p>
          </table:table-cell>
          <table:table-cell office:value-type="string" calcext:value-type="string">
            <text:p>IRO1TAYD0001</text:p>
          </table:table-cell>
          <table:table-cell office:value-type="string" calcext:value-type="string">
            <text:p>حتايد</text:p>
          </table:table-cell>
          <table:table-cell office:value-type="string" calcext:value-type="string">
            <text:p>تايدواترخاورميانه</text:p>
          </table:table-cell>
          <table:table-cell office:value-type="float" office:value="123006" calcext:value-type="float">
            <text:p>123006</text:p>
          </table:table-cell>
          <table:table-cell office:value-type="float" office:value="400000" calcext:value-type="float">
            <text:p>400000</text:p>
          </table:table-cell>
          <table:table-cell office:value-type="float" office:value="630" calcext:value-type="float">
            <text:p>630</text:p>
          </table:table-cell>
          <table:table-cell office:value-type="float" office:value="60" calcext:value-type="float">
            <text:p>6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23146019192598" calcext:value-type="float">
            <text:p>3823146019192598</text:p>
          </table:table-cell>
          <table:table-cell office:value-type="string" calcext:value-type="string">
            <text:p>IRR3SHHZ0101</text:p>
          </table:table-cell>
          <table:table-cell office:value-type="string" calcext:value-type="string">
            <text:p>غشهدابح</text:p>
          </table:table-cell>
          <table:table-cell office:value-type="string" calcext:value-type="string">
            <text:p>ح. كشت و صنعت شهداب ناب خراسان</text:p>
          </table:table-cell>
          <table:table-cell office:value-type="float" office:value="122933" calcext:value-type="float">
            <text:p>122933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42" calcext:value-type="float">
            <text:p>42</text:p>
          </table:table-cell>
          <table:table-cell office:value-type="float" office:value="290000000" calcext:value-type="float">
            <text:p>290000000</text:p>
          </table:table-cell>
          <table:table-cell office:value-type="float" office:value="403" calcext:value-type="float">
            <text:p>403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23243780502959" calcext:value-type="float">
            <text:p>3823243780502959</text:p>
          </table:table-cell>
          <table:table-cell office:value-type="string" calcext:value-type="string">
            <text:p>IRO1TKIN0001</text:p>
          </table:table-cell>
          <table:table-cell office:value-type="string" calcext:value-type="string">
            <text:p>رتكو</text:p>
          </table:table-cell>
          <table:table-cell office:value-type="string" calcext:value-type="string">
            <text:p>كنترل‌خوردگي‌تكين‌كو</text:p>
          </table:table-cell>
          <table:table-cell office:value-type="float" office:value="123005" calcext:value-type="float">
            <text:p>123005</text:p>
          </table:table-cell>
          <table:table-cell office:value-type="float" office:value="80000" calcext:value-type="float">
            <text:p>80000</text:p>
          </table:table-cell>
          <table:table-cell office:value-type="float" office:value="1777" calcext:value-type="float">
            <text:p>1777</text:p>
          </table:table-cell>
          <table:table-cell office:value-type="float" office:value="74" calcext:value-type="float">
            <text:p>7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26561665587230" calcext:value-type="float">
            <text:p>3826561665587230</text:p>
          </table:table-cell>
          <table:table-cell office:value-type="string" calcext:value-type="string">
            <text:p>IRO6MELZ9761</text:p>
          </table:table-cell>
          <table:table-cell office:value-type="string" calcext:value-type="string">
            <text:p>تملي706</text:p>
          </table:table-cell>
          <table:table-cell office:value-type="string" calcext:value-type="string">
            <text:p>تسهيلات مسكن ب. ملي-شهريور97</text:p>
          </table:table-cell>
          <table:table-cell office:value-type="float" office:value="61035" calcext:value-type="float">
            <text:p>6103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14199" calcext:value-type="float">
            <text:p>14199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63538898378476" calcext:value-type="float">
            <text:p>3863538898378476</text:p>
          </table:table-cell>
          <table:table-cell office:value-type="string" calcext:value-type="string">
            <text:p>IRO1MSKN0001</text:p>
          </table:table-cell>
          <table:table-cell office:value-type="string" calcext:value-type="string">
            <text:p>ثمسكن</text:p>
          </table:table-cell>
          <table:table-cell office:value-type="string" calcext:value-type="string">
            <text:p>سرمايه‌گذاري‌ مسكن‌</text:p>
          </table:table-cell>
          <table:table-cell office:value-type="float" office:value="123005" calcext:value-type="float">
            <text:p>123005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1374" calcext:value-type="float">
            <text:p>1374</text:p>
          </table:table-cell>
          <table:table-cell office:value-type="float" office:value="70" calcext:value-type="float">
            <text:p>70</text:p>
          </table:table-cell>
          <table:table-cell office:value-type="float" office:value="5500000000" calcext:value-type="float">
            <text:p>5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46533087427956" calcext:value-type="float">
            <text:p>4146533087427956</text:p>
          </table:table-cell>
          <table:table-cell office:value-type="string" calcext:value-type="string">
            <text:p>IRB5SAPM9981</text:p>
          </table:table-cell>
          <table:table-cell office:value-type="string" calcext:value-type="string">
            <text:p>صايپا908</text:p>
          </table:table-cell>
          <table:table-cell office:value-type="string" calcext:value-type="string">
            <text:p>صكوك مرابحه سايپا908-3ماهه 18%</text:p>
          </table:table-cell>
          <table:table-cell office:value-type="float" office:value="120455" calcext:value-type="float">
            <text:p>12045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01" calcext:value-type="float">
            <text:p>301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47709727327181" calcext:value-type="float">
            <text:p>4247709727327181</text:p>
          </table:table-cell>
          <table:table-cell office:value-type="string" calcext:value-type="string">
            <text:p>IRO3KARZ0001</text:p>
          </table:table-cell>
          <table:table-cell office:value-type="string" calcext:value-type="string">
            <text:p>مفاخر</text:p>
          </table:table-cell>
          <table:table-cell office:value-type="string" calcext:value-type="string">
            <text:p>توسعه فناوري اطلاعات خوارزمي</text:p>
          </table:table-cell>
          <table:table-cell office:value-type="float" office:value="95544" calcext:value-type="float">
            <text:p>95544</text:p>
          </table:table-cell>
          <table:table-cell office:value-type="float" office:value="1" calcext:value-type="float">
            <text:p>1</text:p>
          </table:table-cell>
          <table:table-cell office:value-type="float" office:value="908" calcext:value-type="float">
            <text:p>908</text:p>
          </table:table-cell>
          <table:table-cell office:value-type="float" office:value="72" calcext:value-type="float">
            <text:p>72</text:p>
          </table:table-cell>
          <table:table-cell office:value-type="float" office:value="170000000" calcext:value-type="float">
            <text:p>17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38173689017034" calcext:value-type="float">
            <text:p>4338173689017034</text:p>
          </table:table-cell>
          <table:table-cell office:value-type="string" calcext:value-type="string">
            <text:p>IRB3GH019971</text:p>
          </table:table-cell>
          <table:table-cell office:value-type="string" calcext:value-type="string">
            <text:p>قرن99</text:p>
          </table:table-cell>
          <table:table-cell office:value-type="string" calcext:value-type="string">
            <text:p>مرابحه پديده شيمي قرن990701</text:p>
          </table:table-cell>
          <table:table-cell office:value-type="float" office:value="122332" calcext:value-type="float">
            <text:p>12233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500000" calcext:value-type="float">
            <text:p>5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84288570322406" calcext:value-type="float">
            <text:p>4384288570322406</text:p>
          </table:table-cell>
          <table:table-cell office:value-type="string" calcext:value-type="string">
            <text:p>IRO1EXIR0001</text:p>
          </table:table-cell>
          <table:table-cell office:value-type="string" calcext:value-type="string">
            <text:p>دلر</text:p>
          </table:table-cell>
          <table:table-cell office:value-type="string" calcext:value-type="string">
            <text:p>داروسازي‌ اكسير</text:p>
          </table:table-cell>
          <table:table-cell office:value-type="float" office:value="122953" calcext:value-type="float">
            <text:p>122953</text:p>
          </table:table-cell>
          <table:table-cell office:value-type="float" office:value="180000" calcext:value-type="float">
            <text:p>180000</text:p>
          </table:table-cell>
          <table:table-cell office:value-type="float" office:value="580" calcext:value-type="float">
            <text:p>580</text:p>
          </table:table-cell>
          <table:table-cell office:value-type="float" office:value="43" calcext:value-type="float">
            <text:p>43</text:p>
          </table:table-cell>
          <table:table-cell office:value-type="float" office:value="450000000" calcext:value-type="float">
            <text:p>4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70657233334072" calcext:value-type="float">
            <text:p>4470657233334072</text:p>
          </table:table-cell>
          <table:table-cell office:value-type="string" calcext:value-type="string">
            <text:p>IRO1SKHS0001</text:p>
          </table:table-cell>
          <table:table-cell office:value-type="string" calcext:value-type="string">
            <text:p>سخاش</text:p>
          </table:table-cell>
          <table:table-cell office:value-type="string" calcext:value-type="string">
            <text:p>سيمان‌خاش‌</text:p>
          </table:table-cell>
          <table:table-cell office:value-type="float" office:value="122819" calcext:value-type="float">
            <text:p>122819</text:p>
          </table:table-cell>
          <table:table-cell office:value-type="float" office:value="50000" calcext:value-type="float">
            <text:p>50000</text:p>
          </table:table-cell>
          <table:table-cell office:value-type="float" office:value="358" calcext:value-type="float">
            <text:p>358</text:p>
          </table:table-cell>
          <table:table-cell office:value-type="float" office:value="53" calcext:value-type="float">
            <text:p>53</text:p>
          </table:table-cell>
          <table:table-cell office:value-type="float" office:value="125000000" calcext:value-type="float">
            <text:p>125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28607775462304" calcext:value-type="float">
            <text:p>4528607775462304</text:p>
          </table:table-cell>
          <table:table-cell office:value-type="string" calcext:value-type="string">
            <text:p>IRO1SFNO0001</text:p>
          </table:table-cell>
          <table:table-cell office:value-type="string" calcext:value-type="string">
            <text:p>سفانو</text:p>
          </table:table-cell>
          <table:table-cell office:value-type="string" calcext:value-type="string">
            <text:p>سيمان فارس نو</text:p>
          </table:table-cell>
          <table:table-cell office:value-type="float" office:value="122044" calcext:value-type="float">
            <text:p>122044</text:p>
          </table:table-cell>
          <table:table-cell office:value-type="float" office:value="200000" calcext:value-type="float">
            <text:p>200000</text:p>
          </table:table-cell>
          <table:table-cell office:value-type="float" office:value="814" calcext:value-type="float">
            <text:p>814</text:p>
          </table:table-cell>
          <table:table-cell office:value-type="float" office:value="53" calcext:value-type="float">
            <text:p>53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63413583000719" calcext:value-type="float">
            <text:p>4563413583000719</text:p>
          </table:table-cell>
          <table:table-cell office:value-type="string" calcext:value-type="string">
            <text:p>IRO1SDAB0001</text:p>
          </table:table-cell>
          <table:table-cell office:value-type="string" calcext:value-type="string">
            <text:p>ساراب</text:p>
          </table:table-cell>
          <table:table-cell office:value-type="string" calcext:value-type="string">
            <text:p>سيمان‌ داراب‌</text:p>
          </table:table-cell>
          <table:table-cell office:value-type="float" office:value="123004" calcext:value-type="float">
            <text:p>123004</text:p>
          </table:table-cell>
          <table:table-cell office:value-type="float" office:value="360000" calcext:value-type="float">
            <text:p>360000</text:p>
          </table:table-cell>
          <table:table-cell office:value-type="float" office:value="1291" calcext:value-type="float">
            <text:p>1291</text:p>
          </table:table-cell>
          <table:table-cell office:value-type="float" office:value="53" calcext:value-type="float">
            <text:p>53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14779520007780" calcext:value-type="float">
            <text:p>4614779520007780</text:p>
          </table:table-cell>
          <table:table-cell office:value-type="string" calcext:value-type="string">
            <text:p>IRO1ARDK0001</text:p>
          </table:table-cell>
          <table:table-cell office:value-type="string" calcext:value-type="string">
            <text:p>كسرا</text:p>
          </table:table-cell>
          <table:table-cell office:value-type="string" calcext:value-type="string">
            <text:p>سراميك‌هاي‌صنعتي‌اردكان‌</text:p>
          </table:table-cell>
          <table:table-cell office:value-type="float" office:value="123004" calcext:value-type="float">
            <text:p>123004</text:p>
          </table:table-cell>
          <table:table-cell office:value-type="float" office:value="232000" calcext:value-type="float">
            <text:p>232000</text:p>
          </table:table-cell>
          <table:table-cell office:value-type="float" office:value="1987" calcext:value-type="float">
            <text:p>1987</text:p>
          </table:table-cell>
          <table:table-cell office:value-type="float" office:value="54" calcext:value-type="float">
            <text:p>54</text:p>
          </table:table-cell>
          <table:table-cell office:value-type="float" office:value="580000000" calcext:value-type="float">
            <text:p>58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59957480182399" calcext:value-type="float">
            <text:p>4659957480182399</text:p>
          </table:table-cell>
          <table:table-cell office:value-type="string" calcext:value-type="string">
            <text:p>IRB3SI2199B1</text:p>
          </table:table-cell>
          <table:table-cell office:value-type="string" calcext:value-type="string">
            <text:p>اجاد21</text:p>
          </table:table-cell>
          <table:table-cell office:value-type="string" calcext:value-type="string">
            <text:p>اجاره دولتي آپرورش-تمدن991118</text:p>
          </table:table-cell>
          <table:table-cell office:value-type="float" office:value="61017" calcext:value-type="float">
            <text:p>6101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33285133017464" calcext:value-type="float">
            <text:p>4733285133017464</text:p>
          </table:table-cell>
          <table:table-cell office:value-type="string" calcext:value-type="string">
            <text:p>IRO1FKAS0001</text:p>
          </table:table-cell>
          <table:table-cell office:value-type="string" calcext:value-type="string">
            <text:p>فخاس</text:p>
          </table:table-cell>
          <table:table-cell office:value-type="string" calcext:value-type="string">
            <text:p>فولاد خراسان</text:p>
          </table:table-cell>
          <table:table-cell office:value-type="float" office:value="122639" calcext:value-type="float">
            <text:p>122639</text:p>
          </table:table-cell>
          <table:table-cell office:value-type="float" office:value="1151676" calcext:value-type="float">
            <text:p>1151676</text:p>
          </table:table-cell>
          <table:table-cell office:value-type="float" office:value="372" calcext:value-type="float">
            <text:p>372</text:p>
          </table:table-cell>
          <table:table-cell office:value-type="float" office:value="27" calcext:value-type="float">
            <text:p>27</text:p>
          </table:table-cell>
          <table:table-cell office:value-type="float" office:value="9000000000" calcext:value-type="float">
            <text:p>9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58266259250794" calcext:value-type="float">
            <text:p>4758266259250794</text:p>
          </table:table-cell>
          <table:table-cell office:value-type="string" calcext:value-type="string">
            <text:p>IRO1SZPO0001</text:p>
          </table:table-cell>
          <table:table-cell office:value-type="string" calcext:value-type="string">
            <text:p>خپويش</text:p>
          </table:table-cell>
          <table:table-cell office:value-type="string" calcext:value-type="string">
            <text:p>سازه‌ پويش‌</text:p>
          </table:table-cell>
          <table:table-cell office:value-type="float" office:value="122504" calcext:value-type="float">
            <text:p>122504</text:p>
          </table:table-cell>
          <table:table-cell office:value-type="float" office:value="40000" calcext:value-type="float">
            <text:p>40000</text:p>
          </table:table-cell>
          <table:table-cell office:value-type="float" office:value="245" calcext:value-type="float">
            <text:p>245</text:p>
          </table:table-cell>
          <table:table-cell office:value-type="float" office:value="34" calcext:value-type="float">
            <text:p>3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42127026063388" calcext:value-type="float">
            <text:p>4942127026063388</text:p>
          </table:table-cell>
          <table:table-cell office:value-type="string" calcext:value-type="string">
            <text:p>IRO1BAMA0001</text:p>
          </table:table-cell>
          <table:table-cell office:value-type="string" calcext:value-type="string">
            <text:p>كاما</text:p>
          </table:table-cell>
          <table:table-cell office:value-type="string" calcext:value-type="string">
            <text:p>باما</text:p>
          </table:table-cell>
          <table:table-cell office:value-type="float" office:value="124816" calcext:value-type="float">
            <text:p>124816</text:p>
          </table:table-cell>
          <table:table-cell office:value-type="float" office:value="400000" calcext:value-type="float">
            <text:p>400000</text:p>
          </table:table-cell>
          <table:table-cell office:value-type="float" office:value="988" calcext:value-type="float">
            <text:p>988</text:p>
          </table:table-cell>
          <table:table-cell office:value-type="float" office:value="13" calcext:value-type="float">
            <text:p>13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54819322815158" calcext:value-type="float">
            <text:p>5054819322815158</text:p>
          </table:table-cell>
          <table:table-cell office:value-type="string" calcext:value-type="string">
            <text:p>IRO1MAGS0001</text:p>
          </table:table-cell>
          <table:table-cell office:value-type="string" calcext:value-type="string">
            <text:p>زمگسا</text:p>
          </table:table-cell>
          <table:table-cell office:value-type="string" calcext:value-type="string">
            <text:p>كشاورزي‌ ودامپروي‌ مگسال‌</text:p>
          </table:table-cell>
          <table:table-cell office:value-type="float" office:value="123001" calcext:value-type="float">
            <text:p>1230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87018329202415" calcext:value-type="float">
            <text:p>5187018329202415</text:p>
          </table:table-cell>
          <table:table-cell office:value-type="string" calcext:value-type="string">
            <text:p>IRO1PELC0001</text:p>
          </table:table-cell>
          <table:table-cell office:value-type="string" calcext:value-type="string">
            <text:p>لپارس</text:p>
          </table:table-cell>
          <table:table-cell office:value-type="string" calcext:value-type="string">
            <text:p>پارس‌ الكتريك‌</text:p>
          </table:table-cell>
          <table:table-cell office:value-type="float" office:value="122956" calcext:value-type="float">
            <text:p>122956</text:p>
          </table:table-cell>
          <table:table-cell office:value-type="float" office:value="120000" calcext:value-type="float">
            <text:p>120000</text:p>
          </table:table-cell>
          <table:table-cell office:value-type="float" office:value="891" calcext:value-type="float">
            <text:p>891</text:p>
          </table:table-cell>
          <table:table-cell office:value-type="float" office:value="32" calcext:value-type="float">
            <text:p>32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05844922895340" calcext:value-type="float">
            <text:p>5305844922895340</text:p>
          </table:table-cell>
          <table:table-cell office:value-type="string" calcext:value-type="string">
            <text:p>IRO3AVLZ0001</text:p>
          </table:table-cell>
          <table:table-cell office:value-type="string" calcext:value-type="string">
            <text:p>داوه</text:p>
          </table:table-cell>
          <table:table-cell office:value-type="string" calcext:value-type="string">
            <text:p>داروسازي آوه سينا</text:p>
          </table:table-cell>
          <table:table-cell office:value-type="float" office:value="122956" calcext:value-type="float">
            <text:p>122956</text:p>
          </table:table-cell>
          <table:table-cell office:value-type="float" office:value="1" calcext:value-type="float">
            <text:p>1</text:p>
          </table:table-cell>
          <table:table-cell office:value-type="float" office:value="1202" calcext:value-type="float">
            <text:p>1202</text:p>
          </table:table-cell>
          <table:table-cell office:value-type="float" office:value="43" calcext:value-type="float">
            <text:p>43</text:p>
          </table:table-cell>
          <table:table-cell office:value-type="float" office:value="480000000" calcext:value-type="float">
            <text:p>48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27792638736934" calcext:value-type="float">
            <text:p>5427792638736934</text:p>
          </table:table-cell>
          <table:table-cell office:value-type="string" calcext:value-type="string">
            <text:p>IRO3FAAZ0001</text:p>
          </table:table-cell>
          <table:table-cell office:value-type="string" calcext:value-type="string">
            <text:p>زفكا</text:p>
          </table:table-cell>
          <table:table-cell office:value-type="string" calcext:value-type="string">
            <text:p>كشت و دامداري فكا</text:p>
          </table:table-cell>
          <table:table-cell office:value-type="float" office:value="122958" calcext:value-type="float">
            <text:p>122958</text:p>
          </table:table-cell>
          <table:table-cell office:value-type="float" office:value="1" calcext:value-type="float">
            <text:p>1</text:p>
          </table:table-cell>
          <table:table-cell office:value-type="float" office:value="1605" calcext:value-type="float">
            <text:p>1605</text:p>
          </table:table-cell>
          <table:table-cell office:value-type="float" office:value="1" calcext:value-type="float">
            <text:p>1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516102131364383" calcext:value-type="float">
            <text:p>5516102131364383</text:p>
          </table:table-cell>
          <table:table-cell office:value-type="string" calcext:value-type="string">
            <text:p>IRO3MNOZ0001</text:p>
          </table:table-cell>
          <table:table-cell office:value-type="string" calcext:value-type="string">
            <text:p>غمينو</text:p>
          </table:table-cell>
          <table:table-cell office:value-type="string" calcext:value-type="string">
            <text:p>شركت صنايع غذايي مينو شرق</text:p>
          </table:table-cell>
          <table:table-cell office:value-type="float" office:value="122949" calcext:value-type="float">
            <text:p>122949</text:p>
          </table:table-cell>
          <table:table-cell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  <table:table-cell office:value-type="float" office:value="42" calcext:value-type="float">
            <text:p>42</text:p>
          </table:table-cell>
          <table:table-cell office:value-type="float" office:value="178000000" calcext:value-type="float">
            <text:p>178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564768007356822" calcext:value-type="float">
            <text:p>5564768007356822</text:p>
          </table:table-cell>
          <table:table-cell office:value-type="string" calcext:value-type="string">
            <text:p>IRO3HRLZ0001</text:p>
          </table:table-cell>
          <table:table-cell office:value-type="string" calcext:value-type="string">
            <text:p>حريل</text:p>
          </table:table-cell>
          <table:table-cell office:value-type="string" calcext:value-type="string">
            <text:p>ريل پردازسير</text:p>
          </table:table-cell>
          <table:table-cell office:value-type="float" office:value="122718" calcext:value-type="float">
            <text:p>122718</text:p>
          </table:table-cell>
          <table:table-cell office:value-type="float" office:value="1" calcext:value-type="float">
            <text:p>1</text:p>
          </table:table-cell>
          <table:table-cell office:value-type="float" office:value="1304" calcext:value-type="float">
            <text:p>1304</text:p>
          </table:table-cell>
          <table:table-cell office:value-type="float" office:value="60" calcext:value-type="float">
            <text:p>60</text:p>
          </table:table-cell>
          <table:table-cell office:value-type="float" office:value="1960000000" calcext:value-type="float">
            <text:p>196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54373909712808" calcext:value-type="float">
            <text:p>5654373909712808</text:p>
          </table:table-cell>
          <table:table-cell office:value-type="string" calcext:value-type="string">
            <text:p>IRO9IKCO0761</text:p>
          </table:table-cell>
          <table:table-cell office:value-type="string" calcext:value-type="string">
            <text:p>ضخود3019</text:p>
          </table:table-cell>
          <table:table-cell office:value-type="string" calcext:value-type="string">
            <text:p>اختيارخ خودرو-3600-1398/03/19</text:p>
          </table:table-cell>
          <table:table-cell office:value-type="float" office:value="61058" calcext:value-type="float">
            <text:p>6105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66848234665627" calcext:value-type="float">
            <text:p>5866848234665627</text:p>
          </table:table-cell>
          <table:table-cell office:value-type="string" calcext:value-type="string">
            <text:p>IRO1DSBH0001</text:p>
          </table:table-cell>
          <table:table-cell office:value-type="string" calcext:value-type="string">
            <text:p>دسبحان</text:p>
          </table:table-cell>
          <table:table-cell office:value-type="string" calcext:value-type="string">
            <text:p>سبحان دارو</text:p>
          </table:table-cell>
          <table:table-cell office:value-type="float" office:value="123006" calcext:value-type="float">
            <text:p>123006</text:p>
          </table:table-cell>
          <table:table-cell office:value-type="float" office:value="412000" calcext:value-type="float">
            <text:p>412000</text:p>
          </table:table-cell>
          <table:table-cell office:value-type="float" office:value="1336" calcext:value-type="float">
            <text:p>1336</text:p>
          </table:table-cell>
          <table:table-cell office:value-type="float" office:value="43" calcext:value-type="float">
            <text:p>43</text:p>
          </table:table-cell>
          <table:table-cell office:value-type="float" office:value="1030000000" calcext:value-type="float">
            <text:p>103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43384171800349" calcext:value-type="float">
            <text:p>6043384171800349</text:p>
          </table:table-cell>
          <table:table-cell office:value-type="string" calcext:value-type="string">
            <text:p>IRO1PMSZ0001</text:p>
          </table:table-cell>
          <table:table-cell office:value-type="string" calcext:value-type="string">
            <text:p>ثشرق</text:p>
          </table:table-cell>
          <table:table-cell office:value-type="string" calcext:value-type="string">
            <text:p>سرمايه گذاري مسكن شمال شرق</text:p>
          </table:table-cell>
          <table:table-cell office:value-type="float" office:value="122919" calcext:value-type="float">
            <text:p>122919</text:p>
          </table:table-cell>
          <table:table-cell office:value-type="float" office:value="428816" calcext:value-type="float">
            <text:p>428816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10133418282108" calcext:value-type="float">
            <text:p>6110133418282108</text:p>
          </table:table-cell>
          <table:table-cell office:value-type="string" calcext:value-type="string">
            <text:p>IRO1PARS0001</text:p>
          </table:table-cell>
          <table:table-cell office:value-type="string" calcext:value-type="string">
            <text:p>پارس</text:p>
          </table:table-cell>
          <table:table-cell office:value-type="string" calcext:value-type="string">
            <text:p>پتروشيمي پارس</text:p>
          </table:table-cell>
          <table:table-cell office:value-type="float" office:value="123004" calcext:value-type="float">
            <text:p>123004</text:p>
          </table:table-cell>
          <table:table-cell office:value-type="float" office:value="257467" calcext:value-type="float">
            <text:p>257467</text:p>
          </table:table-cell>
          <table:table-cell office:value-type="float" office:value="1669" calcext:value-type="float">
            <text:p>1669</text:p>
          </table:table-cell>
          <table:table-cell office:value-type="float" office:value="44" calcext:value-type="float">
            <text:p>4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83017539978894" calcext:value-type="float">
            <text:p>6183017539978894</text:p>
          </table:table-cell>
          <table:table-cell office:value-type="string" calcext:value-type="string">
            <text:p>IRK1K00500C1</text:p>
          </table:table-cell>
          <table:table-cell office:value-type="string" calcext:value-type="string">
            <text:p>سكه0012پ01</text:p>
          </table:table-cell>
          <table:table-cell office:value-type="string" calcext:value-type="string">
            <text:p>سكه تمام بهارتحويلي 1روزه رفاه</text:p>
          </table:table-cell>
          <table:table-cell office:value-type="float" office:value="153950" calcext:value-type="float">
            <text:p>153950</text:p>
          </table:table-cell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56" calcext:value-type="float">
            <text:p>56</text:p>
          </table:table-cell>
          <table:table-cell office:value-type="float" office:value="2606700" calcext:value-type="float">
            <text:p>2606700</text:p>
          </table:table-cell>
          <table:table-cell office:value-type="float" office:value="701" calcext:value-type="float">
            <text:p>701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33335428452486" calcext:value-type="float">
            <text:p>6433335428452486</text:p>
          </table:table-cell>
          <table:table-cell office:value-type="string" calcext:value-type="string">
            <text:p>IRO7TONP0001</text:p>
          </table:table-cell>
          <table:table-cell office:value-type="string" calcext:value-type="string">
            <text:p>خعمرا</text:p>
          </table:table-cell>
          <table:table-cell office:value-type="string" calcext:value-type="string">
            <text:p>توسعه و عمران شهرستان نائين</text:p>
          </table:table-cell>
          <table:table-cell office:value-type="float" office:value="120029" calcext:value-type="float">
            <text:p>12002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60853561223872" calcext:value-type="float">
            <text:p>6460853561223872</text:p>
          </table:table-cell>
          <table:table-cell office:value-type="string" calcext:value-type="string">
            <text:p>IRO9MKBT0191</text:p>
          </table:table-cell>
          <table:table-cell office:value-type="string" calcext:value-type="string">
            <text:p>ضمخا3014</text:p>
          </table:table-cell>
          <table:table-cell office:value-type="string" calcext:value-type="string">
            <text:p>اختيارخ اخابر-3000-1398/03/29</text:p>
          </table:table-cell>
          <table:table-cell office:value-type="float" office:value="61059" calcext:value-type="float">
            <text:p>6105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78064539164167" calcext:value-type="float">
            <text:p>6478064539164167</text:p>
          </table:table-cell>
          <table:table-cell office:value-type="string" calcext:value-type="string">
            <text:p>IRO3RPEZ0001</text:p>
          </table:table-cell>
          <table:table-cell office:value-type="string" calcext:value-type="string">
            <text:p>ريشمك</text:p>
          </table:table-cell>
          <table:table-cell office:value-type="string" calcext:value-type="string">
            <text:p>توليد و صادرات ريشمك</text:p>
          </table:table-cell>
          <table:table-cell office:value-type="float" office:value="122952" calcext:value-type="float">
            <text:p>122952</text:p>
          </table:table-cell>
          <table:table-cell office:value-type="float" office:value="1" calcext:value-type="float">
            <text:p>1</text:p>
          </table:table-cell>
          <table:table-cell office:value-type="float" office:value="1758" calcext:value-type="float">
            <text:p>1758</text:p>
          </table:table-cell>
          <table:table-cell office:value-type="float" office:value="43" calcext:value-type="float">
            <text:p>43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506179926371994" calcext:value-type="float">
            <text:p>6506179926371994</text:p>
          </table:table-cell>
          <table:table-cell office:value-type="string" calcext:value-type="string">
            <text:p>IRO7PAIP0001</text:p>
          </table:table-cell>
          <table:table-cell office:value-type="string" calcext:value-type="string">
            <text:p>آريان</text:p>
          </table:table-cell>
          <table:table-cell office:value-type="string" calcext:value-type="string">
            <text:p>سرمايه گذاري پارس آريان</text:p>
          </table:table-cell>
          <table:table-cell office:value-type="float" office:value="123129" calcext:value-type="float">
            <text:p>123129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56" calcext:value-type="float">
            <text:p>56</text:p>
          </table:table-cell>
          <table:table-cell office:value-type="float" office:value="19817375000" calcext:value-type="float">
            <text:p>19817375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57220448540984" calcext:value-type="float">
            <text:p>6757220448540984</text:p>
          </table:table-cell>
          <table:table-cell office:value-type="string" calcext:value-type="string">
            <text:p>IRO1SIMS0001</text:p>
          </table:table-cell>
          <table:table-cell office:value-type="string" calcext:value-type="string">
            <text:p>سشمال</text:p>
          </table:table-cell>
          <table:table-cell office:value-type="string" calcext:value-type="string">
            <text:p>سيمان‌ شمال‌</text:p>
          </table:table-cell>
          <table:table-cell office:value-type="float" office:value="123002" calcext:value-type="float">
            <text:p>123002</text:p>
          </table:table-cell>
          <table:table-cell office:value-type="float" office:value="430028" calcext:value-type="float">
            <text:p>430028</text:p>
          </table:table-cell>
          <table:table-cell office:value-type="float" office:value="628" calcext:value-type="float">
            <text:p>628</text:p>
          </table:table-cell>
          <table:table-cell office:value-type="float" office:value="53" calcext:value-type="float">
            <text:p>53</text:p>
          </table:table-cell>
          <table:table-cell office:value-type="float" office:value="1075071231" calcext:value-type="float">
            <text:p>1075071231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32010779381661" calcext:value-type="float">
            <text:p>6832010779381661</text:p>
          </table:table-cell>
          <table:table-cell office:value-type="string" calcext:value-type="string">
            <text:p>IRO9FKHZ0101</text:p>
          </table:table-cell>
          <table:table-cell office:value-type="string" calcext:value-type="string">
            <text:p>ضخوز2007</text:p>
          </table:table-cell>
          <table:table-cell office:value-type="string" calcext:value-type="string">
            <text:p>اختيارخ فخوز-9500-1398/02/16</text:p>
          </table:table-cell>
          <table:table-cell office:value-type="float" office:value="122547" calcext:value-type="float">
            <text:p>12254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47536925606808" calcext:value-type="float">
            <text:p>6847536925606808</text:p>
          </table:table-cell>
          <table:table-cell office:value-type="string" calcext:value-type="string">
            <text:p>IRO3MOIZ0001</text:p>
          </table:table-cell>
          <table:table-cell office:value-type="string" calcext:value-type="string">
            <text:p>ومعلم</text:p>
          </table:table-cell>
          <table:table-cell office:value-type="string" calcext:value-type="string">
            <text:p>بيمه معلم</text:p>
          </table:table-cell>
          <table:table-cell office:value-type="float" office:value="122959" calcext:value-type="float">
            <text:p>122959</text:p>
          </table:table-cell>
          <table:table-cell office:value-type="float" office:value="1" calcext:value-type="float">
            <text:p>1</text:p>
          </table:table-cell>
          <table:table-cell office:value-type="float" office:value="1389" calcext:value-type="float">
            <text:p>1389</text:p>
          </table:table-cell>
          <table:table-cell office:value-type="float" office:value="66" calcext:value-type="float">
            <text:p>66</text:p>
          </table:table-cell>
          <table:table-cell office:value-type="float" office:value="1500000000" calcext:value-type="float">
            <text:p>15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951212170412722" calcext:value-type="float">
            <text:p>6951212170412722</text:p>
          </table:table-cell>
          <table:table-cell office:value-type="string" calcext:value-type="string">
            <text:p>IRB3SS320051</text:p>
          </table:table-cell>
          <table:table-cell office:value-type="string" calcext:value-type="string">
            <text:p>شستا002</text:p>
          </table:table-cell>
          <table:table-cell office:value-type="string" calcext:value-type="string">
            <text:p>اجاره تامين اجتماعي-تمدن000523</text:p>
          </table:table-cell>
          <table:table-cell office:value-type="float" office:value="61018" calcext:value-type="float">
            <text:p>61018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69" calcext:value-type="float">
            <text:p>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23256642762717" calcext:value-type="float">
            <text:p>7023256642762717</text:p>
          </table:table-cell>
          <table:table-cell office:value-type="string" calcext:value-type="string">
            <text:p>IRBKSSH19831</text:p>
          </table:table-cell>
          <table:table-cell office:value-type="string" calcext:value-type="string">
            <text:p>عشرق</text:p>
          </table:table-cell>
          <table:table-cell office:value-type="string" calcext:value-type="string">
            <text:p>اوراق سلف سيمان شركت سيمان شرق</text:p>
          </table:table-cell>
          <table:table-cell office:value-type="float" office:value="61044" calcext:value-type="float">
            <text:p>6104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267857" calcext:value-type="float">
            <text:p>267857</text:p>
          </table:table-cell>
          <table:table-cell office:value-type="float" office:value="308" calcext:value-type="float">
            <text:p>308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83333492448248" calcext:value-type="float">
            <text:p>7183333492448248</text:p>
          </table:table-cell>
          <table:table-cell office:value-type="string" calcext:value-type="string">
            <text:p>IRO1DARO0001</text:p>
          </table:table-cell>
          <table:table-cell office:value-type="string" calcext:value-type="string">
            <text:p>وپخش</text:p>
          </table:table-cell>
          <table:table-cell office:value-type="string" calcext:value-type="string">
            <text:p>داروپخش‌ (هلدينگ‌</text:p>
          </table:table-cell>
          <table:table-cell office:value-type="float" office:value="121847" calcext:value-type="float">
            <text:p>121847</text:p>
          </table:table-cell>
          <table:table-cell office:value-type="float" office:value="336000" calcext:value-type="float">
            <text:p>336000</text:p>
          </table:table-cell>
          <table:table-cell office:value-type="float" office:value="400" calcext:value-type="float">
            <text:p>400</text:p>
          </table:table-cell>
          <table:table-cell office:value-type="float" office:value="43" calcext:value-type="float">
            <text:p>43</text:p>
          </table:table-cell>
          <table:table-cell office:value-type="float" office:value="840000000" calcext:value-type="float">
            <text:p>84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235435095059069" calcext:value-type="float">
            <text:p>7235435095059069</text:p>
          </table:table-cell>
          <table:table-cell office:value-type="string" calcext:value-type="string">
            <text:p>IRO1KVRZ0001</text:p>
          </table:table-cell>
          <table:table-cell office:value-type="string" calcext:value-type="string">
            <text:p>پكوير</text:p>
          </table:table-cell>
          <table:table-cell office:value-type="string" calcext:value-type="string">
            <text:p>كوير تاير</text:p>
          </table:table-cell>
          <table:table-cell office:value-type="float" office:value="122916" calcext:value-type="float">
            <text:p>122916</text:p>
          </table:table-cell>
          <table:table-cell office:value-type="float" office:value="280000" calcext:value-type="float">
            <text:p>280000</text:p>
          </table:table-cell>
          <table:table-cell office:value-type="float" office:value="575" calcext:value-type="float">
            <text:p>575</text:p>
          </table:table-cell>
          <table:table-cell office:value-type="float" office:value="25" calcext:value-type="float">
            <text:p>25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300125658580126" calcext:value-type="float">
            <text:p>7300125658580126</text:p>
          </table:table-cell>
          <table:table-cell office:value-type="string" calcext:value-type="string">
            <text:p>IRO3IKAZ0001</text:p>
          </table:table-cell>
          <table:table-cell office:value-type="string" calcext:value-type="string">
            <text:p>زكشت</text:p>
          </table:table-cell>
          <table:table-cell office:value-type="string" calcext:value-type="string">
            <text:p>كشاورزي مكانيزه اصفهان كشت</text:p>
          </table:table-cell>
          <table:table-cell office:value-type="float" office:value="122954" calcext:value-type="float">
            <text:p>122954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385624172574740" calcext:value-type="float">
            <text:p>7385624172574740</text:p>
          </table:table-cell>
          <table:table-cell office:value-type="string" calcext:value-type="string">
            <text:p>IRO1RENA0001</text:p>
          </table:table-cell>
          <table:table-cell office:value-type="string" calcext:value-type="string">
            <text:p>ورنا</text:p>
          </table:table-cell>
          <table:table-cell office:value-type="string" calcext:value-type="string">
            <text:p>سرمايه‌گذاري‌ رنا(هلدينگ‌</text:p>
          </table:table-cell>
          <table:table-cell office:value-type="float" office:value="123001" calcext:value-type="float">
            <text:p>123001</text:p>
          </table:table-cell>
          <table:table-cell office:value-type="float" office:value="3184000" calcext:value-type="float">
            <text:p>3184000</text:p>
          </table:table-cell>
          <table:table-cell office:value-type="float" office:value="1389" calcext:value-type="float">
            <text:p>1389</text:p>
          </table:table-cell>
          <table:table-cell office:value-type="float" office:value="34" calcext:value-type="float">
            <text:p>34</text:p>
          </table:table-cell>
          <table:table-cell office:value-type="float" office:value="7960000000" calcext:value-type="float">
            <text:p>796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395271748414592" calcext:value-type="float">
            <text:p>7395271748414592</text:p>
          </table:table-cell>
          <table:table-cell office:value-type="string" calcext:value-type="string">
            <text:p>IRO1IKHR0001</text:p>
          </table:table-cell>
          <table:table-cell office:value-type="string" calcext:value-type="string">
            <text:p>وخارزم</text:p>
          </table:table-cell>
          <table:table-cell office:value-type="string" calcext:value-type="string">
            <text:p>سرمايه گذاري خوارزمي</text:p>
          </table:table-cell>
          <table:table-cell office:value-type="float" office:value="122932" calcext:value-type="float">
            <text:p>1229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618" calcext:value-type="float">
            <text:p>1618</text:p>
          </table:table-cell>
          <table:table-cell office:value-type="float" office:value="56" calcext:value-type="float">
            <text:p>56</text:p>
          </table:table-cell>
          <table:table-cell office:value-type="float" office:value="12500000000" calcext:value-type="float">
            <text:p>12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457232989848872" calcext:value-type="float">
            <text:p>7457232989848872</text:p>
          </table:table-cell>
          <table:table-cell office:value-type="string" calcext:value-type="string">
            <text:p>IRO1TMKH0001</text:p>
          </table:table-cell>
          <table:table-cell office:value-type="string" calcext:value-type="string">
            <text:p>خمحور</text:p>
          </table:table-cell>
          <table:table-cell office:value-type="string" calcext:value-type="string">
            <text:p>توليدمحورخودرو</text:p>
          </table:table-cell>
          <table:table-cell office:value-type="float" office:value="122636" calcext:value-type="float">
            <text:p>122636</text:p>
          </table:table-cell>
          <table:table-cell office:value-type="float" office:value="168296" calcext:value-type="float">
            <text:p>168296</text:p>
          </table:table-cell>
          <table:table-cell office:value-type="float" office:value="587" calcext:value-type="float">
            <text:p>587</text:p>
          </table:table-cell>
          <table:table-cell office:value-type="float" office:value="34" calcext:value-type="float">
            <text:p>34</text:p>
          </table:table-cell>
          <table:table-cell office:value-type="float" office:value="420741000" calcext:value-type="float">
            <text:p>420741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483280423474368" calcext:value-type="float">
            <text:p>7483280423474368</text:p>
          </table:table-cell>
          <table:table-cell office:value-type="string" calcext:value-type="string">
            <text:p>IRO1ATIR0001</text:p>
          </table:table-cell>
          <table:table-cell office:value-type="string" calcext:value-type="string">
            <text:p>خاهن</text:p>
          </table:table-cell>
          <table:table-cell office:value-type="string" calcext:value-type="string">
            <text:p>آهنگري‌ تراكتورسازي‌ ايران‌</text:p>
          </table:table-cell>
          <table:table-cell office:value-type="float" office:value="123003" calcext:value-type="float">
            <text:p>123003</text:p>
          </table:table-cell>
          <table:table-cell office:value-type="float" office:value="950953" calcext:value-type="float">
            <text:p>950953</text:p>
          </table:table-cell>
          <table:table-cell office:value-type="float" office:value="681" calcext:value-type="float">
            <text:p>681</text:p>
          </table:table-cell>
          <table:table-cell office:value-type="float" office:value="34" calcext:value-type="float">
            <text:p>34</text:p>
          </table:table-cell>
          <table:table-cell office:value-type="float" office:value="2377382750" calcext:value-type="float">
            <text:p>237738275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03669593172728" calcext:value-type="float">
            <text:p>7503669593172728</text:p>
          </table:table-cell>
          <table:table-cell office:value-type="string" calcext:value-type="string">
            <text:p>IRO7SESP0001</text:p>
          </table:table-cell>
          <table:table-cell office:value-type="string" calcext:value-type="string">
            <text:p>ثاصفا</text:p>
          </table:table-cell>
          <table:table-cell office:value-type="string" calcext:value-type="string">
            <text:p>شركت‌ ساختمان‌ اصفهان‌</text:p>
          </table:table-cell>
          <table:table-cell office:value-type="float" office:value="123015" calcext:value-type="float">
            <text:p>123015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70" calcext:value-type="float">
            <text:p>70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505990056227818" calcext:value-type="float">
            <text:p>7505990056227818</text:p>
          </table:table-cell>
          <table:table-cell office:value-type="string" calcext:value-type="string">
            <text:p>IRO7PMMP0001</text:p>
          </table:table-cell>
          <table:table-cell office:value-type="string" calcext:value-type="string">
            <text:p>ممسني</text:p>
          </table:table-cell>
          <table:table-cell office:value-type="string" calcext:value-type="string">
            <text:p>پتروشيمي ممسني</text:p>
          </table:table-cell>
          <table:table-cell office:value-type="float" office:value="123024" calcext:value-type="float">
            <text:p>123024</text:p>
          </table:table-cell>
          <table:table-cell office:value-type="float" office:value="1" calcext:value-type="float">
            <text:p>1</text:p>
          </table:table-cell>
          <table:table-cell office:value-type="float" office:value="817" calcext:value-type="float">
            <text:p>817</text:p>
          </table:table-cell>
          <table:table-cell office:value-type="float" office:value="44" calcext:value-type="float">
            <text:p>44</text:p>
          </table:table-cell>
          <table:table-cell office:value-type="float" office:value="1390000000" calcext:value-type="float">
            <text:p>139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28308021169118" calcext:value-type="float">
            <text:p>7628308021169118</text:p>
          </table:table-cell>
          <table:table-cell office:value-type="string" calcext:value-type="string">
            <text:p>IRO3KAHZ0001</text:p>
          </table:table-cell>
          <table:table-cell office:value-type="string" calcext:value-type="string">
            <text:p>بكهنوج</text:p>
          </table:table-cell>
          <table:table-cell office:value-type="string" calcext:value-type="string">
            <text:p>توليد برق ماهتاب كهنوج</text:p>
          </table:table-cell>
          <table:table-cell office:value-type="float" office:value="122959" calcext:value-type="float">
            <text:p>122959</text:p>
          </table:table-cell>
          <table:table-cell office:value-type="float" office:value="1" calcext:value-type="float">
            <text:p>1</text:p>
          </table:table-cell>
          <table:table-cell office:value-type="float" office:value="1340" calcext:value-type="float">
            <text:p>1340</text:p>
          </table:table-cell>
          <table:table-cell office:value-type="float" office:value="40" calcext:value-type="float">
            <text:p>40</text:p>
          </table:table-cell>
          <table:table-cell office:value-type="float" office:value="633000000" calcext:value-type="float">
            <text:p>633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711282667602555" calcext:value-type="float">
            <text:p>7711282667602555</text:p>
          </table:table-cell>
          <table:table-cell office:value-type="string" calcext:value-type="string">
            <text:p>IRO1PARK0001</text:p>
          </table:table-cell>
          <table:table-cell office:value-type="string" calcext:value-type="string">
            <text:p>شاراك</text:p>
          </table:table-cell>
          <table:table-cell office:value-type="string" calcext:value-type="string">
            <text:p>پتروشيمي شازند</text:p>
          </table:table-cell>
          <table:table-cell office:value-type="float" office:value="123004" calcext:value-type="float">
            <text:p>123004</text:p>
          </table:table-cell>
          <table:table-cell office:value-type="float" office:value="1533272" calcext:value-type="float">
            <text:p>1533272</text:p>
          </table:table-cell>
          <table:table-cell office:value-type="float" office:value="1903" calcext:value-type="float">
            <text:p>1903</text:p>
          </table:table-cell>
          <table:table-cell office:value-type="float" office:value="44" calcext:value-type="float">
            <text:p>44</text:p>
          </table:table-cell>
          <table:table-cell office:value-type="float" office:value="8064000000" calcext:value-type="float">
            <text:p>8064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715968593254705" calcext:value-type="float">
            <text:p>7715968593254705</text:p>
          </table:table-cell>
          <table:table-cell office:value-type="string" calcext:value-type="string">
            <text:p>IRB3IS0100A1</text:p>
          </table:table-cell>
          <table:table-cell office:value-type="string" calcext:value-type="string">
            <text:p>شرق1400</text:p>
          </table:table-cell>
          <table:table-cell office:value-type="string" calcext:value-type="string">
            <text:p>مشاركت ليزينگ ايران وشرق140010</text:p>
          </table:table-cell>
          <table:table-cell office:value-type="float" office:value="61016" calcext:value-type="float">
            <text:p>6101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  <table:table-cell office:value-type="float" office:value="240000" calcext:value-type="float">
            <text:p>24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745894403636165" calcext:value-type="float">
            <text:p>7745894403636165</text:p>
          </table:table-cell>
          <table:table-cell office:value-type="string" calcext:value-type="string">
            <text:p>IRO1PNES0001</text:p>
          </table:table-cell>
          <table:table-cell office:value-type="string" calcext:value-type="string">
            <text:p>شپنا</text:p>
          </table:table-cell>
          <table:table-cell office:value-type="string" calcext:value-type="string">
            <text:p>پالايش نفت اصفهان</text:p>
          </table:table-cell>
          <table:table-cell office:value-type="float" office:value="123004" calcext:value-type="float">
            <text:p>123004</text:p>
          </table:table-cell>
          <table:table-cell office:value-type="float" office:value="995917" calcext:value-type="float">
            <text:p>995917</text:p>
          </table:table-cell>
          <table:table-cell office:value-type="float" office:value="2193" calcext:value-type="float">
            <text:p>2193</text:p>
          </table:table-cell>
          <table:table-cell office:value-type="float" office:value="23" calcext:value-type="float">
            <text:p>23</text:p>
          </table:table-cell>
          <table:table-cell office:value-type="float" office:value="20000000000" calcext:value-type="float">
            <text:p>20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769065543658313" calcext:value-type="float">
            <text:p>7769065543658313</text:p>
          </table:table-cell>
          <table:table-cell office:value-type="string" calcext:value-type="string">
            <text:p>IRO7TSEP0001</text:p>
          </table:table-cell>
          <table:table-cell office:value-type="string" calcext:value-type="string">
            <text:p>توسعه</text:p>
          </table:table-cell>
          <table:table-cell office:value-type="string" calcext:value-type="string">
            <text:p>اعتباري توسعه</text:p>
          </table:table-cell>
          <table:table-cell office:value-type="float" office:value="142923" calcext:value-type="float">
            <text:p>142923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57" calcext:value-type="float">
            <text:p>57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902182071079987" calcext:value-type="float">
            <text:p>7902182071079987</text:p>
          </table:table-cell>
          <table:table-cell office:value-type="string" calcext:value-type="string">
            <text:p>IRB4SM0000A1</text:p>
          </table:table-cell>
          <table:table-cell office:value-type="string" calcext:value-type="string">
            <text:p>اشاد1</text:p>
          </table:table-cell>
          <table:table-cell office:value-type="string" calcext:value-type="string">
            <text:p>مشاركت دولتي1-شرايط خاص001026</text:p>
          </table:table-cell>
          <table:table-cell office:value-type="float" office:value="61020" calcext:value-type="float">
            <text:p>6102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6" calcext:value-type="float">
            <text:p>706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938904494569702" calcext:value-type="float">
            <text:p>7938904494569702</text:p>
          </table:table-cell>
          <table:table-cell office:value-type="string" calcext:value-type="string">
            <text:p>IRB3MAIZ9931</text:p>
          </table:table-cell>
          <table:table-cell office:value-type="string" calcext:value-type="string">
            <text:p>ماهان99</text:p>
          </table:table-cell>
          <table:table-cell office:value-type="string" calcext:value-type="string">
            <text:p>اجاره هواپيمايي ماهان 9903</text:p>
          </table:table-cell>
          <table:table-cell office:value-type="float" office:value="113645" calcext:value-type="float">
            <text:p>113645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027198225150004" calcext:value-type="float">
            <text:p>8027198225150004</text:p>
          </table:table-cell>
          <table:table-cell office:value-type="string" calcext:value-type="string">
            <text:p>IRB4SM039871</text:p>
          </table:table-cell>
          <table:table-cell office:value-type="string" calcext:value-type="string">
            <text:p>اشاد3</text:p>
          </table:table-cell>
          <table:table-cell office:value-type="string" calcext:value-type="string">
            <text:p>مشاركت دولتي3-شرايط خاص980713</text:p>
          </table:table-cell>
          <table:table-cell office:value-type="float" office:value="93200" calcext:value-type="float">
            <text:p>9320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8899899" calcext:value-type="float">
            <text:p>8899899</text:p>
          </table:table-cell>
          <table:table-cell office:value-type="float" office:value="706" calcext:value-type="float">
            <text:p>706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152002614711054" calcext:value-type="float">
            <text:p>8152002614711054</text:p>
          </table:table-cell>
          <table:table-cell office:value-type="string" calcext:value-type="string">
            <text:p>IRB3KM019891</text:p>
          </table:table-cell>
          <table:table-cell office:value-type="string" calcext:value-type="string">
            <text:p>كرمان98</text:p>
          </table:table-cell>
          <table:table-cell office:value-type="string" calcext:value-type="string">
            <text:p>مرابحه كرمان موتور 980912</text:p>
          </table:table-cell>
          <table:table-cell office:value-type="float" office:value="61016" calcext:value-type="float">
            <text:p>61016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174243655864577" calcext:value-type="float">
            <text:p>8174243655864577</text:p>
          </table:table-cell>
          <table:table-cell office:value-type="string" calcext:value-type="string">
            <text:p>IRB3SS2299C1</text:p>
          </table:table-cell>
          <table:table-cell office:value-type="string" calcext:value-type="string">
            <text:p>شستا992</text:p>
          </table:table-cell>
          <table:table-cell office:value-type="string" calcext:value-type="string">
            <text:p>اجاره تامين اجتماعي-سپهر991226</text:p>
          </table:table-cell>
          <table:table-cell office:value-type="float" office:value="61018" calcext:value-type="float">
            <text:p>61018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245207996110059" calcext:value-type="float">
            <text:p>8245207996110059</text:p>
          </table:table-cell>
          <table:table-cell office:value-type="string" calcext:value-type="string">
            <text:p>IRB3TB189871</text:p>
          </table:table-cell>
          <table:table-cell office:value-type="string" calcext:value-type="string">
            <text:p>اخزا606</text:p>
          </table:table-cell>
          <table:table-cell office:value-type="string" calcext:value-type="string">
            <text:p>اسنادخزانه-م6بودجه96-980722</text:p>
          </table:table-cell>
          <table:table-cell office:value-type="float" office:value="122657" calcext:value-type="float">
            <text:p>122657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69" calcext:value-type="float">
            <text:p>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646067353086740" calcext:value-type="float">
            <text:p>8646067353086740</text:p>
          </table:table-cell>
          <table:table-cell office:value-type="string" calcext:value-type="string">
            <text:p>IRO3BLSZ0001</text:p>
          </table:table-cell>
          <table:table-cell office:value-type="string" calcext:value-type="string">
            <text:p>بالاس</text:p>
          </table:table-cell>
          <table:table-cell office:value-type="string" calcext:value-type="string">
            <text:p>مهندسي ساختمان تاسيسات راه آهن</text:p>
          </table:table-cell>
          <table:table-cell office:value-type="float" office:value="122959" calcext:value-type="float">
            <text:p>122959</text:p>
          </table:table-cell>
          <table:table-cell office:value-type="float" office:value="1" calcext:value-type="float">
            <text:p>1</text:p>
          </table:table-cell>
          <table:table-cell office:value-type="float" office:value="774" calcext:value-type="float">
            <text:p>774</text:p>
          </table:table-cell>
          <table:table-cell office:value-type="float" office:value="45" calcext:value-type="float">
            <text:p>45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773871250605876" calcext:value-type="float">
            <text:p>8773871250605876</text:p>
          </table:table-cell>
          <table:table-cell office:value-type="string" calcext:value-type="string">
            <text:p>IRO2X44T8061</text:p>
          </table:table-cell>
          <table:table-cell office:value-type="string" calcext:value-type="string">
            <text:p>جشيمي806</text:p>
          </table:table-cell>
          <table:table-cell office:value-type="string" calcext:value-type="string">
            <text:p>آتي ش شيميايي-1398/06/25</text:p>
          </table:table-cell>
          <table:table-cell office:value-type="float" office:value="110139" calcext:value-type="float">
            <text:p>11013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6000" calcext:value-type="float">
            <text:p>6000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915450910866216" calcext:value-type="float">
            <text:p>8915450910866216</text:p>
          </table:table-cell>
          <table:table-cell office:value-type="string" calcext:value-type="string">
            <text:p>IRO1DZAH0001</text:p>
          </table:table-cell>
          <table:table-cell office:value-type="string" calcext:value-type="string">
            <text:p>دزهراوي</text:p>
          </table:table-cell>
          <table:table-cell office:value-type="string" calcext:value-type="string">
            <text:p>داروسازي‌زهراوي‌</text:p>
          </table:table-cell>
          <table:table-cell office:value-type="float" office:value="123005" calcext:value-type="float">
            <text:p>123005</text:p>
          </table:table-cell>
          <table:table-cell office:value-type="float" office:value="1001600" calcext:value-type="float">
            <text:p>1001600</text:p>
          </table:table-cell>
          <table:table-cell office:value-type="float" office:value="1189" calcext:value-type="float">
            <text:p>1189</text:p>
          </table:table-cell>
          <table:table-cell office:value-type="float" office:value="43" calcext:value-type="float">
            <text:p>43</text:p>
          </table:table-cell>
          <table:table-cell office:value-type="float" office:value="2504000000" calcext:value-type="float">
            <text:p>2504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977369674477111" calcext:value-type="float">
            <text:p>8977369674477111</text:p>
          </table:table-cell>
          <table:table-cell office:value-type="string" calcext:value-type="string">
            <text:p>IRO1TBAS0001</text:p>
          </table:table-cell>
          <table:table-cell office:value-type="string" calcext:value-type="string">
            <text:p>كطبس</text:p>
          </table:table-cell>
          <table:table-cell office:value-type="string" calcext:value-type="string">
            <text:p>ذغال‌سنگ‌ نگين‌ ط‌بس‌</text:p>
          </table:table-cell>
          <table:table-cell office:value-type="float" office:value="123005" calcext:value-type="float">
            <text:p>123005</text:p>
          </table:table-cell>
          <table:table-cell office:value-type="float" office:value="74000" calcext:value-type="float">
            <text:p>74000</text:p>
          </table:table-cell>
          <table:table-cell office:value-type="float" office:value="1226" calcext:value-type="float">
            <text:p>1226</text:p>
          </table:table-cell>
          <table:table-cell office:value-type="float" office:value="10" calcext:value-type="float">
            <text:p>10</text:p>
          </table:table-cell>
          <table:table-cell office:value-type="float" office:value="185000000" calcext:value-type="float">
            <text:p>185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977441217024425" calcext:value-type="float">
            <text:p>8977441217024425</text:p>
          </table:table-cell>
          <table:table-cell office:value-type="string" calcext:value-type="string">
            <text:p>IRO1SEPA0001</text:p>
          </table:table-cell>
          <table:table-cell office:value-type="string" calcext:value-type="string">
            <text:p>فسپا</text:p>
          </table:table-cell>
          <table:table-cell office:value-type="string" calcext:value-type="string">
            <text:p>گروه‌صنعتي‌سپاهان‌</text:p>
          </table:table-cell>
          <table:table-cell office:value-type="float" office:value="123003" calcext:value-type="float">
            <text:p>123003</text:p>
          </table:table-cell>
          <table:table-cell office:value-type="float" office:value="260000" calcext:value-type="float">
            <text:p>260000</text:p>
          </table:table-cell>
          <table:table-cell office:value-type="float" office:value="809" calcext:value-type="float">
            <text:p>809</text:p>
          </table:table-cell>
          <table:table-cell office:value-type="float" office:value="27" calcext:value-type="float">
            <text:p>27</text:p>
          </table:table-cell>
          <table:table-cell office:value-type="float" office:value="650000000" calcext:value-type="float">
            <text:p>6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14157797752711E+015" calcext:value-type="float">
            <text:p>9.14157797752711E+015</text:p>
          </table:table-cell>
          <table:table-cell office:value-type="string" calcext:value-type="string">
            <text:p>IRO7VIRP0001</text:p>
          </table:table-cell>
          <table:table-cell office:value-type="string" calcext:value-type="string">
            <text:p>وايرا</text:p>
          </table:table-cell>
          <table:table-cell office:value-type="string" calcext:value-type="string">
            <text:p>سرمايه گذاري صنايع ايران</text:p>
          </table:table-cell>
          <table:table-cell office:value-type="float" office:value="123002" calcext:value-type="float">
            <text:p>123002</text:p>
          </table:table-cell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office:value-type="float" office:value="440000000" calcext:value-type="float">
            <text:p>44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.21177523937529E+015" calcext:value-type="float">
            <text:p>9.21177523937529E+015</text:p>
          </table:table-cell>
          <table:table-cell office:value-type="string" calcext:value-type="string">
            <text:p>IRO3ZOBZ0001</text:p>
          </table:table-cell>
          <table:table-cell office:value-type="string" calcext:value-type="string">
            <text:p>ذوب</text:p>
          </table:table-cell>
          <table:table-cell office:value-type="string" calcext:value-type="string">
            <text:p>سهامي ذوب آهن <text:s/>اصفهان</text:p>
          </table:table-cell>
          <table:table-cell office:value-type="float" office:value="122959" calcext:value-type="float">
            <text:p>122959</text:p>
          </table:table-cell>
          <table:table-cell office:value-type="float" office:value="1" calcext:value-type="float">
            <text:p>1</text:p>
          </table:table-cell>
          <table:table-cell office:value-type="float" office:value="5811" calcext:value-type="float">
            <text:p>5811</text:p>
          </table:table-cell>
          <table:table-cell office:value-type="float" office:value="27" calcext:value-type="float">
            <text:p>27</text:p>
          </table:table-cell>
          <table:table-cell office:value-type="float" office:value="61503538554" calcext:value-type="float">
            <text:p>61503538554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34006925809324E+015" calcext:value-type="float">
            <text:p>9.34006925809324E+015</text:p>
          </table:table-cell>
          <table:table-cell office:value-type="string" calcext:value-type="string">
            <text:p>IRK1A0339881</text:p>
          </table:table-cell>
          <table:table-cell office:value-type="string" calcext:value-type="string">
            <text:p>زعف9808پ05</text:p>
          </table:table-cell>
          <table:table-cell office:value-type="string" calcext:value-type="string">
            <text:p>زعفران9808نگين زرين(پ)</text:p>
          </table:table-cell>
          <table:table-cell office:value-type="float" office:value="153913" calcext:value-type="float">
            <text:p>153913</text:p>
          </table:table-cell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 office:value-type="float" office:value="42" calcext:value-type="float">
            <text:p>42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701" calcext:value-type="float">
            <text:p>701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.48170306163497E+015" calcext:value-type="float">
            <text:p>9.48170306163497E+015</text:p>
          </table:table-cell>
          <table:table-cell office:value-type="string" calcext:value-type="string">
            <text:p>IRO1IPAR0001</text:p>
          </table:table-cell>
          <table:table-cell office:value-type="string" calcext:value-type="string">
            <text:p>پارسيان</text:p>
          </table:table-cell>
          <table:table-cell office:value-type="string" calcext:value-type="string">
            <text:p>بيمه پارسيان</text:p>
          </table:table-cell>
          <table:table-cell office:value-type="float" office:value="122819" calcext:value-type="float">
            <text:p>12281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760" calcext:value-type="float">
            <text:p>760</text:p>
          </table:table-cell>
          <table:table-cell office:value-type="float" office:value="66" calcext:value-type="float">
            <text:p>6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.53658715410046E+015" calcext:value-type="float">
            <text:p>9.53658715410046E+015</text:p>
          </table:table-cell>
          <table:table-cell office:value-type="string" calcext:value-type="string">
            <text:p>IRO1BPAS0001</text:p>
          </table:table-cell>
          <table:table-cell office:value-type="string" calcext:value-type="string">
            <text:p>وپاسار</text:p>
          </table:table-cell>
          <table:table-cell office:value-type="string" calcext:value-type="string">
            <text:p>بانك <text:s/>پاسارگاد</text:p>
          </table:table-cell>
          <table:table-cell office:value-type="float" office:value="123005" calcext:value-type="float">
            <text:p>123005</text:p>
          </table:table-cell>
          <table:table-cell office:value-type="float" office:value="6963788" calcext:value-type="float">
            <text:p>6963788</text:p>
          </table:table-cell>
          <table:table-cell office:value-type="float" office:value="3881" calcext:value-type="float">
            <text:p>3881</text:p>
          </table:table-cell>
          <table:table-cell office:value-type="float" office:value="57" calcext:value-type="float">
            <text:p>57</text:p>
          </table:table-cell>
          <table:table-cell office:value-type="float" office:value="50400000000" calcext:value-type="float">
            <text:p>504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.65729059721064E+015" calcext:value-type="float">
            <text:p>9.65729059721064E+015</text:p>
          </table:table-cell>
          <table:table-cell office:value-type="string" calcext:value-type="string">
            <text:p>IRK1K00398C1</text:p>
          </table:table-cell>
          <table:table-cell office:value-type="string" calcext:value-type="string">
            <text:p>سكه9812-03</text:p>
          </table:table-cell>
          <table:table-cell office:value-type="string" calcext:value-type="string">
            <text:p>سكه تمام بهارتحويل1روزه سامان</text:p>
          </table:table-cell>
          <table:table-cell office:value-type="float" office:value="152936" calcext:value-type="float">
            <text:p>152936</text:p>
          </table:table-cell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56" calcext:value-type="float">
            <text:p>56</text:p>
          </table:table-cell>
          <table:table-cell office:value-type="float" office:value="641600" calcext:value-type="float">
            <text:p>641600</text:p>
          </table:table-cell>
          <table:table-cell office:value-type="float" office:value="701" calcext:value-type="float">
            <text:p>701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.69867468669194E+015" calcext:value-type="float">
            <text:p>9.69867468669194E+015</text:p>
          </table:table-cell>
          <table:table-cell office:value-type="string" calcext:value-type="string">
            <text:p>IRO1KPRS0001</text:p>
          </table:table-cell>
          <table:table-cell office:value-type="string" calcext:value-type="string">
            <text:p>كپارس</text:p>
          </table:table-cell>
          <table:table-cell office:value-type="string" calcext:value-type="string">
            <text:p>كاشي‌ پارس‌</text:p>
          </table:table-cell>
          <table:table-cell office:value-type="float" office:value="122507" calcext:value-type="float">
            <text:p>122507</text:p>
          </table:table-cell>
          <table:table-cell office:value-type="float" office:value="71429" calcext:value-type="float">
            <text:p>71429</text:p>
          </table:table-cell>
          <table:table-cell office:value-type="float" office:value="624" calcext:value-type="float">
            <text:p>624</text:p>
          </table:table-cell>
          <table:table-cell office:value-type="float" office:value="49" calcext:value-type="float">
            <text:p>49</text:p>
          </table:table-cell>
          <table:table-cell office:value-type="float" office:value="124605000" calcext:value-type="float">
            <text:p>124605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.76138174130826E+015" calcext:value-type="float">
            <text:p>9.76138174130826E+015</text:p>
          </table:table-cell>
          <table:table-cell office:value-type="string" calcext:value-type="string">
            <text:p>IRO7SHOP0001</text:p>
          </table:table-cell>
          <table:table-cell office:value-type="string" calcext:value-type="string">
            <text:p>وشمال</text:p>
          </table:table-cell>
          <table:table-cell office:value-type="string" calcext:value-type="string">
            <text:p>س. چشم انداز توسعه شمال</text:p>
          </table:table-cell>
          <table:table-cell office:value-type="float" office:value="123126" calcext:value-type="float">
            <text:p>123126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56" calcext:value-type="float">
            <text:p>56</text:p>
          </table:table-cell>
          <table:table-cell office:value-type="float" office:value="121900000" calcext:value-type="float">
            <text:p>1219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.92566757367188E+015" calcext:value-type="float">
            <text:p>9.92566757367188E+015</text:p>
          </table:table-cell>
          <table:table-cell office:value-type="string" calcext:value-type="string">
            <text:p>IRB3TB299851</text:p>
          </table:table-cell>
          <table:table-cell office:value-type="string" calcext:value-type="string">
            <text:p>اخزا622</text:p>
          </table:table-cell>
          <table:table-cell office:value-type="string" calcext:value-type="string">
            <text:p>اسنادخزانه-م22بودجه96-980523</text:p>
          </table:table-cell>
          <table:table-cell office:value-type="float" office:value="122854" calcext:value-type="float">
            <text:p>12285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.98752907483322E+015" calcext:value-type="float">
            <text:p>9.98752907483322E+015</text:p>
          </table:table-cell>
          <table:table-cell office:value-type="string" calcext:value-type="string">
            <text:p>IRO7ABYP0001</text:p>
          </table:table-cell>
          <table:table-cell office:value-type="string" calcext:value-type="string">
            <text:p>آبين</text:p>
          </table:table-cell>
          <table:table-cell office:value-type="string" calcext:value-type="string">
            <text:p>كشت و صنعت آبشيرين</text:p>
          </table:table-cell>
          <table:table-cell office:value-type="float" office:value="123023" calcext:value-type="float">
            <text:p>123023</text:p>
          </table:table-cell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294635458" calcext:value-type="float">
            <text:p>294635458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00241283138038E+016" calcext:value-type="float">
            <text:p>1.00241283138038E+016</text:p>
          </table:table-cell>
          <table:table-cell office:value-type="string" calcext:value-type="string">
            <text:p>IRO3GDSZ0001</text:p>
          </table:table-cell>
          <table:table-cell office:value-type="string" calcext:value-type="string">
            <text:p>زگلدشت</text:p>
          </table:table-cell>
          <table:table-cell office:value-type="string" calcext:value-type="string">
            <text:p>كشت و دام گلدشت نمونه اصفهان</text:p>
          </table:table-cell>
          <table:table-cell office:value-type="float" office:value="122956" calcext:value-type="float">
            <text:p>122956</text:p>
          </table:table-cell>
          <table:table-cell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0512814678032E+016" calcext:value-type="float">
            <text:p>1.00512814678032E+016</text:p>
          </table:table-cell>
          <table:table-cell office:value-type="string" calcext:value-type="string">
            <text:p>IRB3TB429841</text:p>
          </table:table-cell>
          <table:table-cell office:value-type="string" calcext:value-type="string">
            <text:p>اخزا711</text:p>
          </table:table-cell>
          <table:table-cell office:value-type="string" calcext:value-type="string">
            <text:p>اسنادخزانه-م11بودجه97-980430</text:p>
          </table:table-cell>
          <table:table-cell office:value-type="float" office:value="91632" calcext:value-type="float">
            <text:p>91632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69" calcext:value-type="float">
            <text:p>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0552556789209E+016" calcext:value-type="float">
            <text:p>1.00552556789209E+016</text:p>
          </table:table-cell>
          <table:table-cell office:value-type="string" calcext:value-type="string">
            <text:p>IRO7MIVP0001</text:p>
          </table:table-cell>
          <table:table-cell office:value-type="string" calcext:value-type="string">
            <text:p>وملت</text:p>
          </table:table-cell>
          <table:table-cell office:value-type="string" calcext:value-type="string">
            <text:p>سرمايه گذاري ملت</text:p>
          </table:table-cell>
          <table:table-cell office:value-type="float" office:value="123121" calcext:value-type="float">
            <text:p>123121</text:p>
          </table:table-cell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 office:value-type="float" office:value="56" calcext:value-type="float">
            <text:p>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01205573001201E+016" calcext:value-type="float">
            <text:p>1.01205573001201E+016</text:p>
          </table:table-cell>
          <table:table-cell office:value-type="string" calcext:value-type="string">
            <text:p>IRO1SHND0001</text:p>
          </table:table-cell>
          <table:table-cell office:value-type="string" calcext:value-type="string">
            <text:p>پسهند</text:p>
          </table:table-cell>
          <table:table-cell office:value-type="string" calcext:value-type="string">
            <text:p>صنايع‌ لاستيكي‌ <text:s/>سهند</text:p>
          </table:table-cell>
          <table:table-cell office:value-type="float" office:value="123003" calcext:value-type="float">
            <text:p>123003</text:p>
          </table:table-cell>
          <table:table-cell office:value-type="float" office:value="140000" calcext:value-type="float">
            <text:p>140000</text:p>
          </table:table-cell>
          <table:table-cell office:value-type="float" office:value="712" calcext:value-type="float">
            <text:p>712</text:p>
          </table:table-cell>
          <table:table-cell office:value-type="float" office:value="25" calcext:value-type="float">
            <text:p>25</text:p>
          </table:table-cell>
          <table:table-cell office:value-type="float" office:value="350000000" calcext:value-type="float">
            <text:p>3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01451291938286E+016" calcext:value-type="float">
            <text:p>1.01451291938286E+016</text:p>
          </table:table-cell>
          <table:table-cell office:value-type="string" calcext:value-type="string">
            <text:p>IRT1CNGF0001</text:p>
          </table:table-cell>
          <table:table-cell office:value-type="string" calcext:value-type="string">
            <text:p>نگين</text:p>
          </table:table-cell>
          <table:table-cell office:value-type="string" calcext:value-type="string">
            <text:p>ص.س. زمين و ساختمان نگين شهرري</text:p>
          </table:table-cell>
          <table:table-cell office:value-type="float" office:value="101649" calcext:value-type="float">
            <text:p>1016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27000000" calcext:value-type="float">
            <text:p>27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03362258083005E+016" calcext:value-type="float">
            <text:p>1.03362258083005E+016</text:p>
          </table:table-cell>
          <table:table-cell office:value-type="string" calcext:value-type="string">
            <text:p>IRO1GHND0002</text:p>
          </table:table-cell>
          <table:table-cell office:value-type="string" calcext:value-type="string">
            <text:p>قشهد2</text:p>
          </table:table-cell>
          <table:table-cell office:value-type="string" calcext:value-type="string">
            <text:p>شهد</text:p>
          </table:table-cell>
          <table:table-cell office:value-type="float" office:value="111948" calcext:value-type="float">
            <text:p>1119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03397608233341E+016" calcext:value-type="float">
            <text:p>1.03397608233341E+016</text:p>
          </table:table-cell>
          <table:table-cell office:value-type="string" calcext:value-type="string">
            <text:p>IRB3PLIZ9971</text:p>
          </table:table-cell>
          <table:table-cell office:value-type="string" calcext:value-type="string">
            <text:p>لوتوس99</text:p>
          </table:table-cell>
          <table:table-cell office:value-type="string" calcext:value-type="string">
            <text:p>اجاره لوتوس پارسيان990717</text:p>
          </table:table-cell>
          <table:table-cell office:value-type="float" office:value="61016" calcext:value-type="float">
            <text:p>6101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480000" calcext:value-type="float">
            <text:p>48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04274749438536E+016" calcext:value-type="float">
            <text:p>1.04274749438536E+016</text:p>
          </table:table-cell>
          <table:table-cell office:value-type="string" calcext:value-type="string">
            <text:p>IRK1K00499C1</text:p>
          </table:table-cell>
          <table:table-cell office:value-type="string" calcext:value-type="string">
            <text:p>سكه9912پ04</text:p>
          </table:table-cell>
          <table:table-cell office:value-type="string" calcext:value-type="string">
            <text:p>سكه تمام بهارتحويل1روزه صادرات</text:p>
          </table:table-cell>
          <table:table-cell office:value-type="float" office:value="152851" calcext:value-type="float">
            <text:p>152851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56" calcext:value-type="float">
            <text:p>56</text:p>
          </table:table-cell>
          <table:table-cell office:value-type="float" office:value="4251600" calcext:value-type="float">
            <text:p>4251600</text:p>
          </table:table-cell>
          <table:table-cell office:value-type="float" office:value="701" calcext:value-type="float">
            <text:p>701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05689447225704E+016" calcext:value-type="float">
            <text:p>1.05689447225704E+016</text:p>
          </table:table-cell>
          <table:table-cell office:value-type="string" calcext:value-type="string">
            <text:p>IRO1SEFH0001</text:p>
          </table:table-cell>
          <table:table-cell office:value-type="string" calcext:value-type="string">
            <text:p>سصفها</text:p>
          </table:table-cell>
          <table:table-cell office:value-type="string" calcext:value-type="string">
            <text:p>سيمان‌اصفهان‌</text:p>
          </table:table-cell>
          <table:table-cell office:value-type="float" office:value="91604" calcext:value-type="float">
            <text:p>91604</text:p>
          </table:table-cell>
          <table:table-cell office:value-type="float" office:value="80000" calcext:value-type="float">
            <text:p>80000</text:p>
          </table:table-cell>
          <table:table-cell office:value-type="float" office:value="479" calcext:value-type="float">
            <text:p>479</text:p>
          </table:table-cell>
          <table:table-cell office:value-type="float" office:value="53" calcext:value-type="float">
            <text:p>53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05745267906234E+016" calcext:value-type="float">
            <text:p>1.05745267906234E+016</text:p>
          </table:table-cell>
          <table:table-cell office:value-type="string" calcext:value-type="string">
            <text:p>IRO6MSKZ97A1</text:p>
          </table:table-cell>
          <table:table-cell office:value-type="string" calcext:value-type="string">
            <text:p>تسه9710</text:p>
          </table:table-cell>
          <table:table-cell office:value-type="string" calcext:value-type="string">
            <text:p>امتياز تسهيلات مسكن دي 97</text:p>
          </table:table-cell>
          <table:table-cell office:value-type="float" office:value="122916" calcext:value-type="float">
            <text:p>122916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59" calcext:value-type="float">
            <text:p>59</text:p>
          </table:table-cell>
          <table:table-cell office:value-type="float" office:value="1721784" calcext:value-type="float">
            <text:p>1721784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06540521535386E+016" calcext:value-type="float">
            <text:p>1.06540521535386E+016</text:p>
          </table:table-cell>
          <table:table-cell office:value-type="string" calcext:value-type="string">
            <text:p>IRO7ABGP0001</text:p>
          </table:table-cell>
          <table:table-cell office:value-type="string" calcext:value-type="string">
            <text:p>كابگن</text:p>
          </table:table-cell>
          <table:table-cell office:value-type="string" calcext:value-type="string">
            <text:p>توليدي و صنعتي آبگينه‌</text:p>
          </table:table-cell>
          <table:table-cell office:value-type="float" office:value="123130" calcext:value-type="float">
            <text:p>12313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office:value-type="float" office:value="93900000" calcext:value-type="float">
            <text:p>939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06732814686638E+016" calcext:value-type="float">
            <text:p>1.06732814686638E+016</text:p>
          </table:table-cell>
          <table:table-cell office:value-type="string" calcext:value-type="string">
            <text:p>IRO9PNES0731</text:p>
          </table:table-cell>
          <table:table-cell office:value-type="string" calcext:value-type="string">
            <text:p>ضشنا3016</text:p>
          </table:table-cell>
          <table:table-cell office:value-type="string" calcext:value-type="string">
            <text:p>اختيارخ شپنا-8500-1398/03/22</text:p>
          </table:table-cell>
          <table:table-cell office:value-type="float" office:value="61100" calcext:value-type="float">
            <text:p>61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07957235065381E+016" calcext:value-type="float">
            <text:p>1.07957235065381E+016</text:p>
          </table:table-cell>
          <table:table-cell office:value-type="string" calcext:value-type="string">
            <text:p>IRT1FIRO0001</text:p>
          </table:table-cell>
          <table:table-cell office:value-type="string" calcext:value-type="string">
            <text:p>فيروزا</text:p>
          </table:table-cell>
          <table:table-cell office:value-type="string" calcext:value-type="string">
            <text:p>صندوق بادرآمد ثابت فيروزه آسيا</text:p>
          </table:table-cell>
          <table:table-cell office:value-type="float" office:value="120940" calcext:value-type="float">
            <text:p>12094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08315511304106E+016" calcext:value-type="float">
            <text:p>1.08315511304106E+016</text:p>
          </table:table-cell>
          <table:table-cell office:value-type="string" calcext:value-type="string">
            <text:p>IRO3MSZ96081</text:p>
          </table:table-cell>
          <table:table-cell office:value-type="string" calcext:value-type="string">
            <text:p>تسه9608</text:p>
          </table:table-cell>
          <table:table-cell office:value-type="string" calcext:value-type="string">
            <text:p>امتياز تسهيلات مسكن آبان96</text:p>
          </table:table-cell>
          <table:table-cell office:value-type="float" office:value="122231" calcext:value-type="float">
            <text:p>12223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1524213" calcext:value-type="float">
            <text:p>1524213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08363685966676E+016" calcext:value-type="float">
            <text:p>1.08363685966676E+016</text:p>
          </table:table-cell>
          <table:table-cell office:value-type="string" calcext:value-type="string">
            <text:p>IRT3NGAF0001</text:p>
          </table:table-cell>
          <table:table-cell office:value-type="string" calcext:value-type="string">
            <text:p>صغرب</text:p>
          </table:table-cell>
          <table:table-cell office:value-type="string" calcext:value-type="string">
            <text:p>صندوق س.مسکن شمال غرب-ز</text:p>
          </table:table-cell>
          <table:table-cell office:value-type="float" office:value="61050" calcext:value-type="float">
            <text:p>610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20697400" calcext:value-type="float">
            <text:p>206974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10192645492551E+016" calcext:value-type="float">
            <text:p>1.10192645492551E+016</text:p>
          </table:table-cell>
          <table:table-cell office:value-type="string" calcext:value-type="string">
            <text:p>IRB4SM0798C1</text:p>
          </table:table-cell>
          <table:table-cell office:value-type="string" calcext:value-type="string">
            <text:p>اشاد7</text:p>
          </table:table-cell>
          <table:table-cell office:value-type="string" calcext:value-type="string">
            <text:p>مشاركت دولتي7-شرايط خاص981227</text:p>
          </table:table-cell>
          <table:table-cell office:value-type="float" office:value="61020" calcext:value-type="float">
            <text:p>6102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3089457" calcext:value-type="float">
            <text:p>3089457</text:p>
          </table:table-cell>
          <table:table-cell office:value-type="float" office:value="706" calcext:value-type="float">
            <text:p>706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10279593489279E+016" calcext:value-type="float">
            <text:p>1.10279593489279E+016</text:p>
          </table:table-cell>
          <table:table-cell office:value-type="string" calcext:value-type="string">
            <text:p>IRO9FOLD4061</text:p>
          </table:table-cell>
          <table:table-cell office:value-type="string" calcext:value-type="string">
            <text:p>ضفلا2017</text:p>
          </table:table-cell>
          <table:table-cell office:value-type="string" calcext:value-type="string">
            <text:p>اختيارخ فولاد-2885-1398/02/31</text:p>
          </table:table-cell>
          <table:table-cell office:value-type="float" office:value="61058" calcext:value-type="float">
            <text:p>610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733" calcext:value-type="float">
            <text:p>1733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12587229989119E+016" calcext:value-type="float">
            <text:p>1.12587229989119E+016</text:p>
          </table:table-cell>
          <table:table-cell office:value-type="string" calcext:value-type="string">
            <text:p>IRO1SKBV0001</text:p>
          </table:table-cell>
          <table:table-cell office:value-type="string" calcext:value-type="string">
            <text:p>وسكاب</text:p>
          </table:table-cell>
          <table:table-cell office:value-type="string" calcext:value-type="string">
            <text:p>سرمايه گذاري نور كوثر ايرانيان</text:p>
          </table:table-cell>
          <table:table-cell office:value-type="float" office:value="123001" calcext:value-type="float">
            <text:p>12300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20" calcext:value-type="float">
            <text:p>1120</text:p>
          </table:table-cell>
          <table:table-cell office:value-type="float" office:value="56" calcext:value-type="float">
            <text:p>56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13329532239039E+016" calcext:value-type="float">
            <text:p>1.13329532239039E+016</text:p>
          </table:table-cell>
          <table:table-cell office:value-type="string" calcext:value-type="string">
            <text:p>IRO3MSZ97011</text:p>
          </table:table-cell>
          <table:table-cell office:value-type="string" calcext:value-type="string">
            <text:p>تسه9701</text:p>
          </table:table-cell>
          <table:table-cell office:value-type="string" calcext:value-type="string">
            <text:p>امتياز تسهيلات مسكن فروردين97</text:p>
          </table:table-cell>
          <table:table-cell office:value-type="float" office:value="122957" calcext:value-type="float">
            <text:p>122957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59" calcext:value-type="float">
            <text:p>59</text:p>
          </table:table-cell>
          <table:table-cell office:value-type="float" office:value="1873865" calcext:value-type="float">
            <text:p>1873865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14037701400006E+016" calcext:value-type="float">
            <text:p>1.14037701400006E+016</text:p>
          </table:table-cell>
          <table:table-cell office:value-type="string" calcext:value-type="string">
            <text:p>IRO1VLMT0001</text:p>
          </table:table-cell>
          <table:table-cell office:value-type="string" calcext:value-type="string">
            <text:p>ولملت</text:p>
          </table:table-cell>
          <table:table-cell office:value-type="string" calcext:value-type="string">
            <text:p>واسپاري ملت</text:p>
          </table:table-cell>
          <table:table-cell office:value-type="float" office:value="122917" calcext:value-type="float">
            <text:p>122917</text:p>
          </table:table-cell>
          <table:table-cell office:value-type="float" office:value="365230" calcext:value-type="float">
            <text:p>365230</text:p>
          </table:table-cell>
          <table:table-cell office:value-type="float" office:value="449" calcext:value-type="float">
            <text:p>449</text:p>
          </table:table-cell>
          <table:table-cell office:value-type="float" office:value="58" calcext:value-type="float">
            <text:p>5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14279396699358E+016" calcext:value-type="float">
            <text:p>1.14279396699358E+016</text:p>
          </table:table-cell>
          <table:table-cell office:value-type="string" calcext:value-type="string">
            <text:p>IRT3SATF0001</text:p>
          </table:table-cell>
          <table:table-cell office:value-type="string" calcext:value-type="string">
            <text:p>اطلس</text:p>
          </table:table-cell>
          <table:table-cell office:value-type="string" calcext:value-type="string">
            <text:p>صندوق س.توسعه اندوخته آينده-س</text:p>
          </table:table-cell>
          <table:table-cell office:value-type="float" office:value="122954" calcext:value-type="float">
            <text:p>12295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14320679203746E+016" calcext:value-type="float">
            <text:p>1.14320679203746E+016</text:p>
          </table:table-cell>
          <table:table-cell office:value-type="string" calcext:value-type="string">
            <text:p>IRO1DSIN0001</text:p>
          </table:table-cell>
          <table:table-cell office:value-type="string" calcext:value-type="string">
            <text:p>دسينا</text:p>
          </table:table-cell>
          <table:table-cell office:value-type="string" calcext:value-type="string">
            <text:p>داروسازي‌ سينا</text:p>
          </table:table-cell>
          <table:table-cell office:value-type="float" office:value="123004" calcext:value-type="float">
            <text:p>123004</text:p>
          </table:table-cell>
          <table:table-cell office:value-type="float" office:value="320000" calcext:value-type="float">
            <text:p>320000</text:p>
          </table:table-cell>
          <table:table-cell office:value-type="float" office:value="602" calcext:value-type="float">
            <text:p>602</text:p>
          </table:table-cell>
          <table:table-cell office:value-type="float" office:value="43" calcext:value-type="float">
            <text:p>43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14363511364354E+016" calcext:value-type="float">
            <text:p>1.14363511364354E+016</text:p>
          </table:table-cell>
          <table:table-cell office:value-type="string" calcext:value-type="string">
            <text:p>IRO9BMLT0071</text:p>
          </table:table-cell>
          <table:table-cell office:value-type="string" calcext:value-type="string">
            <text:p>ضملت2005</text:p>
          </table:table-cell>
          <table:table-cell office:value-type="string" calcext:value-type="string">
            <text:p>اختيارخ وبملت-2600-1398/02/22</text:p>
          </table:table-cell>
          <table:table-cell office:value-type="float" office:value="61057" calcext:value-type="float">
            <text:p>6105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15600028709911E+016" calcext:value-type="float">
            <text:p>1.15600028709911E+016</text:p>
          </table:table-cell>
          <table:table-cell office:value-type="string" calcext:value-type="string">
            <text:p>IRO7PGIP0001</text:p>
          </table:table-cell>
          <table:table-cell office:value-type="string" calcext:value-type="string">
            <text:p>وپسا</text:p>
          </table:table-cell>
          <table:table-cell office:value-type="string" calcext:value-type="string">
            <text:p>س. پتروشيمي ساختمان <text:s/>خليج فارس</text:p>
          </table:table-cell>
          <table:table-cell office:value-type="float" office:value="123031" calcext:value-type="float">
            <text:p>123031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45" calcext:value-type="float">
            <text:p>45</text:p>
          </table:table-cell>
          <table:table-cell office:value-type="float" office:value="2500000000" calcext:value-type="float">
            <text:p>25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16220511285461E+016" calcext:value-type="float">
            <text:p>1.16220511285461E+016</text:p>
          </table:table-cell>
          <table:table-cell office:value-type="string" calcext:value-type="string">
            <text:p>IRO1PAKS0001</text:p>
          </table:table-cell>
          <table:table-cell office:value-type="string" calcext:value-type="string">
            <text:p>شپاكسا</text:p>
          </table:table-cell>
          <table:table-cell office:value-type="string" calcext:value-type="string">
            <text:p>پاكسان‌</text:p>
          </table:table-cell>
          <table:table-cell office:value-type="float" office:value="122953" calcext:value-type="float">
            <text:p>122953</text:p>
          </table:table-cell>
          <table:table-cell office:value-type="float" office:value="432000" calcext:value-type="float">
            <text:p>432000</text:p>
          </table:table-cell>
          <table:table-cell office:value-type="float" office:value="719" calcext:value-type="float">
            <text:p>719</text:p>
          </table:table-cell>
          <table:table-cell office:value-type="float" office:value="44" calcext:value-type="float">
            <text:p>44</text:p>
          </table:table-cell>
          <table:table-cell office:value-type="float" office:value="1080000000" calcext:value-type="float">
            <text:p>108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16405403393801E+016" calcext:value-type="float">
            <text:p>1.16405403393801E+016</text:p>
          </table:table-cell>
          <table:table-cell office:value-type="string" calcext:value-type="string">
            <text:p>IRO1PABD0001</text:p>
          </table:table-cell>
          <table:table-cell office:value-type="string" calcext:value-type="string">
            <text:p>شپترو</text:p>
          </table:table-cell>
          <table:table-cell office:value-type="string" calcext:value-type="string">
            <text:p>پتروشيمي‌ آبادان‌</text:p>
          </table:table-cell>
          <table:table-cell office:value-type="float" office:value="122902" calcext:value-type="float">
            <text:p>122902</text:p>
          </table:table-cell>
          <table:table-cell office:value-type="float" office:value="1408000" calcext:value-type="float">
            <text:p>1408000</text:p>
          </table:table-cell>
          <table:table-cell office:value-type="float" office:value="1897" calcext:value-type="float">
            <text:p>1897</text:p>
          </table:table-cell>
          <table:table-cell office:value-type="float" office:value="44" calcext:value-type="float">
            <text:p>44</text:p>
          </table:table-cell>
          <table:table-cell office:value-type="float" office:value="3520000000" calcext:value-type="float">
            <text:p>352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17115167734163E+016" calcext:value-type="float">
            <text:p>1.17115167734163E+016</text:p>
          </table:table-cell>
          <table:table-cell office:value-type="string" calcext:value-type="string">
            <text:p>IRO2X27T8061</text:p>
          </table:table-cell>
          <table:table-cell office:value-type="string" calcext:value-type="string">
            <text:p>جفلز806</text:p>
          </table:table-cell>
          <table:table-cell office:value-type="string" calcext:value-type="string">
            <text:p>آتي ش فلزات اساسي-1398/06/23</text:p>
          </table:table-cell>
          <table:table-cell office:value-type="float" office:value="124558" calcext:value-type="float">
            <text:p>12455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600" calcext:value-type="float">
            <text:p>600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17734037647028E+016" calcext:value-type="float">
            <text:p>1.17734037647028E+016</text:p>
          </table:table-cell>
          <table:table-cell office:value-type="string" calcext:value-type="string">
            <text:p>IRO1BIME0001</text:p>
          </table:table-cell>
          <table:table-cell office:value-type="string" calcext:value-type="string">
            <text:p>وبيمه</text:p>
          </table:table-cell>
          <table:table-cell office:value-type="string" calcext:value-type="string">
            <text:p>سرمايه‌ گذاري‌ صنعت‌ بيمه‌</text:p>
          </table:table-cell>
          <table:table-cell office:value-type="float" office:value="123000" calcext:value-type="float">
            <text:p>123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464" calcext:value-type="float">
            <text:p>1464</text:p>
          </table:table-cell>
          <table:table-cell office:value-type="float" office:value="56" calcext:value-type="float">
            <text:p>56</text:p>
          </table:table-cell>
          <table:table-cell office:value-type="float" office:value="750000000" calcext:value-type="float">
            <text:p>7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19274962855591E+016" calcext:value-type="float">
            <text:p>1.19274962855591E+016</text:p>
          </table:table-cell>
          <table:table-cell office:value-type="string" calcext:value-type="string">
            <text:p>IRB3SA1000C1</text:p>
          </table:table-cell>
          <table:table-cell office:value-type="string" calcext:value-type="string">
            <text:p>اروند10</text:p>
          </table:table-cell>
          <table:table-cell office:value-type="string" calcext:value-type="string">
            <text:p>منفعت صبا اروند لوتوس 14001222</text:p>
          </table:table-cell>
          <table:table-cell office:value-type="float" office:value="61017" calcext:value-type="float">
            <text:p>6101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19644193229275E+016" calcext:value-type="float">
            <text:p>1.19644193229275E+016</text:p>
          </table:table-cell>
          <table:table-cell office:value-type="string" calcext:value-type="string">
            <text:p>IRO1SROD0001</text:p>
          </table:table-cell>
          <table:table-cell office:value-type="string" calcext:value-type="string">
            <text:p>سرود</text:p>
          </table:table-cell>
          <table:table-cell office:value-type="string" calcext:value-type="string">
            <text:p>سيمان‌شاهرود</text:p>
          </table:table-cell>
          <table:table-cell office:value-type="float" office:value="122748" calcext:value-type="float">
            <text:p>122748</text:p>
          </table:table-cell>
          <table:table-cell office:value-type="float" office:value="324000" calcext:value-type="float">
            <text:p>324000</text:p>
          </table:table-cell>
          <table:table-cell office:value-type="float" office:value="573" calcext:value-type="float">
            <text:p>573</text:p>
          </table:table-cell>
          <table:table-cell office:value-type="float" office:value="53" calcext:value-type="float">
            <text:p>53</text:p>
          </table:table-cell>
          <table:table-cell office:value-type="float" office:value="810000000" calcext:value-type="float">
            <text:p>81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21339955756261E+016" calcext:value-type="float">
            <text:p>1.21339955756261E+016</text:p>
          </table:table-cell>
          <table:table-cell office:value-type="string" calcext:value-type="string">
            <text:p>IRO9MSMI0921</text:p>
          </table:table-cell>
          <table:table-cell office:value-type="string" calcext:value-type="string">
            <text:p>ضملي2017</text:p>
          </table:table-cell>
          <table:table-cell office:value-type="string" calcext:value-type="string">
            <text:p>اختيارخ فملي -2800-1398/02/25</text:p>
          </table:table-cell>
          <table:table-cell office:value-type="float" office:value="61059" calcext:value-type="float">
            <text:p>6105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23039186424917E+016" calcext:value-type="float">
            <text:p>1.23039186424917E+016</text:p>
          </table:table-cell>
          <table:table-cell office:value-type="string" calcext:value-type="string">
            <text:p>IRO7ZNJP0001</text:p>
          </table:table-cell>
          <table:table-cell office:value-type="string" calcext:value-type="string">
            <text:p>زنجان</text:p>
          </table:table-cell>
          <table:table-cell office:value-type="string" calcext:value-type="string">
            <text:p>صنايع كشاورزي وكود زنجان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float" office:value="891" calcext:value-type="float">
            <text:p>891</text:p>
          </table:table-cell>
          <table:table-cell office:value-type="float" office:value="44" calcext:value-type="float">
            <text:p>44</text:p>
          </table:table-cell>
          <table:table-cell office:value-type="float" office:value="3500000000" calcext:value-type="float">
            <text:p>35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23295195466218E+016" calcext:value-type="float">
            <text:p>1.23295195466218E+016</text:p>
          </table:table-cell>
          <table:table-cell office:value-type="string" calcext:value-type="string">
            <text:p>IRO1CHDN0001</text:p>
          </table:table-cell>
          <table:table-cell office:value-type="string" calcext:value-type="string">
            <text:p>چدن</text:p>
          </table:table-cell>
          <table:table-cell office:value-type="string" calcext:value-type="string">
            <text:p>توليدي چدن سازان</text:p>
          </table:table-cell>
          <table:table-cell office:value-type="float" office:value="122948" calcext:value-type="float">
            <text:p>122948</text:p>
          </table:table-cell>
          <table:table-cell office:value-type="float" office:value="400000" calcext:value-type="float">
            <text:p>400000</text:p>
          </table:table-cell>
          <table:table-cell office:value-type="float" office:value="816" calcext:value-type="float">
            <text:p>816</text:p>
          </table:table-cell>
          <table:table-cell office:value-type="float" office:value="28" calcext:value-type="float">
            <text:p>2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23299155678966E+016" calcext:value-type="float">
            <text:p>1.23299155678966E+016</text:p>
          </table:table-cell>
          <table:table-cell office:value-type="string" calcext:value-type="string">
            <text:p>IRO3JPRZ0001</text:p>
          </table:table-cell>
          <table:table-cell office:value-type="string" calcext:value-type="string">
            <text:p>چكاپا</text:p>
          </table:table-cell>
          <table:table-cell office:value-type="string" calcext:value-type="string">
            <text:p>گروه <text:s/>صنايع كاغذ پارس</text:p>
          </table:table-cell>
          <table:table-cell office:value-type="float" office:value="122954" calcext:value-type="float">
            <text:p>122954</text:p>
          </table:table-cell>
          <table:table-cell office:value-type="float" office:value="1" calcext:value-type="float">
            <text:p>1</text:p>
          </table:table-cell>
          <table:table-cell office:value-type="float" office:value="1836" calcext:value-type="float">
            <text:p>1836</text:p>
          </table:table-cell>
          <table:table-cell office:value-type="float" office:value="21" calcext:value-type="float">
            <text:p>21</text:p>
          </table:table-cell>
          <table:table-cell office:value-type="float" office:value="2355596000" calcext:value-type="float">
            <text:p>2355596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23874726248498E+016" calcext:value-type="float">
            <text:p>1.23874726248498E+016</text:p>
          </table:table-cell>
          <table:table-cell office:value-type="string" calcext:value-type="string">
            <text:p>IRO1DOSE0001</text:p>
          </table:table-cell>
          <table:table-cell office:value-type="string" calcext:value-type="string">
            <text:p>داسوه</text:p>
          </table:table-cell>
          <table:table-cell office:value-type="string" calcext:value-type="string">
            <text:p>داروسازي‌ اسوه‌</text:p>
          </table:table-cell>
          <table:table-cell office:value-type="float" office:value="123003" calcext:value-type="float">
            <text:p>123003</text:p>
          </table:table-cell>
          <table:table-cell office:value-type="float" office:value="300000" calcext:value-type="float">
            <text:p>300000</text:p>
          </table:table-cell>
          <table:table-cell office:value-type="float" office:value="697" calcext:value-type="float">
            <text:p>697</text:p>
          </table:table-cell>
          <table:table-cell office:value-type="float" office:value="43" calcext:value-type="float">
            <text:p>43</text:p>
          </table:table-cell>
          <table:table-cell office:value-type="float" office:value="750000000" calcext:value-type="float">
            <text:p>7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23907065058092E+016" calcext:value-type="float">
            <text:p>1.23907065058092E+016</text:p>
          </table:table-cell>
          <table:table-cell office:value-type="string" calcext:value-type="string">
            <text:p>IRTKKIAN0001</text:p>
          </table:table-cell>
          <table:table-cell office:value-type="string" calcext:value-type="string">
            <text:p>گوهر</text:p>
          </table:table-cell>
          <table:table-cell office:value-type="string" calcext:value-type="string">
            <text:p>صندوق سكه طلاي كيان</text:p>
          </table:table-cell>
          <table:table-cell office:value-type="float" office:value="154021" calcext:value-type="float">
            <text:p>154021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68" calcext:value-type="float">
            <text:p>68</text:p>
          </table:table-cell>
          <table:table-cell office:value-type="float" office:value="99000000" calcext:value-type="float">
            <text:p>99000000</text:p>
          </table:table-cell>
          <table:table-cell office:value-type="float" office:value="380" calcext:value-type="float">
            <text:p>380</text:p>
          </table:table-cell>
          <table:table-cell table:number-columns-repeated="101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26984877838164E+016" calcext:value-type="float">
            <text:p>1.26984877838164E+016</text:p>
          </table:table-cell>
          <table:table-cell office:value-type="string" calcext:value-type="string">
            <text:p>IRO9GOLG0831</text:p>
          </table:table-cell>
          <table:table-cell office:value-type="string" calcext:value-type="string">
            <text:p>ضگل2016</text:p>
          </table:table-cell>
          <table:table-cell office:value-type="string" calcext:value-type="string">
            <text:p>اختيارخ كگل-5868-1398/02/29</text:p>
          </table:table-cell>
          <table:table-cell office:value-type="float" office:value="61058" calcext:value-type="float">
            <text:p>610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78" calcext:value-type="float">
            <text:p>1278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27467306658704E+016" calcext:value-type="float">
            <text:p>1.27467306658704E+016</text:p>
          </table:table-cell>
          <table:table-cell office:value-type="string" calcext:value-type="string">
            <text:p>IRO3BHPZ0001</text:p>
          </table:table-cell>
          <table:table-cell office:value-type="string" calcext:value-type="string">
            <text:p>بهپاك</text:p>
          </table:table-cell>
          <table:table-cell office:value-type="string" calcext:value-type="string">
            <text:p>صنعتي بهپاك</text:p>
          </table:table-cell>
          <table:table-cell office:value-type="float" office:value="122948" calcext:value-type="float">
            <text:p>122948</text:p>
          </table:table-cell>
          <table:table-cell office:value-type="float" office:value="1" calcext:value-type="float">
            <text:p>1</text:p>
          </table:table-cell>
          <table:table-cell office:value-type="float" office:value="932" calcext:value-type="float">
            <text:p>932</text:p>
          </table:table-cell>
          <table:table-cell office:value-type="float" office:value="42" calcext:value-type="float">
            <text:p>42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27522246779233E+016" calcext:value-type="float">
            <text:p>1.27522246779233E+016</text:p>
          </table:table-cell>
          <table:table-cell office:value-type="string" calcext:value-type="string">
            <text:p>IRO1RIIR0001</text:p>
          </table:table-cell>
          <table:table-cell office:value-type="string" calcext:value-type="string">
            <text:p>خريخت</text:p>
          </table:table-cell>
          <table:table-cell office:value-type="string" calcext:value-type="string">
            <text:p>صنايع‌ريخته‌گري‌ايران‌</text:p>
          </table:table-cell>
          <table:table-cell office:value-type="float" office:value="122902" calcext:value-type="float">
            <text:p>122902</text:p>
          </table:table-cell>
          <table:table-cell office:value-type="float" office:value="596659" calcext:value-type="float">
            <text:p>596659</text:p>
          </table:table-cell>
          <table:table-cell office:value-type="float" office:value="1399" calcext:value-type="float">
            <text:p>1399</text:p>
          </table:table-cell>
          <table:table-cell office:value-type="float" office:value="34" calcext:value-type="float">
            <text:p>34</text:p>
          </table:table-cell>
          <table:table-cell office:value-type="float" office:value="1262183447" calcext:value-type="float">
            <text:p>1262183447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29018758714564E+016" calcext:value-type="float">
            <text:p>1.29018758714564E+016</text:p>
          </table:table-cell>
          <table:table-cell office:value-type="string" calcext:value-type="string">
            <text:p>IRO7RAZP0001</text:p>
          </table:table-cell>
          <table:table-cell office:value-type="string" calcext:value-type="string">
            <text:p>ولراز</text:p>
          </table:table-cell>
          <table:table-cell office:value-type="string" calcext:value-type="string">
            <text:p>ليزينگ رازي</text:p>
          </table:table-cell>
          <table:table-cell office:value-type="float" office:value="123030" calcext:value-type="float">
            <text:p>123030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65" calcext:value-type="float">
            <text:p>65</text:p>
          </table:table-cell>
          <table:table-cell office:value-type="float" office:value="22000000" calcext:value-type="float">
            <text:p>22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29658228771287E+016" calcext:value-type="float">
            <text:p>1.29658228771287E+016</text:p>
          </table:table-cell>
          <table:table-cell office:value-type="string" calcext:value-type="string">
            <text:p>IRO7QAZP0001</text:p>
          </table:table-cell>
          <table:table-cell office:value-type="string" calcext:value-type="string">
            <text:p>ثقزوي</text:p>
          </table:table-cell>
          <table:table-cell office:value-type="string" calcext:value-type="string">
            <text:p>شركت عمران و سازندگي قزوين</text:p>
          </table:table-cell>
          <table:table-cell office:value-type="float" office:value="123045" calcext:value-type="float">
            <text:p>123045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32273001251614E+016" calcext:value-type="float">
            <text:p>1.32273001251614E+016</text:p>
          </table:table-cell>
          <table:table-cell office:value-type="string" calcext:value-type="string">
            <text:p>IRO1SSOF0001</text:p>
          </table:table-cell>
          <table:table-cell office:value-type="string" calcext:value-type="string">
            <text:p>سصوفي</text:p>
          </table:table-cell>
          <table:table-cell office:value-type="string" calcext:value-type="string">
            <text:p>سيمان‌ صوفيان‌</text:p>
          </table:table-cell>
          <table:table-cell office:value-type="float" office:value="123001" calcext:value-type="float">
            <text:p>123001</text:p>
          </table:table-cell>
          <table:table-cell office:value-type="float" office:value="440000" calcext:value-type="float">
            <text:p>440000</text:p>
          </table:table-cell>
          <table:table-cell office:value-type="float" office:value="1020" calcext:value-type="float">
            <text:p>1020</text:p>
          </table:table-cell>
          <table:table-cell office:value-type="float" office:value="53" calcext:value-type="float">
            <text:p>53</text:p>
          </table:table-cell>
          <table:table-cell office:value-type="float" office:value="1100000000" calcext:value-type="float">
            <text:p>11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32355473614471E+016" calcext:value-type="float">
            <text:p>1.32355473614471E+016</text:p>
          </table:table-cell>
          <table:table-cell office:value-type="string" calcext:value-type="string">
            <text:p>IRO3PZGZ0001</text:p>
          </table:table-cell>
          <table:table-cell office:value-type="string" calcext:value-type="string">
            <text:p>زاگرس</text:p>
          </table:table-cell>
          <table:table-cell office:value-type="string" calcext:value-type="string">
            <text:p>پتروشيمي زاگرس</text:p>
          </table:table-cell>
          <table:table-cell office:value-type="float" office:value="122952" calcext:value-type="float">
            <text:p>122952</text:p>
          </table:table-cell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office:value-type="float" office:value="44" calcext:value-type="float">
            <text:p>44</text:p>
          </table:table-cell>
          <table:table-cell office:value-type="float" office:value="2400000000" calcext:value-type="float">
            <text:p>24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32819372134564E+016" calcext:value-type="float">
            <text:p>1.32819372134564E+016</text:p>
          </table:table-cell>
          <table:table-cell office:value-type="string" calcext:value-type="string">
            <text:p>IRO3RSKZ0001</text:p>
          </table:table-cell>
          <table:table-cell office:value-type="string" calcext:value-type="string">
            <text:p>حسير</text:p>
          </table:table-cell>
          <table:table-cell office:value-type="string" calcext:value-type="string">
            <text:p>ريل سير كوثر</text:p>
          </table:table-cell>
          <table:table-cell office:value-type="float" office:value="122407" calcext:value-type="float">
            <text:p>122407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60" calcext:value-type="float">
            <text:p>60</text:p>
          </table:table-cell>
          <table:table-cell office:value-type="float" office:value="602947306" calcext:value-type="float">
            <text:p>602947306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36110440446469E+016" calcext:value-type="float">
            <text:p>1.36110440446469E+016</text:p>
          </table:table-cell>
          <table:table-cell office:value-type="string" calcext:value-type="string">
            <text:p>IRO1BMEL0001</text:p>
          </table:table-cell>
          <table:table-cell office:value-type="string" calcext:value-type="string">
            <text:p>ملت</text:p>
          </table:table-cell>
          <table:table-cell office:value-type="string" calcext:value-type="string">
            <text:p>بيمه ملت</text:p>
          </table:table-cell>
          <table:table-cell office:value-type="float" office:value="123004" calcext:value-type="float">
            <text:p>123004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1076" calcext:value-type="float">
            <text:p>1076</text:p>
          </table:table-cell>
          <table:table-cell office:value-type="float" office:value="66" calcext:value-type="float">
            <text:p>66</text:p>
          </table:table-cell>
          <table:table-cell office:value-type="float" office:value="2850000000" calcext:value-type="float">
            <text:p>28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38913736906074E+016" calcext:value-type="float">
            <text:p>1.38913736906074E+016</text:p>
          </table:table-cell>
          <table:table-cell office:value-type="string" calcext:value-type="string">
            <text:p>IRB4SR260091</text:p>
          </table:table-cell>
          <table:table-cell office:value-type="string" calcext:value-type="string">
            <text:p>سلامت6</text:p>
          </table:table-cell>
          <table:table-cell office:value-type="string" calcext:value-type="string">
            <text:p>مرابحه سلامت6واجدشرايط خاص1400</text:p>
          </table:table-cell>
          <table:table-cell office:value-type="float" office:value="61020" calcext:value-type="float">
            <text:p>6102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17380000" calcext:value-type="float">
            <text:p>17380000</text:p>
          </table:table-cell>
          <table:table-cell office:value-type="float" office:value="706" calcext:value-type="float">
            <text:p>706</text:p>
          </table:table-cell>
          <table:table-cell table:number-columns-repeated="101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3937270451302E+016" calcext:value-type="float">
            <text:p>1.3937270451302E+016</text:p>
          </table:table-cell>
          <table:table-cell office:value-type="string" calcext:value-type="string">
            <text:p>IRO1TSBE0001</text:p>
          </table:table-cell>
          <table:table-cell office:value-type="string" calcext:value-type="string">
            <text:p>وبشهر</text:p>
          </table:table-cell>
          <table:table-cell office:value-type="string" calcext:value-type="string">
            <text:p>توسعه‌ صنايع‌ بهشهر(هلدينگ</text:p>
          </table:table-cell>
          <table:table-cell office:value-type="float" office:value="122933" calcext:value-type="float">
            <text:p>122933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981" calcext:value-type="float">
            <text:p>981</text:p>
          </table:table-cell>
          <table:table-cell office:value-type="float" office:value="42" calcext:value-type="float">
            <text:p>42</text:p>
          </table:table-cell>
          <table:table-cell office:value-type="float" office:value="8250000000" calcext:value-type="float">
            <text:p>82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39672696821467E+016" calcext:value-type="float">
            <text:p>1.39672696821467E+016</text:p>
          </table:table-cell>
          <table:table-cell office:value-type="string" calcext:value-type="string">
            <text:p>IRO9PNES0771</text:p>
          </table:table-cell>
          <table:table-cell office:value-type="string" calcext:value-type="string">
            <text:p>ضشنا3020</text:p>
          </table:table-cell>
          <table:table-cell office:value-type="string" calcext:value-type="string">
            <text:p>اختيارخ شپنا-11000-1398/03/22</text:p>
          </table:table-cell>
          <table:table-cell office:value-type="float" office:value="115831" calcext:value-type="float">
            <text:p>11583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0737827083155E+016" calcext:value-type="float">
            <text:p>1.40737827083155E+016</text:p>
          </table:table-cell>
          <table:table-cell office:value-type="string" calcext:value-type="string">
            <text:p>IRO1NPRS0001</text:p>
          </table:table-cell>
          <table:table-cell office:value-type="string" calcext:value-type="string">
            <text:p>شنفت</text:p>
          </table:table-cell>
          <table:table-cell office:value-type="string" calcext:value-type="string">
            <text:p>نفت‌ پارس‌</text:p>
          </table:table-cell>
          <table:table-cell office:value-type="float" office:value="122945" calcext:value-type="float">
            <text:p>122945</text:p>
          </table:table-cell>
          <table:table-cell office:value-type="float" office:value="800000" calcext:value-type="float">
            <text:p>800000</text:p>
          </table:table-cell>
          <table:table-cell office:value-type="float" office:value="573" calcext:value-type="float">
            <text:p>573</text:p>
          </table:table-cell>
          <table:table-cell office:value-type="float" office:value="23" calcext:value-type="float">
            <text:p>23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2318314992054E+016" calcext:value-type="float">
            <text:p>1.42318314992054E+016</text:p>
          </table:table-cell>
          <table:table-cell office:value-type="string" calcext:value-type="string">
            <text:p>IRO1SSNR0001</text:p>
          </table:table-cell>
          <table:table-cell office:value-type="string" calcext:value-type="string">
            <text:p>سنير</text:p>
          </table:table-cell>
          <table:table-cell office:value-type="string" calcext:value-type="string">
            <text:p>سيمان‌ سفيد ني‌ريز</text:p>
          </table:table-cell>
          <table:table-cell office:value-type="float" office:value="122647" calcext:value-type="float">
            <text:p>122647</text:p>
          </table:table-cell>
          <table:table-cell office:value-type="float" office:value="40000" calcext:value-type="float">
            <text:p>40000</text:p>
          </table:table-cell>
          <table:table-cell office:value-type="float" office:value="573" calcext:value-type="float">
            <text:p>573</text:p>
          </table:table-cell>
          <table:table-cell office:value-type="float" office:value="53" calcext:value-type="float">
            <text:p>53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3120309000977E+016" calcext:value-type="float">
            <text:p>1.43120309000977E+016</text:p>
          </table:table-cell>
          <table:table-cell office:value-type="string" calcext:value-type="string">
            <text:p>IRO3PGPZ0001</text:p>
          </table:table-cell>
          <table:table-cell office:value-type="string" calcext:value-type="string">
            <text:p>غگلپا</text:p>
          </table:table-cell>
          <table:table-cell office:value-type="string" calcext:value-type="string">
            <text:p>شير پاستوريزه پگاه گلپايگان</text:p>
          </table:table-cell>
          <table:table-cell office:value-type="float" office:value="121808" calcext:value-type="float">
            <text:p>121808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42" calcext:value-type="float">
            <text:p>42</text:p>
          </table:table-cell>
          <table:table-cell office:value-type="float" office:value="120000000" calcext:value-type="float">
            <text:p>12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3982780723248E+016" calcext:value-type="float">
            <text:p>1.43982780723248E+016</text:p>
          </table:table-cell>
          <table:table-cell office:value-type="string" calcext:value-type="string">
            <text:p>IRO1GHEG0001</text:p>
          </table:table-cell>
          <table:table-cell office:value-type="string" calcext:value-type="string">
            <text:p>قهكمت</text:p>
          </table:table-cell>
          <table:table-cell office:value-type="string" calcext:value-type="string">
            <text:p>قندهكمتان‌</text:p>
          </table:table-cell>
          <table:table-cell office:value-type="float" office:value="123001" calcext:value-type="float">
            <text:p>123001</text:p>
          </table:table-cell>
          <table:table-cell office:value-type="float" office:value="109440" calcext:value-type="float">
            <text:p>109440</text:p>
          </table:table-cell>
          <table:table-cell office:value-type="float" office:value="1309" calcext:value-type="float">
            <text:p>1309</text:p>
          </table:table-cell>
          <table:table-cell office:value-type="float" office:value="38" calcext:value-type="float">
            <text:p>38</text:p>
          </table:table-cell>
          <table:table-cell office:value-type="float" office:value="273600000" calcext:value-type="float">
            <text:p>2736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6171044028365E+016" calcext:value-type="float">
            <text:p>1.46171044028365E+016</text:p>
          </table:table-cell>
          <table:table-cell office:value-type="string" calcext:value-type="string">
            <text:p>IRO1SEIL0001</text:p>
          </table:table-cell>
          <table:table-cell office:value-type="string" calcext:value-type="string">
            <text:p>سيلام</text:p>
          </table:table-cell>
          <table:table-cell office:value-type="string" calcext:value-type="string">
            <text:p>سيمان‌ ايلام‌</text:p>
          </table:table-cell>
          <table:table-cell office:value-type="float" office:value="103532" calcext:value-type="float">
            <text:p>103532</text:p>
          </table:table-cell>
          <table:table-cell office:value-type="float" office:value="165000" calcext:value-type="float">
            <text:p>165000</text:p>
          </table:table-cell>
          <table:table-cell office:value-type="float" office:value="488" calcext:value-type="float">
            <text:p>488</text:p>
          </table:table-cell>
          <table:table-cell office:value-type="float" office:value="53" calcext:value-type="float">
            <text:p>53</text:p>
          </table:table-cell>
          <table:table-cell office:value-type="float" office:value="412500000" calcext:value-type="float">
            <text:p>4125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4798249266058E+016" calcext:value-type="float">
            <text:p>1.4798249266058E+016</text:p>
          </table:table-cell>
          <table:table-cell office:value-type="string" calcext:value-type="string">
            <text:p>IRB4SM0698C1</text:p>
          </table:table-cell>
          <table:table-cell office:value-type="string" calcext:value-type="string">
            <text:p>اشاد6</text:p>
          </table:table-cell>
          <table:table-cell office:value-type="string" calcext:value-type="string">
            <text:p>مشاركت دولتي6-شرايط خاص981201</text:p>
          </table:table-cell>
          <table:table-cell office:value-type="float" office:value="122714" calcext:value-type="float">
            <text:p>122714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  <table:table-cell office:value-type="float" office:value="23953289" calcext:value-type="float">
            <text:p>23953289</text:p>
          </table:table-cell>
          <table:table-cell office:value-type="float" office:value="706" calcext:value-type="float">
            <text:p>706</text:p>
          </table:table-cell>
          <table:table-cell table:number-columns-repeated="101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8001423372912E+016" calcext:value-type="float">
            <text:p>1.48001423372912E+016</text:p>
          </table:table-cell>
          <table:table-cell office:value-type="string" calcext:value-type="string">
            <text:p>IRO3FAYZ0001</text:p>
          </table:table-cell>
          <table:table-cell office:value-type="string" calcext:value-type="string">
            <text:p>فولاي</text:p>
          </table:table-cell>
          <table:table-cell office:value-type="string" calcext:value-type="string">
            <text:p>صنايع فولاد آلياژي يزد</text:p>
          </table:table-cell>
          <table:table-cell office:value-type="float" office:value="125355" calcext:value-type="float">
            <text:p>125355</text:p>
          </table:table-cell>
          <table:table-cell office:value-type="float" office:value="1" calcext:value-type="float">
            <text:p>1</text:p>
          </table:table-cell>
          <table:table-cell office:value-type="float" office:value="1047" calcext:value-type="float">
            <text:p>1047</text:p>
          </table:table-cell>
          <table:table-cell office:value-type="float" office:value="27" calcext:value-type="float">
            <text:p>27</text:p>
          </table:table-cell>
          <table:table-cell office:value-type="float" office:value="134000000" calcext:value-type="float">
            <text:p>134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8801270042063E+016" calcext:value-type="float">
            <text:p>1.48801270042063E+016</text:p>
          </table:table-cell>
          <table:table-cell office:value-type="string" calcext:value-type="string">
            <text:p>IRO7AIBP0001</text:p>
          </table:table-cell>
          <table:table-cell office:value-type="string" calcext:value-type="string">
            <text:p>وآداك</text:p>
          </table:table-cell>
          <table:table-cell office:value-type="string" calcext:value-type="string">
            <text:p>صنعت و تجارت آداك</text:p>
          </table:table-cell>
          <table:table-cell office:value-type="float" office:value="142716" calcext:value-type="float">
            <text:p>142716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float" office:value="870000000" calcext:value-type="float">
            <text:p>87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49570567439257E+016" calcext:value-type="float">
            <text:p>1.49570567439257E+016</text:p>
          </table:table-cell>
          <table:table-cell office:value-type="string" calcext:value-type="string">
            <text:p>IRO1LENT0001</text:p>
          </table:table-cell>
          <table:table-cell office:value-type="string" calcext:value-type="string">
            <text:p>خلنت</text:p>
          </table:table-cell>
          <table:table-cell office:value-type="string" calcext:value-type="string">
            <text:p>لنت‌ ترمزايران‌</text:p>
          </table:table-cell>
          <table:table-cell office:value-type="float" office:value="121427" calcext:value-type="float">
            <text:p>121427</text:p>
          </table:table-cell>
          <table:table-cell office:value-type="float" office:value="51156" calcext:value-type="float">
            <text:p>51156</text:p>
          </table:table-cell>
          <table:table-cell office:value-type="float" office:value="690" calcext:value-type="float">
            <text:p>690</text:p>
          </table:table-cell>
          <table:table-cell office:value-type="float" office:value="34" calcext:value-type="float">
            <text:p>34</text:p>
          </table:table-cell>
          <table:table-cell office:value-type="float" office:value="88000000" calcext:value-type="float">
            <text:p>88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50399496730856E+016" calcext:value-type="float">
            <text:p>1.50399496730856E+016</text:p>
          </table:table-cell>
          <table:table-cell office:value-type="string" calcext:value-type="string">
            <text:p>IRO1AYEG0001</text:p>
          </table:table-cell>
          <table:table-cell office:value-type="string" calcext:value-type="string">
            <text:p>پرديس</text:p>
          </table:table-cell>
          <table:table-cell office:value-type="string" calcext:value-type="string">
            <text:p>سرمايه گذاري پرديس</text:p>
          </table:table-cell>
          <table:table-cell office:value-type="float" office:value="122953" calcext:value-type="float">
            <text:p>12295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167" calcext:value-type="float">
            <text:p>1167</text:p>
          </table:table-cell>
          <table:table-cell office:value-type="float" office:value="56" calcext:value-type="float">
            <text:p>56</text:p>
          </table:table-cell>
          <table:table-cell office:value-type="float" office:value="1250000000" calcext:value-type="float">
            <text:p>12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52593436506676E+016" calcext:value-type="float">
            <text:p>1.52593436506676E+016</text:p>
          </table:table-cell>
          <table:table-cell office:value-type="string" calcext:value-type="string">
            <text:p>IRO1GGAZ0001</text:p>
          </table:table-cell>
          <table:table-cell office:value-type="string" calcext:value-type="string">
            <text:p>قزوين</text:p>
          </table:table-cell>
          <table:table-cell office:value-type="string" calcext:value-type="string">
            <text:p>كارخانجات‌ قند قزوين‌</text:p>
          </table:table-cell>
          <table:table-cell office:value-type="float" office:value="123001" calcext:value-type="float">
            <text:p>123001</text:p>
          </table:table-cell>
          <table:table-cell office:value-type="float" office:value="132079" calcext:value-type="float">
            <text:p>132079</text:p>
          </table:table-cell>
          <table:table-cell office:value-type="float" office:value="1572" calcext:value-type="float">
            <text:p>1572</text:p>
          </table:table-cell>
          <table:table-cell office:value-type="float" office:value="38" calcext:value-type="float">
            <text:p>38</text:p>
          </table:table-cell>
          <table:table-cell office:value-type="float" office:value="330196748" calcext:value-type="float">
            <text:p>330196748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53678444102339E+016" calcext:value-type="float">
            <text:p>1.53678444102339E+016</text:p>
          </table:table-cell>
          <table:table-cell office:value-type="string" calcext:value-type="string">
            <text:p>IRO9FOLD4091</text:p>
          </table:table-cell>
          <table:table-cell office:value-type="string" calcext:value-type="string">
            <text:p>ضفلا2020</text:p>
          </table:table-cell>
          <table:table-cell office:value-type="string" calcext:value-type="string">
            <text:p>اختيارخ فولاد-3750-1398/02/31</text:p>
          </table:table-cell>
          <table:table-cell office:value-type="float" office:value="61058" calcext:value-type="float">
            <text:p>6105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733" calcext:value-type="float">
            <text:p>1733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53744839869497E+016" calcext:value-type="float">
            <text:p>1.53744839869497E+016</text:p>
          </table:table-cell>
          <table:table-cell office:value-type="string" calcext:value-type="string">
            <text:p>IRO7PDHP0001</text:p>
          </table:table-cell>
          <table:table-cell office:value-type="string" calcext:value-type="string">
            <text:p>دهدشت</text:p>
          </table:table-cell>
          <table:table-cell office:value-type="string" calcext:value-type="string">
            <text:p>صنايع پتروشيمي دهدشت</text:p>
          </table:table-cell>
          <table:table-cell office:value-type="float" office:value="123125" calcext:value-type="float">
            <text:p>123125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1549430000" calcext:value-type="float">
            <text:p>154943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54249387322239E+016" calcext:value-type="float">
            <text:p>1.54249387322239E+016</text:p>
          </table:table-cell>
          <table:table-cell office:value-type="string" calcext:value-type="string">
            <text:p>IRB3SHSZ9911</text:p>
          </table:table-cell>
          <table:table-cell office:value-type="string" calcext:value-type="string">
            <text:p>صشرق99</text:p>
          </table:table-cell>
          <table:table-cell office:value-type="string" calcext:value-type="string">
            <text:p>مرابحه سيمان شرق 990109</text:p>
          </table:table-cell>
          <table:table-cell office:value-type="float" office:value="61017" calcext:value-type="float">
            <text:p>6101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4000" calcext:value-type="float">
            <text:p>64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5451317146135E+016" calcext:value-type="float">
            <text:p>1.5451317146135E+016</text:p>
          </table:table-cell>
          <table:table-cell office:value-type="string" calcext:value-type="string">
            <text:p>IRT1OMEL0001</text:p>
          </table:table-cell>
          <table:table-cell office:value-type="string" calcext:value-type="string">
            <text:p>افق ملت</text:p>
          </table:table-cell>
          <table:table-cell office:value-type="string" calcext:value-type="string">
            <text:p>صندوق س در سهام افق ملت</text:p>
          </table:table-cell>
          <table:table-cell office:value-type="float" office:value="122632" calcext:value-type="float">
            <text:p>122632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68" calcext:value-type="float">
            <text:p>68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54723961106622E+016" calcext:value-type="float">
            <text:p>1.54723961106622E+016</text:p>
          </table:table-cell>
          <table:table-cell office:value-type="string" calcext:value-type="string">
            <text:p>IRO1SKER0001</text:p>
          </table:table-cell>
          <table:table-cell office:value-type="string" calcext:value-type="string">
            <text:p>سكرما</text:p>
          </table:table-cell>
          <table:table-cell office:value-type="string" calcext:value-type="string">
            <text:p>سيمان‌ كرمان‌</text:p>
          </table:table-cell>
          <table:table-cell office:value-type="float" office:value="123002" calcext:value-type="float">
            <text:p>123002</text:p>
          </table:table-cell>
          <table:table-cell office:value-type="float" office:value="396576" calcext:value-type="float">
            <text:p>396576</text:p>
          </table:table-cell>
          <table:table-cell office:value-type="float" office:value="2987" calcext:value-type="float">
            <text:p>2987</text:p>
          </table:table-cell>
          <table:table-cell office:value-type="float" office:value="53" calcext:value-type="float">
            <text:p>53</text:p>
          </table:table-cell>
          <table:table-cell office:value-type="float" office:value="991440000" calcext:value-type="float">
            <text:p>99144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55217126172042E+016" calcext:value-type="float">
            <text:p>1.55217126172042E+016</text:p>
          </table:table-cell>
          <table:table-cell office:value-type="string" calcext:value-type="string">
            <text:p>IRO1SFKZ0001</text:p>
          </table:table-cell>
          <table:table-cell office:value-type="string" calcext:value-type="string">
            <text:p>سفارس</text:p>
          </table:table-cell>
          <table:table-cell office:value-type="string" calcext:value-type="string">
            <text:p>سيمان فارس و خوزستان</text:p>
          </table:table-cell>
          <table:table-cell office:value-type="float" office:value="122749" calcext:value-type="float">
            <text:p>122749</text:p>
          </table:table-cell>
          <table:table-cell office:value-type="float" office:value="2250000" calcext:value-type="float">
            <text:p>2250000</text:p>
          </table:table-cell>
          <table:table-cell office:value-type="float" office:value="2004" calcext:value-type="float">
            <text:p>2004</text:p>
          </table:table-cell>
          <table:table-cell office:value-type="float" office:value="53" calcext:value-type="float">
            <text:p>53</text:p>
          </table:table-cell>
          <table:table-cell office:value-type="float" office:value="5625000000" calcext:value-type="float">
            <text:p>5625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57267966868538E+016" calcext:value-type="float">
            <text:p>1.57267966868538E+016</text:p>
          </table:table-cell>
          <table:table-cell office:value-type="string" calcext:value-type="string">
            <text:p>IRO3OSHZ0001</text:p>
          </table:table-cell>
          <table:table-cell office:value-type="string" calcext:value-type="string">
            <text:p>ثعمرا</text:p>
          </table:table-cell>
          <table:table-cell office:value-type="string" calcext:value-type="string">
            <text:p>عمران و توسعه شاهد</text:p>
          </table:table-cell>
          <table:table-cell office:value-type="float" office:value="122950" calcext:value-type="float">
            <text:p>122950</text:p>
          </table:table-cell>
          <table:table-cell office:value-type="float" office:value="1" calcext:value-type="float">
            <text:p>1</text:p>
          </table:table-cell>
          <table:table-cell office:value-type="float" office:value="1213" calcext:value-type="float">
            <text:p>1213</text:p>
          </table:table-cell>
          <table:table-cell office:value-type="float" office:value="70" calcext:value-type="float">
            <text:p>70</text:p>
          </table:table-cell>
          <table:table-cell office:value-type="float" office:value="1300000000" calcext:value-type="float">
            <text:p>13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58262298694216E+016" calcext:value-type="float">
            <text:p>1.58262298694216E+016</text:p>
          </table:table-cell>
          <table:table-cell office:value-type="string" calcext:value-type="string">
            <text:p>IRO1MNMH0001</text:p>
          </table:table-cell>
          <table:table-cell office:value-type="string" calcext:value-type="string">
            <text:p>تمحركه</text:p>
          </table:table-cell>
          <table:table-cell office:value-type="string" calcext:value-type="string">
            <text:p>ماشين‌سازي‌نيرومحركه‌</text:p>
          </table:table-cell>
          <table:table-cell office:value-type="float" office:value="120751" calcext:value-type="float">
            <text:p>120751</text:p>
          </table:table-cell>
          <table:table-cell office:value-type="float" office:value="229674" calcext:value-type="float">
            <text:p>229674</text:p>
          </table:table-cell>
          <table:table-cell office:value-type="float" office:value="832" calcext:value-type="float">
            <text:p>832</text:p>
          </table:table-cell>
          <table:table-cell office:value-type="float" office:value="29" calcext:value-type="float">
            <text:p>29</text:p>
          </table:table-cell>
          <table:table-cell office:value-type="float" office:value="121843000" calcext:value-type="float">
            <text:p>121843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58906550034779E+016" calcext:value-type="float">
            <text:p>1.58906550034779E+016</text:p>
          </table:table-cell>
          <table:table-cell office:value-type="string" calcext:value-type="string">
            <text:p>IRB3SA1100C1</text:p>
          </table:table-cell>
          <table:table-cell office:value-type="string" calcext:value-type="string">
            <text:p>اروند11</text:p>
          </table:table-cell>
          <table:table-cell office:value-type="string" calcext:value-type="string">
            <text:p>منفعت صبا اروند سپهر 14001222</text:p>
          </table:table-cell>
          <table:table-cell office:value-type="float" office:value="61017" calcext:value-type="float">
            <text:p>6101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59178650091878E+016" calcext:value-type="float">
            <text:p>1.59178650091878E+016</text:p>
          </table:table-cell>
          <table:table-cell office:value-type="string" calcext:value-type="string">
            <text:p>IRO3IOMZ0001</text:p>
          </table:table-cell>
          <table:table-cell office:value-type="string" calcext:value-type="string">
            <text:p>ماديرا</text:p>
          </table:table-cell>
          <table:table-cell office:value-type="string" calcext:value-type="string">
            <text:p>صنايع ماشين هاي اداري ايران</text:p>
          </table:table-cell>
          <table:table-cell office:value-type="float" office:value="122943" calcext:value-type="float">
            <text:p>122943</text:p>
          </table:table-cell>
          <table:table-cell office:value-type="float" office:value="1" calcext:value-type="float">
            <text:p>1</text:p>
          </table:table-cell>
          <table:table-cell office:value-type="float" office:value="1125" calcext:value-type="float">
            <text:p>1125</text:p>
          </table:table-cell>
          <table:table-cell office:value-type="float" office:value="26" calcext:value-type="float">
            <text:p>26</text:p>
          </table:table-cell>
          <table:table-cell office:value-type="float" office:value="1200000000" calcext:value-type="float">
            <text:p>12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59308212451685E+016" calcext:value-type="float">
            <text:p>1.59308212451685E+016</text:p>
          </table:table-cell>
          <table:table-cell office:value-type="string" calcext:value-type="string">
            <text:p>IRO7KACP0001</text:p>
          </table:table-cell>
          <table:table-cell office:value-type="string" calcext:value-type="string">
            <text:p>سكارون</text:p>
          </table:table-cell>
          <table:table-cell office:value-type="string" calcext:value-type="string">
            <text:p>سيمان كارون</text:p>
          </table:table-cell>
          <table:table-cell office:value-type="float" office:value="123120" calcext:value-type="float">
            <text:p>123120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53" calcext:value-type="float">
            <text:p>53</text:p>
          </table:table-cell>
          <table:table-cell office:value-type="float" office:value="208833333" calcext:value-type="float">
            <text:p>208833333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59497433386442E+016" calcext:value-type="float">
            <text:p>1.59497433386442E+016</text:p>
          </table:table-cell>
          <table:table-cell office:value-type="string" calcext:value-type="string">
            <text:p>IRO1SURO0001</text:p>
          </table:table-cell>
          <table:table-cell office:value-type="string" calcext:value-type="string">
            <text:p>ساروم</text:p>
          </table:table-cell>
          <table:table-cell office:value-type="string" calcext:value-type="string">
            <text:p>سيمان‌اروميه‌</text:p>
          </table:table-cell>
          <table:table-cell office:value-type="float" office:value="122535" calcext:value-type="float">
            <text:p>122535</text:p>
          </table:table-cell>
          <table:table-cell office:value-type="float" office:value="280000" calcext:value-type="float">
            <text:p>280000</text:p>
          </table:table-cell>
          <table:table-cell office:value-type="float" office:value="839" calcext:value-type="float">
            <text:p>839</text:p>
          </table:table-cell>
          <table:table-cell office:value-type="float" office:value="53" calcext:value-type="float">
            <text:p>53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62361812113424E+016" calcext:value-type="float">
            <text:p>1.62361812113424E+016</text:p>
          </table:table-cell>
          <table:table-cell office:value-type="string" calcext:value-type="string">
            <text:p>IRB3SI2799B1</text:p>
          </table:table-cell>
          <table:table-cell office:value-type="string" calcext:value-type="string">
            <text:p>اجاد27</text:p>
          </table:table-cell>
          <table:table-cell office:value-type="string" calcext:value-type="string">
            <text:p>اجاره دولت آپرورش-كاردان991118</text:p>
          </table:table-cell>
          <table:table-cell office:value-type="float" office:value="61017" calcext:value-type="float">
            <text:p>6101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63033243553903E+016" calcext:value-type="float">
            <text:p>1.63033243553903E+016</text:p>
          </table:table-cell>
          <table:table-cell office:value-type="string" calcext:value-type="string">
            <text:p>IRB4SF010061</text:p>
          </table:table-cell>
          <table:table-cell office:value-type="string" calcext:value-type="string">
            <text:p>افاد1</text:p>
          </table:table-cell>
          <table:table-cell office:value-type="string" calcext:value-type="string">
            <text:p>منفعت دولت-با شرايط خاص140006</text:p>
          </table:table-cell>
          <table:table-cell office:value-type="float" office:value="115515" calcext:value-type="float">
            <text:p>11551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69" calcext:value-type="float">
            <text:p>69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706" calcext:value-type="float">
            <text:p>706</text:p>
          </table:table-cell>
          <table:table-cell table:number-columns-repeated="10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63159103036138E+016" calcext:value-type="float">
            <text:p>1.63159103036138E+016</text:p>
          </table:table-cell>
          <table:table-cell office:value-type="string" calcext:value-type="string">
            <text:p>IRO7IKDP0001</text:p>
          </table:table-cell>
          <table:table-cell office:value-type="string" calcext:value-type="string">
            <text:p>خاور</text:p>
          </table:table-cell>
          <table:table-cell office:value-type="string" calcext:value-type="string">
            <text:p>ايران خودرو ديزل</text:p>
          </table:table-cell>
          <table:table-cell office:value-type="float" office:value="123002" calcext:value-type="float">
            <text:p>123002</text:p>
          </table:table-cell>
          <table:table-cell office:value-type="float" office:value="1" calcext:value-type="float">
            <text:p>1</text:p>
          </table:table-cell>
          <table:table-cell office:value-type="float" office:value="1301" calcext:value-type="float">
            <text:p>1301</text:p>
          </table:table-cell>
          <table:table-cell office:value-type="float" office:value="34" calcext:value-type="float">
            <text:p>34</text:p>
          </table:table-cell>
          <table:table-cell office:value-type="float" office:value="4989059000" calcext:value-type="float">
            <text:p>4989059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63693138046335E+016" calcext:value-type="float">
            <text:p>1.63693138046335E+016</text:p>
          </table:table-cell>
          <table:table-cell office:value-type="string" calcext:value-type="string">
            <text:p>IRO1HJPT0001</text:p>
          </table:table-cell>
          <table:table-cell office:value-type="string" calcext:value-type="string">
            <text:p>حپترو</text:p>
          </table:table-cell>
          <table:table-cell office:value-type="string" calcext:value-type="string">
            <text:p>حمل و نقل پتروشيمي( سهامي عام</text:p>
          </table:table-cell>
          <table:table-cell office:value-type="float" office:value="122903" calcext:value-type="float">
            <text:p>122903</text:p>
          </table:table-cell>
          <table:table-cell office:value-type="float" office:value="138850" calcext:value-type="float">
            <text:p>138850</text:p>
          </table:table-cell>
          <table:table-cell office:value-type="float" office:value="425" calcext:value-type="float">
            <text:p>425</text:p>
          </table:table-cell>
          <table:table-cell office:value-type="float" office:value="60" calcext:value-type="float">
            <text:p>60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64055566805715E+016" calcext:value-type="float">
            <text:p>1.64055566805715E+016</text:p>
          </table:table-cell>
          <table:table-cell office:value-type="string" calcext:value-type="string">
            <text:p>IRO1KCHI0001</text:p>
          </table:table-cell>
          <table:table-cell office:value-type="string" calcext:value-type="string">
            <text:p>كخاك</text:p>
          </table:table-cell>
          <table:table-cell office:value-type="string" calcext:value-type="string">
            <text:p>صنايع‌خاك‌چيني‌ايران‌</text:p>
          </table:table-cell>
          <table:table-cell office:value-type="float" office:value="124846" calcext:value-type="float">
            <text:p>124846</text:p>
          </table:table-cell>
          <table:table-cell office:value-type="float" office:value="150000" calcext:value-type="float">
            <text:p>150000</text:p>
          </table:table-cell>
          <table:table-cell office:value-type="float" office:value="668" calcext:value-type="float">
            <text:p>668</text:p>
          </table:table-cell>
          <table:table-cell office:value-type="float" office:value="54" calcext:value-type="float">
            <text:p>54</text:p>
          </table:table-cell>
          <table:table-cell office:value-type="float" office:value="375000000" calcext:value-type="float">
            <text:p>375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64107241327115E+016" calcext:value-type="float">
            <text:p>1.64107241327115E+016</text:p>
          </table:table-cell>
          <table:table-cell office:value-type="string" calcext:value-type="string">
            <text:p>IRO3GFRZ0001</text:p>
          </table:table-cell>
          <table:table-cell office:value-type="string" calcext:value-type="string">
            <text:p>غفارس</text:p>
          </table:table-cell>
          <table:table-cell office:value-type="string" calcext:value-type="string">
            <text:p>شير پاستوريزه پگاه فارس</text:p>
          </table:table-cell>
          <table:table-cell office:value-type="float" office:value="122826" calcext:value-type="float">
            <text:p>122826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244705000" calcext:value-type="float">
            <text:p>244705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65530623552597E+016" calcext:value-type="float">
            <text:p>1.65530623552597E+016</text:p>
          </table:table-cell>
          <table:table-cell office:value-type="string" calcext:value-type="string">
            <text:p>IRO7MILP0001</text:p>
          </table:table-cell>
          <table:table-cell office:value-type="string" calcext:value-type="string">
            <text:p>بميلا</text:p>
          </table:table-cell>
          <table:table-cell office:value-type="string" calcext:value-type="string">
            <text:p>توسعه بازرگاني آهن وفولادميلاد</text:p>
          </table:table-cell>
          <table:table-cell office:value-type="float" office:value="123022" calcext:value-type="float">
            <text:p>123022</text:p>
          </table:table-cell>
          <table:table-cell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  <table:table-cell office:value-type="float" office:value="46" calcext:value-type="float">
            <text:p>46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66246197809864E+016" calcext:value-type="float">
            <text:p>1.66246197809864E+016</text:p>
          </table:table-cell>
          <table:table-cell office:value-type="string" calcext:value-type="string">
            <text:p>IRO9PNBA0721</text:p>
          </table:table-cell>
          <table:table-cell office:value-type="string" calcext:value-type="string">
            <text:p>ضبدر2013</text:p>
          </table:table-cell>
          <table:table-cell office:value-type="string" calcext:value-type="string">
            <text:p>اختيارخ شبندر-12000-98/02/18</text:p>
          </table:table-cell>
          <table:table-cell office:value-type="float" office:value="93011" calcext:value-type="float">
            <text:p>930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66936102524047E+016" calcext:value-type="float">
            <text:p>1.66936102524047E+016</text:p>
          </table:table-cell>
          <table:table-cell office:value-type="string" calcext:value-type="string">
            <text:p>IRO3SLVZ0001</text:p>
          </table:table-cell>
          <table:table-cell office:value-type="string" calcext:value-type="string">
            <text:p>ثالوند</text:p>
          </table:table-cell>
          <table:table-cell office:value-type="string" calcext:value-type="string">
            <text:p>سرمايه گذاري مسكن الوند</text:p>
          </table:table-cell>
          <table:table-cell office:value-type="float" office:value="122932" calcext:value-type="float">
            <text:p>122932</text:p>
          </table:table-cell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float" office:value="70" calcext:value-type="float">
            <text:p>7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67253827206926E+016" calcext:value-type="float">
            <text:p>1.67253827206926E+016</text:p>
          </table:table-cell>
          <table:table-cell office:value-type="string" calcext:value-type="string">
            <text:p>IRO3MSZ96031</text:p>
          </table:table-cell>
          <table:table-cell office:value-type="string" calcext:value-type="string">
            <text:p>تسه9603</text:p>
          </table:table-cell>
          <table:table-cell office:value-type="string" calcext:value-type="string">
            <text:p>امتياز تسهيلات مسكن خرداد 96</text:p>
          </table:table-cell>
          <table:table-cell office:value-type="float" office:value="120247" calcext:value-type="float">
            <text:p>12024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1307597" calcext:value-type="float">
            <text:p>1307597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67775707601814E+016" calcext:value-type="float">
            <text:p>1.67775707601814E+016</text:p>
          </table:table-cell>
          <table:table-cell office:value-type="string" calcext:value-type="string">
            <text:p>IRO7PKZP0001</text:p>
          </table:table-cell>
          <table:table-cell office:value-type="string" calcext:value-type="string">
            <text:p>كازرو</text:p>
          </table:table-cell>
          <table:table-cell office:value-type="string" calcext:value-type="string">
            <text:p>پتروشيمي كازرون</text:p>
          </table:table-cell>
          <table:table-cell office:value-type="float" office:value="123027" calcext:value-type="float">
            <text:p>123027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44" calcext:value-type="float">
            <text:p>44</text:p>
          </table:table-cell>
          <table:table-cell office:value-type="float" office:value="1230000000" calcext:value-type="float">
            <text:p>123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69594299568995E+016" calcext:value-type="float">
            <text:p>1.69594299568995E+016</text:p>
          </table:table-cell>
          <table:table-cell office:value-type="string" calcext:value-type="string">
            <text:p>IRO1AMLH0001</text:p>
          </table:table-cell>
          <table:table-cell office:value-type="string" calcext:value-type="string">
            <text:p>شاملا</text:p>
          </table:table-cell>
          <table:table-cell office:value-type="string" calcext:value-type="string">
            <text:p>معدني‌ املاح‌ <text:s/>ايران‌</text:p>
          </table:table-cell>
          <table:table-cell office:value-type="float" office:value="123005" calcext:value-type="float">
            <text:p>123005</text:p>
          </table:table-cell>
          <table:table-cell office:value-type="float" office:value="84000" calcext:value-type="float">
            <text:p>84000</text:p>
          </table:table-cell>
          <table:table-cell office:value-type="float" office:value="536" calcext:value-type="float">
            <text:p>536</text:p>
          </table:table-cell>
          <table:table-cell office:value-type="float" office:value="44" calcext:value-type="float">
            <text:p>44</text:p>
          </table:table-cell>
          <table:table-cell office:value-type="float" office:value="210000000" calcext:value-type="float">
            <text:p>21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70438572469328E+016" calcext:value-type="float">
            <text:p>1.70438572469328E+016</text:p>
          </table:table-cell>
          <table:table-cell office:value-type="string" calcext:value-type="string">
            <text:p>IRB3TB269881</text:p>
          </table:table-cell>
          <table:table-cell office:value-type="string" calcext:value-type="string">
            <text:p>اخزا615</text:p>
          </table:table-cell>
          <table:table-cell office:value-type="string" calcext:value-type="string">
            <text:p>اسنادخزانه-م15بودجه96-980820</text:p>
          </table:table-cell>
          <table:table-cell office:value-type="float" office:value="122326" calcext:value-type="float">
            <text:p>122326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69" calcext:value-type="float">
            <text:p>69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70547157587804E+016" calcext:value-type="float">
            <text:p>1.70547157587804E+016</text:p>
          </table:table-cell>
          <table:table-cell office:value-type="string" calcext:value-type="string">
            <text:p>IRO9GOLG0851</text:p>
          </table:table-cell>
          <table:table-cell office:value-type="string" calcext:value-type="string">
            <text:p>ضگل2018</text:p>
          </table:table-cell>
          <table:table-cell office:value-type="string" calcext:value-type="string">
            <text:p>اختيارخ كگل-6650-1398/02/29</text:p>
          </table:table-cell>
          <table:table-cell office:value-type="float" office:value="61058" calcext:value-type="float">
            <text:p>6105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78" calcext:value-type="float">
            <text:p>1278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70599602548552E+016" calcext:value-type="float">
            <text:p>1.70599602548552E+016</text:p>
          </table:table-cell>
          <table:table-cell office:value-type="string" calcext:value-type="string">
            <text:p>IRO1BENN0001</text:p>
          </table:table-cell>
          <table:table-cell office:value-type="string" calcext:value-type="string">
            <text:p>غبهنوش</text:p>
          </table:table-cell>
          <table:table-cell office:value-type="string" calcext:value-type="string">
            <text:p>بهنوش‌ ايران‌</text:p>
          </table:table-cell>
          <table:table-cell office:value-type="float" office:value="92606" calcext:value-type="float">
            <text:p>92606</text:p>
          </table:table-cell>
          <table:table-cell office:value-type="float" office:value="144000" calcext:value-type="float">
            <text:p>144000</text:p>
          </table:table-cell>
          <table:table-cell office:value-type="float" office:value="489" calcext:value-type="float">
            <text:p>489</text:p>
          </table:table-cell>
          <table:table-cell office:value-type="float" office:value="42" calcext:value-type="float">
            <text:p>42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7081426540354E+016" calcext:value-type="float">
            <text:p>1.7081426540354E+016</text:p>
          </table:table-cell>
          <table:table-cell office:value-type="string" calcext:value-type="string">
            <text:p>IRB3TB209841</text:p>
          </table:table-cell>
          <table:table-cell office:value-type="string" calcext:value-type="string">
            <text:p>اخزا608</text:p>
          </table:table-cell>
          <table:table-cell office:value-type="string" calcext:value-type="string">
            <text:p>اسنادخزانه-م8بودجه96-980411</text:p>
          </table:table-cell>
          <table:table-cell office:value-type="float" office:value="122855" calcext:value-type="float">
            <text:p>122855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72144651557795E+016" calcext:value-type="float">
            <text:p>1.72144651557795E+016</text:p>
          </table:table-cell>
          <table:table-cell office:value-type="string" calcext:value-type="string">
            <text:p>IRO9BMLT0081</text:p>
          </table:table-cell>
          <table:table-cell office:value-type="string" calcext:value-type="string">
            <text:p>ضملت2006</text:p>
          </table:table-cell>
          <table:table-cell office:value-type="string" calcext:value-type="string">
            <text:p>اختيارخ وبملت-2800-1398/02/22</text:p>
          </table:table-cell>
          <table:table-cell office:value-type="float" office:value="61057" calcext:value-type="float">
            <text:p>6105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72373143397637E+016" calcext:value-type="float">
            <text:p>1.72373143397637E+016</text:p>
          </table:table-cell>
          <table:table-cell office:value-type="string" calcext:value-type="string">
            <text:p>IRR1GOST0101</text:p>
          </table:table-cell>
          <table:table-cell office:value-type="string" calcext:value-type="string">
            <text:p>خگسترح</text:p>
          </table:table-cell>
          <table:table-cell office:value-type="string" calcext:value-type="string">
            <text:p>ح . سرمايه‌گذاري‌ايران‌خودرو</text:p>
          </table:table-cell>
          <table:table-cell office:value-type="float" office:value="90220" calcext:value-type="float">
            <text:p>90220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34" calcext:value-type="float">
            <text:p>34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72699725953702E+016" calcext:value-type="float">
            <text:p>1.72699725953702E+016</text:p>
          </table:table-cell>
          <table:table-cell office:value-type="string" calcext:value-type="string">
            <text:p>IRO7ATSP0001</text:p>
          </table:table-cell>
          <table:table-cell office:value-type="string" calcext:value-type="string">
            <text:p>وآتوس</text:p>
          </table:table-cell>
          <table:table-cell office:value-type="string" calcext:value-type="string">
            <text:p>س.آرين توسكا قيمت اسمي 350ريال</text:p>
          </table:table-cell>
          <table:table-cell office:value-type="float" office:value="123002" calcext:value-type="float">
            <text:p>123002</text:p>
          </table:table-cell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65" calcext:value-type="float">
            <text:p>65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72841667958668E+016" calcext:value-type="float">
            <text:p>1.72841667958668E+016</text:p>
          </table:table-cell>
          <table:table-cell office:value-type="string" calcext:value-type="string">
            <text:p>IRO7VHYP0001</text:p>
          </table:table-cell>
          <table:table-cell office:value-type="string" calcext:value-type="string">
            <text:p>واحيا</text:p>
          </table:table-cell>
          <table:table-cell office:value-type="string" calcext:value-type="string">
            <text:p>م .صنايع و معادن احياء سپاهان</text:p>
          </table:table-cell>
          <table:table-cell office:value-type="float" office:value="123016" calcext:value-type="float">
            <text:p>123016</text:p>
          </table:table-cell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  <table:table-cell office:value-type="float" office:value="65" calcext:value-type="float">
            <text:p>65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73305464821456E+016" calcext:value-type="float">
            <text:p>1.73305464821456E+016</text:p>
          </table:table-cell>
          <table:table-cell office:value-type="string" calcext:value-type="string">
            <text:p>IRO1MHKM0001</text:p>
          </table:table-cell>
          <table:table-cell office:value-type="string" calcext:value-type="string">
            <text:p>خمهر</text:p>
          </table:table-cell>
          <table:table-cell office:value-type="string" calcext:value-type="string">
            <text:p>مهركام‌پارس‌</text:p>
          </table:table-cell>
          <table:table-cell office:value-type="float" office:value="122031" calcext:value-type="float">
            <text:p>122031</text:p>
          </table:table-cell>
          <table:table-cell office:value-type="float" office:value="744708" calcext:value-type="float">
            <text:p>744708</text:p>
          </table:table-cell>
          <table:table-cell office:value-type="float" office:value="1219" calcext:value-type="float">
            <text:p>1219</text:p>
          </table:table-cell>
          <table:table-cell office:value-type="float" office:value="34" calcext:value-type="float">
            <text:p>34</text:p>
          </table:table-cell>
          <table:table-cell office:value-type="float" office:value="1861769476" calcext:value-type="float">
            <text:p>1861769476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75282499602945E+016" calcext:value-type="float">
            <text:p>1.75282499602945E+016</text:p>
          </table:table-cell>
          <table:table-cell office:value-type="string" calcext:value-type="string">
            <text:p>IRO1TMEL0001</text:p>
          </table:table-cell>
          <table:table-cell office:value-type="string" calcext:value-type="string">
            <text:p>وتوسم</text:p>
          </table:table-cell>
          <table:table-cell office:value-type="string" calcext:value-type="string">
            <text:p>سرمايه‌گذاري‌توسعه‌ملي‌</text:p>
          </table:table-cell>
          <table:table-cell office:value-type="float" office:value="122948" calcext:value-type="float">
            <text:p>122948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533" calcext:value-type="float">
            <text:p>533</text:p>
          </table:table-cell>
          <table:table-cell office:value-type="float" office:value="56" calcext:value-type="float">
            <text:p>56</text:p>
          </table:table-cell>
          <table:table-cell office:value-type="float" office:value="4500000000" calcext:value-type="float">
            <text:p>4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76174748232797E+016" calcext:value-type="float">
            <text:p>1.76174748232797E+016</text:p>
          </table:table-cell>
          <table:table-cell office:value-type="string" calcext:value-type="string">
            <text:p>IRO3ASPZ0001</text:p>
          </table:table-cell>
          <table:table-cell office:value-type="string" calcext:value-type="string">
            <text:p>آ س پ</text:p>
          </table:table-cell>
          <table:table-cell office:value-type="string" calcext:value-type="string">
            <text:p>آ.س.پ</text:p>
          </table:table-cell>
          <table:table-cell office:value-type="float" office:value="122955" calcext:value-type="float">
            <text:p>122955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70" calcext:value-type="float">
            <text:p>70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76611139512611E+016" calcext:value-type="float">
            <text:p>1.76611139512611E+016</text:p>
          </table:table-cell>
          <table:table-cell office:value-type="string" calcext:value-type="string">
            <text:p>IRO6MELZ97B1</text:p>
          </table:table-cell>
          <table:table-cell office:value-type="string" calcext:value-type="string">
            <text:p>تملي711</text:p>
          </table:table-cell>
          <table:table-cell office:value-type="string" calcext:value-type="string">
            <text:p>تسهيلات مسكن ب. ملي-بهمن97</text:p>
          </table:table-cell>
          <table:table-cell office:value-type="float" office:value="61035" calcext:value-type="float">
            <text:p>6103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15358" calcext:value-type="float">
            <text:p>15358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78000367023028E+016" calcext:value-type="float">
            <text:p>1.78000367023028E+016</text:p>
          </table:table-cell>
          <table:table-cell office:value-type="string" calcext:value-type="string">
            <text:p>IRO1BSTE0001</text:p>
          </table:table-cell>
          <table:table-cell office:value-type="string" calcext:value-type="string">
            <text:p>ثاخت</text:p>
          </table:table-cell>
          <table:table-cell office:value-type="string" calcext:value-type="string">
            <text:p>بين‌المللي‌توسعه‌ساختمان</text:p>
          </table:table-cell>
          <table:table-cell office:value-type="float" office:value="123004" calcext:value-type="float">
            <text:p>123004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722" calcext:value-type="float">
            <text:p>722</text:p>
          </table:table-cell>
          <table:table-cell office:value-type="float" office:value="70" calcext:value-type="float">
            <text:p>70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7834623106317E+016" calcext:value-type="float">
            <text:p>1.7834623106317E+016</text:p>
          </table:table-cell>
          <table:table-cell office:value-type="string" calcext:value-type="string">
            <text:p>IRO1MNSR0001</text:p>
          </table:table-cell>
          <table:table-cell office:value-type="string" calcext:value-type="string">
            <text:p>خنصير</text:p>
          </table:table-cell>
          <table:table-cell office:value-type="string" calcext:value-type="string">
            <text:p>مهندسي‌نصيرماشين‌</text:p>
          </table:table-cell>
          <table:table-cell office:value-type="float" office:value="123005" calcext:value-type="float">
            <text:p>123005</text:p>
          </table:table-cell>
          <table:table-cell office:value-type="float" office:value="165948" calcext:value-type="float">
            <text:p>165948</text:p>
          </table:table-cell>
          <table:table-cell office:value-type="float" office:value="647" calcext:value-type="float">
            <text:p>647</text:p>
          </table:table-cell>
          <table:table-cell office:value-type="float" office:value="34" calcext:value-type="float">
            <text:p>34</text:p>
          </table:table-cell>
          <table:table-cell office:value-type="float" office:value="207166420" calcext:value-type="float">
            <text:p>20716642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79335730781856E+016" calcext:value-type="float">
            <text:p>1.79335730781856E+016</text:p>
          </table:table-cell>
          <table:table-cell office:value-type="string" calcext:value-type="string">
            <text:p>IRO7BHEP0001</text:p>
          </table:table-cell>
          <table:table-cell office:value-type="string" calcext:value-type="string">
            <text:p>آينده</text:p>
          </table:table-cell>
          <table:table-cell office:value-type="string" calcext:value-type="string">
            <text:p>بازرگاني آينده سازان بهشت پارس</text:p>
          </table:table-cell>
          <table:table-cell office:value-type="float" office:value="123046" calcext:value-type="float">
            <text:p>123046</text:p>
          </table:table-cell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417831000" calcext:value-type="float">
            <text:p>417831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79393842023838E+016" calcext:value-type="float">
            <text:p>1.79393842023838E+016</text:p>
          </table:table-cell>
          <table:table-cell office:value-type="string" calcext:value-type="string">
            <text:p>IRO3CGRZ0001</text:p>
          </table:table-cell>
          <table:table-cell office:value-type="string" calcext:value-type="string">
            <text:p>ثغرب</text:p>
          </table:table-cell>
          <table:table-cell office:value-type="string" calcext:value-type="string">
            <text:p>شركت سرمايه گذاري مسكن شمالغرب</text:p>
          </table:table-cell>
          <table:table-cell office:value-type="float" office:value="122958" calcext:value-type="float">
            <text:p>122958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70" calcext:value-type="float">
            <text:p>70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80044802706954E+016" calcext:value-type="float">
            <text:p>1.80044802706954E+016</text:p>
          </table:table-cell>
          <table:table-cell office:value-type="string" calcext:value-type="string">
            <text:p>IRO1ALMR0001</text:p>
          </table:table-cell>
          <table:table-cell office:value-type="string" calcext:value-type="string">
            <text:p>فمراد</text:p>
          </table:table-cell>
          <table:table-cell office:value-type="string" calcext:value-type="string">
            <text:p>آلومراد</text:p>
          </table:table-cell>
          <table:table-cell office:value-type="float" office:value="123000" calcext:value-type="float">
            <text:p>123000</text:p>
          </table:table-cell>
          <table:table-cell office:value-type="float" office:value="77304" calcext:value-type="float">
            <text:p>77304</text:p>
          </table:table-cell>
          <table:table-cell office:value-type="float" office:value="621" calcext:value-type="float">
            <text:p>621</text:p>
          </table:table-cell>
          <table:table-cell office:value-type="float" office:value="27" calcext:value-type="float">
            <text:p>27</text:p>
          </table:table-cell>
          <table:table-cell office:value-type="float" office:value="49535498" calcext:value-type="float">
            <text:p>49535498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80278016151847E+016" calcext:value-type="float">
            <text:p>1.80278016151847E+016</text:p>
          </table:table-cell>
          <table:table-cell office:value-type="string" calcext:value-type="string">
            <text:p>IRO1CHML0001</text:p>
          </table:table-cell>
          <table:table-cell office:value-type="string" calcext:value-type="string">
            <text:p>كچاد</text:p>
          </table:table-cell>
          <table:table-cell office:value-type="string" calcext:value-type="string">
            <text:p>معدني‌وصنعتي‌چادرملو</text:p>
          </table:table-cell>
          <table:table-cell office:value-type="float" office:value="123005" calcext:value-type="float">
            <text:p>123005</text:p>
          </table:table-cell>
          <table:table-cell office:value-type="float" office:value="2153316" calcext:value-type="float">
            <text:p>2153316</text:p>
          </table:table-cell>
          <table:table-cell office:value-type="float" office:value="1880" calcext:value-type="float">
            <text:p>1880</text:p>
          </table:table-cell>
          <table:table-cell office:value-type="float" office:value="13" calcext:value-type="float">
            <text:p>13</text:p>
          </table:table-cell>
          <table:table-cell office:value-type="float" office:value="44000000000" calcext:value-type="float">
            <text:p>44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80634260727585E+016" calcext:value-type="float">
            <text:p>1.80634260727585E+016</text:p>
          </table:table-cell>
          <table:table-cell office:value-type="string" calcext:value-type="string">
            <text:p>IRO1SBAH0001</text:p>
          </table:table-cell>
          <table:table-cell office:value-type="string" calcext:value-type="string">
            <text:p>وبهمن</text:p>
          </table:table-cell>
          <table:table-cell office:value-type="string" calcext:value-type="string">
            <text:p>سرمايه‌گذاري‌بهمن‌</text:p>
          </table:table-cell>
          <table:table-cell office:value-type="float" office:value="124901" calcext:value-type="float">
            <text:p>124901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office:value-type="float" office:value="2750000000" calcext:value-type="float">
            <text:p>27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80677433980745E+016" calcext:value-type="float">
            <text:p>1.80677433980745E+016</text:p>
          </table:table-cell>
          <table:table-cell office:value-type="string" calcext:value-type="string">
            <text:p>IRB3TB470041</text:p>
          </table:table-cell>
          <table:table-cell office:value-type="string" calcext:value-type="string">
            <text:p>اخزا716</text:p>
          </table:table-cell>
          <table:table-cell office:value-type="string" calcext:value-type="string">
            <text:p>اسنادخزانه-م16بودجه97-000407</text:p>
          </table:table-cell>
          <table:table-cell office:value-type="float" office:value="121920" calcext:value-type="float">
            <text:p>12192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69" calcext:value-type="float">
            <text:p>69</text:p>
          </table:table-cell>
          <table:table-cell office:value-type="float" office:value="10679169" calcext:value-type="float">
            <text:p>10679169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80795348295792E+016" calcext:value-type="float">
            <text:p>1.80795348295792E+016</text:p>
          </table:table-cell>
          <table:table-cell office:value-type="string" calcext:value-type="string">
            <text:p>IRR1DJBR0101</text:p>
          </table:table-cell>
          <table:table-cell office:value-type="string" calcext:value-type="string">
            <text:p>دجابرح</text:p>
          </table:table-cell>
          <table:table-cell office:value-type="string" calcext:value-type="string">
            <text:p>ح . داروسازي‌ جابرابن‌حيان‌</text:p>
          </table:table-cell>
          <table:table-cell office:value-type="float" office:value="122706" calcext:value-type="float">
            <text:p>122706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43" calcext:value-type="float">
            <text:p>43</text:p>
          </table:table-cell>
          <table:table-cell office:value-type="float" office:value="378000000" calcext:value-type="float">
            <text:p>378000000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80936816471312E+016" calcext:value-type="float">
            <text:p>1.80936816471312E+016</text:p>
          </table:table-cell>
          <table:table-cell office:value-type="string" calcext:value-type="string">
            <text:p>IRO3DTDZ0001</text:p>
          </table:table-cell>
          <table:table-cell office:value-type="string" calcext:value-type="string">
            <text:p>دتوليد</text:p>
          </table:table-cell>
          <table:table-cell office:value-type="string" calcext:value-type="string">
            <text:p>داروسازي توليد دارو</text:p>
          </table:table-cell>
          <table:table-cell office:value-type="float" office:value="122950" calcext:value-type="float">
            <text:p>122950</text:p>
          </table:table-cell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43" calcext:value-type="float">
            <text:p>43</text:p>
          </table:table-cell>
          <table:table-cell office:value-type="float" office:value="370000000" calcext:value-type="float">
            <text:p>37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80982010607513E+016" calcext:value-type="float">
            <text:p>1.80982010607513E+016</text:p>
          </table:table-cell>
          <table:table-cell office:value-type="string" calcext:value-type="string">
            <text:p>IRO9MKBT0181</text:p>
          </table:table-cell>
          <table:table-cell office:value-type="string" calcext:value-type="string">
            <text:p>ضمخا3013</text:p>
          </table:table-cell>
          <table:table-cell office:value-type="string" calcext:value-type="string">
            <text:p>اختيارخ اخابر-2800-1398/03/29</text:p>
          </table:table-cell>
          <table:table-cell office:value-type="float" office:value="61059" calcext:value-type="float">
            <text:p>61059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82753138636572E+016" calcext:value-type="float">
            <text:p>1.82753138636572E+016</text:p>
          </table:table-cell>
          <table:table-cell office:value-type="string" calcext:value-type="string">
            <text:p>IRB6SP040141</text:p>
          </table:table-cell>
          <table:table-cell office:value-type="string" calcext:value-type="string">
            <text:p>صايپا104</text:p>
          </table:table-cell>
          <table:table-cell office:value-type="string" calcext:value-type="string">
            <text:p>صكوك اجاره سايپا - 3ماهه18%</text:p>
          </table:table-cell>
          <table:table-cell office:value-type="float" office:value="61043" calcext:value-type="float">
            <text:p>61043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83032370821553E+016" calcext:value-type="float">
            <text:p>1.83032370821553E+016</text:p>
          </table:table-cell>
          <table:table-cell office:value-type="string" calcext:value-type="string">
            <text:p>IRO1FTIR0001</text:p>
          </table:table-cell>
          <table:table-cell office:value-type="string" calcext:value-type="string">
            <text:p>دفرا</text:p>
          </table:table-cell>
          <table:table-cell office:value-type="string" calcext:value-type="string">
            <text:p>فرآورده‌هاي‌ تزريقي‌ ايران‌</text:p>
          </table:table-cell>
          <table:table-cell office:value-type="float" office:value="121014" calcext:value-type="float">
            <text:p>121014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83462197591539E+016" calcext:value-type="float">
            <text:p>1.83462197591539E+016</text:p>
          </table:table-cell>
          <table:table-cell office:value-type="string" calcext:value-type="string">
            <text:p>IRO7PESP0001</text:p>
          </table:table-cell>
          <table:table-cell office:value-type="string" calcext:value-type="string">
            <text:p>شصفها</text:p>
          </table:table-cell>
          <table:table-cell office:value-type="string" calcext:value-type="string">
            <text:p>پتروشيمي‌ اصفهان‌</text:p>
          </table:table-cell>
          <table:table-cell office:value-type="float" office:value="123127" calcext:value-type="float">
            <text:p>123127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office:value-type="float" office:value="44" calcext:value-type="float">
            <text:p>44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84011479833877E+016" calcext:value-type="float">
            <text:p>1.84011479833877E+016</text:p>
          </table:table-cell>
          <table:table-cell office:value-type="string" calcext:value-type="string">
            <text:p>IRO1MINO0001</text:p>
          </table:table-cell>
          <table:table-cell office:value-type="string" calcext:value-type="string">
            <text:p>غپينو</text:p>
          </table:table-cell>
          <table:table-cell office:value-type="string" calcext:value-type="string">
            <text:p>پارس‌ مينو</text:p>
          </table:table-cell>
          <table:table-cell office:value-type="float" office:value="122948" calcext:value-type="float">
            <text:p>122948</text:p>
          </table:table-cell>
          <table:table-cell office:value-type="float" office:value="504000" calcext:value-type="float">
            <text:p>504000</text:p>
          </table:table-cell>
          <table:table-cell office:value-type="float" office:value="824" calcext:value-type="float">
            <text:p>824</text:p>
          </table:table-cell>
          <table:table-cell office:value-type="float" office:value="42" calcext:value-type="float">
            <text:p>42</text:p>
          </table:table-cell>
          <table:table-cell office:value-type="float" office:value="1260000000" calcext:value-type="float">
            <text:p>126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85997031434581E+016" calcext:value-type="float">
            <text:p>1.85997031434581E+016</text:p>
          </table:table-cell>
          <table:table-cell office:value-type="string" calcext:value-type="string">
            <text:p>IRO1OMID0001</text:p>
          </table:table-cell>
          <table:table-cell office:value-type="string" calcext:value-type="string">
            <text:p>اميد</text:p>
          </table:table-cell>
          <table:table-cell office:value-type="string" calcext:value-type="string">
            <text:p>تامين سرمايه اميد</text:p>
          </table:table-cell>
          <table:table-cell office:value-type="float" office:value="123006" calcext:value-type="float">
            <text:p>123006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519" calcext:value-type="float">
            <text:p>519</text:p>
          </table:table-cell>
          <table:table-cell office:value-type="float" office:value="67" calcext:value-type="float">
            <text:p>67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86838617091192E+016" calcext:value-type="float">
            <text:p>1.86838617091192E+016</text:p>
          </table:table-cell>
          <table:table-cell office:value-type="string" calcext:value-type="string">
            <text:p>IRB3SR2199B1</text:p>
          </table:table-cell>
          <table:table-cell office:value-type="string" calcext:value-type="string">
            <text:p>سلامت1</text:p>
          </table:table-cell>
          <table:table-cell office:value-type="string" calcext:value-type="string">
            <text:p>مرابحه دولتي تعاون-ملت991118</text:p>
          </table:table-cell>
          <table:table-cell office:value-type="float" office:value="61018" calcext:value-type="float">
            <text:p>6101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88227043612791E+016" calcext:value-type="float">
            <text:p>1.88227043612791E+016</text:p>
          </table:table-cell>
          <table:table-cell office:value-type="string" calcext:value-type="string">
            <text:p>IRB4SI4299C2</text:p>
          </table:table-cell>
          <table:table-cell office:value-type="string" calcext:value-type="string">
            <text:p>اجاد422</text:p>
          </table:table-cell>
          <table:table-cell office:value-type="string" calcext:value-type="string">
            <text:p>اجاره دولت-واجدشرايط خاص991224</text:p>
          </table:table-cell>
          <table:table-cell office:value-type="float" office:value="61020" calcext:value-type="float">
            <text:p>6102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706" calcext:value-type="float">
            <text:p>706</text:p>
          </table:table-cell>
          <table:table-cell table:number-columns-repeated="101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88833807725062E+016" calcext:value-type="float">
            <text:p>1.88833807725062E+016</text:p>
          </table:table-cell>
          <table:table-cell office:value-type="string" calcext:value-type="string">
            <text:p>IRO3ZNDZ0001</text:p>
          </table:table-cell>
          <table:table-cell office:value-type="string" calcext:value-type="string">
            <text:p>ثرود</text:p>
          </table:table-cell>
          <table:table-cell office:value-type="string" calcext:value-type="string">
            <text:p>سرمايه‌گذاري مسكن زاينده رود</text:p>
          </table:table-cell>
          <table:table-cell office:value-type="float" office:value="122941" calcext:value-type="float">
            <text:p>122941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office:value-type="float" office:value="70" calcext:value-type="float">
            <text:p>7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90248866064708E+016" calcext:value-type="float">
            <text:p>1.90248866064708E+016</text:p>
          </table:table-cell>
          <table:table-cell office:value-type="string" calcext:value-type="string">
            <text:p>IRB4SI4299C1</text:p>
          </table:table-cell>
          <table:table-cell office:value-type="string" calcext:value-type="string">
            <text:p>اجاد42</text:p>
          </table:table-cell>
          <table:table-cell office:value-type="string" calcext:value-type="string">
            <text:p>اجاره دولت-واجدشرايط خاص991224</text:p>
          </table:table-cell>
          <table:table-cell office:value-type="float" office:value="61020" calcext:value-type="float">
            <text:p>6102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706" calcext:value-type="float">
            <text:p>706</text:p>
          </table:table-cell>
          <table:table-cell table:number-columns-repeated="101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92572952920883E+016" calcext:value-type="float">
            <text:p>1.92572952920883E+016</text:p>
          </table:table-cell>
          <table:table-cell office:value-type="string" calcext:value-type="string">
            <text:p>IRO1INDM0001</text:p>
          </table:table-cell>
          <table:table-cell office:value-type="string" calcext:value-type="string">
            <text:p>خكمك</text:p>
          </table:table-cell>
          <table:table-cell office:value-type="string" calcext:value-type="string">
            <text:p>كمك‌فنرايندامين‌</text:p>
          </table:table-cell>
          <table:table-cell office:value-type="float" office:value="122948" calcext:value-type="float">
            <text:p>122948</text:p>
          </table:table-cell>
          <table:table-cell office:value-type="float" office:value="264410" calcext:value-type="float">
            <text:p>264410</text:p>
          </table:table-cell>
          <table:table-cell office:value-type="float" office:value="586" calcext:value-type="float">
            <text:p>586</text:p>
          </table:table-cell>
          <table:table-cell office:value-type="float" office:value="34" calcext:value-type="float">
            <text:p>34</text:p>
          </table:table-cell>
          <table:table-cell office:value-type="float" office:value="320857300" calcext:value-type="float">
            <text:p>3208573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92987484524503E+016" calcext:value-type="float">
            <text:p>1.92987484524503E+016</text:p>
          </table:table-cell>
          <table:table-cell office:value-type="string" calcext:value-type="string">
            <text:p>IRO1TRIR0001</text:p>
          </table:table-cell>
          <table:table-cell office:value-type="string" calcext:value-type="string">
            <text:p>تايرا</text:p>
          </table:table-cell>
          <table:table-cell office:value-type="string" calcext:value-type="string">
            <text:p>تراكتورسازي‌ايران‌</text:p>
          </table:table-cell>
          <table:table-cell office:value-type="float" office:value="122619" calcext:value-type="float">
            <text:p>122619</text:p>
          </table:table-cell>
          <table:table-cell office:value-type="float" office:value="720000" calcext:value-type="float">
            <text:p>720000</text:p>
          </table:table-cell>
          <table:table-cell office:value-type="float" office:value="441" calcext:value-type="float">
            <text:p>441</text:p>
          </table:table-cell>
          <table:table-cell office:value-type="float" office:value="29" calcext:value-type="float">
            <text:p>29</text:p>
          </table:table-cell>
          <table:table-cell office:value-type="float" office:value="1800000000" calcext:value-type="float">
            <text:p>18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9367527798307E+016" calcext:value-type="float">
            <text:p>1.9367527798307E+016</text:p>
          </table:table-cell>
          <table:table-cell office:value-type="string" calcext:value-type="string">
            <text:p>IRO7ALTP0001</text:p>
          </table:table-cell>
          <table:table-cell office:value-type="string" calcext:value-type="string">
            <text:p>فالوم</text:p>
          </table:table-cell>
          <table:table-cell office:value-type="string" calcext:value-type="string">
            <text:p>آلومتك‌</text:p>
          </table:table-cell>
          <table:table-cell office:value-type="float" office:value="123125" calcext:value-type="float">
            <text:p>123125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27" calcext:value-type="float">
            <text:p>27</text:p>
          </table:table-cell>
          <table:table-cell office:value-type="float" office:value="750000000" calcext:value-type="float">
            <text:p>75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94717881639117E+016" calcext:value-type="float">
            <text:p>1.94717881639117E+016</text:p>
          </table:table-cell>
          <table:table-cell office:value-type="string" calcext:value-type="string">
            <text:p>IRO1NSPS0001</text:p>
          </table:table-cell>
          <table:table-cell office:value-type="string" calcext:value-type="string">
            <text:p>كفپارس</text:p>
          </table:table-cell>
          <table:table-cell office:value-type="string" calcext:value-type="string">
            <text:p>فرآورده‌هاي‌ نسوز پارس‌</text:p>
          </table:table-cell>
          <table:table-cell office:value-type="float" office:value="122920" calcext:value-type="float">
            <text:p>122920</text:p>
          </table:table-cell>
          <table:table-cell office:value-type="float" office:value="66560" calcext:value-type="float">
            <text:p>66560</text:p>
          </table:table-cell>
          <table:table-cell office:value-type="float" office:value="626" calcext:value-type="float">
            <text:p>626</text:p>
          </table:table-cell>
          <table:table-cell office:value-type="float" office:value="54" calcext:value-type="float">
            <text:p>5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98397509886346E+016" calcext:value-type="float">
            <text:p>1.98397509886346E+016</text:p>
          </table:table-cell>
          <table:table-cell office:value-type="string" calcext:value-type="string">
            <text:p>IRO7KARP0001</text:p>
          </table:table-cell>
          <table:table-cell office:value-type="string" calcext:value-type="string">
            <text:p>وآفري</text:p>
          </table:table-cell>
          <table:table-cell office:value-type="string" calcext:value-type="string">
            <text:p>بيمه كارآفرين</text:p>
          </table:table-cell>
          <table:table-cell office:value-type="float" office:value="123014" calcext:value-type="float">
            <text:p>123014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66" calcext:value-type="float">
            <text:p>66</text:p>
          </table:table-cell>
          <table:table-cell office:value-type="float" office:value="1750000000" calcext:value-type="float">
            <text:p>175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99201682361032E+016" calcext:value-type="float">
            <text:p>1.99201682361032E+016</text:p>
          </table:table-cell>
          <table:table-cell office:value-type="string" calcext:value-type="string">
            <text:p>IRO3MSZ96101</text:p>
          </table:table-cell>
          <table:table-cell office:value-type="string" calcext:value-type="string">
            <text:p>تسه9610</text:p>
          </table:table-cell>
          <table:table-cell office:value-type="string" calcext:value-type="string">
            <text:p>امتياز تسهيلات مسكن دي96</text:p>
          </table:table-cell>
          <table:table-cell office:value-type="float" office:value="122151" calcext:value-type="float">
            <text:p>12215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1629968" calcext:value-type="float">
            <text:p>1629968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00249113814341E+016" calcext:value-type="float">
            <text:p>2.00249113814341E+016</text:p>
          </table:table-cell>
          <table:table-cell office:value-type="string" calcext:value-type="string">
            <text:p>IRO1KIMI0001</text:p>
          </table:table-cell>
          <table:table-cell office:value-type="string" calcext:value-type="string">
            <text:p>دكيمي</text:p>
          </table:table-cell>
          <table:table-cell office:value-type="string" calcext:value-type="string">
            <text:p>كيميدارو</text:p>
          </table:table-cell>
          <table:table-cell office:value-type="float" office:value="122931" calcext:value-type="float">
            <text:p>122931</text:p>
          </table:table-cell>
          <table:table-cell office:value-type="float" office:value="230400" calcext:value-type="float">
            <text:p>230400</text:p>
          </table:table-cell>
          <table:table-cell office:value-type="float" office:value="605" calcext:value-type="float">
            <text:p>605</text:p>
          </table:table-cell>
          <table:table-cell office:value-type="float" office:value="43" calcext:value-type="float">
            <text:p>43</text:p>
          </table:table-cell>
          <table:table-cell office:value-type="float" office:value="576000000" calcext:value-type="float">
            <text:p>576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03937171418678E+016" calcext:value-type="float">
            <text:p>2.03937171418678E+016</text:p>
          </table:table-cell>
          <table:table-cell office:value-type="string" calcext:value-type="string">
            <text:p>IRO6MSKZ9791</text:p>
          </table:table-cell>
          <table:table-cell office:value-type="string" calcext:value-type="string">
            <text:p>تسه9709</text:p>
          </table:table-cell>
          <table:table-cell office:value-type="string" calcext:value-type="string">
            <text:p>امتياز تسهيلات مسكن آذر97</text:p>
          </table:table-cell>
          <table:table-cell office:value-type="float" office:value="122936" calcext:value-type="float">
            <text:p>12293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1854117" calcext:value-type="float">
            <text:p>1854117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04117593707511E+016" calcext:value-type="float">
            <text:p>2.04117593707511E+016</text:p>
          </table:table-cell>
          <table:table-cell office:value-type="string" calcext:value-type="string">
            <text:p>IRO1KNRZ0001</text:p>
          </table:table-cell>
          <table:table-cell office:value-type="string" calcext:value-type="string">
            <text:p>كنور</text:p>
          </table:table-cell>
          <table:table-cell office:value-type="string" calcext:value-type="string">
            <text:p>توسعه معدني و صنعتي صبانور</text:p>
          </table:table-cell>
          <table:table-cell office:value-type="float" office:value="123003" calcext:value-type="float">
            <text:p>123003</text:p>
          </table:table-cell>
          <table:table-cell office:value-type="float" office:value="1174569" calcext:value-type="float">
            <text:p>1174569</text:p>
          </table:table-cell>
          <table:table-cell office:value-type="float" office:value="852" calcext:value-type="float">
            <text:p>852</text:p>
          </table:table-cell>
          <table:table-cell office:value-type="float" office:value="13" calcext:value-type="float">
            <text:p>13</text:p>
          </table:table-cell>
          <table:table-cell office:value-type="float" office:value="2936422000" calcext:value-type="float">
            <text:p>2936422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04538286183309E+016" calcext:value-type="float">
            <text:p>2.04538286183309E+016</text:p>
          </table:table-cell>
          <table:table-cell office:value-type="string" calcext:value-type="string">
            <text:p>IRO1NIRO0001</text:p>
          </table:table-cell>
          <table:table-cell office:value-type="string" calcext:value-type="string">
            <text:p>بنيرو</text:p>
          </table:table-cell>
          <table:table-cell office:value-type="string" calcext:value-type="string">
            <text:p>نيروترانس‌</text:p>
          </table:table-cell>
          <table:table-cell office:value-type="float" office:value="121948" calcext:value-type="float">
            <text:p>121948</text:p>
          </table:table-cell>
          <table:table-cell office:value-type="float" office:value="200000" calcext:value-type="float">
            <text:p>200000</text:p>
          </table:table-cell>
          <table:table-cell office:value-type="float" office:value="603" calcext:value-type="float">
            <text:p>603</text:p>
          </table:table-cell>
          <table:table-cell office:value-type="float" office:value="31" calcext:value-type="float">
            <text:p>31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04879949771176E+016" calcext:value-type="float">
            <text:p>2.04879949771176E+016</text:p>
          </table:table-cell>
          <table:table-cell office:value-type="string" calcext:value-type="string">
            <text:p>IRO1SHAD0001</text:p>
          </table:table-cell>
          <table:table-cell office:value-type="string" calcext:value-type="string">
            <text:p>غشهد</text:p>
          </table:table-cell>
          <table:table-cell office:value-type="string" calcext:value-type="string">
            <text:p>شهد ايران‌</text:p>
          </table:table-cell>
          <table:table-cell office:value-type="float" office:value="123004" calcext:value-type="float">
            <text:p>123004</text:p>
          </table:table-cell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05608871147477E+016" calcext:value-type="float">
            <text:p>2.05608871147477E+016</text:p>
          </table:table-cell>
          <table:table-cell office:value-type="string" calcext:value-type="string">
            <text:p>IRO1PSER0001</text:p>
          </table:table-cell>
          <table:table-cell office:value-type="string" calcext:value-type="string">
            <text:p>كسرام</text:p>
          </table:table-cell>
          <table:table-cell office:value-type="string" calcext:value-type="string">
            <text:p>پارس‌ سرام‌</text:p>
          </table:table-cell>
          <table:table-cell office:value-type="float" office:value="123007" calcext:value-type="float">
            <text:p>123007</text:p>
          </table:table-cell>
          <table:table-cell office:value-type="float" office:value="24000" calcext:value-type="float">
            <text:p>24000</text:p>
          </table:table-cell>
          <table:table-cell office:value-type="float" office:value="1241" calcext:value-type="float">
            <text:p>1241</text:p>
          </table:table-cell>
          <table:table-cell office:value-type="float" office:value="54" calcext:value-type="float">
            <text:p>54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05626948999043E+016" calcext:value-type="float">
            <text:p>2.05626948999043E+016</text:p>
          </table:table-cell>
          <table:table-cell office:value-type="string" calcext:value-type="string">
            <text:p>IRO1PRDZ0001</text:p>
          </table:table-cell>
          <table:table-cell office:value-type="string" calcext:value-type="string">
            <text:p>شپديس</text:p>
          </table:table-cell>
          <table:table-cell office:value-type="string" calcext:value-type="string">
            <text:p>پتروشيمي پرديس</text:p>
          </table:table-cell>
          <table:table-cell office:value-type="float" office:value="122917" calcext:value-type="float">
            <text:p>122917</text:p>
          </table:table-cell>
          <table:table-cell office:value-type="float" office:value="705318" calcext:value-type="float">
            <text:p>705318</text:p>
          </table:table-cell>
          <table:table-cell office:value-type="float" office:value="810" calcext:value-type="float">
            <text:p>810</text:p>
          </table:table-cell>
          <table:table-cell office:value-type="float" office:value="44" calcext:value-type="float">
            <text:p>4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0865316761158E+016" calcext:value-type="float">
            <text:p>2.0865316761158E+016</text:p>
          </table:table-cell>
          <table:table-cell office:value-type="string" calcext:value-type="string">
            <text:p>IRO1MARK0001</text:p>
          </table:table-cell>
          <table:table-cell office:value-type="string" calcext:value-type="string">
            <text:p>فاراك</text:p>
          </table:table-cell>
          <table:table-cell office:value-type="string" calcext:value-type="string">
            <text:p>ماشين‌ سازي‌ اراك‌</text:p>
          </table:table-cell>
          <table:table-cell office:value-type="float" office:value="123005" calcext:value-type="float">
            <text:p>123005</text:p>
          </table:table-cell>
          <table:table-cell office:value-type="float" office:value="2514619" calcext:value-type="float">
            <text:p>2514619</text:p>
          </table:table-cell>
          <table:table-cell office:value-type="float" office:value="2272" calcext:value-type="float">
            <text:p>2272</text:p>
          </table:table-cell>
          <table:table-cell office:value-type="float" office:value="28" calcext:value-type="float">
            <text:p>28</text:p>
          </table:table-cell>
          <table:table-cell office:value-type="float" office:value="6286547978" calcext:value-type="float">
            <text:p>6286547978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09264591614979E+016" calcext:value-type="float">
            <text:p>2.09264591614979E+016</text:p>
          </table:table-cell>
          <table:table-cell office:value-type="string" calcext:value-type="string">
            <text:p>IRO3PMTZ0001</text:p>
          </table:table-cell>
          <table:table-cell office:value-type="string" calcext:value-type="string">
            <text:p>ثتران</text:p>
          </table:table-cell>
          <table:table-cell office:value-type="string" calcext:value-type="string">
            <text:p>سرمايه گذاري مسكن تهران</text:p>
          </table:table-cell>
          <table:table-cell office:value-type="float" office:value="122944" calcext:value-type="float">
            <text:p>122944</text:p>
          </table:table-cell>
          <table:table-cell office:value-type="float" office:value="1" calcext:value-type="float">
            <text:p>1</text:p>
          </table:table-cell>
          <table:table-cell office:value-type="float" office:value="1180" calcext:value-type="float">
            <text:p>1180</text:p>
          </table:table-cell>
          <table:table-cell office:value-type="float" office:value="70" calcext:value-type="float">
            <text:p>70</text:p>
          </table:table-cell>
          <table:table-cell office:value-type="float" office:value="1200000000" calcext:value-type="float">
            <text:p>12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09465303704698E+016" calcext:value-type="float">
            <text:p>2.09465303704698E+016</text:p>
          </table:table-cell>
          <table:table-cell office:value-type="string" calcext:value-type="string">
            <text:p>IRO1LZIN0001</text:p>
          </table:table-cell>
          <table:table-cell office:value-type="string" calcext:value-type="string">
            <text:p>وليز</text:p>
          </table:table-cell>
          <table:table-cell office:value-type="string" calcext:value-type="string">
            <text:p>ليزينگ‌ايران‌</text:p>
          </table:table-cell>
          <table:table-cell office:value-type="float" office:value="125110" calcext:value-type="float">
            <text:p>125110</text:p>
          </table:table-cell>
          <table:table-cell office:value-type="float" office:value="453309" calcext:value-type="float">
            <text:p>453309</text:p>
          </table:table-cell>
          <table:table-cell office:value-type="float" office:value="547" calcext:value-type="float">
            <text:p>547</text:p>
          </table:table-cell>
          <table:table-cell office:value-type="float" office:value="58" calcext:value-type="float">
            <text:p>58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09662918178194E+016" calcext:value-type="float">
            <text:p>2.09662918178194E+016</text:p>
          </table:table-cell>
          <table:table-cell office:value-type="string" calcext:value-type="string">
            <text:p>IRO7LSDP0001</text:p>
          </table:table-cell>
          <table:table-cell office:value-type="string" calcext:value-type="string">
            <text:p>فسديد</text:p>
          </table:table-cell>
          <table:table-cell office:value-type="string" calcext:value-type="string">
            <text:p>لوله‌وتجهيزات‌ سديد - ورشكسته</text:p>
          </table:table-cell>
          <table:table-cell office:value-type="float" office:value="123125" calcext:value-type="float">
            <text:p>123125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27" calcext:value-type="float">
            <text:p>27</text:p>
          </table:table-cell>
          <table:table-cell office:value-type="float" office:value="97800000" calcext:value-type="float">
            <text:p>978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11666605643018E+016" calcext:value-type="float">
            <text:p>2.11666605643018E+016</text:p>
          </table:table-cell>
          <table:table-cell office:value-type="string" calcext:value-type="string">
            <text:p>IRB3SS310051</text:p>
          </table:table-cell>
          <table:table-cell office:value-type="string" calcext:value-type="string">
            <text:p>شستا001</text:p>
          </table:table-cell>
          <table:table-cell office:value-type="string" calcext:value-type="string">
            <text:p>اجاره تامين اجتماعي-امين000523</text:p>
          </table:table-cell>
          <table:table-cell office:value-type="float" office:value="120410" calcext:value-type="float">
            <text:p>12041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13884927499006E+016" calcext:value-type="float">
            <text:p>2.13884927499006E+016</text:p>
          </table:table-cell>
          <table:table-cell office:value-type="string" calcext:value-type="string">
            <text:p>IRB5MMSH9951</text:p>
          </table:table-cell>
          <table:table-cell office:value-type="string" calcext:value-type="string">
            <text:p>مشهد995</text:p>
          </table:table-cell>
          <table:table-cell office:value-type="string" calcext:value-type="string">
            <text:p>مشاركت شهرداري مشهد-3ماهه16%</text:p>
          </table:table-cell>
          <table:table-cell office:value-type="float" office:value="61043" calcext:value-type="float">
            <text:p>6104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01" calcext:value-type="float">
            <text:p>301</text:p>
          </table:table-cell>
          <table:table-cell table:number-columns-repeated="101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1500060221654E+016" calcext:value-type="float">
            <text:p>2.1500060221654E+016</text:p>
          </table:table-cell>
          <table:table-cell office:value-type="string" calcext:value-type="string">
            <text:p>IRR1RKSH0101</text:p>
          </table:table-cell>
          <table:table-cell office:value-type="string" calcext:value-type="string">
            <text:p>ركيشح</text:p>
          </table:table-cell>
          <table:table-cell office:value-type="string" calcext:value-type="string">
            <text:p>ح. كارت اعتباري ايران كيش</text:p>
          </table:table-cell>
          <table:table-cell office:value-type="float" office:value="123007" calcext:value-type="float">
            <text:p>123007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72" calcext:value-type="float">
            <text:p>72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15240584059349E+016" calcext:value-type="float">
            <text:p>2.15240584059349E+016</text:p>
          </table:table-cell>
          <table:table-cell office:value-type="string" calcext:value-type="string">
            <text:p>IRR3TKMZ0101</text:p>
          </table:table-cell>
          <table:table-cell office:value-type="string" calcext:value-type="string">
            <text:p>اتكامح</text:p>
          </table:table-cell>
          <table:table-cell office:value-type="string" calcext:value-type="string">
            <text:p>ح. شركت بيمه اتكايي امين</text:p>
          </table:table-cell>
          <table:table-cell office:value-type="float" office:value="122510" calcext:value-type="float">
            <text:p>122510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403" calcext:value-type="float">
            <text:p>403</text:p>
          </table:table-cell>
          <table:table-cell table:number-columns-repeated="101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16072429726401E+016" calcext:value-type="float">
            <text:p>2.16072429726401E+016</text:p>
          </table:table-cell>
          <table:table-cell office:value-type="string" calcext:value-type="string">
            <text:p>IRO3PGHZ0001</text:p>
          </table:table-cell>
          <table:table-cell office:value-type="string" calcext:value-type="string">
            <text:p>شغدير</text:p>
          </table:table-cell>
          <table:table-cell office:value-type="string" calcext:value-type="string">
            <text:p>پتروشيمي غدير</text:p>
          </table:table-cell>
          <table:table-cell office:value-type="float" office:value="122413" calcext:value-type="float">
            <text:p>122413</text:p>
          </table:table-cell>
          <table:table-cell office:value-type="float" office:value="1" calcext:value-type="float">
            <text:p>1</text:p>
          </table:table-cell>
          <table:table-cell office:value-type="float" office:value="1175" calcext:value-type="float">
            <text:p>1175</text:p>
          </table:table-cell>
          <table:table-cell office:value-type="float" office:value="44" calcext:value-type="float">
            <text:p>44</text:p>
          </table:table-cell>
          <table:table-cell office:value-type="float" office:value="1300000000" calcext:value-type="float">
            <text:p>13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18518639065015E+016" calcext:value-type="float">
            <text:p>2.18518639065015E+016</text:p>
          </table:table-cell>
          <table:table-cell office:value-type="string" calcext:value-type="string">
            <text:p>IRO3MSZ96041</text:p>
          </table:table-cell>
          <table:table-cell office:value-type="string" calcext:value-type="string">
            <text:p>تسه9604</text:p>
          </table:table-cell>
          <table:table-cell office:value-type="string" calcext:value-type="string">
            <text:p>امتياز تسهيلات مسكن تير96</text:p>
          </table:table-cell>
          <table:table-cell office:value-type="float" office:value="122328" calcext:value-type="float">
            <text:p>122328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1293070" calcext:value-type="float">
            <text:p>129307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19809095066499E+016" calcext:value-type="float">
            <text:p>2.19809095066499E+016</text:p>
          </table:table-cell>
          <table:table-cell office:value-type="string" calcext:value-type="string">
            <text:p>IRO6MSKZ9762</text:p>
          </table:table-cell>
          <table:table-cell office:value-type="string" calcext:value-type="string">
            <text:p>تسه97062</text:p>
          </table:table-cell>
          <table:table-cell office:value-type="string" calcext:value-type="string">
            <text:p>امتياز تسهيلات مسكن شهريور97</text:p>
          </table:table-cell>
          <table:table-cell office:value-type="float" office:value="91517" calcext:value-type="float">
            <text:p>915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870167" calcext:value-type="float">
            <text:p>1870167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20868767245515E+016" calcext:value-type="float">
            <text:p>2.20868767245515E+016</text:p>
          </table:table-cell>
          <table:table-cell office:value-type="string" calcext:value-type="string">
            <text:p>IRO1MOTJ0001</text:p>
          </table:table-cell>
          <table:table-cell office:value-type="string" calcext:value-type="string">
            <text:p>بموتو</text:p>
          </table:table-cell>
          <table:table-cell office:value-type="string" calcext:value-type="string">
            <text:p>موتوژن‌</text:p>
          </table:table-cell>
          <table:table-cell office:value-type="float" office:value="123006" calcext:value-type="float">
            <text:p>123006</text:p>
          </table:table-cell>
          <table:table-cell office:value-type="float" office:value="272160" calcext:value-type="float">
            <text:p>272160</text:p>
          </table:table-cell>
          <table:table-cell office:value-type="float" office:value="442" calcext:value-type="float">
            <text:p>442</text:p>
          </table:table-cell>
          <table:table-cell office:value-type="float" office:value="31" calcext:value-type="float">
            <text:p>31</text:p>
          </table:table-cell>
          <table:table-cell office:value-type="float" office:value="680400000" calcext:value-type="float">
            <text:p>6804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20872696035408E+016" calcext:value-type="float">
            <text:p>2.20872696035408E+016</text:p>
          </table:table-cell>
          <table:table-cell office:value-type="string" calcext:value-type="string">
            <text:p>IRO1BPST0001</text:p>
          </table:table-cell>
          <table:table-cell office:value-type="string" calcext:value-type="string">
            <text:p>وپست</text:p>
          </table:table-cell>
          <table:table-cell office:value-type="string" calcext:value-type="string">
            <text:p>پست بانك ايران</text:p>
          </table:table-cell>
          <table:table-cell office:value-type="float" office:value="123003" calcext:value-type="float">
            <text:p>123003</text:p>
          </table:table-cell>
          <table:table-cell office:value-type="float" office:value="1293380" calcext:value-type="float">
            <text:p>1293380</text:p>
          </table:table-cell>
          <table:table-cell office:value-type="float" office:value="1358" calcext:value-type="float">
            <text:p>1358</text:p>
          </table:table-cell>
          <table:table-cell office:value-type="float" office:value="57" calcext:value-type="float">
            <text:p>57</text:p>
          </table:table-cell>
          <table:table-cell office:value-type="float" office:value="3233451000" calcext:value-type="float">
            <text:p>3233451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2164355468451E+016" calcext:value-type="float">
            <text:p>2.2164355468451E+016</text:p>
          </table:table-cell>
          <table:table-cell office:value-type="string" calcext:value-type="string">
            <text:p>IRB4SM099991</text:p>
          </table:table-cell>
          <table:table-cell office:value-type="string" calcext:value-type="string">
            <text:p>اشاد9</text:p>
          </table:table-cell>
          <table:table-cell office:value-type="string" calcext:value-type="string">
            <text:p>مشاركت دولتي9-شرايط خاص990909</text:p>
          </table:table-cell>
          <table:table-cell office:value-type="float" office:value="104611" calcext:value-type="float">
            <text:p>104611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49324828" calcext:value-type="float">
            <text:p>49324828</text:p>
          </table:table-cell>
          <table:table-cell office:value-type="float" office:value="706" calcext:value-type="float">
            <text:p>706</text:p>
          </table:table-cell>
          <table:table-cell table:number-columns-repeated="101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2255783119783E+016" calcext:value-type="float">
            <text:p>2.2255783119783E+016</text:p>
          </table:table-cell>
          <table:table-cell office:value-type="string" calcext:value-type="string">
            <text:p>IRO1DRZK0001</text:p>
          </table:table-cell>
          <table:table-cell office:value-type="string" calcext:value-type="string">
            <text:p>درازك</text:p>
          </table:table-cell>
          <table:table-cell office:value-type="string" calcext:value-type="string">
            <text:p>دارويي‌ رازك‌</text:p>
          </table:table-cell>
          <table:table-cell office:value-type="float" office:value="122907" calcext:value-type="float">
            <text:p>122907</text:p>
          </table:table-cell>
          <table:table-cell office:value-type="float" office:value="237200" calcext:value-type="float">
            <text:p>237200</text:p>
          </table:table-cell>
          <table:table-cell office:value-type="float" office:value="485" calcext:value-type="float">
            <text:p>485</text:p>
          </table:table-cell>
          <table:table-cell office:value-type="float" office:value="43" calcext:value-type="float">
            <text:p>43</text:p>
          </table:table-cell>
          <table:table-cell office:value-type="float" office:value="593000000" calcext:value-type="float">
            <text:p>593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22603260959965E+016" calcext:value-type="float">
            <text:p>2.22603260959965E+016</text:p>
          </table:table-cell>
          <table:table-cell office:value-type="string" calcext:value-type="string">
            <text:p>IRO1HTOK0001</text:p>
          </table:table-cell>
          <table:table-cell office:value-type="string" calcext:value-type="string">
            <text:p>حتوكا</text:p>
          </table:table-cell>
          <table:table-cell office:value-type="string" calcext:value-type="string">
            <text:p>حمل‌ونقل‌توكا</text:p>
          </table:table-cell>
          <table:table-cell office:value-type="float" office:value="122942" calcext:value-type="float">
            <text:p>122942</text:p>
          </table:table-cell>
          <table:table-cell office:value-type="float" office:value="212857" calcext:value-type="float">
            <text:p>212857</text:p>
          </table:table-cell>
          <table:table-cell office:value-type="float" office:value="924" calcext:value-type="float">
            <text:p>924</text:p>
          </table:table-cell>
          <table:table-cell office:value-type="float" office:value="60" calcext:value-type="float">
            <text:p>60</text:p>
          </table:table-cell>
          <table:table-cell office:value-type="float" office:value="330000000" calcext:value-type="float">
            <text:p>33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22755963862642E+016" calcext:value-type="float">
            <text:p>2.22755963862642E+016</text:p>
          </table:table-cell>
          <table:table-cell office:value-type="string" calcext:value-type="string">
            <text:p>IRO3BKSZ0001</text:p>
          </table:table-cell>
          <table:table-cell office:value-type="string" calcext:value-type="string">
            <text:p>كوثر</text:p>
          </table:table-cell>
          <table:table-cell office:value-type="string" calcext:value-type="string">
            <text:p>بيمه كوثر</text:p>
          </table:table-cell>
          <table:table-cell office:value-type="float" office:value="122945" calcext:value-type="float">
            <text:p>122945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office:value-type="float" office:value="66" calcext:value-type="float">
            <text:p>66</text:p>
          </table:table-cell>
          <table:table-cell office:value-type="float" office:value="2500000000" calcext:value-type="float">
            <text:p>25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22998940488459E+016" calcext:value-type="float">
            <text:p>2.22998940488459E+016</text:p>
          </table:table-cell>
          <table:table-cell office:value-type="string" calcext:value-type="string">
            <text:p>IRO1GCOZ0001</text:p>
          </table:table-cell>
          <table:table-cell office:value-type="string" calcext:value-type="string">
            <text:p>غگل</text:p>
          </table:table-cell>
          <table:table-cell office:value-type="string" calcext:value-type="string">
            <text:p>گلوكوزان‌</text:p>
          </table:table-cell>
          <table:table-cell office:value-type="float" office:value="122954" calcext:value-type="float">
            <text:p>122954</text:p>
          </table:table-cell>
          <table:table-cell office:value-type="float" office:value="80000" calcext:value-type="float">
            <text:p>80000</text:p>
          </table:table-cell>
          <table:table-cell office:value-type="float" office:value="768" calcext:value-type="float">
            <text:p>768</text:p>
          </table:table-cell>
          <table:table-cell office:value-type="float" office:value="42" calcext:value-type="float">
            <text:p>4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23083056465515E+016" calcext:value-type="float">
            <text:p>2.23083056465515E+016</text:p>
          </table:table-cell>
          <table:table-cell office:value-type="string" calcext:value-type="string">
            <text:p>IRO7TPOP0001</text:p>
          </table:table-cell>
          <table:table-cell office:value-type="string" calcext:value-type="string">
            <text:p>تپولا</text:p>
          </table:table-cell>
          <table:table-cell office:value-type="string" calcext:value-type="string">
            <text:p>مهندسي مرآت پولاد</text:p>
          </table:table-cell>
          <table:table-cell office:value-type="float" office:value="123046" calcext:value-type="float">
            <text:p>123046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74" calcext:value-type="float">
            <text:p>74</text:p>
          </table:table-cell>
          <table:table-cell office:value-type="float" office:value="125970000" calcext:value-type="float">
            <text:p>12597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23821567827688E+016" calcext:value-type="float">
            <text:p>2.23821567827688E+016</text:p>
          </table:table-cell>
          <table:table-cell office:value-type="string" calcext:value-type="string">
            <text:p>IRO1KGND0001</text:p>
          </table:table-cell>
          <table:table-cell office:value-type="string" calcext:value-type="string">
            <text:p>بكام</text:p>
          </table:table-cell>
          <table:table-cell office:value-type="string" calcext:value-type="string">
            <text:p>كارخانجات توليدي شهيد قندي</text:p>
          </table:table-cell>
          <table:table-cell office:value-type="float" office:value="122946" calcext:value-type="float">
            <text:p>122946</text:p>
          </table:table-cell>
          <table:table-cell office:value-type="float" office:value="240000" calcext:value-type="float">
            <text:p>240000</text:p>
          </table:table-cell>
          <table:table-cell office:value-type="float" office:value="1085" calcext:value-type="float">
            <text:p>1085</text:p>
          </table:table-cell>
          <table:table-cell office:value-type="float" office:value="31" calcext:value-type="float">
            <text:p>31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23901609044304E+016" calcext:value-type="float">
            <text:p>2.23901609044304E+016</text:p>
          </table:table-cell>
          <table:table-cell office:value-type="string" calcext:value-type="string">
            <text:p>IRB3TB219891</text:p>
          </table:table-cell>
          <table:table-cell office:value-type="string" calcext:value-type="string">
            <text:p>اخزا610</text:p>
          </table:table-cell>
          <table:table-cell office:value-type="string" calcext:value-type="string">
            <text:p>اسنادخزانه-م10بودجه96-980911</text:p>
          </table:table-cell>
          <table:table-cell office:value-type="float" office:value="122956" calcext:value-type="float">
            <text:p>122956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9" calcext:value-type="float">
            <text:p>69</text:p>
          </table:table-cell>
          <table:table-cell office:value-type="float" office:value="17000000" calcext:value-type="float">
            <text:p>17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2560050433388E+016" calcext:value-type="float">
            <text:p>2.2560050433388E+016</text:p>
          </table:table-cell>
          <table:table-cell office:value-type="string" calcext:value-type="string">
            <text:p>IRO1PTAP0001</text:p>
          </table:table-cell>
          <table:table-cell office:value-type="string" calcext:value-type="string">
            <text:p>تاپيكو</text:p>
          </table:table-cell>
          <table:table-cell office:value-type="string" calcext:value-type="string">
            <text:p>س. نفت و گاز و پتروشيمي تأمين</text:p>
          </table:table-cell>
          <table:table-cell office:value-type="float" office:value="123007" calcext:value-type="float">
            <text:p>123007</text:p>
          </table:table-cell>
          <table:table-cell office:value-type="float" office:value="4239084" calcext:value-type="float">
            <text:p>4239084</text:p>
          </table:table-cell>
          <table:table-cell office:value-type="float" office:value="1848" calcext:value-type="float">
            <text:p>1848</text:p>
          </table:table-cell>
          <table:table-cell office:value-type="float" office:value="44" calcext:value-type="float">
            <text:p>44</text:p>
          </table:table-cell>
          <table:table-cell office:value-type="float" office:value="81500000000" calcext:value-type="float">
            <text:p>81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.26670169065905E+016" calcext:value-type="float">
            <text:p>2.26670169065905E+016</text:p>
          </table:table-cell>
          <table:table-cell office:value-type="string" calcext:value-type="string">
            <text:p>IRO1NBEH0001</text:p>
          </table:table-cell>
          <table:table-cell office:value-type="string" calcext:value-type="string">
            <text:p>شبهرن</text:p>
          </table:table-cell>
          <table:table-cell office:value-type="string" calcext:value-type="string">
            <text:p>نفت‌ بهران‌</text:p>
          </table:table-cell>
          <table:table-cell office:value-type="float" office:value="123003" calcext:value-type="float">
            <text:p>123003</text:p>
          </table:table-cell>
          <table:table-cell office:value-type="float" office:value="621504" calcext:value-type="float">
            <text:p>621504</text:p>
          </table:table-cell>
          <table:table-cell office:value-type="float" office:value="1089" calcext:value-type="float">
            <text:p>1089</text:p>
          </table:table-cell>
          <table:table-cell office:value-type="float" office:value="23" calcext:value-type="float">
            <text:p>23</text:p>
          </table:table-cell>
          <table:table-cell office:value-type="float" office:value="2600000000" calcext:value-type="float">
            <text:p>26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27588787128491E+016" calcext:value-type="float">
            <text:p>2.27588787128491E+016</text:p>
          </table:table-cell>
          <table:table-cell office:value-type="string" calcext:value-type="string">
            <text:p>IRO9MSMI0971</text:p>
          </table:table-cell>
          <table:table-cell office:value-type="string" calcext:value-type="string">
            <text:p>ضملي2022</text:p>
          </table:table-cell>
          <table:table-cell office:value-type="string" calcext:value-type="string">
            <text:p>اختيارخ فملي -3800-1398/02/25</text:p>
          </table:table-cell>
          <table:table-cell office:value-type="float" office:value="114735" calcext:value-type="float">
            <text:p>11473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27875033016796E+016" calcext:value-type="float">
            <text:p>2.27875033016796E+016</text:p>
          </table:table-cell>
          <table:table-cell office:value-type="string" calcext:value-type="string">
            <text:p>IRO1ROOI0001</text:p>
          </table:table-cell>
          <table:table-cell office:value-type="string" calcext:value-type="string">
            <text:p>كروي</text:p>
          </table:table-cell>
          <table:table-cell office:value-type="string" calcext:value-type="string">
            <text:p>توسعه‌ معادن‌ روي‌ ايران‌</text:p>
          </table:table-cell>
          <table:table-cell office:value-type="float" office:value="122934" calcext:value-type="float">
            <text:p>122934</text:p>
          </table:table-cell>
          <table:table-cell office:value-type="float" office:value="965580" calcext:value-type="float">
            <text:p>965580</text:p>
          </table:table-cell>
          <table:table-cell office:value-type="float" office:value="1002" calcext:value-type="float">
            <text:p>1002</text:p>
          </table:table-cell>
          <table:table-cell office:value-type="float" office:value="13" calcext:value-type="float">
            <text:p>13</text:p>
          </table:table-cell>
          <table:table-cell office:value-type="float" office:value="2413950000" calcext:value-type="float">
            <text:p>241395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28111767754801E+016" calcext:value-type="float">
            <text:p>2.28111767754801E+016</text:p>
          </table:table-cell>
          <table:table-cell office:value-type="string" calcext:value-type="string">
            <text:p>IRO1MKBT0001</text:p>
          </table:table-cell>
          <table:table-cell office:value-type="string" calcext:value-type="string">
            <text:p>اخابر</text:p>
          </table:table-cell>
          <table:table-cell office:value-type="string" calcext:value-type="string">
            <text:p>مخابرات ايران</text:p>
          </table:table-cell>
          <table:table-cell office:value-type="float" office:value="123006" calcext:value-type="float">
            <text:p>123006</text:p>
          </table:table-cell>
          <table:table-cell office:value-type="float" office:value="3808073" calcext:value-type="float">
            <text:p>3808073</text:p>
          </table:table-cell>
          <table:table-cell office:value-type="float" office:value="1690" calcext:value-type="float">
            <text:p>1690</text:p>
          </table:table-cell>
          <table:table-cell office:value-type="float" office:value="64" calcext:value-type="float">
            <text:p>64</text:p>
          </table:table-cell>
          <table:table-cell office:value-type="float" office:value="60000000000" calcext:value-type="float">
            <text:p>60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28393309627688E+016" calcext:value-type="float">
            <text:p>2.28393309627688E+016</text:p>
          </table:table-cell>
          <table:table-cell office:value-type="string" calcext:value-type="string">
            <text:p>IRT3SMIF0001</text:p>
          </table:table-cell>
          <table:table-cell office:value-type="string" calcext:value-type="string">
            <text:p>آتيمس</text:p>
          </table:table-cell>
          <table:table-cell office:value-type="string" calcext:value-type="string">
            <text:p>صندوق س.آرمان آتيه درخشان مس-س</text:p>
          </table:table-cell>
          <table:table-cell office:value-type="float" office:value="122936" calcext:value-type="float">
            <text:p>122936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.29039017090448E+016" calcext:value-type="float">
            <text:p>2.29039017090448E+016</text:p>
          </table:table-cell>
          <table:table-cell office:value-type="string" calcext:value-type="string">
            <text:p>IRO1RTIR0001</text:p>
          </table:table-cell>
          <table:table-cell office:value-type="string" calcext:value-type="string">
            <text:p>ختراك</text:p>
          </table:table-cell>
          <table:table-cell office:value-type="string" calcext:value-type="string">
            <text:p>ريخته‌گري‌ تراكتورسازي‌ ايران‌</text:p>
          </table:table-cell>
          <table:table-cell office:value-type="float" office:value="123004" calcext:value-type="float">
            <text:p>123004</text:p>
          </table:table-cell>
          <table:table-cell office:value-type="float" office:value="105574" calcext:value-type="float">
            <text:p>105574</text:p>
          </table:table-cell>
          <table:table-cell office:value-type="float" office:value="643" calcext:value-type="float">
            <text:p>643</text:p>
          </table:table-cell>
          <table:table-cell office:value-type="float" office:value="34" calcext:value-type="float">
            <text:p>34</text:p>
          </table:table-cell>
          <table:table-cell office:value-type="float" office:value="213000000" calcext:value-type="float">
            <text:p>213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.29410650112461E+016" calcext:value-type="float">
            <text:p>2.29410650112461E+016</text:p>
          </table:table-cell>
          <table:table-cell office:value-type="string" calcext:value-type="string">
            <text:p>IRO3TBSZ0001</text:p>
          </table:table-cell>
          <table:table-cell office:value-type="string" calcext:value-type="string">
            <text:p>كپرور</text:p>
          </table:table-cell>
          <table:table-cell office:value-type="string" calcext:value-type="string">
            <text:p>فرآوري زغال سنگ پروده طبس</text:p>
          </table:table-cell>
          <table:table-cell office:value-type="float" office:value="122947" calcext:value-type="float">
            <text:p>122947</text:p>
          </table:table-cell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29506836249082E+016" calcext:value-type="float">
            <text:p>2.29506836249082E+016</text:p>
          </table:table-cell>
          <table:table-cell office:value-type="string" calcext:value-type="string">
            <text:p>IRO7PTOP0001</text:p>
          </table:table-cell>
          <table:table-cell office:value-type="string" calcext:value-type="string">
            <text:p>نتوس</text:p>
          </table:table-cell>
          <table:table-cell office:value-type="string" calcext:value-type="string">
            <text:p>پشم‌ بافي‌ توس</text:p>
          </table:table-cell>
          <table:table-cell office:value-type="float" office:value="114548" calcext:value-type="float">
            <text:p>114548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17" calcext:value-type="float">
            <text:p>17</text:p>
          </table:table-cell>
          <table:table-cell office:value-type="float" office:value="29400000" calcext:value-type="float">
            <text:p>294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.29567083866105E+016" calcext:value-type="float">
            <text:p>2.29567083866105E+016</text:p>
          </table:table-cell>
          <table:table-cell office:value-type="string" calcext:value-type="string">
            <text:p>IRO7KHDP0001</text:p>
          </table:table-cell>
          <table:table-cell office:value-type="string" calcext:value-type="string">
            <text:p>خودكفا</text:p>
          </table:table-cell>
          <table:table-cell office:value-type="string" calcext:value-type="string">
            <text:p>اقتصادي و خودكفايي آزادگان</text:p>
          </table:table-cell>
          <table:table-cell office:value-type="float" office:value="123016" calcext:value-type="float">
            <text:p>123016</text:p>
          </table:table-cell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float" office:value="42" calcext:value-type="float">
            <text:p>42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.30490198865879E+016" calcext:value-type="float">
            <text:p>2.30490198865879E+016</text:p>
          </table:table-cell>
          <table:table-cell office:value-type="string" calcext:value-type="string">
            <text:p>IRO7KHEP0001</text:p>
          </table:table-cell>
          <table:table-cell office:value-type="string" calcext:value-type="string">
            <text:p>خفولا</text:p>
          </table:table-cell>
          <table:table-cell office:value-type="string" calcext:value-type="string">
            <text:p>خدمات فني فولاد يزد</text:p>
          </table:table-cell>
          <table:table-cell office:value-type="float" office:value="123014" calcext:value-type="float">
            <text:p>123014</text:p>
          </table:table-cell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office:value-type="float" office:value="74" calcext:value-type="float">
            <text:p>74</text:p>
          </table:table-cell>
          <table:table-cell office:value-type="float" office:value="48210000" calcext:value-type="float">
            <text:p>4821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30865154938976E+016" calcext:value-type="float">
            <text:p>2.30865154938976E+016</text:p>
          </table:table-cell>
          <table:table-cell office:value-type="string" calcext:value-type="string">
            <text:p>IRO1LKGH0001</text:p>
          </table:table-cell>
          <table:table-cell office:value-type="string" calcext:value-type="string">
            <text:p>ولغدر</text:p>
          </table:table-cell>
          <table:table-cell office:value-type="string" calcext:value-type="string">
            <text:p>ليزينگ‌خودروغدير</text:p>
          </table:table-cell>
          <table:table-cell office:value-type="float" office:value="122953" calcext:value-type="float">
            <text:p>122953</text:p>
          </table:table-cell>
          <table:table-cell office:value-type="float" office:value="384320" calcext:value-type="float">
            <text:p>384320</text:p>
          </table:table-cell>
          <table:table-cell office:value-type="float" office:value="506" calcext:value-type="float">
            <text:p>506</text:p>
          </table:table-cell>
          <table:table-cell office:value-type="float" office:value="58" calcext:value-type="float">
            <text:p>58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.31228549415682E+016" calcext:value-type="float">
            <text:p>2.31228549415682E+016</text:p>
          </table:table-cell>
          <table:table-cell office:value-type="string" calcext:value-type="string">
            <text:p>IRO1BHMN0002</text:p>
          </table:table-cell>
          <table:table-cell office:value-type="string" calcext:value-type="string">
            <text:p>خبهمن2</text:p>
          </table:table-cell>
          <table:table-cell office:value-type="string" calcext:value-type="string">
            <text:p>گروه‌بهمن‌</text:p>
          </table:table-cell>
          <table:table-cell office:value-type="float" office:value="122407" calcext:value-type="float">
            <text:p>1224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32148289245066E+016" calcext:value-type="float">
            <text:p>2.32148289245066E+016</text:p>
          </table:table-cell>
          <table:table-cell office:value-type="string" calcext:value-type="string">
            <text:p>IRO1BARZ0001</text:p>
          </table:table-cell>
          <table:table-cell office:value-type="string" calcext:value-type="string">
            <text:p>پكرمان</text:p>
          </table:table-cell>
          <table:table-cell office:value-type="string" calcext:value-type="string">
            <text:p>گروه‌ صنعتي‌ بارز</text:p>
          </table:table-cell>
          <table:table-cell office:value-type="float" office:value="122955" calcext:value-type="float">
            <text:p>122955</text:p>
          </table:table-cell>
          <table:table-cell office:value-type="float" office:value="1010600" calcext:value-type="float">
            <text:p>1010600</text:p>
          </table:table-cell>
          <table:table-cell office:value-type="float" office:value="951" calcext:value-type="float">
            <text:p>951</text:p>
          </table:table-cell>
          <table:table-cell office:value-type="float" office:value="25" calcext:value-type="float">
            <text:p>25</text:p>
          </table:table-cell>
          <table:table-cell office:value-type="float" office:value="2526500000" calcext:value-type="float">
            <text:p>25265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3353689102957E+016" calcext:value-type="float">
            <text:p>2.3353689102957E+016</text:p>
          </table:table-cell>
          <table:table-cell office:value-type="string" calcext:value-type="string">
            <text:p>IRO1DKSR0001</text:p>
          </table:table-cell>
          <table:table-cell office:value-type="string" calcext:value-type="string">
            <text:p>دكوثر</text:p>
          </table:table-cell>
          <table:table-cell office:value-type="string" calcext:value-type="string">
            <text:p>داروسازي‌ كوثر</text:p>
          </table:table-cell>
          <table:table-cell office:value-type="float" office:value="123003" calcext:value-type="float">
            <text:p>123003</text:p>
          </table:table-cell>
          <table:table-cell office:value-type="float" office:value="216000" calcext:value-type="float">
            <text:p>216000</text:p>
          </table:table-cell>
          <table:table-cell office:value-type="float" office:value="1015" calcext:value-type="float">
            <text:p>1015</text:p>
          </table:table-cell>
          <table:table-cell office:value-type="float" office:value="43" calcext:value-type="float">
            <text:p>43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34413661133757E+016" calcext:value-type="float">
            <text:p>2.34413661133757E+016</text:p>
          </table:table-cell>
          <table:table-cell office:value-type="string" calcext:value-type="string">
            <text:p>IRO1PASN0001</text:p>
          </table:table-cell>
          <table:table-cell office:value-type="string" calcext:value-type="string">
            <text:p>پارسان</text:p>
          </table:table-cell>
          <table:table-cell office:value-type="string" calcext:value-type="string">
            <text:p>گسترش نفت و گاز پارسيان</text:p>
          </table:table-cell>
          <table:table-cell office:value-type="float" office:value="123002" calcext:value-type="float">
            <text:p>123002</text:p>
          </table:table-cell>
          <table:table-cell office:value-type="float" office:value="2437835" calcext:value-type="float">
            <text:p>2437835</text:p>
          </table:table-cell>
          <table:table-cell office:value-type="float" office:value="1289" calcext:value-type="float">
            <text:p>1289</text:p>
          </table:table-cell>
          <table:table-cell office:value-type="float" office:value="44" calcext:value-type="float">
            <text:p>44</text:p>
          </table:table-cell>
          <table:table-cell office:value-type="float" office:value="40500000000" calcext:value-type="float">
            <text:p>40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.36007988928017E+016" calcext:value-type="float">
            <text:p>2.36007988928017E+016</text:p>
          </table:table-cell>
          <table:table-cell office:value-type="string" calcext:value-type="string">
            <text:p>IRO3CHRZ0001</text:p>
          </table:table-cell>
          <table:table-cell office:value-type="string" calcext:value-type="string">
            <text:p>قچار</text:p>
          </table:table-cell>
          <table:table-cell office:value-type="string" calcext:value-type="string">
            <text:p>فراوردههاي غذايي وقند چهارمحال</text:p>
          </table:table-cell>
          <table:table-cell office:value-type="float" office:value="122903" calcext:value-type="float">
            <text:p>122903</text:p>
          </table:table-cell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float" office:value="38" calcext:value-type="float">
            <text:p>38</text:p>
          </table:table-cell>
          <table:table-cell office:value-type="float" office:value="140000000" calcext:value-type="float">
            <text:p>14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.369500174784E+016" calcext:value-type="float">
            <text:p>2.369500174784E+016</text:p>
          </table:table-cell>
          <table:table-cell office:value-type="string" calcext:value-type="string">
            <text:p>IRB3TB409951</text:p>
          </table:table-cell>
          <table:table-cell office:value-type="string" calcext:value-type="string">
            <text:p>اخزا709</text:p>
          </table:table-cell>
          <table:table-cell office:value-type="string" calcext:value-type="string">
            <text:p>اسنادخزانه-م9بودجه97-990513</text:p>
          </table:table-cell>
          <table:table-cell office:value-type="float" office:value="122912" calcext:value-type="float">
            <text:p>122912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69" calcext:value-type="float">
            <text:p>69</text:p>
          </table:table-cell>
          <table:table-cell office:value-type="float" office:value="23000000" calcext:value-type="float">
            <text:p>23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37646580570672E+016" calcext:value-type="float">
            <text:p>2.37646580570672E+016</text:p>
          </table:table-cell>
          <table:table-cell office:value-type="string" calcext:value-type="string">
            <text:p>IRO2X34T8021</text:p>
          </table:table-cell>
          <table:table-cell office:value-type="string" calcext:value-type="string">
            <text:p>جاتو802</text:p>
          </table:table-cell>
          <table:table-cell office:value-type="string" calcext:value-type="string">
            <text:p>آتي ش خودرو و قطعات-1398/02/29</text:p>
          </table:table-cell>
          <table:table-cell office:value-type="float" office:value="115544" calcext:value-type="float">
            <text:p>11554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00" calcext:value-type="float">
            <text:p>3500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.37912329553025E+016" calcext:value-type="float">
            <text:p>2.37912329553025E+016</text:p>
          </table:table-cell>
          <table:table-cell office:value-type="string" calcext:value-type="string">
            <text:p>IRB3SR2499B1</text:p>
          </table:table-cell>
          <table:table-cell office:value-type="string" calcext:value-type="string">
            <text:p>سلامت4</text:p>
          </table:table-cell>
          <table:table-cell office:value-type="string" calcext:value-type="string">
            <text:p>مرابحه دولتي تعاون-لوتوس991118</text:p>
          </table:table-cell>
          <table:table-cell office:value-type="float" office:value="111233" calcext:value-type="float">
            <text:p>11123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38378440397137E+016" calcext:value-type="float">
            <text:p>2.38378440397137E+016</text:p>
          </table:table-cell>
          <table:table-cell office:value-type="string" calcext:value-type="string">
            <text:p>IRO1NASI0001</text:p>
          </table:table-cell>
          <table:table-cell office:value-type="string" calcext:value-type="string">
            <text:p>كفرا</text:p>
          </table:table-cell>
          <table:table-cell office:value-type="string" calcext:value-type="string">
            <text:p>فراورده‌ هاي‌ نسوزايران‌</text:p>
          </table:table-cell>
          <table:table-cell office:value-type="float" office:value="122954" calcext:value-type="float">
            <text:p>122954</text:p>
          </table:table-cell>
          <table:table-cell office:value-type="float" office:value="149154" calcext:value-type="float">
            <text:p>149154</text:p>
          </table:table-cell>
          <table:table-cell office:value-type="float" office:value="764" calcext:value-type="float">
            <text:p>764</text:p>
          </table:table-cell>
          <table:table-cell office:value-type="float" office:value="54" calcext:value-type="float">
            <text:p>54</text:p>
          </table:table-cell>
          <table:table-cell office:value-type="float" office:value="372885754" calcext:value-type="float">
            <text:p>372885754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.38386340161234E+016" calcext:value-type="float">
            <text:p>2.38386340161234E+016</text:p>
          </table:table-cell>
          <table:table-cell office:value-type="string" calcext:value-type="string">
            <text:p>IRO1IAGM0001</text:p>
          </table:table-cell>
          <table:table-cell office:value-type="string" calcext:value-type="string">
            <text:p>مرقام</text:p>
          </table:table-cell>
          <table:table-cell office:value-type="string" calcext:value-type="string">
            <text:p>ايران‌ارقام‌</text:p>
          </table:table-cell>
          <table:table-cell office:value-type="float" office:value="123005" calcext:value-type="float">
            <text:p>1230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1360" calcext:value-type="float">
            <text:p>1360</text:p>
          </table:table-cell>
          <table:table-cell office:value-type="float" office:value="72" calcext:value-type="float">
            <text:p>72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.3891830829323E+016" calcext:value-type="float">
            <text:p>2.3891830829323E+016</text:p>
          </table:table-cell>
          <table:table-cell office:value-type="string" calcext:value-type="string">
            <text:p>IRO7KBLP0001</text:p>
          </table:table-cell>
          <table:table-cell office:value-type="string" calcext:value-type="string">
            <text:p>بايكا</text:p>
          </table:table-cell>
          <table:table-cell office:value-type="string" calcext:value-type="string">
            <text:p>كارخانجات كابلسازي ‌ايران‌</text:p>
          </table:table-cell>
          <table:table-cell office:value-type="float" office:value="141843" calcext:value-type="float">
            <text:p>1418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  <table:table-cell office:value-type="float" office:value="504734248" calcext:value-type="float">
            <text:p>504734248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39366078918923E+016" calcext:value-type="float">
            <text:p>2.39366078918923E+016</text:p>
          </table:table-cell>
          <table:table-cell office:value-type="string" calcext:value-type="string">
            <text:p>IRO1OFST0001</text:p>
          </table:table-cell>
          <table:table-cell office:value-type="string" calcext:value-type="string">
            <text:p>چافست</text:p>
          </table:table-cell>
          <table:table-cell office:value-type="string" calcext:value-type="string">
            <text:p>افست‌</text:p>
          </table:table-cell>
          <table:table-cell office:value-type="float" office:value="122915" calcext:value-type="float">
            <text:p>122915</text:p>
          </table:table-cell>
          <table:table-cell office:value-type="float" office:value="280000" calcext:value-type="float">
            <text:p>280000</text:p>
          </table:table-cell>
          <table:table-cell office:value-type="float" office:value="613" calcext:value-type="float">
            <text:p>613</text:p>
          </table:table-cell>
          <table:table-cell office:value-type="float" office:value="22" calcext:value-type="float">
            <text:p>22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40188786405279E+016" calcext:value-type="float">
            <text:p>2.40188786405279E+016</text:p>
          </table:table-cell>
          <table:table-cell office:value-type="string" calcext:value-type="string">
            <text:p>IRO3KHMZ0001</text:p>
          </table:table-cell>
          <table:table-cell office:value-type="string" calcext:value-type="string">
            <text:p>ميدكو</text:p>
          </table:table-cell>
          <table:table-cell office:value-type="string" calcext:value-type="string">
            <text:p>هلدينگ صنايع <text:s/>معدني خاورميانه</text:p>
          </table:table-cell>
          <table:table-cell office:value-type="float" office:value="122959" calcext:value-type="float">
            <text:p>122959</text:p>
          </table:table-cell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 office:value-type="float" office:value="27" calcext:value-type="float">
            <text:p>27</text:p>
          </table:table-cell>
          <table:table-cell office:value-type="float" office:value="29000000000" calcext:value-type="float">
            <text:p>290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.40794091928186E+016" calcext:value-type="float">
            <text:p>2.40794091928186E+016</text:p>
          </table:table-cell>
          <table:table-cell office:value-type="string" calcext:value-type="string">
            <text:p>IRO1DRKH0001</text:p>
          </table:table-cell>
          <table:table-cell office:value-type="string" calcext:value-type="string">
            <text:p>پدرخش</text:p>
          </table:table-cell>
          <table:table-cell office:value-type="string" calcext:value-type="string">
            <text:p>درخشان‌ تهران‌</text:p>
          </table:table-cell>
          <table:table-cell office:value-type="float" office:value="125150" calcext:value-type="float">
            <text:p>125150</text:p>
          </table:table-cell>
          <table:table-cell office:value-type="float" office:value="21549" calcext:value-type="float">
            <text:p>21549</text:p>
          </table:table-cell>
          <table:table-cell office:value-type="float" office:value="831" calcext:value-type="float">
            <text:p>831</text:p>
          </table:table-cell>
          <table:table-cell office:value-type="float" office:value="25" calcext:value-type="float">
            <text:p>25</text:p>
          </table:table-cell>
          <table:table-cell office:value-type="float" office:value="51000000" calcext:value-type="float">
            <text:p>51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40829026571144E+016" calcext:value-type="float">
            <text:p>2.40829026571144E+016</text:p>
          </table:table-cell>
          <table:table-cell office:value-type="string" calcext:value-type="string">
            <text:p>IRR3DSNZ0101</text:p>
          </table:table-cell>
          <table:table-cell office:value-type="string" calcext:value-type="string">
            <text:p>دسانكوح</text:p>
          </table:table-cell>
          <table:table-cell office:value-type="string" calcext:value-type="string">
            <text:p>ح . داروسازي سبحان انكولوژي</text:p>
          </table:table-cell>
          <table:table-cell office:value-type="float" office:value="122544" calcext:value-type="float">
            <text:p>12254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310000000" calcext:value-type="float">
            <text:p>310000000</text:p>
          </table:table-cell>
          <table:table-cell office:value-type="float" office:value="403" calcext:value-type="float">
            <text:p>403</text:p>
          </table:table-cell>
          <table:table-cell table:number-columns-repeated="101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40859061778998E+016" calcext:value-type="float">
            <text:p>2.40859061778998E+016</text:p>
          </table:table-cell>
          <table:table-cell office:value-type="string" calcext:value-type="string">
            <text:p>IRO1TKSM0001</text:p>
          </table:table-cell>
          <table:table-cell office:value-type="string" calcext:value-type="string">
            <text:p>كترام</text:p>
          </table:table-cell>
          <table:table-cell office:value-type="string" calcext:value-type="string">
            <text:p>توليدي‌ كاشي‌ تكسرام‌</text:p>
          </table:table-cell>
          <table:table-cell office:value-type="float" office:value="122953" calcext:value-type="float">
            <text:p>122953</text:p>
          </table:table-cell>
          <table:table-cell office:value-type="float" office:value="134120" calcext:value-type="float">
            <text:p>134120</text:p>
          </table:table-cell>
          <table:table-cell office:value-type="float" office:value="922" calcext:value-type="float">
            <text:p>922</text:p>
          </table:table-cell>
          <table:table-cell office:value-type="float" office:value="49" calcext:value-type="float">
            <text:p>49</text:p>
          </table:table-cell>
          <table:table-cell office:value-type="float" office:value="294981000" calcext:value-type="float">
            <text:p>294981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41312533683298E+016" calcext:value-type="float">
            <text:p>2.41312533683298E+016</text:p>
          </table:table-cell>
          <table:table-cell office:value-type="string" calcext:value-type="string">
            <text:p>IRO7VITP0001</text:p>
          </table:table-cell>
          <table:table-cell office:value-type="string" calcext:value-type="string">
            <text:p>غويتا</text:p>
          </table:table-cell>
          <table:table-cell office:value-type="string" calcext:value-type="string">
            <text:p>ويتانا</text:p>
          </table:table-cell>
          <table:table-cell office:value-type="float" office:value="123030" calcext:value-type="float">
            <text:p>123030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42" calcext:value-type="float">
            <text:p>42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.42126361574108E+016" calcext:value-type="float">
            <text:p>2.42126361574108E+016</text:p>
          </table:table-cell>
          <table:table-cell office:value-type="string" calcext:value-type="string">
            <text:p>IRO7ARNP0001</text:p>
          </table:table-cell>
          <table:table-cell office:value-type="string" calcext:value-type="string">
            <text:p>وآرين</text:p>
          </table:table-cell>
          <table:table-cell office:value-type="string" calcext:value-type="string">
            <text:p>شركت توسعه اقتصادي آرين</text:p>
          </table:table-cell>
          <table:table-cell office:value-type="float" office:value="123017" calcext:value-type="float">
            <text:p>123017</text:p>
          </table:table-cell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56" calcext:value-type="float">
            <text:p>56</text:p>
          </table:table-cell>
          <table:table-cell office:value-type="float" office:value="1400000000" calcext:value-type="float">
            <text:p>14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.42548438819481E+016" calcext:value-type="float">
            <text:p>2.42548438819481E+016</text:p>
          </table:table-cell>
          <table:table-cell office:value-type="string" calcext:value-type="string">
            <text:p>IRO1KSKA0001</text:p>
          </table:table-cell>
          <table:table-cell office:value-type="string" calcext:value-type="string">
            <text:p>چكاوه</text:p>
          </table:table-cell>
          <table:table-cell office:value-type="string" calcext:value-type="string">
            <text:p>صنايع‌كاغذسازي‌كاوه‌</text:p>
          </table:table-cell>
          <table:table-cell office:value-type="float" office:value="123001" calcext:value-type="float">
            <text:p>123001</text:p>
          </table:table-cell>
          <table:table-cell office:value-type="float" office:value="150921" calcext:value-type="float">
            <text:p>150921</text:p>
          </table:table-cell>
          <table:table-cell office:value-type="float" office:value="1037" calcext:value-type="float">
            <text:p>1037</text:p>
          </table:table-cell>
          <table:table-cell office:value-type="float" office:value="21" calcext:value-type="float">
            <text:p>21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.43186600956317E+016" calcext:value-type="float">
            <text:p>2.43186600956317E+016</text:p>
          </table:table-cell>
          <table:table-cell office:value-type="string" calcext:value-type="string">
            <text:p>IRO9MAPN0111</text:p>
          </table:table-cell>
          <table:table-cell office:value-type="string" calcext:value-type="string">
            <text:p>ضپنا3003</text:p>
          </table:table-cell>
          <table:table-cell office:value-type="string" calcext:value-type="string">
            <text:p>اختيارخ رمپنا-3704-1398/03/12</text:p>
          </table:table-cell>
          <table:table-cell office:value-type="float" office:value="61058" calcext:value-type="float">
            <text:p>6105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1350" calcext:value-type="float">
            <text:p>135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46625676159037E+016" calcext:value-type="float">
            <text:p>2.46625676159037E+016</text:p>
          </table:table-cell>
          <table:table-cell office:value-type="string" calcext:value-type="string">
            <text:p>IRO7SNAP0001</text:p>
          </table:table-cell>
          <table:table-cell office:value-type="string" calcext:value-type="string">
            <text:p>وسنا</text:p>
          </table:table-cell>
          <table:table-cell office:value-type="string" calcext:value-type="string">
            <text:p>سرمايه گذاري نيروگاهي ايران</text:p>
          </table:table-cell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65" calcext:value-type="float">
            <text:p>65</text:p>
          </table:table-cell>
          <table:table-cell office:value-type="float" office:value="2441100000" calcext:value-type="float">
            <text:p>24411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46832607491069E+016" calcext:value-type="float">
            <text:p>2.46832607491069E+016</text:p>
          </table:table-cell>
          <table:table-cell office:value-type="string" calcext:value-type="string">
            <text:p>IRO9PNBA0761</text:p>
          </table:table-cell>
          <table:table-cell office:value-type="string" calcext:value-type="string">
            <text:p>ضبدر2017</text:p>
          </table:table-cell>
          <table:table-cell office:value-type="string" calcext:value-type="string">
            <text:p>اختيارخ شبندر-16000-98/02/18</text:p>
          </table:table-cell>
          <table:table-cell office:value-type="float" office:value="105733" calcext:value-type="float">
            <text:p>1057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47348719051094E+016" calcext:value-type="float">
            <text:p>2.47348719051094E+016</text:p>
          </table:table-cell>
          <table:table-cell office:value-type="string" calcext:value-type="string">
            <text:p>IRR1FNAR0101</text:p>
          </table:table-cell>
          <table:table-cell office:value-type="string" calcext:value-type="string">
            <text:p>خزرح</text:p>
          </table:table-cell>
          <table:table-cell office:value-type="string" calcext:value-type="string">
            <text:p>ح . فنرسازي‌زر</text:p>
          </table:table-cell>
          <table:table-cell office:value-type="float" office:value="122929" calcext:value-type="float">
            <text:p>122929</text:p>
          </table:table-cell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office:value-type="float" office:value="34" calcext:value-type="float">
            <text:p>34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.4794536744903E+016" calcext:value-type="float">
            <text:p>2.4794536744903E+016</text:p>
          </table:table-cell>
          <table:table-cell office:value-type="string" calcext:value-type="string">
            <text:p>IRO3MSZ96091</text:p>
          </table:table-cell>
          <table:table-cell office:value-type="string" calcext:value-type="string">
            <text:p>تسه9609</text:p>
          </table:table-cell>
          <table:table-cell office:value-type="string" calcext:value-type="string">
            <text:p>امتياز تسهيلات مسكن آذر96</text:p>
          </table:table-cell>
          <table:table-cell office:value-type="float" office:value="120729" calcext:value-type="float">
            <text:p>12072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1642215" calcext:value-type="float">
            <text:p>1642215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.48071730167048E+016" calcext:value-type="float">
            <text:p>2.48071730167048E+016</text:p>
          </table:table-cell>
          <table:table-cell office:value-type="string" calcext:value-type="string">
            <text:p>IRO7CBBP0001</text:p>
          </table:table-cell>
          <table:table-cell office:value-type="string" calcext:value-type="string">
            <text:p>سباقر</text:p>
          </table:table-cell>
          <table:table-cell office:value-type="string" calcext:value-type="string">
            <text:p>سيمان باقران</text:p>
          </table:table-cell>
          <table:table-cell office:value-type="float" office:value="123012" calcext:value-type="float">
            <text:p>123012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53" calcext:value-type="float">
            <text:p>53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.48698329249117E+016" calcext:value-type="float">
            <text:p>2.48698329249117E+016</text:p>
          </table:table-cell>
          <table:table-cell office:value-type="string" calcext:value-type="string">
            <text:p>IRT3MAOF0001</text:p>
          </table:table-cell>
          <table:table-cell office:value-type="string" calcext:value-type="string">
            <text:p>آساميد</text:p>
          </table:table-cell>
          <table:table-cell office:value-type="string" calcext:value-type="string">
            <text:p>صندوق س.مشترك آسمان اميد -د</text:p>
          </table:table-cell>
          <table:table-cell office:value-type="float" office:value="122508" calcext:value-type="float">
            <text:p>12250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5001509088465E+016" calcext:value-type="float">
            <text:p>2.5001509088465E+016</text:p>
          </table:table-cell>
          <table:table-cell office:value-type="string" calcext:value-type="string">
            <text:p>IRO1SINA0001</text:p>
          </table:table-cell>
          <table:table-cell office:value-type="string" calcext:value-type="string">
            <text:p>كساوه</text:p>
          </table:table-cell>
          <table:table-cell office:value-type="string" calcext:value-type="string">
            <text:p>صنايع‌ كاشي‌ و سراميك‌ سينا</text:p>
          </table:table-cell>
          <table:table-cell office:value-type="float" office:value="123001" calcext:value-type="float">
            <text:p>123001</text:p>
          </table:table-cell>
          <table:table-cell office:value-type="float" office:value="211820" calcext:value-type="float">
            <text:p>211820</text:p>
          </table:table-cell>
          <table:table-cell office:value-type="float" office:value="786" calcext:value-type="float">
            <text:p>786</text:p>
          </table:table-cell>
          <table:table-cell office:value-type="float" office:value="49" calcext:value-type="float">
            <text:p>49</text:p>
          </table:table-cell>
          <table:table-cell office:value-type="float" office:value="529550000" calcext:value-type="float">
            <text:p>52955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.51674495805095E+016" calcext:value-type="float">
            <text:p>2.51674495805095E+016</text:p>
          </table:table-cell>
          <table:table-cell office:value-type="string" calcext:value-type="string">
            <text:p>IRB4SM1000C2</text:p>
          </table:table-cell>
          <table:table-cell office:value-type="string" calcext:value-type="string">
            <text:p>اشاد102</text:p>
          </table:table-cell>
          <table:table-cell office:value-type="string" calcext:value-type="string">
            <text:p>مشاركت دولتي10-شرايط خاص001226</text:p>
          </table:table-cell>
          <table:table-cell office:value-type="float" office:value="122836" calcext:value-type="float">
            <text:p>12283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706" calcext:value-type="float">
            <text:p>706</text:p>
          </table:table-cell>
          <table:table-cell table:number-columns-repeated="10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.5180702353416E+016" calcext:value-type="float">
            <text:p>2.5180702353416E+016</text:p>
          </table:table-cell>
          <table:table-cell office:value-type="string" calcext:value-type="string">
            <text:p>IRO3DKHZ0001</text:p>
          </table:table-cell>
          <table:table-cell office:value-type="string" calcext:value-type="string">
            <text:p>زدشت</text:p>
          </table:table-cell>
          <table:table-cell office:value-type="string" calcext:value-type="string">
            <text:p>كشت و صنعت دشت خرم دره</text:p>
          </table:table-cell>
          <table:table-cell office:value-type="float" office:value="122959" calcext:value-type="float">
            <text:p>122959</text:p>
          </table:table-cell>
          <table:table-cell office:value-type="float" office:value="1" calcext:value-type="float">
            <text:p>1</text:p>
          </table:table-cell>
          <table:table-cell office:value-type="float" office:value="1615" calcext:value-type="float">
            <text:p>1615</text:p>
          </table:table-cell>
          <table:table-cell office:value-type="float" office:value="1" calcext:value-type="float">
            <text:p>1</text:p>
          </table:table-cell>
          <table:table-cell office:value-type="float" office:value="690000000" calcext:value-type="float">
            <text:p>69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.52151822089502E+016" calcext:value-type="float">
            <text:p>2.52151822089502E+016</text:p>
          </table:table-cell>
          <table:table-cell office:value-type="string" calcext:value-type="string">
            <text:p>IRO3HORZ0001</text:p>
          </table:table-cell>
          <table:table-cell office:value-type="string" calcext:value-type="string">
            <text:p>وهور</text:p>
          </table:table-cell>
          <table:table-cell office:value-type="string" calcext:value-type="string">
            <text:p>مديريت انرژي اميد <text:s/>تابان هور</text:p>
          </table:table-cell>
          <table:table-cell office:value-type="float" office:value="122956" calcext:value-type="float">
            <text:p>122956</text:p>
          </table:table-cell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office:value-type="float" office:value="40" calcext:value-type="float">
            <text:p>4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.52397122535104E+016" calcext:value-type="float">
            <text:p>2.52397122535104E+016</text:p>
          </table:table-cell>
          <table:table-cell office:value-type="string" calcext:value-type="string">
            <text:p>IRO7KKHP0004</text:p>
          </table:table-cell>
          <table:table-cell office:value-type="string" calcext:value-type="string">
            <text:p>خكرمان4</text:p>
          </table:table-cell>
          <table:table-cell office:value-type="string" calcext:value-type="string">
            <text:p>گروه اقتصادي كرمان خودرو</text:p>
          </table:table-cell>
          <table:table-cell office:value-type="float" office:value="115231" calcext:value-type="float">
            <text:p>11523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52443291448083E+016" calcext:value-type="float">
            <text:p>2.52443291448083E+016</text:p>
          </table:table-cell>
          <table:table-cell office:value-type="string" calcext:value-type="string">
            <text:p>IRO1PKLJ0001</text:p>
          </table:table-cell>
          <table:table-cell office:value-type="string" calcext:value-type="string">
            <text:p>فارس</text:p>
          </table:table-cell>
          <table:table-cell office:value-type="string" calcext:value-type="string">
            <text:p>صنايع پتروشيمي خليج فارس</text:p>
          </table:table-cell>
          <table:table-cell office:value-type="float" office:value="124746" calcext:value-type="float">
            <text:p>124746</text:p>
          </table:table-cell>
          <table:table-cell office:value-type="float" office:value="2207993" calcext:value-type="float">
            <text:p>2207993</text:p>
          </table:table-cell>
          <table:table-cell office:value-type="float" office:value="1172" calcext:value-type="float">
            <text:p>1172</text:p>
          </table:table-cell>
          <table:table-cell office:value-type="float" office:value="44" calcext:value-type="float">
            <text:p>44</text:p>
          </table:table-cell>
          <table:table-cell office:value-type="float" office:value="91500000000" calcext:value-type="float">
            <text:p>91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.52865097362087E+016" calcext:value-type="float">
            <text:p>2.52865097362087E+016</text:p>
          </table:table-cell>
          <table:table-cell office:value-type="string" calcext:value-type="string">
            <text:p>IRO1LAMI0001</text:p>
          </table:table-cell>
          <table:table-cell office:value-type="string" calcext:value-type="string">
            <text:p>فلامي</text:p>
          </table:table-cell>
          <table:table-cell office:value-type="string" calcext:value-type="string">
            <text:p>لاميران‌</text:p>
          </table:table-cell>
          <table:table-cell office:value-type="float" office:value="120826" calcext:value-type="float">
            <text:p>120826</text:p>
          </table:table-cell>
          <table:table-cell office:value-type="float" office:value="31069" calcext:value-type="float">
            <text:p>31069</text:p>
          </table:table-cell>
          <table:table-cell office:value-type="float" office:value="318" calcext:value-type="float">
            <text:p>318</text:p>
          </table:table-cell>
          <table:table-cell office:value-type="float" office:value="28" calcext:value-type="float">
            <text:p>28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.53571350306064E+016" calcext:value-type="float">
            <text:p>2.53571350306064E+016</text:p>
          </table:table-cell>
          <table:table-cell office:value-type="string" calcext:value-type="string">
            <text:p>IRO1TNOV0001</text:p>
          </table:table-cell>
          <table:table-cell office:value-type="string" calcext:value-type="string">
            <text:p>تنوين</text:p>
          </table:table-cell>
          <table:table-cell office:value-type="string" calcext:value-type="string">
            <text:p>تامين سرمايه نوين</text:p>
          </table:table-cell>
          <table:table-cell office:value-type="float" office:value="123006" calcext:value-type="float">
            <text:p>123006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1769" calcext:value-type="float">
            <text:p>1769</text:p>
          </table:table-cell>
          <table:table-cell office:value-type="float" office:value="67" calcext:value-type="float">
            <text:p>67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.56316996150037E+016" calcext:value-type="float">
            <text:p>2.56316996150037E+016</text:p>
          </table:table-cell>
          <table:table-cell office:value-type="string" calcext:value-type="string">
            <text:p>IRO7BEGP0001</text:p>
          </table:table-cell>
          <table:table-cell office:value-type="string" calcext:value-type="string">
            <text:p>كهرام</text:p>
          </table:table-cell>
          <table:table-cell office:value-type="string" calcext:value-type="string">
            <text:p>توليدي گرانيت بهسرام</text:p>
          </table:table-cell>
          <table:table-cell office:value-type="float" office:value="123054" calcext:value-type="float">
            <text:p>123054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49" calcext:value-type="float">
            <text:p>49</text:p>
          </table:table-cell>
          <table:table-cell office:value-type="float" office:value="75000000" calcext:value-type="float">
            <text:p>75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.60149134695679E+016" calcext:value-type="float">
            <text:p>2.60149134695679E+016</text:p>
          </table:table-cell>
          <table:table-cell office:value-type="string" calcext:value-type="string">
            <text:p>IRO1GDIR0001</text:p>
          </table:table-cell>
          <table:table-cell office:value-type="string" calcext:value-type="string">
            <text:p>وغدير</text:p>
          </table:table-cell>
          <table:table-cell office:value-type="string" calcext:value-type="string">
            <text:p>سرمايه‌گذاري‌غدير(هلدينگ‌</text:p>
          </table:table-cell>
          <table:table-cell office:value-type="float" office:value="123006" calcext:value-type="float">
            <text:p>123006</text:p>
          </table:table-cell>
          <table:table-cell office:value-type="float" office:value="5373455" calcext:value-type="float">
            <text:p>5373455</text:p>
          </table:table-cell>
          <table:table-cell office:value-type="float" office:value="1366" calcext:value-type="float">
            <text:p>1366</text:p>
          </table:table-cell>
          <table:table-cell office:value-type="float" office:value="39" calcext:value-type="float">
            <text:p>39</text:p>
          </table:table-cell>
          <table:table-cell office:value-type="float" office:value="72000000000" calcext:value-type="float">
            <text:p>72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.6259366519413E+016" calcext:value-type="float">
            <text:p>2.6259366519413E+016</text:p>
          </table:table-cell>
          <table:table-cell office:value-type="string" calcext:value-type="string">
            <text:p>IRO3ZMMZ0001</text:p>
          </table:table-cell>
          <table:table-cell office:value-type="string" calcext:value-type="string">
            <text:p>زشگزا</text:p>
          </table:table-cell>
          <table:table-cell office:value-type="string" calcext:value-type="string">
            <text:p>شير و گوشت زاگرس شهركرد</text:p>
          </table:table-cell>
          <table:table-cell office:value-type="float" office:value="122947" calcext:value-type="float">
            <text:p>122947</text:p>
          </table:table-cell>
          <table:table-cell office:value-type="float" office:value="1" calcext:value-type="float">
            <text:p>1</text:p>
          </table:table-cell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.65430147129148E+016" calcext:value-type="float">
            <text:p>2.65430147129148E+016</text:p>
          </table:table-cell>
          <table:table-cell office:value-type="string" calcext:value-type="string">
            <text:p>IRO3MIHZ0001</text:p>
          </table:table-cell>
          <table:table-cell office:value-type="string" calcext:value-type="string">
            <text:p>ميهن</text:p>
          </table:table-cell>
          <table:table-cell office:value-type="string" calcext:value-type="string">
            <text:p>بيمه ميهن</text:p>
          </table:table-cell>
          <table:table-cell office:value-type="float" office:value="122935" calcext:value-type="float">
            <text:p>122935</text:p>
          </table:table-cell>
          <table:table-cell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  <table:table-cell office:value-type="float" office:value="66" calcext:value-type="float">
            <text:p>66</text:p>
          </table:table-cell>
          <table:table-cell office:value-type="float" office:value="1500000000" calcext:value-type="float">
            <text:p>15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68246738198627E+016" calcext:value-type="float">
            <text:p>2.68246738198627E+016</text:p>
          </table:table-cell>
          <table:table-cell office:value-type="string" calcext:value-type="string">
            <text:p>IRO1BHMN0001</text:p>
          </table:table-cell>
          <table:table-cell office:value-type="string" calcext:value-type="string">
            <text:p>خبهمن</text:p>
          </table:table-cell>
          <table:table-cell office:value-type="string" calcext:value-type="string">
            <text:p>گروه‌بهمن‌</text:p>
          </table:table-cell>
          <table:table-cell office:value-type="float" office:value="123006" calcext:value-type="float">
            <text:p>1230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235" calcext:value-type="float">
            <text:p>1235</text:p>
          </table:table-cell>
          <table:table-cell office:value-type="float" office:value="34" calcext:value-type="float">
            <text:p>34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.68905715791239E+016" calcext:value-type="float">
            <text:p>2.68905715791239E+016</text:p>
          </table:table-cell>
          <table:table-cell office:value-type="string" calcext:value-type="string">
            <text:p>IRB3MOKZ9841</text:p>
          </table:table-cell>
          <table:table-cell office:value-type="string" calcext:value-type="string">
            <text:p>صخابر</text:p>
          </table:table-cell>
          <table:table-cell office:value-type="string" calcext:value-type="string">
            <text:p>اوراق اجاره شركت مخابرات ايران</text:p>
          </table:table-cell>
          <table:table-cell office:value-type="float" office:value="112223" calcext:value-type="float">
            <text:p>1122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69973165010807E+016" calcext:value-type="float">
            <text:p>2.69973165010807E+016</text:p>
          </table:table-cell>
          <table:table-cell office:value-type="string" calcext:value-type="string">
            <text:p>IRO1SSHR0001</text:p>
          </table:table-cell>
          <table:table-cell office:value-type="string" calcext:value-type="string">
            <text:p>سشرق</text:p>
          </table:table-cell>
          <table:table-cell office:value-type="string" calcext:value-type="string">
            <text:p>سيمان‌ شرق‌</text:p>
          </table:table-cell>
          <table:table-cell office:value-type="float" office:value="122924" calcext:value-type="float">
            <text:p>122924</text:p>
          </table:table-cell>
          <table:table-cell office:value-type="float" office:value="1061424" calcext:value-type="float">
            <text:p>1061424</text:p>
          </table:table-cell>
          <table:table-cell office:value-type="float" office:value="1445" calcext:value-type="float">
            <text:p>1445</text:p>
          </table:table-cell>
          <table:table-cell office:value-type="float" office:value="53" calcext:value-type="float">
            <text:p>53</text:p>
          </table:table-cell>
          <table:table-cell office:value-type="float" office:value="2653560000" calcext:value-type="float">
            <text:p>265356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70003268412577E+016" calcext:value-type="float">
            <text:p>2.70003268412577E+016</text:p>
          </table:table-cell>
          <table:table-cell office:value-type="string" calcext:value-type="string">
            <text:p>IRO1SDST0001</text:p>
          </table:table-cell>
          <table:table-cell office:value-type="string" calcext:value-type="string">
            <text:p>سدشت</text:p>
          </table:table-cell>
          <table:table-cell office:value-type="string" calcext:value-type="string">
            <text:p>صنايع سيمان دشتستان</text:p>
          </table:table-cell>
          <table:table-cell office:value-type="float" office:value="122748" calcext:value-type="float">
            <text:p>122748</text:p>
          </table:table-cell>
          <table:table-cell office:value-type="float" office:value="472000" calcext:value-type="float">
            <text:p>472000</text:p>
          </table:table-cell>
          <table:table-cell office:value-type="float" office:value="363" calcext:value-type="float">
            <text:p>363</text:p>
          </table:table-cell>
          <table:table-cell office:value-type="float" office:value="53" calcext:value-type="float">
            <text:p>53</text:p>
          </table:table-cell>
          <table:table-cell office:value-type="float" office:value="1180000000" calcext:value-type="float">
            <text:p>118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.72183864111834E+016" calcext:value-type="float">
            <text:p>2.72183864111834E+016</text:p>
          </table:table-cell>
          <table:table-cell office:value-type="string" calcext:value-type="string">
            <text:p>IRO1SDOR0001</text:p>
          </table:table-cell>
          <table:table-cell office:value-type="string" calcext:value-type="string">
            <text:p>سدور</text:p>
          </table:table-cell>
          <table:table-cell office:value-type="string" calcext:value-type="string">
            <text:p>سيمان‌ دورود</text:p>
          </table:table-cell>
          <table:table-cell office:value-type="float" office:value="123006" calcext:value-type="float">
            <text:p>123006</text:p>
          </table:table-cell>
          <table:table-cell office:value-type="float" office:value="256679" calcext:value-type="float">
            <text:p>256679</text:p>
          </table:table-cell>
          <table:table-cell office:value-type="float" office:value="1667" calcext:value-type="float">
            <text:p>1667</text:p>
          </table:table-cell>
          <table:table-cell office:value-type="float" office:value="53" calcext:value-type="float">
            <text:p>53</text:p>
          </table:table-cell>
          <table:table-cell office:value-type="float" office:value="641697305" calcext:value-type="float">
            <text:p>641697305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.72594842091176E+016" calcext:value-type="float">
            <text:p>2.72594842091176E+016</text:p>
          </table:table-cell>
          <table:table-cell office:value-type="string" calcext:value-type="string">
            <text:p>IRB3SR2399B1</text:p>
          </table:table-cell>
          <table:table-cell office:value-type="string" calcext:value-type="string">
            <text:p>سلامت3</text:p>
          </table:table-cell>
          <table:table-cell office:value-type="string" calcext:value-type="string">
            <text:p>مرابحه دولتي تعاون-اميد991118</text:p>
          </table:table-cell>
          <table:table-cell office:value-type="float" office:value="61018" calcext:value-type="float">
            <text:p>6101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.72998411732454E+016" calcext:value-type="float">
            <text:p>2.72998411732454E+016</text:p>
          </table:table-cell>
          <table:table-cell office:value-type="string" calcext:value-type="string">
            <text:p>IRO7PDRP0001</text:p>
          </table:table-cell>
          <table:table-cell office:value-type="string" calcext:value-type="string">
            <text:p>داراب</text:p>
          </table:table-cell>
          <table:table-cell office:value-type="string" calcext:value-type="string">
            <text:p>پتروشيمي داراب</text:p>
          </table:table-cell>
          <table:table-cell office:value-type="float" office:value="123003" calcext:value-type="float">
            <text:p>123003</text:p>
          </table:table-cell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office:value-type="float" office:value="44" calcext:value-type="float">
            <text:p>44</text:p>
          </table:table-cell>
          <table:table-cell office:value-type="float" office:value="3408000000" calcext:value-type="float">
            <text:p>3408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.73082170702382E+016" calcext:value-type="float">
            <text:p>2.73082170702382E+016</text:p>
          </table:table-cell>
          <table:table-cell office:value-type="string" calcext:value-type="string">
            <text:p>IRO1CRBN0001</text:p>
          </table:table-cell>
          <table:table-cell office:value-type="string" calcext:value-type="string">
            <text:p>شكربن</text:p>
          </table:table-cell>
          <table:table-cell office:value-type="string" calcext:value-type="string">
            <text:p>كربن‌ ايران‌</text:p>
          </table:table-cell>
          <table:table-cell office:value-type="float" office:value="123003" calcext:value-type="float">
            <text:p>1230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" calcext:value-type="float">
            <text:p>1238</text:p>
          </table:table-cell>
          <table:table-cell office:value-type="float" office:value="44" calcext:value-type="float">
            <text:p>44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7338175838626E+016" calcext:value-type="float">
            <text:p>2.7338175838626E+016</text:p>
          </table:table-cell>
          <table:table-cell office:value-type="string" calcext:value-type="string">
            <text:p>IRB3SS340051</text:p>
          </table:table-cell>
          <table:table-cell office:value-type="string" calcext:value-type="string">
            <text:p>شستا004</text:p>
          </table:table-cell>
          <table:table-cell office:value-type="string" calcext:value-type="string">
            <text:p>اجاره تامين اجتماعي-نوين000523</text:p>
          </table:table-cell>
          <table:table-cell office:value-type="float" office:value="61018" calcext:value-type="float">
            <text:p>6101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7361263980884E+016" calcext:value-type="float">
            <text:p>2.7361263980884E+016</text:p>
          </table:table-cell>
          <table:table-cell office:value-type="string" calcext:value-type="string">
            <text:p>IRO7TVNP0001</text:p>
          </table:table-cell>
          <table:table-cell office:value-type="string" calcext:value-type="string">
            <text:p>وتعاون</text:p>
          </table:table-cell>
          <table:table-cell office:value-type="string" calcext:value-type="string">
            <text:p>بيمه <text:s/>تعاون</text:p>
          </table:table-cell>
          <table:table-cell office:value-type="float" office:value="123126" calcext:value-type="float">
            <text:p>123126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66" calcext:value-type="float">
            <text:p>66</text:p>
          </table:table-cell>
          <table:table-cell office:value-type="float" office:value="1500000000" calcext:value-type="float">
            <text:p>15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.76469192776678E+016" calcext:value-type="float">
            <text:p>2.76469192776678E+016</text:p>
          </table:table-cell>
          <table:table-cell office:value-type="string" calcext:value-type="string">
            <text:p>IRB4SM059891</text:p>
          </table:table-cell>
          <table:table-cell office:value-type="string" calcext:value-type="string">
            <text:p>اشاد5</text:p>
          </table:table-cell>
          <table:table-cell office:value-type="string" calcext:value-type="string">
            <text:p>مشاركت دولتي5-شرايط خاص980922</text:p>
          </table:table-cell>
          <table:table-cell office:value-type="float" office:value="61020" calcext:value-type="float">
            <text:p>6102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9360739" calcext:value-type="float">
            <text:p>9360739</text:p>
          </table:table-cell>
          <table:table-cell office:value-type="float" office:value="706" calcext:value-type="float">
            <text:p>706</text:p>
          </table:table-cell>
          <table:table-cell table:number-columns-repeated="101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.76681587332462E+016" calcext:value-type="float">
            <text:p>2.76681587332462E+016</text:p>
          </table:table-cell>
          <table:table-cell office:value-type="string" calcext:value-type="string">
            <text:p>IRO7PRMP0001</text:p>
          </table:table-cell>
          <table:table-cell office:value-type="string" calcext:value-type="string">
            <text:p>سپرمي</text:p>
          </table:table-cell>
          <table:table-cell office:value-type="string" calcext:value-type="string">
            <text:p>پرميت‌</text:p>
          </table:table-cell>
          <table:table-cell office:value-type="float" office:value="123054" calcext:value-type="float">
            <text:p>123054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54" calcext:value-type="float">
            <text:p>54</text:p>
          </table:table-cell>
          <table:table-cell office:value-type="float" office:value="35200000" calcext:value-type="float">
            <text:p>352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77504149417672E+016" calcext:value-type="float">
            <text:p>2.77504149417672E+016</text:p>
          </table:table-cell>
          <table:table-cell office:value-type="string" calcext:value-type="string">
            <text:p>IRO9IKCO0731</text:p>
          </table:table-cell>
          <table:table-cell office:value-type="string" calcext:value-type="string">
            <text:p>ضخود3016</text:p>
          </table:table-cell>
          <table:table-cell office:value-type="string" calcext:value-type="string">
            <text:p>اختيارخ خودرو-3000-1398/03/19</text:p>
          </table:table-cell>
          <table:table-cell office:value-type="float" office:value="61058" calcext:value-type="float">
            <text:p>6105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78148448703056E+016" calcext:value-type="float">
            <text:p>2.78148448703056E+016</text:p>
          </table:table-cell>
          <table:table-cell office:value-type="string" calcext:value-type="string">
            <text:p>IRO3KZGZ0001</text:p>
          </table:table-cell>
          <table:table-cell office:value-type="string" calcext:value-type="string">
            <text:p>كيميا</text:p>
          </table:table-cell>
          <table:table-cell office:value-type="string" calcext:value-type="string">
            <text:p>معدني كيمياي زنجان گستران</text:p>
          </table:table-cell>
          <table:table-cell office:value-type="float" office:value="122958" calcext:value-type="float">
            <text:p>122958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27" calcext:value-type="float">
            <text:p>27</text:p>
          </table:table-cell>
          <table:table-cell office:value-type="float" office:value="230400000" calcext:value-type="float">
            <text:p>2304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79228609561331E+016" calcext:value-type="float">
            <text:p>2.79228609561331E+016</text:p>
          </table:table-cell>
          <table:table-cell office:value-type="string" calcext:value-type="string">
            <text:p>IRO1MOBN0001</text:p>
          </table:table-cell>
          <table:table-cell office:value-type="string" calcext:value-type="string">
            <text:p>مبين</text:p>
          </table:table-cell>
          <table:table-cell office:value-type="string" calcext:value-type="string">
            <text:p>پتروشيمي مبين</text:p>
          </table:table-cell>
          <table:table-cell office:value-type="float" office:value="122948" calcext:value-type="float">
            <text:p>122948</text:p>
          </table:table-cell>
          <table:table-cell office:value-type="float" office:value="1118193" calcext:value-type="float">
            <text:p>1118193</text:p>
          </table:table-cell>
          <table:table-cell office:value-type="float" office:value="808" calcext:value-type="float">
            <text:p>808</text:p>
          </table:table-cell>
          <table:table-cell office:value-type="float" office:value="40" calcext:value-type="float">
            <text:p>40</text:p>
          </table:table-cell>
          <table:table-cell office:value-type="float" office:value="14252000000" calcext:value-type="float">
            <text:p>14252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79529699189675E+016" calcext:value-type="float">
            <text:p>2.79529699189675E+016</text:p>
          </table:table-cell>
          <table:table-cell office:value-type="string" calcext:value-type="string">
            <text:p>IRO1RKSH0001</text:p>
          </table:table-cell>
          <table:table-cell office:value-type="string" calcext:value-type="string">
            <text:p>ركيش</text:p>
          </table:table-cell>
          <table:table-cell office:value-type="string" calcext:value-type="string">
            <text:p>كارت اعتباري ايران كيش</text:p>
          </table:table-cell>
          <table:table-cell office:value-type="float" office:value="123005" calcext:value-type="float">
            <text:p>123005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769" calcext:value-type="float">
            <text:p>769</text:p>
          </table:table-cell>
          <table:table-cell office:value-type="float" office:value="72" calcext:value-type="float">
            <text:p>72</text:p>
          </table:table-cell>
          <table:table-cell office:value-type="float" office:value="2600000000" calcext:value-type="float">
            <text:p>26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80331330214438E+016" calcext:value-type="float">
            <text:p>2.80331330214438E+016</text:p>
          </table:table-cell>
          <table:table-cell office:value-type="string" calcext:value-type="string">
            <text:p>IRO1KFAN0001</text:p>
          </table:table-cell>
          <table:table-cell office:value-type="string" calcext:value-type="string">
            <text:p>خفنر</text:p>
          </table:table-cell>
          <table:table-cell office:value-type="string" calcext:value-type="string">
            <text:p>فنرسازي‌خاور</text:p>
          </table:table-cell>
          <table:table-cell office:value-type="float" office:value="122431" calcext:value-type="float">
            <text:p>122431</text:p>
          </table:table-cell>
          <table:table-cell office:value-type="float" office:value="80000" calcext:value-type="float">
            <text:p>80000</text:p>
          </table:table-cell>
          <table:table-cell office:value-type="float" office:value="347" calcext:value-type="float">
            <text:p>347</text:p>
          </table:table-cell>
          <table:table-cell office:value-type="float" office:value="34" calcext:value-type="float">
            <text:p>3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82302385643349E+016" calcext:value-type="float">
            <text:p>2.82302385643349E+016</text:p>
          </table:table-cell>
          <table:table-cell office:value-type="string" calcext:value-type="string">
            <text:p>IRO7GTOP0001</text:p>
          </table:table-cell>
          <table:table-cell office:value-type="string" calcext:value-type="string">
            <text:p>قجام</text:p>
          </table:table-cell>
          <table:table-cell office:value-type="string" calcext:value-type="string">
            <text:p>فرآوردههاي غذايي وقندتربت‌جام‌</text:p>
          </table:table-cell>
          <table:table-cell office:value-type="float" office:value="123012" calcext:value-type="float">
            <text:p>123012</text:p>
          </table:table-cell>
          <table:table-cell office:value-type="float" office:value="1" calcext:value-type="float">
            <text:p>1</text:p>
          </table:table-cell>
          <table:table-cell office:value-type="float" office:value="1474" calcext:value-type="float">
            <text:p>1474</text:p>
          </table:table-cell>
          <table:table-cell office:value-type="float" office:value="38" calcext:value-type="float">
            <text:p>38</text:p>
          </table:table-cell>
          <table:table-cell office:value-type="float" office:value="312000000" calcext:value-type="float">
            <text:p>312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8251956446988E+016" calcext:value-type="float">
            <text:p>2.8251956446988E+016</text:p>
          </table:table-cell>
          <table:table-cell office:value-type="string" calcext:value-type="string">
            <text:p>IRO7MFMP0001</text:p>
          </table:table-cell>
          <table:table-cell office:value-type="string" calcext:value-type="string">
            <text:p>شمواد</text:p>
          </table:table-cell>
          <table:table-cell office:value-type="string" calcext:value-type="string">
            <text:p>توليد مواداوليه الياف مصنوعي</text:p>
          </table:table-cell>
          <table:table-cell office:value-type="float" office:value="123014" calcext:value-type="float">
            <text:p>123014</text:p>
          </table:table-cell>
          <table:table-cell office:value-type="float" office:value="1" calcext:value-type="float">
            <text:p>1</text:p>
          </table:table-cell>
          <table:table-cell office:value-type="float" office:value="826" calcext:value-type="float">
            <text:p>826</text:p>
          </table:table-cell>
          <table:table-cell office:value-type="float" office:value="44" calcext:value-type="float">
            <text:p>44</text:p>
          </table:table-cell>
          <table:table-cell office:value-type="float" office:value="143488000" calcext:value-type="float">
            <text:p>143488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.82536784492735E+016" calcext:value-type="float">
            <text:p>2.82536784492735E+016</text:p>
          </table:table-cell>
          <table:table-cell office:value-type="string" calcext:value-type="string">
            <text:p>IRO3KHZZ0001</text:p>
          </table:table-cell>
          <table:table-cell office:value-type="string" calcext:value-type="string">
            <text:p>حخزر</text:p>
          </table:table-cell>
          <table:table-cell office:value-type="string" calcext:value-type="string">
            <text:p>كشتيراني درياي خزر</text:p>
          </table:table-cell>
          <table:table-cell office:value-type="float" office:value="122945" calcext:value-type="float">
            <text:p>122945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61" calcext:value-type="float">
            <text:p>61</text:p>
          </table:table-cell>
          <table:table-cell office:value-type="float" office:value="1080000000" calcext:value-type="float">
            <text:p>108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.83257315601064E+016" calcext:value-type="float">
            <text:p>2.83257315601064E+016</text:p>
          </table:table-cell>
          <table:table-cell office:value-type="string" calcext:value-type="string">
            <text:p>IRO1SISH0001</text:p>
          </table:table-cell>
          <table:table-cell office:value-type="string" calcext:value-type="string">
            <text:p>كساپا</text:p>
          </table:table-cell>
          <table:table-cell office:value-type="string" calcext:value-type="string">
            <text:p>سايپاشيشه‌</text:p>
          </table:table-cell>
          <table:table-cell office:value-type="float" office:value="123006" calcext:value-type="float">
            <text:p>123006</text:p>
          </table:table-cell>
          <table:table-cell office:value-type="float" office:value="171644" calcext:value-type="float">
            <text:p>171644</text:p>
          </table:table-cell>
          <table:table-cell office:value-type="float" office:value="591" calcext:value-type="float">
            <text:p>591</text:p>
          </table:table-cell>
          <table:table-cell office:value-type="float" office:value="54" calcext:value-type="float">
            <text:p>54</text:p>
          </table:table-cell>
          <table:table-cell office:value-type="float" office:value="230000000" calcext:value-type="float">
            <text:p>23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83287101985541E+016" calcext:value-type="float">
            <text:p>2.83287101985541E+016</text:p>
          </table:table-cell>
          <table:table-cell office:value-type="string" calcext:value-type="string">
            <text:p>IRO1BALI0001</text:p>
          </table:table-cell>
          <table:table-cell office:value-type="string" calcext:value-type="string">
            <text:p>وبوعلي</text:p>
          </table:table-cell>
          <table:table-cell office:value-type="string" calcext:value-type="string">
            <text:p>سرمايه‌گذاري‌بوعلي‌</text:p>
          </table:table-cell>
          <table:table-cell office:value-type="float" office:value="123000" calcext:value-type="float">
            <text:p>123000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.84310959034076E+016" calcext:value-type="float">
            <text:p>2.84310959034076E+016</text:p>
          </table:table-cell>
          <table:table-cell office:value-type="string" calcext:value-type="string">
            <text:p>IRO3KSPZ0001</text:p>
          </table:table-cell>
          <table:table-cell office:value-type="string" calcext:value-type="string">
            <text:p>كاسپين</text:p>
          </table:table-cell>
          <table:table-cell office:value-type="string" calcext:value-type="string">
            <text:p>داروسازي كاسپين تامين</text:p>
          </table:table-cell>
          <table:table-cell office:value-type="float" office:value="122906" calcext:value-type="float">
            <text:p>122906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43" calcext:value-type="float">
            <text:p>43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85411280730534E+016" calcext:value-type="float">
            <text:p>2.85411280730534E+016</text:p>
          </table:table-cell>
          <table:table-cell office:value-type="string" calcext:value-type="string">
            <text:p>IRB3TB399871</text:p>
          </table:table-cell>
          <table:table-cell office:value-type="string" calcext:value-type="string">
            <text:p>اخزا708</text:p>
          </table:table-cell>
          <table:table-cell office:value-type="string" calcext:value-type="string">
            <text:p>اسنادخزانه-م8بودجه97-980723</text:p>
          </table:table-cell>
          <table:table-cell office:value-type="float" office:value="122753" calcext:value-type="float">
            <text:p>122753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69" calcext:value-type="float">
            <text:p>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85934341609482E+016" calcext:value-type="float">
            <text:p>2.85934341609482E+016</text:p>
          </table:table-cell>
          <table:table-cell office:value-type="string" calcext:value-type="string">
            <text:p>IRR1SAHD0101</text:p>
          </table:table-cell>
          <table:table-cell office:value-type="string" calcext:value-type="string">
            <text:p>ثشاهدح</text:p>
          </table:table-cell>
          <table:table-cell office:value-type="string" calcext:value-type="string">
            <text:p>ح . سرمايه‌ گذاري‌ شاهد</text:p>
          </table:table-cell>
          <table:table-cell office:value-type="float" office:value="122954" calcext:value-type="float">
            <text:p>122954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70" calcext:value-type="float">
            <text:p>70</text:p>
          </table:table-cell>
          <table:table-cell office:value-type="float" office:value="623342000" calcext:value-type="float">
            <text:p>623342000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.86720958507985E+016" calcext:value-type="float">
            <text:p>2.86720958507985E+016</text:p>
          </table:table-cell>
          <table:table-cell office:value-type="string" calcext:value-type="string">
            <text:p>IRO1SLMN0001</text:p>
          </table:table-cell>
          <table:table-cell office:value-type="string" calcext:value-type="string">
            <text:p>غسالم</text:p>
          </table:table-cell>
          <table:table-cell office:value-type="string" calcext:value-type="string">
            <text:p>سالمين‌</text:p>
          </table:table-cell>
          <table:table-cell office:value-type="float" office:value="92231" calcext:value-type="float">
            <text:p>92231</text:p>
          </table:table-cell>
          <table:table-cell office:value-type="float" office:value="120000" calcext:value-type="float">
            <text:p>120000</text:p>
          </table:table-cell>
          <table:table-cell office:value-type="float" office:value="203" calcext:value-type="float">
            <text:p>203</text:p>
          </table:table-cell>
          <table:table-cell office:value-type="float" office:value="42" calcext:value-type="float">
            <text:p>42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87885982901608E+016" calcext:value-type="float">
            <text:p>2.87885982901608E+016</text:p>
          </table:table-cell>
          <table:table-cell office:value-type="string" calcext:value-type="string">
            <text:p>IRT3SALF0001</text:p>
          </table:table-cell>
          <table:table-cell office:value-type="string" calcext:value-type="string">
            <text:p>الماس</text:p>
          </table:table-cell>
          <table:table-cell office:value-type="string" calcext:value-type="string">
            <text:p>صندوق س.امين تدبيرگران فردا-س</text:p>
          </table:table-cell>
          <table:table-cell office:value-type="float" office:value="112815" calcext:value-type="float">
            <text:p>112815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88098867656822E+016" calcext:value-type="float">
            <text:p>2.88098867656822E+016</text:p>
          </table:table-cell>
          <table:table-cell office:value-type="string" calcext:value-type="string">
            <text:p>IRO1HSHM0001</text:p>
          </table:table-cell>
          <table:table-cell office:value-type="string" calcext:value-type="string">
            <text:p>حفاري</text:p>
          </table:table-cell>
          <table:table-cell office:value-type="string" calcext:value-type="string">
            <text:p>حفاري شمال</text:p>
          </table:table-cell>
          <table:table-cell office:value-type="float" office:value="123001" calcext:value-type="float">
            <text:p>123001</text:p>
          </table:table-cell>
          <table:table-cell office:value-type="float" office:value="2084324" calcext:value-type="float">
            <text:p>2084324</text:p>
          </table:table-cell>
          <table:table-cell office:value-type="float" office:value="1468" calcext:value-type="float">
            <text:p>1468</text:p>
          </table:table-cell>
          <table:table-cell office:value-type="float" office:value="11" calcext:value-type="float">
            <text:p>11</text:p>
          </table:table-cell>
          <table:table-cell office:value-type="float" office:value="5210810000" calcext:value-type="float">
            <text:p>521081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.88452645569375E+016" calcext:value-type="float">
            <text:p>2.88452645569375E+016</text:p>
          </table:table-cell>
          <table:table-cell office:value-type="string" calcext:value-type="string">
            <text:p>IRO7POIP0001</text:p>
          </table:table-cell>
          <table:table-cell office:value-type="string" calcext:value-type="string">
            <text:p>شپلي</text:p>
          </table:table-cell>
          <table:table-cell office:value-type="string" calcext:value-type="string">
            <text:p>پلي اكريل ايران</text:p>
          </table:table-cell>
          <table:table-cell office:value-type="float" office:value="123026" calcext:value-type="float">
            <text:p>123026</text:p>
          </table:table-cell>
          <table:table-cell office:value-type="float" office:value="1" calcext:value-type="float">
            <text:p>1</text:p>
          </table:table-cell>
          <table:table-cell office:value-type="float" office:value="2099" calcext:value-type="float">
            <text:p>2099</text:p>
          </table:table-cell>
          <table:table-cell office:value-type="float" office:value="44" calcext:value-type="float">
            <text:p>44</text:p>
          </table:table-cell>
          <table:table-cell office:value-type="float" office:value="3570979000" calcext:value-type="float">
            <text:p>3570979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.88541055564351E+016" calcext:value-type="float">
            <text:p>2.88541055564351E+016</text:p>
          </table:table-cell>
          <table:table-cell office:value-type="string" calcext:value-type="string">
            <text:p>IRO7CZGP0001</text:p>
          </table:table-cell>
          <table:table-cell office:value-type="string" calcext:value-type="string">
            <text:p>ثزاگرس</text:p>
          </table:table-cell>
          <table:table-cell office:value-type="string" calcext:value-type="string">
            <text:p>سرمايه گذاري توسعه عمران زاگرس</text:p>
          </table:table-cell>
          <table:table-cell office:value-type="float" office:value="123035" calcext:value-type="float">
            <text:p>123035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70" calcext:value-type="float">
            <text:p>70</text:p>
          </table:table-cell>
          <table:table-cell office:value-type="float" office:value="66000000" calcext:value-type="float">
            <text:p>66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88645408053619E+016" calcext:value-type="float">
            <text:p>2.88645408053619E+016</text:p>
          </table:table-cell>
          <table:table-cell office:value-type="string" calcext:value-type="string">
            <text:p>IRO1FKHZ0001</text:p>
          </table:table-cell>
          <table:table-cell office:value-type="string" calcext:value-type="string">
            <text:p>فخوز</text:p>
          </table:table-cell>
          <table:table-cell office:value-type="string" calcext:value-type="string">
            <text:p>فولاد <text:s/>خوزستان</text:p>
          </table:table-cell>
          <table:table-cell office:value-type="float" office:value="122651" calcext:value-type="float">
            <text:p>122651</text:p>
          </table:table-cell>
          <table:table-cell office:value-type="float" office:value="1147052" calcext:value-type="float">
            <text:p>1147052</text:p>
          </table:table-cell>
          <table:table-cell office:value-type="float" office:value="1116" calcext:value-type="float">
            <text:p>1116</text:p>
          </table:table-cell>
          <table:table-cell office:value-type="float" office:value="27" calcext:value-type="float">
            <text:p>27</text:p>
          </table:table-cell>
          <table:table-cell office:value-type="float" office:value="19048697000" calcext:value-type="float">
            <text:p>19048697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91228549028655E+016" calcext:value-type="float">
            <text:p>2.91228549028655E+016</text:p>
          </table:table-cell>
          <table:table-cell office:value-type="string" calcext:value-type="string">
            <text:p>IRO1KSAD0001</text:p>
          </table:table-cell>
          <table:table-cell office:value-type="string" calcext:value-type="string">
            <text:p>كسعدي</text:p>
          </table:table-cell>
          <table:table-cell office:value-type="string" calcext:value-type="string">
            <text:p>كاشي‌ سعدي‌</text:p>
          </table:table-cell>
          <table:table-cell office:value-type="float" office:value="122950" calcext:value-type="float">
            <text:p>1229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8" calcext:value-type="float">
            <text:p>598</text:p>
          </table:table-cell>
          <table:table-cell office:value-type="float" office:value="49" calcext:value-type="float">
            <text:p>49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92479151615902E+016" calcext:value-type="float">
            <text:p>2.92479151615902E+016</text:p>
          </table:table-cell>
          <table:table-cell office:value-type="string" calcext:value-type="string">
            <text:p>IRO1DLGM0001</text:p>
          </table:table-cell>
          <table:table-cell office:value-type="string" calcext:value-type="string">
            <text:p>دلقما</text:p>
          </table:table-cell>
          <table:table-cell office:value-type="string" calcext:value-type="string">
            <text:p>دارويي‌ لقمان‌</text:p>
          </table:table-cell>
          <table:table-cell office:value-type="float" office:value="122949" calcext:value-type="float">
            <text:p>122949</text:p>
          </table:table-cell>
          <table:table-cell office:value-type="float" office:value="270000" calcext:value-type="float">
            <text:p>270000</text:p>
          </table:table-cell>
          <table:table-cell office:value-type="float" office:value="607" calcext:value-type="float">
            <text:p>607</text:p>
          </table:table-cell>
          <table:table-cell office:value-type="float" office:value="43" calcext:value-type="float">
            <text:p>43</text:p>
          </table:table-cell>
          <table:table-cell office:value-type="float" office:value="675000000" calcext:value-type="float">
            <text:p>675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93169487509163E+016" calcext:value-type="float">
            <text:p>2.93169487509163E+016</text:p>
          </table:table-cell>
          <table:table-cell office:value-type="string" calcext:value-type="string">
            <text:p>IRO7GAZP0001</text:p>
          </table:table-cell>
          <table:table-cell office:value-type="string" calcext:value-type="string">
            <text:p>پلوله</text:p>
          </table:table-cell>
          <table:table-cell office:value-type="string" calcext:value-type="string">
            <text:p>گازلوله‌</text:p>
          </table:table-cell>
          <table:table-cell office:value-type="float" office:value="123036" calcext:value-type="float">
            <text:p>123036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25" calcext:value-type="float">
            <text:p>25</text:p>
          </table:table-cell>
          <table:table-cell office:value-type="float" office:value="225000000" calcext:value-type="float">
            <text:p>225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95125686089496E+016" calcext:value-type="float">
            <text:p>2.95125686089496E+016</text:p>
          </table:table-cell>
          <table:table-cell office:value-type="string" calcext:value-type="string">
            <text:p>IRB3TB349971</text:p>
          </table:table-cell>
          <table:table-cell office:value-type="string" calcext:value-type="string">
            <text:p>اخزا703</text:p>
          </table:table-cell>
          <table:table-cell office:value-type="string" calcext:value-type="string">
            <text:p>اسنادخزانه-م3بودجه97-990721</text:p>
          </table:table-cell>
          <table:table-cell office:value-type="float" office:value="122743" calcext:value-type="float">
            <text:p>122743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69" calcext:value-type="float">
            <text:p>69</text:p>
          </table:table-cell>
          <table:table-cell office:value-type="float" office:value="40393129" calcext:value-type="float">
            <text:p>40393129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95279856209487E+016" calcext:value-type="float">
            <text:p>2.95279856209487E+016</text:p>
          </table:table-cell>
          <table:table-cell office:value-type="string" calcext:value-type="string">
            <text:p>IRO7KKHP0001</text:p>
          </table:table-cell>
          <table:table-cell office:value-type="string" calcext:value-type="string">
            <text:p>خكرمان</text:p>
          </table:table-cell>
          <table:table-cell office:value-type="string" calcext:value-type="string">
            <text:p>گروه اقتصادي كرمان خودرو</text:p>
          </table:table-cell>
          <table:table-cell office:value-type="float" office:value="142431" calcext:value-type="float">
            <text:p>142431</text:p>
          </table:table-cell>
          <table:table-cell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  <table:table-cell office:value-type="float" office:value="34" calcext:value-type="float">
            <text:p>34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97584776028786E+016" calcext:value-type="float">
            <text:p>2.97584776028786E+016</text:p>
          </table:table-cell>
          <table:table-cell office:value-type="string" calcext:value-type="string">
            <text:p>IRO1DTIP0001</text:p>
          </table:table-cell>
          <table:table-cell office:value-type="string" calcext:value-type="string">
            <text:p>تيپيكو</text:p>
          </table:table-cell>
          <table:table-cell office:value-type="string" calcext:value-type="string">
            <text:p>سرمايه گذاري دارويي تامين</text:p>
          </table:table-cell>
          <table:table-cell office:value-type="float" office:value="122635" calcext:value-type="float">
            <text:p>122635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800" calcext:value-type="float">
            <text:p>800</text:p>
          </table:table-cell>
          <table:table-cell office:value-type="float" office:value="43" calcext:value-type="float">
            <text:p>43</text:p>
          </table:table-cell>
          <table:table-cell office:value-type="float" office:value="2900000000" calcext:value-type="float">
            <text:p>29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98602656275784E+016" calcext:value-type="float">
            <text:p>2.98602656275784E+016</text:p>
          </table:table-cell>
          <table:table-cell office:value-type="string" calcext:value-type="string">
            <text:p>IRO1BVMA0001</text:p>
          </table:table-cell>
          <table:table-cell office:value-type="string" calcext:value-type="string">
            <text:p>ما</text:p>
          </table:table-cell>
          <table:table-cell office:value-type="string" calcext:value-type="string">
            <text:p>بيمه <text:s/>ما</text:p>
          </table:table-cell>
          <table:table-cell office:value-type="float" office:value="122435" calcext:value-type="float">
            <text:p>122435</text:p>
          </table:table-cell>
          <table:table-cell office:value-type="float" office:value="600000" calcext:value-type="float">
            <text:p>600000</text:p>
          </table:table-cell>
          <table:table-cell office:value-type="float" office:value="585" calcext:value-type="float">
            <text:p>585</text:p>
          </table:table-cell>
          <table:table-cell office:value-type="float" office:value="66" calcext:value-type="float">
            <text:p>66</text:p>
          </table:table-cell>
          <table:table-cell office:value-type="float" office:value="1500000000" calcext:value-type="float">
            <text:p>1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9882244560576E+016" calcext:value-type="float">
            <text:p>2.9882244560576E+016</text:p>
          </table:table-cell>
          <table:table-cell office:value-type="string" calcext:value-type="string">
            <text:p>IRO3ZKPZ0001</text:p>
          </table:table-cell>
          <table:table-cell office:value-type="string" calcext:value-type="string">
            <text:p>بزاگرس</text:p>
          </table:table-cell>
          <table:table-cell office:value-type="string" calcext:value-type="string">
            <text:p>نيروگاه زاگرس كوثر</text:p>
          </table:table-cell>
          <table:table-cell office:value-type="float" office:value="122959" calcext:value-type="float">
            <text:p>122959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float" office:value="40" calcext:value-type="float">
            <text:p>40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.02226329330577E+016" calcext:value-type="float">
            <text:p>3.02226329330577E+016</text:p>
          </table:table-cell>
          <table:table-cell office:value-type="string" calcext:value-type="string">
            <text:p>IRO9MAPN0131</text:p>
          </table:table-cell>
          <table:table-cell office:value-type="string" calcext:value-type="string">
            <text:p>ضپنا3005</text:p>
          </table:table-cell>
          <table:table-cell office:value-type="string" calcext:value-type="string">
            <text:p>اختيارخ رمپنا-4444-1398/03/12</text:p>
          </table:table-cell>
          <table:table-cell office:value-type="float" office:value="61058" calcext:value-type="float">
            <text:p>6105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350" calcext:value-type="float">
            <text:p>135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.02317891239005E+016" calcext:value-type="float">
            <text:p>3.02317891239005E+016</text:p>
          </table:table-cell>
          <table:table-cell office:value-type="string" calcext:value-type="string">
            <text:p>IRO1MRIN0001</text:p>
          </table:table-cell>
          <table:table-cell office:value-type="string" calcext:value-type="string">
            <text:p>نمرينو</text:p>
          </table:table-cell>
          <table:table-cell office:value-type="string" calcext:value-type="string">
            <text:p>ايران‌ مرينوس‌</text:p>
          </table:table-cell>
          <table:table-cell office:value-type="float" office:value="94910" calcext:value-type="float">
            <text:p>94910</text:p>
          </table:table-cell>
          <table:table-cell office:value-type="float" office:value="54113" calcext:value-type="float">
            <text:p>54113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 office:value-type="float" office:value="127000000" calcext:value-type="float">
            <text:p>127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.02822995009883E+016" calcext:value-type="float">
            <text:p>3.02822995009883E+016</text:p>
          </table:table-cell>
          <table:table-cell office:value-type="string" calcext:value-type="string">
            <text:p>IRT3FKOF0001</text:p>
          </table:table-cell>
          <table:table-cell office:value-type="string" calcext:value-type="string">
            <text:p>آكورد</text:p>
          </table:table-cell>
          <table:table-cell office:value-type="string" calcext:value-type="string">
            <text:p>صندوق س. آرمان آتي كوثر-د</text:p>
          </table:table-cell>
          <table:table-cell office:value-type="float" office:value="122955" calcext:value-type="float">
            <text:p>12295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.04169964522645E+016" calcext:value-type="float">
            <text:p>3.04169964522645E+016</text:p>
          </table:table-cell>
          <table:table-cell office:value-type="string" calcext:value-type="string">
            <text:p>IRB3TB419831</text:p>
          </table:table-cell>
          <table:table-cell office:value-type="string" calcext:value-type="string">
            <text:p>اخزا710</text:p>
          </table:table-cell>
          <table:table-cell office:value-type="string" calcext:value-type="string">
            <text:p>اسنادخزانه-م10بودجه97-980327</text:p>
          </table:table-cell>
          <table:table-cell office:value-type="float" office:value="120337" calcext:value-type="float">
            <text:p>120337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69" calcext:value-type="float">
            <text:p>69</text:p>
          </table:table-cell>
          <table:table-cell office:value-type="float" office:value="3314129" calcext:value-type="float">
            <text:p>3314129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04438393135226E+016" calcext:value-type="float">
            <text:p>3.04438393135226E+016</text:p>
          </table:table-cell>
          <table:table-cell office:value-type="string" calcext:value-type="string">
            <text:p>IRO7RAHP0001</text:p>
          </table:table-cell>
          <table:table-cell office:value-type="string" calcext:value-type="string">
            <text:p>حرهشا</text:p>
          </table:table-cell>
          <table:table-cell office:value-type="string" calcext:value-type="string">
            <text:p>رهشاد سپاهان (سهامي عام</text:p>
          </table:table-cell>
          <table:table-cell office:value-type="float" office:value="123025" calcext:value-type="float">
            <text:p>123025</text:p>
          </table:table-cell>
          <table:table-cell office:value-type="float" office:value="1" calcext:value-type="float">
            <text:p>1</text:p>
          </table:table-cell>
          <table:table-cell office:value-type="float" office:value="1109" calcext:value-type="float">
            <text:p>1109</text:p>
          </table:table-cell>
          <table:table-cell office:value-type="float" office:value="60" calcext:value-type="float">
            <text:p>6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.05069105055997E+016" calcext:value-type="float">
            <text:p>3.05069105055997E+016</text:p>
          </table:table-cell>
          <table:table-cell office:value-type="string" calcext:value-type="string">
            <text:p>IRB5RITZ9921</text:p>
          </table:table-cell>
          <table:table-cell office:value-type="string" calcext:value-type="string">
            <text:p>صايتل902</text:p>
          </table:table-cell>
          <table:table-cell office:value-type="string" calcext:value-type="string">
            <text:p>صكوك اجاره رايتل <text:s/>ماهانه 21 %</text:p>
          </table:table-cell>
          <table:table-cell office:value-type="float" office:value="122956" calcext:value-type="float">
            <text:p>122956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01" calcext:value-type="float">
            <text:p>301</text:p>
          </table:table-cell>
          <table:table-cell table:number-columns-repeated="101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.05156815530762E+016" calcext:value-type="float">
            <text:p>3.05156815530762E+016</text:p>
          </table:table-cell>
          <table:table-cell office:value-type="string" calcext:value-type="string">
            <text:p>IRBKSCO19831</text:p>
          </table:table-cell>
          <table:table-cell office:value-type="string" calcext:value-type="string">
            <text:p>عسپاها2</text:p>
          </table:table-cell>
          <table:table-cell office:value-type="string" calcext:value-type="string">
            <text:p>اوراق سلف سيمان سپاهان</text:p>
          </table:table-cell>
          <table:table-cell office:value-type="float" office:value="61044" calcext:value-type="float">
            <text:p>6104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178571" calcext:value-type="float">
            <text:p>178571</text:p>
          </table:table-cell>
          <table:table-cell office:value-type="float" office:value="308" calcext:value-type="float">
            <text:p>308</text:p>
          </table:table-cell>
          <table:table-cell table:number-columns-repeated="101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.05492519098214E+016" calcext:value-type="float">
            <text:p>3.05492519098214E+016</text:p>
          </table:table-cell>
          <table:table-cell office:value-type="string" calcext:value-type="string">
            <text:p>IRO9PASN0671</text:p>
          </table:table-cell>
          <table:table-cell office:value-type="string" calcext:value-type="string">
            <text:p>ضسان3011</text:p>
          </table:table-cell>
          <table:table-cell office:value-type="string" calcext:value-type="string">
            <text:p>اختيارخ پارسان-3600-1398/03/26</text:p>
          </table:table-cell>
          <table:table-cell office:value-type="float" office:value="61059" calcext:value-type="float">
            <text:p>6105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.06504269988633E+016" calcext:value-type="float">
            <text:p>3.06504269988633E+016</text:p>
          </table:table-cell>
          <table:table-cell office:value-type="string" calcext:value-type="string">
            <text:p>IRO1BOTA0001</text:p>
          </table:table-cell>
          <table:table-cell office:value-type="string" calcext:value-type="string">
            <text:p>لبوتان</text:p>
          </table:table-cell>
          <table:table-cell office:value-type="string" calcext:value-type="string">
            <text:p>گروه‌صنعتي‌بوتان‌</text:p>
          </table:table-cell>
          <table:table-cell office:value-type="float" office:value="123002" calcext:value-type="float">
            <text:p>123002</text:p>
          </table:table-cell>
          <table:table-cell office:value-type="float" office:value="280581" calcext:value-type="float">
            <text:p>280581</text:p>
          </table:table-cell>
          <table:table-cell office:value-type="float" office:value="728" calcext:value-type="float">
            <text:p>728</text:p>
          </table:table-cell>
          <table:table-cell office:value-type="float" office:value="29" calcext:value-type="float">
            <text:p>29</text:p>
          </table:table-cell>
          <table:table-cell office:value-type="float" office:value="701452430" calcext:value-type="float">
            <text:p>70145243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.07031405370347E+016" calcext:value-type="float">
            <text:p>3.07031405370347E+016</text:p>
          </table:table-cell>
          <table:table-cell office:value-type="string" calcext:value-type="string">
            <text:p>IRO3GZIZ0001</text:p>
          </table:table-cell>
          <table:table-cell office:value-type="string" calcext:value-type="string">
            <text:p>كگهر</text:p>
          </table:table-cell>
          <table:table-cell office:value-type="string" calcext:value-type="string">
            <text:p>سنگ آهن گهرزمين</text:p>
          </table:table-cell>
          <table:table-cell office:value-type="float" office:value="122958" calcext:value-type="float">
            <text:p>122958</text:p>
          </table:table-cell>
          <table:table-cell office:value-type="float" office:value="1" calcext:value-type="float">
            <text:p>1</text:p>
          </table:table-cell>
          <table:table-cell office:value-type="float" office:value="1411" calcext:value-type="float">
            <text:p>1411</text:p>
          </table:table-cell>
          <table:table-cell office:value-type="float" office:value="13" calcext:value-type="float">
            <text:p>13</text:p>
          </table:table-cell>
          <table:table-cell office:value-type="float" office:value="12300000000" calcext:value-type="float">
            <text:p>123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.07190549670883E+016" calcext:value-type="float">
            <text:p>3.07190549670883E+016</text:p>
          </table:table-cell>
          <table:table-cell office:value-type="string" calcext:value-type="string">
            <text:p>IRO1COMB0001</text:p>
          </table:table-cell>
          <table:table-cell office:value-type="string" calcext:value-type="string">
            <text:p>تكمبا</text:p>
          </table:table-cell>
          <table:table-cell office:value-type="string" calcext:value-type="string">
            <text:p>كمباين‌ سازي‌ ايران‌</text:p>
          </table:table-cell>
          <table:table-cell office:value-type="float" office:value="122954" calcext:value-type="float">
            <text:p>122954</text:p>
          </table:table-cell>
          <table:table-cell office:value-type="float" office:value="689211" calcext:value-type="float">
            <text:p>689211</text:p>
          </table:table-cell>
          <table:table-cell office:value-type="float" office:value="1428" calcext:value-type="float">
            <text:p>1428</text:p>
          </table:table-cell>
          <table:table-cell office:value-type="float" office:value="29" calcext:value-type="float">
            <text:p>29</text:p>
          </table:table-cell>
          <table:table-cell office:value-type="float" office:value="1723027501" calcext:value-type="float">
            <text:p>1723027501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.07657270859363E+016" calcext:value-type="float">
            <text:p>3.07657270859363E+016</text:p>
          </table:table-cell>
          <table:table-cell office:value-type="string" calcext:value-type="string">
            <text:p>IRO1JAMD0001</text:p>
          </table:table-cell>
          <table:table-cell office:value-type="string" calcext:value-type="string">
            <text:p>فجام</text:p>
          </table:table-cell>
          <table:table-cell office:value-type="string" calcext:value-type="string">
            <text:p>جام‌دارو</text:p>
          </table:table-cell>
          <table:table-cell office:value-type="float" office:value="123005" calcext:value-type="float">
            <text:p>123005</text:p>
          </table:table-cell>
          <table:table-cell office:value-type="float" office:value="65257" calcext:value-type="float">
            <text:p>65257</text:p>
          </table:table-cell>
          <table:table-cell office:value-type="float" office:value="498" calcext:value-type="float">
            <text:p>498</text:p>
          </table:table-cell>
          <table:table-cell office:value-type="float" office:value="28" calcext:value-type="float">
            <text:p>28</text:p>
          </table:table-cell>
          <table:table-cell office:value-type="float" office:value="120000000" calcext:value-type="float">
            <text:p>12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.08292037060951E+016" calcext:value-type="float">
            <text:p>3.08292037060951E+016</text:p>
          </table:table-cell>
          <table:table-cell office:value-type="string" calcext:value-type="string">
            <text:p>IRO1STEH0001</text:p>
          </table:table-cell>
          <table:table-cell office:value-type="string" calcext:value-type="string">
            <text:p>ستران</text:p>
          </table:table-cell>
          <table:table-cell office:value-type="string" calcext:value-type="string">
            <text:p>سيمان‌ تهران‌</text:p>
          </table:table-cell>
          <table:table-cell office:value-type="float" office:value="122955" calcext:value-type="float">
            <text:p>122955</text:p>
          </table:table-cell>
          <table:table-cell office:value-type="float" office:value="700000" calcext:value-type="float">
            <text:p>700000</text:p>
          </table:table-cell>
          <table:table-cell office:value-type="float" office:value="1835" calcext:value-type="float">
            <text:p>1835</text:p>
          </table:table-cell>
          <table:table-cell office:value-type="float" office:value="53" calcext:value-type="float">
            <text:p>53</text:p>
          </table:table-cell>
          <table:table-cell office:value-type="float" office:value="1750000000" calcext:value-type="float">
            <text:p>17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.08523916334908E+016" calcext:value-type="float">
            <text:p>3.08523916334908E+016</text:p>
          </table:table-cell>
          <table:table-cell office:value-type="string" calcext:value-type="string">
            <text:p>IRO1OFRS0001</text:p>
          </table:table-cell>
          <table:table-cell office:value-type="string" calcext:value-type="string">
            <text:p>ثفارس</text:p>
          </table:table-cell>
          <table:table-cell office:value-type="string" calcext:value-type="string">
            <text:p>عمران‌وتوسعه‌فارس‌</text:p>
          </table:table-cell>
          <table:table-cell office:value-type="float" office:value="122932" calcext:value-type="float">
            <text:p>122932</text:p>
          </table:table-cell>
          <table:table-cell office:value-type="float" office:value="400000" calcext:value-type="float">
            <text:p>400000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0893842988747E+016" calcext:value-type="float">
            <text:p>3.0893842988747E+016</text:p>
          </table:table-cell>
          <table:table-cell office:value-type="string" calcext:value-type="string">
            <text:p>IRO9FOLD4101</text:p>
          </table:table-cell>
          <table:table-cell office:value-type="string" calcext:value-type="string">
            <text:p>ضفلا2021</text:p>
          </table:table-cell>
          <table:table-cell office:value-type="string" calcext:value-type="string">
            <text:p>اختيارخ فولاد-3800-1398/02/31</text:p>
          </table:table-cell>
          <table:table-cell office:value-type="float" office:value="61058" calcext:value-type="float">
            <text:p>610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.09747105083831E+016" calcext:value-type="float">
            <text:p>3.09747105083831E+016</text:p>
          </table:table-cell>
          <table:table-cell office:value-type="string" calcext:value-type="string">
            <text:p>IRO1SHSI0001</text:p>
          </table:table-cell>
          <table:table-cell office:value-type="string" calcext:value-type="string">
            <text:p>شسينا</text:p>
          </table:table-cell>
          <table:table-cell office:value-type="string" calcext:value-type="string">
            <text:p>صنايع‌شيميايي‌سينا</text:p>
          </table:table-cell>
          <table:table-cell office:value-type="float" office:value="123005" calcext:value-type="float">
            <text:p>123005</text:p>
          </table:table-cell>
          <table:table-cell office:value-type="float" office:value="25416" calcext:value-type="float">
            <text:p>25416</text:p>
          </table:table-cell>
          <table:table-cell office:value-type="float" office:value="654" calcext:value-type="float">
            <text:p>654</text:p>
          </table:table-cell>
          <table:table-cell office:value-type="float" office:value="44" calcext:value-type="float">
            <text:p>44</text:p>
          </table:table-cell>
          <table:table-cell office:value-type="float" office:value="30712500" calcext:value-type="float">
            <text:p>307125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.09975149935396E+016" calcext:value-type="float">
            <text:p>3.09975149935396E+016</text:p>
          </table:table-cell>
          <table:table-cell office:value-type="string" calcext:value-type="string">
            <text:p>IRO9PNES0781</text:p>
          </table:table-cell>
          <table:table-cell office:value-type="string" calcext:value-type="string">
            <text:p>ضشنا3021</text:p>
          </table:table-cell>
          <table:table-cell office:value-type="string" calcext:value-type="string">
            <text:p>اختيارخ شپنا-12000-1398/03/22</text:p>
          </table:table-cell>
          <table:table-cell office:value-type="float" office:value="61100" calcext:value-type="float">
            <text:p>611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.1024260997482E+016" calcext:value-type="float">
            <text:p>3.1024260997482E+016</text:p>
          </table:table-cell>
          <table:table-cell office:value-type="string" calcext:value-type="string">
            <text:p>IRO1GORJ0001</text:p>
          </table:table-cell>
          <table:table-cell office:value-type="string" calcext:value-type="string">
            <text:p>غگرجي</text:p>
          </table:table-cell>
          <table:table-cell office:value-type="string" calcext:value-type="string">
            <text:p>بيسكويت‌ <text:s/>گرجي‌</text:p>
          </table:table-cell>
          <table:table-cell office:value-type="float" office:value="122603" calcext:value-type="float">
            <text:p>122603</text:p>
          </table:table-cell>
          <table:table-cell office:value-type="float" office:value="98000" calcext:value-type="float">
            <text:p>98000</text:p>
          </table:table-cell>
          <table:table-cell office:value-type="float" office:value="529" calcext:value-type="float">
            <text:p>529</text:p>
          </table:table-cell>
          <table:table-cell office:value-type="float" office:value="42" calcext:value-type="float">
            <text:p>42</text:p>
          </table:table-cell>
          <table:table-cell office:value-type="float" office:value="245000000" calcext:value-type="float">
            <text:p>245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.10473725852329E+016" calcext:value-type="float">
            <text:p>3.10473725852329E+016</text:p>
          </table:table-cell>
          <table:table-cell office:value-type="string" calcext:value-type="string">
            <text:p>IRO9PNES0761</text:p>
          </table:table-cell>
          <table:table-cell office:value-type="string" calcext:value-type="string">
            <text:p>ضشنا3019</text:p>
          </table:table-cell>
          <table:table-cell office:value-type="string" calcext:value-type="string">
            <text:p>اختيارخ شپنا-10000-1398/03/22</text:p>
          </table:table-cell>
          <table:table-cell office:value-type="float" office:value="120851" calcext:value-type="float">
            <text:p>12085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.10490850250642E+016" calcext:value-type="float">
            <text:p>3.10490850250642E+016</text:p>
          </table:table-cell>
          <table:table-cell office:value-type="string" calcext:value-type="string">
            <text:p>IRO7THSP0001</text:p>
          </table:table-cell>
          <table:table-cell office:value-type="string" calcext:value-type="string">
            <text:p>شتهران</text:p>
          </table:table-cell>
          <table:table-cell office:value-type="string" calcext:value-type="string">
            <text:p>داروسازي تهران شيمي</text:p>
          </table:table-cell>
          <table:table-cell office:value-type="float" office:value="90333" calcext:value-type="float">
            <text:p>9033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43" calcext:value-type="float">
            <text:p>43</text:p>
          </table:table-cell>
          <table:table-cell office:value-type="float" office:value="445500000" calcext:value-type="float">
            <text:p>4455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.1078457170312E+016" calcext:value-type="float">
            <text:p>3.1078457170312E+016</text:p>
          </table:table-cell>
          <table:table-cell office:value-type="string" calcext:value-type="string">
            <text:p>IRO3ISLZ0001</text:p>
          </table:table-cell>
          <table:table-cell office:value-type="string" calcext:value-type="string">
            <text:p>ولشرق</text:p>
          </table:table-cell>
          <table:table-cell office:value-type="string" calcext:value-type="string">
            <text:p>ليزينگ ايران و شرق</text:p>
          </table:table-cell>
          <table:table-cell office:value-type="float" office:value="122956" calcext:value-type="float">
            <text:p>122956</text:p>
          </table:table-cell>
          <table:table-cell office:value-type="float" office:value="1" calcext:value-type="float">
            <text:p>1</text:p>
          </table:table-cell>
          <table:table-cell office:value-type="float" office:value="753" calcext:value-type="float">
            <text:p>753</text:p>
          </table:table-cell>
          <table:table-cell office:value-type="float" office:value="65" calcext:value-type="float">
            <text:p>65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.1083370612966E+016" calcext:value-type="float">
            <text:p>3.1083370612966E+016</text:p>
          </table:table-cell>
          <table:table-cell office:value-type="string" calcext:value-type="string">
            <text:p>IRB4SM049874</text:p>
          </table:table-cell>
          <table:table-cell office:value-type="string" calcext:value-type="string">
            <text:p>اشاد44</text:p>
          </table:table-cell>
          <table:table-cell office:value-type="string" calcext:value-type="string">
            <text:p>مشاركت دولتي4-شرايط خاص980730</text:p>
          </table:table-cell>
          <table:table-cell office:value-type="float" office:value="113338" calcext:value-type="float">
            <text:p>1133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1666854" calcext:value-type="float">
            <text:p>1666854</text:p>
          </table:table-cell>
          <table:table-cell office:value-type="float" office:value="706" calcext:value-type="float">
            <text:p>706</text:p>
          </table:table-cell>
          <table:table-cell table:number-columns-repeated="101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.13167841291572E+016" calcext:value-type="float">
            <text:p>3.13167841291572E+016</text:p>
          </table:table-cell>
          <table:table-cell office:value-type="string" calcext:value-type="string">
            <text:p>IRO7MINP0001</text:p>
          </table:table-cell>
          <table:table-cell office:value-type="string" calcext:value-type="string">
            <text:p>غصينو</text:p>
          </table:table-cell>
          <table:table-cell office:value-type="string" calcext:value-type="string">
            <text:p>صنعتي مينو</text:p>
          </table:table-cell>
          <table:table-cell office:value-type="float" office:value="123004" calcext:value-type="float">
            <text:p>123004</text:p>
          </table:table-cell>
          <table:table-cell office:value-type="float" office:value="1" calcext:value-type="float">
            <text:p>1</text:p>
          </table:table-cell>
          <table:table-cell office:value-type="float" office:value="1144" calcext:value-type="float">
            <text:p>1144</text:p>
          </table:table-cell>
          <table:table-cell office:value-type="float" office:value="42" calcext:value-type="float">
            <text:p>4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.17917371985976E+016" calcext:value-type="float">
            <text:p>3.17917371985976E+016</text:p>
          </table:table-cell>
          <table:table-cell office:value-type="string" calcext:value-type="string">
            <text:p>IRO1SPKH0001</text:p>
          </table:table-cell>
          <table:table-cell office:value-type="string" calcext:value-type="string">
            <text:p>غشان</text:p>
          </table:table-cell>
          <table:table-cell office:value-type="string" calcext:value-type="string">
            <text:p>شيرپاستوريزه‌پگاه‌خراسان‌</text:p>
          </table:table-cell>
          <table:table-cell office:value-type="float" office:value="122606" calcext:value-type="float">
            <text:p>122606</text:p>
          </table:table-cell>
          <table:table-cell office:value-type="float" office:value="80000" calcext:value-type="float">
            <text:p>80000</text:p>
          </table:table-cell>
          <table:table-cell office:value-type="float" office:value="537" calcext:value-type="float">
            <text:p>537</text:p>
          </table:table-cell>
          <table:table-cell office:value-type="float" office:value="42" calcext:value-type="float">
            <text:p>4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18791905879767E+016" calcext:value-type="float">
            <text:p>3.18791905879767E+016</text:p>
          </table:table-cell>
          <table:table-cell office:value-type="string" calcext:value-type="string">
            <text:p>IRO1MESI0001</text:p>
          </table:table-cell>
          <table:table-cell office:value-type="string" calcext:value-type="string">
            <text:p>خوساز</text:p>
          </table:table-cell>
          <table:table-cell office:value-type="string" calcext:value-type="string">
            <text:p>محورسازان‌ايران‌خودرو</text:p>
          </table:table-cell>
          <table:table-cell office:value-type="float" office:value="122803" calcext:value-type="float">
            <text:p>122803</text:p>
          </table:table-cell>
          <table:table-cell office:value-type="float" office:value="447950" calcext:value-type="float">
            <text:p>447950</text:p>
          </table:table-cell>
          <table:table-cell office:value-type="float" office:value="1619" calcext:value-type="float">
            <text:p>1619</text:p>
          </table:table-cell>
          <table:table-cell office:value-type="float" office:value="34" calcext:value-type="float">
            <text:p>34</text:p>
          </table:table-cell>
          <table:table-cell office:value-type="float" office:value="1119876222" calcext:value-type="float">
            <text:p>1119876222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.21799418213467E+016" calcext:value-type="float">
            <text:p>3.21799418213467E+016</text:p>
          </table:table-cell>
          <table:table-cell office:value-type="string" calcext:value-type="string">
            <text:p>IRO1TSBE0002</text:p>
          </table:table-cell>
          <table:table-cell office:value-type="string" calcext:value-type="string">
            <text:p>وبشهر2</text:p>
          </table:table-cell>
          <table:table-cell office:value-type="string" calcext:value-type="string">
            <text:p>توسعه‌ صنايع‌ بهشهر(هلدينگ</text:p>
          </table:table-cell>
          <table:table-cell office:value-type="float" office:value="101817" calcext:value-type="float">
            <text:p>1018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8250000000" calcext:value-type="float">
            <text:p>82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.22577535605855E+016" calcext:value-type="float">
            <text:p>3.22577535605855E+016</text:p>
          </table:table-cell>
          <table:table-cell office:value-type="string" calcext:value-type="string">
            <text:p>IRO1KHFZ0001</text:p>
          </table:table-cell>
          <table:table-cell office:value-type="string" calcext:value-type="string">
            <text:p>كحافظ</text:p>
          </table:table-cell>
          <table:table-cell office:value-type="string" calcext:value-type="string">
            <text:p>كاشي‌ وسراميك‌ حافظ‌</text:p>
          </table:table-cell>
          <table:table-cell office:value-type="float" office:value="124828" calcext:value-type="float">
            <text:p>124828</text:p>
          </table:table-cell>
          <table:table-cell office:value-type="float" office:value="72000" calcext:value-type="float">
            <text:p>72000</text:p>
          </table:table-cell>
          <table:table-cell office:value-type="float" office:value="328" calcext:value-type="float">
            <text:p>328</text:p>
          </table:table-cell>
          <table:table-cell office:value-type="float" office:value="49" calcext:value-type="float">
            <text:p>49</text:p>
          </table:table-cell>
          <table:table-cell office:value-type="float" office:value="180000000" calcext:value-type="float">
            <text:p>18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.22808917885794E+016" calcext:value-type="float">
            <text:p>3.22808917885794E+016</text:p>
          </table:table-cell>
          <table:table-cell office:value-type="string" calcext:value-type="string">
            <text:p>IRO9FOLD4071</text:p>
          </table:table-cell>
          <table:table-cell office:value-type="string" calcext:value-type="string">
            <text:p>ضفلا2018</text:p>
          </table:table-cell>
          <table:table-cell office:value-type="string" calcext:value-type="string">
            <text:p>اختيارخ فولاد-3174-1398/02/31</text:p>
          </table:table-cell>
          <table:table-cell office:value-type="float" office:value="61058" calcext:value-type="float">
            <text:p>6105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733" calcext:value-type="float">
            <text:p>1733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.23573639841684E+016" calcext:value-type="float">
            <text:p>3.23573639841684E+016</text:p>
          </table:table-cell>
          <table:table-cell office:value-type="string" calcext:value-type="string">
            <text:p>IRO1PJMZ0001</text:p>
          </table:table-cell>
          <table:table-cell office:value-type="string" calcext:value-type="string">
            <text:p>جم</text:p>
          </table:table-cell>
          <table:table-cell office:value-type="string" calcext:value-type="string">
            <text:p>پتروشيمي جم</text:p>
          </table:table-cell>
          <table:table-cell office:value-type="float" office:value="122953" calcext:value-type="float">
            <text:p>122953</text:p>
          </table:table-cell>
          <table:table-cell office:value-type="float" office:value="763534" calcext:value-type="float">
            <text:p>763534</text:p>
          </table:table-cell>
          <table:table-cell office:value-type="float" office:value="607" calcext:value-type="float">
            <text:p>607</text:p>
          </table:table-cell>
          <table:table-cell office:value-type="float" office:value="44" calcext:value-type="float">
            <text:p>44</text:p>
          </table:table-cell>
          <table:table-cell office:value-type="float" office:value="13800000000" calcext:value-type="float">
            <text:p>138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.24433645089169E+016" calcext:value-type="float">
            <text:p>3.24433645089169E+016</text:p>
          </table:table-cell>
          <table:table-cell office:value-type="string" calcext:value-type="string">
            <text:p>IRO9IKCO0751</text:p>
          </table:table-cell>
          <table:table-cell office:value-type="string" calcext:value-type="string">
            <text:p>ضخود3018</text:p>
          </table:table-cell>
          <table:table-cell office:value-type="string" calcext:value-type="string">
            <text:p>اختيارخ خودرو-3400-1398/03/19</text:p>
          </table:table-cell>
          <table:table-cell office:value-type="float" office:value="115040" calcext:value-type="float">
            <text:p>11504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.25256557294326E+016" calcext:value-type="float">
            <text:p>3.25256557294326E+016</text:p>
          </table:table-cell>
          <table:table-cell office:value-type="string" calcext:value-type="string">
            <text:p>IRO1SBHN0001</text:p>
          </table:table-cell>
          <table:table-cell office:value-type="string" calcext:value-type="string">
            <text:p>سبهان</text:p>
          </table:table-cell>
          <table:table-cell office:value-type="string" calcext:value-type="string">
            <text:p>سيمان‌ بهبهان‌</text:p>
          </table:table-cell>
          <table:table-cell office:value-type="float" office:value="122453" calcext:value-type="float">
            <text:p>122453</text:p>
          </table:table-cell>
          <table:table-cell office:value-type="float" office:value="22000" calcext:value-type="float">
            <text:p>22000</text:p>
          </table:table-cell>
          <table:table-cell office:value-type="float" office:value="610" calcext:value-type="float">
            <text:p>610</text:p>
          </table:table-cell>
          <table:table-cell office:value-type="float" office:value="53" calcext:value-type="float">
            <text:p>53</text:p>
          </table:table-cell>
          <table:table-cell office:value-type="float" office:value="55000000" calcext:value-type="float">
            <text:p>55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.26784319343272E+016" calcext:value-type="float">
            <text:p>3.26784319343272E+016</text:p>
          </table:table-cell>
          <table:table-cell office:value-type="string" calcext:value-type="string">
            <text:p>IRO1ALVN0001</text:p>
          </table:table-cell>
          <table:table-cell office:value-type="string" calcext:value-type="string">
            <text:p>كلوند</text:p>
          </table:table-cell>
          <table:table-cell office:value-type="string" calcext:value-type="string">
            <text:p>كاشي‌ الوند</text:p>
          </table:table-cell>
          <table:table-cell office:value-type="float" office:value="122852" calcext:value-type="float">
            <text:p>122852</text:p>
          </table:table-cell>
          <table:table-cell office:value-type="float" office:value="160000" calcext:value-type="float">
            <text:p>160000</text:p>
          </table:table-cell>
          <table:table-cell office:value-type="float" office:value="705" calcext:value-type="float">
            <text:p>705</text:p>
          </table:table-cell>
          <table:table-cell office:value-type="float" office:value="49" calcext:value-type="float">
            <text:p>49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.28219089118121E+016" calcext:value-type="float">
            <text:p>3.28219089118121E+016</text:p>
          </table:table-cell>
          <table:table-cell office:value-type="string" calcext:value-type="string">
            <text:p>IRO1FNAR0001</text:p>
          </table:table-cell>
          <table:table-cell office:value-type="string" calcext:value-type="string">
            <text:p>خزر</text:p>
          </table:table-cell>
          <table:table-cell office:value-type="string" calcext:value-type="string">
            <text:p>فنرسازي‌زر</text:p>
          </table:table-cell>
          <table:table-cell office:value-type="float" office:value="122949" calcext:value-type="float">
            <text:p>122949</text:p>
          </table:table-cell>
          <table:table-cell office:value-type="float" office:value="339674" calcext:value-type="float">
            <text:p>339674</text:p>
          </table:table-cell>
          <table:table-cell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office:value-type="float" office:value="799997068" calcext:value-type="float">
            <text:p>799997068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.29826528383674E+016" calcext:value-type="float">
            <text:p>3.29826528383674E+016</text:p>
          </table:table-cell>
          <table:table-cell office:value-type="string" calcext:value-type="string">
            <text:p>IRO6MELZ9741</text:p>
          </table:table-cell>
          <table:table-cell office:value-type="string" calcext:value-type="string">
            <text:p>تملي704</text:p>
          </table:table-cell>
          <table:table-cell office:value-type="string" calcext:value-type="string">
            <text:p>تسهيلات مسكن ب. ملي-تير97</text:p>
          </table:table-cell>
          <table:table-cell office:value-type="float" office:value="61035" calcext:value-type="float">
            <text:p>6103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10105" calcext:value-type="float">
            <text:p>10105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31670868081528E+016" calcext:value-type="float">
            <text:p>3.31670868081528E+016</text:p>
          </table:table-cell>
          <table:table-cell office:value-type="string" calcext:value-type="string">
            <text:p>IRO9MAPN0121</text:p>
          </table:table-cell>
          <table:table-cell office:value-type="string" calcext:value-type="string">
            <text:p>ضپنا3004</text:p>
          </table:table-cell>
          <table:table-cell office:value-type="string" calcext:value-type="string">
            <text:p>اختيارخ رمپنا-4074-1398/03/12</text:p>
          </table:table-cell>
          <table:table-cell office:value-type="float" office:value="61058" calcext:value-type="float">
            <text:p>6105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1350" calcext:value-type="float">
            <text:p>135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.32548993958162E+016" calcext:value-type="float">
            <text:p>3.32548993958162E+016</text:p>
          </table:table-cell>
          <table:table-cell office:value-type="string" calcext:value-type="string">
            <text:p>IRTKZARF0001</text:p>
          </table:table-cell>
          <table:table-cell office:value-type="string" calcext:value-type="string">
            <text:p>زر</text:p>
          </table:table-cell>
          <table:table-cell office:value-type="string" calcext:value-type="string">
            <text:p>صندوق س.پشتوانه سكه طلاي زر</text:p>
          </table:table-cell>
          <table:table-cell office:value-type="float" office:value="152952" calcext:value-type="float">
            <text:p>152952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68" calcext:value-type="float">
            <text:p>68</text:p>
          </table:table-cell>
          <table:table-cell office:value-type="float" office:value="99000000" calcext:value-type="float">
            <text:p>99000000</text:p>
          </table:table-cell>
          <table:table-cell office:value-type="float" office:value="380" calcext:value-type="float">
            <text:p>380</text:p>
          </table:table-cell>
          <table:table-cell table:number-columns-repeated="101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.3293588228707E+016" calcext:value-type="float">
            <text:p>3.3293588228707E+016</text:p>
          </table:table-cell>
          <table:table-cell office:value-type="string" calcext:value-type="string">
            <text:p>IRO1BPAR0001</text:p>
          </table:table-cell>
          <table:table-cell office:value-type="string" calcext:value-type="string">
            <text:p>وپارس</text:p>
          </table:table-cell>
          <table:table-cell office:value-type="string" calcext:value-type="string">
            <text:p>بانك‌پارسيان‌</text:p>
          </table:table-cell>
          <table:table-cell office:value-type="float" office:value="123006" calcext:value-type="float">
            <text:p>123006</text:p>
          </table:table-cell>
          <table:table-cell office:value-type="float" office:value="6816633" calcext:value-type="float">
            <text:p>6816633</text:p>
          </table:table-cell>
          <table:table-cell office:value-type="float" office:value="2009" calcext:value-type="float">
            <text:p>2009</text:p>
          </table:table-cell>
          <table:table-cell office:value-type="float" office:value="57" calcext:value-type="float">
            <text:p>57</text:p>
          </table:table-cell>
          <table:table-cell office:value-type="float" office:value="23760000000" calcext:value-type="float">
            <text:p>2376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.33437325766273E+016" calcext:value-type="float">
            <text:p>3.33437325766273E+016</text:p>
          </table:table-cell>
          <table:table-cell office:value-type="string" calcext:value-type="string">
            <text:p>IRO7BE1P0001</text:p>
          </table:table-cell>
          <table:table-cell office:value-type="string" calcext:value-type="string">
            <text:p>انرژي1</text:p>
          </table:table-cell>
          <table:table-cell office:value-type="string" calcext:value-type="string">
            <text:p>نهادهاي مالي بورس انرژي</text:p>
          </table:table-cell>
          <table:table-cell office:value-type="float" office:value="61037" calcext:value-type="float">
            <text:p>61037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358761060" calcext:value-type="float">
            <text:p>35876106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.34066218203372E+016" calcext:value-type="float">
            <text:p>3.34066218203372E+016</text:p>
          </table:table-cell>
          <table:table-cell office:value-type="string" calcext:value-type="string">
            <text:p>IRO1DJBR0001</text:p>
          </table:table-cell>
          <table:table-cell office:value-type="string" calcext:value-type="string">
            <text:p>دجابر</text:p>
          </table:table-cell>
          <table:table-cell office:value-type="string" calcext:value-type="string">
            <text:p>داروسازي‌ جابرابن‌حيان‌</text:p>
          </table:table-cell>
          <table:table-cell office:value-type="float" office:value="123004" calcext:value-type="float">
            <text:p>123004</text:p>
          </table:table-cell>
          <table:table-cell office:value-type="float" office:value="453600" calcext:value-type="float">
            <text:p>453600</text:p>
          </table:table-cell>
          <table:table-cell office:value-type="float" office:value="851" calcext:value-type="float">
            <text:p>851</text:p>
          </table:table-cell>
          <table:table-cell office:value-type="float" office:value="43" calcext:value-type="float">
            <text:p>43</text:p>
          </table:table-cell>
          <table:table-cell office:value-type="float" office:value="1134000000" calcext:value-type="float">
            <text:p>1134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34202854333082E+016" calcext:value-type="float">
            <text:p>3.34202854333082E+016</text:p>
          </table:table-cell>
          <table:table-cell office:value-type="string" calcext:value-type="string">
            <text:p>IRO1ZPRS0001</text:p>
          </table:table-cell>
          <table:table-cell office:value-type="string" calcext:value-type="string">
            <text:p>زپارس</text:p>
          </table:table-cell>
          <table:table-cell office:value-type="string" calcext:value-type="string">
            <text:p>ملي كشت و صنعت و دامپروري پارس</text:p>
          </table:table-cell>
          <table:table-cell office:value-type="float" office:value="122948" calcext:value-type="float">
            <text:p>122948</text:p>
          </table:table-cell>
          <table:table-cell office:value-type="float" office:value="130136" calcext:value-type="float">
            <text:p>130136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325340000" calcext:value-type="float">
            <text:p>32534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.35120841442018E+016" calcext:value-type="float">
            <text:p>3.35120841442018E+016</text:p>
          </table:table-cell>
          <table:table-cell office:value-type="string" calcext:value-type="string">
            <text:p>IRB3EM030171</text:p>
          </table:table-cell>
          <table:table-cell office:value-type="string" calcext:value-type="string">
            <text:p>مبين013</text:p>
          </table:table-cell>
          <table:table-cell office:value-type="string" calcext:value-type="string">
            <text:p>اجاره اعتماد مبين نوين010710</text:p>
          </table:table-cell>
          <table:table-cell office:value-type="float" office:value="61015" calcext:value-type="float">
            <text:p>61015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.3541897671562E+016" calcext:value-type="float">
            <text:p>3.3541897671562E+016</text:p>
          </table:table-cell>
          <table:table-cell office:value-type="string" calcext:value-type="string">
            <text:p>IRO1ATDM0001</text:p>
          </table:table-cell>
          <table:table-cell office:value-type="string" calcext:value-type="string">
            <text:p>واتي</text:p>
          </table:table-cell>
          <table:table-cell office:value-type="string" calcext:value-type="string">
            <text:p>سرمايه‌ گذاري‌ آتيه‌ دماوند</text:p>
          </table:table-cell>
          <table:table-cell office:value-type="float" office:value="123002" calcext:value-type="float">
            <text:p>123002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505" calcext:value-type="float">
            <text:p>1505</text:p>
          </table:table-cell>
          <table:table-cell office:value-type="float" office:value="56" calcext:value-type="float">
            <text:p>56</text:p>
          </table:table-cell>
          <table:table-cell office:value-type="float" office:value="4500000000" calcext:value-type="float">
            <text:p>4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.36032121564385E+016" calcext:value-type="float">
            <text:p>3.36032121564385E+016</text:p>
          </table:table-cell>
          <table:table-cell office:value-type="string" calcext:value-type="string">
            <text:p>IRO1DDPK0001</text:p>
          </table:table-cell>
          <table:table-cell office:value-type="string" calcext:value-type="string">
            <text:p>دشيمي</text:p>
          </table:table-cell>
          <table:table-cell office:value-type="string" calcext:value-type="string">
            <text:p>شيمي‌ داروئي‌ داروپخش‌</text:p>
          </table:table-cell>
          <table:table-cell office:value-type="float" office:value="122748" calcext:value-type="float">
            <text:p>122748</text:p>
          </table:table-cell>
          <table:table-cell office:value-type="float" office:value="113199" calcext:value-type="float">
            <text:p>113199</text:p>
          </table:table-cell>
          <table:table-cell office:value-type="float" office:value="533" calcext:value-type="float">
            <text:p>533</text:p>
          </table:table-cell>
          <table:table-cell office:value-type="float" office:value="43" calcext:value-type="float">
            <text:p>43</text:p>
          </table:table-cell>
          <table:table-cell office:value-type="float" office:value="255000000" calcext:value-type="float">
            <text:p>255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.36111550274189E+016" calcext:value-type="float">
            <text:p>3.36111550274189E+016</text:p>
          </table:table-cell>
          <table:table-cell office:value-type="string" calcext:value-type="string">
            <text:p>IRO3SHHZ0001</text:p>
          </table:table-cell>
          <table:table-cell office:value-type="string" calcext:value-type="string">
            <text:p>غشهداب</text:p>
          </table:table-cell>
          <table:table-cell office:value-type="string" calcext:value-type="string">
            <text:p>كشت و صنعت شهداب ناب خراسان</text:p>
          </table:table-cell>
          <table:table-cell office:value-type="float" office:value="122941" calcext:value-type="float">
            <text:p>122941</text:p>
          </table:table-cell>
          <table:table-cell office:value-type="float" office:value="1" calcext:value-type="float">
            <text:p>1</text:p>
          </table:table-cell>
          <table:table-cell office:value-type="float" office:value="1114" calcext:value-type="float">
            <text:p>1114</text:p>
          </table:table-cell>
          <table:table-cell office:value-type="float" office:value="42" calcext:value-type="float">
            <text:p>42</text:p>
          </table:table-cell>
          <table:table-cell office:value-type="float" office:value="1330000000" calcext:value-type="float">
            <text:p>133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3683240001986E+016" calcext:value-type="float">
            <text:p>3.3683240001986E+016</text:p>
          </table:table-cell>
          <table:table-cell office:value-type="string" calcext:value-type="string">
            <text:p>IRO3PRZZ0001</text:p>
          </table:table-cell>
          <table:table-cell office:value-type="string" calcext:value-type="string">
            <text:p>شراز</text:p>
          </table:table-cell>
          <table:table-cell office:value-type="string" calcext:value-type="string">
            <text:p>پالايش نفت شيراز</text:p>
          </table:table-cell>
          <table:table-cell office:value-type="float" office:value="122948" calcext:value-type="float">
            <text:p>122948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23" calcext:value-type="float">
            <text:p>23</text:p>
          </table:table-cell>
          <table:table-cell office:value-type="float" office:value="1027548600" calcext:value-type="float">
            <text:p>10275486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.37364474826346E+016" calcext:value-type="float">
            <text:p>3.37364474826346E+016</text:p>
          </table:table-cell>
          <table:table-cell office:value-type="string" calcext:value-type="string">
            <text:p>IRO7NPMP0001</text:p>
          </table:table-cell>
          <table:table-cell office:value-type="string" calcext:value-type="string">
            <text:p>غپونه</text:p>
          </table:table-cell>
          <table:table-cell office:value-type="string" calcext:value-type="string">
            <text:p>نوش پونه مشهد</text:p>
          </table:table-cell>
          <table:table-cell office:value-type="float" office:value="123018" calcext:value-type="float">
            <text:p>123018</text:p>
          </table:table-cell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158</text:p>
          </table:table-cell>
          <table:table-cell office:value-type="float" office:value="42" calcext:value-type="float">
            <text:p>42</text:p>
          </table:table-cell>
          <table:table-cell office:value-type="float" office:value="641116000" calcext:value-type="float">
            <text:p>641116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.37797134568848E+016" calcext:value-type="float">
            <text:p>3.37797134568848E+016</text:p>
          </table:table-cell>
          <table:table-cell office:value-type="string" calcext:value-type="string">
            <text:p>IRB4SM0798C2</text:p>
          </table:table-cell>
          <table:table-cell office:value-type="string" calcext:value-type="string">
            <text:p>اشاد72</text:p>
          </table:table-cell>
          <table:table-cell office:value-type="string" calcext:value-type="string">
            <text:p>مشاركت دولتي7-شرايط خاص981227</text:p>
          </table:table-cell>
          <table:table-cell office:value-type="float" office:value="61020" calcext:value-type="float">
            <text:p>610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3089457" calcext:value-type="float">
            <text:p>3089457</text:p>
          </table:table-cell>
          <table:table-cell office:value-type="float" office:value="706" calcext:value-type="float">
            <text:p>706</text:p>
          </table:table-cell>
          <table:table-cell table:number-columns-repeated="101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.37831403373774E+016" calcext:value-type="float">
            <text:p>3.37831403373774E+016</text:p>
          </table:table-cell>
          <table:table-cell office:value-type="string" calcext:value-type="string">
            <text:p>IRO1CHAR0001</text:p>
          </table:table-cell>
          <table:table-cell office:value-type="string" calcext:value-type="string">
            <text:p>خچرخش</text:p>
          </table:table-cell>
          <table:table-cell office:value-type="string" calcext:value-type="string">
            <text:p>چرخشگر</text:p>
          </table:table-cell>
          <table:table-cell office:value-type="float" office:value="123005" calcext:value-type="float">
            <text:p>123005</text:p>
          </table:table-cell>
          <table:table-cell office:value-type="float" office:value="380838" calcext:value-type="float">
            <text:p>380838</text:p>
          </table:table-cell>
          <table:table-cell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office:value-type="float" office:value="952094749" calcext:value-type="float">
            <text:p>952094749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.38871457366843E+016" calcext:value-type="float">
            <text:p>3.38871457366843E+016</text:p>
          </table:table-cell>
          <table:table-cell office:value-type="string" calcext:value-type="string">
            <text:p>IRT3SAGF0001</text:p>
          </table:table-cell>
          <table:table-cell office:value-type="string" calcext:value-type="string">
            <text:p>آگاس</text:p>
          </table:table-cell>
          <table:table-cell office:value-type="string" calcext:value-type="string">
            <text:p>صندوق س.هستي بخش آگاه-س</text:p>
          </table:table-cell>
          <table:table-cell office:value-type="float" office:value="113936" calcext:value-type="float">
            <text:p>113936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.3889280063932E+016" calcext:value-type="float">
            <text:p>3.3889280063932E+016</text:p>
          </table:table-cell>
          <table:table-cell office:value-type="string" calcext:value-type="string">
            <text:p>IRB4SM1000C1</text:p>
          </table:table-cell>
          <table:table-cell office:value-type="string" calcext:value-type="string">
            <text:p>اشاد10</text:p>
          </table:table-cell>
          <table:table-cell office:value-type="string" calcext:value-type="string">
            <text:p>مشاركت دولتي10-شرايط خاص001226</text:p>
          </table:table-cell>
          <table:table-cell office:value-type="float" office:value="122911" calcext:value-type="float">
            <text:p>122911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69" calcext:value-type="float">
            <text:p>69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706" calcext:value-type="float">
            <text:p>706</text:p>
          </table:table-cell>
          <table:table-cell table:number-columns-repeated="101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.39312186528656E+016" calcext:value-type="float">
            <text:p>3.39312186528656E+016</text:p>
          </table:table-cell>
          <table:table-cell office:value-type="string" calcext:value-type="string">
            <text:p>IRO1NAFT0001</text:p>
          </table:table-cell>
          <table:table-cell office:value-type="string" calcext:value-type="string">
            <text:p>ونفت</text:p>
          </table:table-cell>
          <table:table-cell office:value-type="string" calcext:value-type="string">
            <text:p>سرمايه‌گذاري‌ صنعت‌ نفت‌</text:p>
          </table:table-cell>
          <table:table-cell office:value-type="float" office:value="123005" calcext:value-type="float">
            <text:p>123005</text:p>
          </table:table-cell>
          <table:table-cell office:value-type="float" office:value="660000" calcext:value-type="float">
            <text:p>660000</text:p>
          </table:table-cell>
          <table:table-cell office:value-type="float" office:value="1159" calcext:value-type="float">
            <text:p>1159</text:p>
          </table:table-cell>
          <table:table-cell office:value-type="float" office:value="23" calcext:value-type="float">
            <text:p>23</text:p>
          </table:table-cell>
          <table:table-cell office:value-type="float" office:value="1650000000" calcext:value-type="float">
            <text:p>16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.40328726532909E+016" calcext:value-type="float">
            <text:p>3.40328726532909E+016</text:p>
          </table:table-cell>
          <table:table-cell office:value-type="string" calcext:value-type="string">
            <text:p>IRO1LPAK0001</text:p>
          </table:table-cell>
          <table:table-cell office:value-type="string" calcext:value-type="string">
            <text:p>غپاك</text:p>
          </table:table-cell>
          <table:table-cell office:value-type="string" calcext:value-type="string">
            <text:p>لبنيات‌ پاك‌</text:p>
          </table:table-cell>
          <table:table-cell office:value-type="float" office:value="123003" calcext:value-type="float">
            <text:p>123003</text:p>
          </table:table-cell>
          <table:table-cell office:value-type="float" office:value="554197" calcext:value-type="float">
            <text:p>554197</text:p>
          </table:table-cell>
          <table:table-cell office:value-type="float" office:value="1092" calcext:value-type="float">
            <text:p>1092</text:p>
          </table:table-cell>
          <table:table-cell office:value-type="float" office:value="42" calcext:value-type="float">
            <text:p>42</text:p>
          </table:table-cell>
          <table:table-cell office:value-type="float" office:value="1385493596" calcext:value-type="float">
            <text:p>1385493596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.41443950399135E+016" calcext:value-type="float">
            <text:p>3.41443950399135E+016</text:p>
          </table:table-cell>
          <table:table-cell office:value-type="string" calcext:value-type="string">
            <text:p>IRTKMOFD0001</text:p>
          </table:table-cell>
          <table:table-cell office:value-type="string" calcext:value-type="string">
            <text:p>عيار</text:p>
          </table:table-cell>
          <table:table-cell office:value-type="string" calcext:value-type="string">
            <text:p>صندوق س. پشتوانه طلاي مفيد</text:p>
          </table:table-cell>
          <table:table-cell office:value-type="float" office:value="152940" calcext:value-type="float">
            <text:p>152940</text:p>
          </table:table-cell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office:value-type="float" office:value="68" calcext:value-type="float">
            <text:p>68</text:p>
          </table:table-cell>
          <table:table-cell office:value-type="float" office:value="99000000" calcext:value-type="float">
            <text:p>99000000</text:p>
          </table:table-cell>
          <table:table-cell office:value-type="float" office:value="380" calcext:value-type="float">
            <text:p>380</text:p>
          </table:table-cell>
          <table:table-cell table:number-columns-repeated="101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.45653481916644E+016" calcext:value-type="float">
            <text:p>3.45653481916644E+016</text:p>
          </table:table-cell>
          <table:table-cell office:value-type="string" calcext:value-type="string">
            <text:p>IRB3SS2399C1</text:p>
          </table:table-cell>
          <table:table-cell office:value-type="string" calcext:value-type="string">
            <text:p>شستا993</text:p>
          </table:table-cell>
          <table:table-cell office:value-type="string" calcext:value-type="string">
            <text:p>اجاره ت.اجتماعي-كاردان991226</text:p>
          </table:table-cell>
          <table:table-cell office:value-type="float" office:value="114943" calcext:value-type="float">
            <text:p>114943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46216184685461E+016" calcext:value-type="float">
            <text:p>3.46216184685461E+016</text:p>
          </table:table-cell>
          <table:table-cell office:value-type="string" calcext:value-type="string">
            <text:p>IRO7GSIP0001</text:p>
          </table:table-cell>
          <table:table-cell office:value-type="string" calcext:value-type="string">
            <text:p>تجار</text:p>
          </table:table-cell>
          <table:table-cell office:value-type="string" calcext:value-type="string">
            <text:p>گسترش تجارت و سرمايه ايرانيان</text:p>
          </table:table-cell>
          <table:table-cell office:value-type="float" office:value="123024" calcext:value-type="float">
            <text:p>123024</text:p>
          </table:table-cell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50" calcext:value-type="float">
            <text:p>50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.46417190895737E+016" calcext:value-type="float">
            <text:p>3.46417190895737E+016</text:p>
          </table:table-cell>
          <table:table-cell office:value-type="string" calcext:value-type="string">
            <text:p>IRO1TMVD0001</text:p>
          </table:table-cell>
          <table:table-cell office:value-type="string" calcext:value-type="string">
            <text:p>دتماد</text:p>
          </table:table-cell>
          <table:table-cell office:value-type="string" calcext:value-type="string">
            <text:p>توليدمواداوليه‌داروپخش‌</text:p>
          </table:table-cell>
          <table:table-cell office:value-type="float" office:value="123004" calcext:value-type="float">
            <text:p>123004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63" calcext:value-type="float">
            <text:p>1263</text:p>
          </table:table-cell>
          <table:table-cell office:value-type="float" office:value="43" calcext:value-type="float">
            <text:p>43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.46736818281193E+016" calcext:value-type="float">
            <text:p>3.46736818281193E+016</text:p>
          </table:table-cell>
          <table:table-cell office:value-type="string" calcext:value-type="string">
            <text:p>IRO1SAMA0001</text:p>
          </table:table-cell>
          <table:table-cell office:value-type="string" calcext:value-type="string">
            <text:p>فاما</text:p>
          </table:table-cell>
          <table:table-cell office:value-type="string" calcext:value-type="string">
            <text:p>صنعتي‌ آما</text:p>
          </table:table-cell>
          <table:table-cell office:value-type="float" office:value="120946" calcext:value-type="float">
            <text:p>120946</text:p>
          </table:table-cell>
          <table:table-cell office:value-type="float" office:value="360000" calcext:value-type="float">
            <text:p>360000</text:p>
          </table:table-cell>
          <table:table-cell office:value-type="float" office:value="509" calcext:value-type="float">
            <text:p>509</text:p>
          </table:table-cell>
          <table:table-cell office:value-type="float" office:value="28" calcext:value-type="float">
            <text:p>28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.46881838360283E+016" calcext:value-type="float">
            <text:p>3.46881838360283E+016</text:p>
          </table:table-cell>
          <table:table-cell office:value-type="string" calcext:value-type="string">
            <text:p>IRO9MSMI0961</text:p>
          </table:table-cell>
          <table:table-cell office:value-type="string" calcext:value-type="string">
            <text:p>ضملي2021</text:p>
          </table:table-cell>
          <table:table-cell office:value-type="string" calcext:value-type="string">
            <text:p>اختيارخ فملي -3600-1398/02/25</text:p>
          </table:table-cell>
          <table:table-cell office:value-type="float" office:value="61059" calcext:value-type="float">
            <text:p>6105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.47186336361644E+016" calcext:value-type="float">
            <text:p>3.47186336361644E+016</text:p>
          </table:table-cell>
          <table:table-cell office:value-type="string" calcext:value-type="string">
            <text:p>IRT1KMND0001</text:p>
          </table:table-cell>
          <table:table-cell office:value-type="string" calcext:value-type="string">
            <text:p>كمند</text:p>
          </table:table-cell>
          <table:table-cell office:value-type="string" calcext:value-type="string">
            <text:p>صندوق س. با درآمد ثابت كمند</text:p>
          </table:table-cell>
          <table:table-cell office:value-type="float" office:value="122947" calcext:value-type="float">
            <text:p>122947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8" calcext:value-type="float">
            <text:p>6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.47218840308542E+016" calcext:value-type="float">
            <text:p>3.47218840308542E+016</text:p>
          </table:table-cell>
          <table:table-cell office:value-type="string" calcext:value-type="string">
            <text:p>IRO7SFSP0001</text:p>
          </table:table-cell>
          <table:table-cell office:value-type="string" calcext:value-type="string">
            <text:p>سفاسي</text:p>
          </table:table-cell>
          <table:table-cell office:value-type="string" calcext:value-type="string">
            <text:p>شركت فارسيت اهواز</text:p>
          </table:table-cell>
          <table:table-cell office:value-type="float" office:value="123012" calcext:value-type="float">
            <text:p>123012</text:p>
          </table:table-cell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54" calcext:value-type="float">
            <text:p>54</text:p>
          </table:table-cell>
          <table:table-cell office:value-type="float" office:value="660000000" calcext:value-type="float">
            <text:p>66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.47430624726372E+016" calcext:value-type="float">
            <text:p>3.47430624726372E+016</text:p>
          </table:table-cell>
          <table:table-cell office:value-type="string" calcext:value-type="string">
            <text:p>IRB3SI4199C1</text:p>
          </table:table-cell>
          <table:table-cell office:value-type="string" calcext:value-type="string">
            <text:p>اجاد41</text:p>
          </table:table-cell>
          <table:table-cell office:value-type="string" calcext:value-type="string">
            <text:p>اجاره دولتي وزا.علوم-الف991224</text:p>
          </table:table-cell>
          <table:table-cell office:value-type="float" office:value="61018" calcext:value-type="float">
            <text:p>6101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.4776415527453E+016" calcext:value-type="float">
            <text:p>3.4776415527453E+016</text:p>
          </table:table-cell>
          <table:table-cell office:value-type="string" calcext:value-type="string">
            <text:p>IRO6MSKZ9741</text:p>
          </table:table-cell>
          <table:table-cell office:value-type="string" calcext:value-type="string">
            <text:p>تسه9704</text:p>
          </table:table-cell>
          <table:table-cell office:value-type="string" calcext:value-type="string">
            <text:p>امتياز تسهيلات مسكن تير97</text:p>
          </table:table-cell>
          <table:table-cell office:value-type="float" office:value="122918" calcext:value-type="float">
            <text:p>122918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1834001" calcext:value-type="float">
            <text:p>1834001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.48908456545173E+016" calcext:value-type="float">
            <text:p>3.48908456545173E+016</text:p>
          </table:table-cell>
          <table:table-cell office:value-type="string" calcext:value-type="string">
            <text:p>IRO1SADB0001</text:p>
          </table:table-cell>
          <table:table-cell office:value-type="string" calcext:value-type="string">
            <text:p>ساربيل</text:p>
          </table:table-cell>
          <table:table-cell office:value-type="string" calcext:value-type="string">
            <text:p>سيمان آرتا اردبيل</text:p>
          </table:table-cell>
          <table:table-cell office:value-type="float" office:value="123004" calcext:value-type="float">
            <text:p>123004</text:p>
          </table:table-cell>
          <table:table-cell office:value-type="float" office:value="96000" calcext:value-type="float">
            <text:p>96000</text:p>
          </table:table-cell>
          <table:table-cell office:value-type="float" office:value="501" calcext:value-type="float">
            <text:p>501</text:p>
          </table:table-cell>
          <table:table-cell office:value-type="float" office:value="53" calcext:value-type="float">
            <text:p>53</text:p>
          </table:table-cell>
          <table:table-cell office:value-type="float" office:value="240000000" calcext:value-type="float">
            <text:p>24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.51588269002165E+016" calcext:value-type="float">
            <text:p>3.51588269002165E+016</text:p>
          </table:table-cell>
          <table:table-cell office:value-type="string" calcext:value-type="string">
            <text:p>IRO1PIAZ0001</text:p>
          </table:table-cell>
          <table:table-cell office:value-type="string" calcext:value-type="string">
            <text:p>غاذر</text:p>
          </table:table-cell>
          <table:table-cell office:value-type="string" calcext:value-type="string">
            <text:p>كشت‌وصنعت‌پياذر</text:p>
          </table:table-cell>
          <table:table-cell office:value-type="float" office:value="121820" calcext:value-type="float">
            <text:p>121820</text:p>
          </table:table-cell>
          <table:table-cell office:value-type="float" office:value="88199" calcext:value-type="float">
            <text:p>88199</text:p>
          </table:table-cell>
          <table:table-cell office:value-type="float" office:value="628" calcext:value-type="float">
            <text:p>628</text:p>
          </table:table-cell>
          <table:table-cell office:value-type="float" office:value="42" calcext:value-type="float">
            <text:p>42</text:p>
          </table:table-cell>
          <table:table-cell office:value-type="float" office:value="75000000" calcext:value-type="float">
            <text:p>75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.5178706978555E+016" calcext:value-type="float">
            <text:p>3.5178706978555E+016</text:p>
          </table:table-cell>
          <table:table-cell office:value-type="string" calcext:value-type="string">
            <text:p>IRO3NPSZ0001</text:p>
          </table:table-cell>
          <table:table-cell office:value-type="string" calcext:value-type="string">
            <text:p>شپاس</text:p>
          </table:table-cell>
          <table:table-cell office:value-type="string" calcext:value-type="string">
            <text:p>نفت پاسارگاد</text:p>
          </table:table-cell>
          <table:table-cell office:value-type="float" office:value="122938" calcext:value-type="float">
            <text:p>122938</text:p>
          </table:table-cell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23" calcext:value-type="float">
            <text:p>23</text:p>
          </table:table-cell>
          <table:table-cell office:value-type="float" office:value="2400000000" calcext:value-type="float">
            <text:p>24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.51883697972806E+016" calcext:value-type="float">
            <text:p>3.51883697972806E+016</text:p>
          </table:table-cell>
          <table:table-cell office:value-type="string" calcext:value-type="string">
            <text:p>IRO6MSKZ97B1</text:p>
          </table:table-cell>
          <table:table-cell office:value-type="string" calcext:value-type="string">
            <text:p>تسه9711</text:p>
          </table:table-cell>
          <table:table-cell office:value-type="string" calcext:value-type="string">
            <text:p>امتياز تسهيلات مسكن بهمن 97</text:p>
          </table:table-cell>
          <table:table-cell office:value-type="float" office:value="122937" calcext:value-type="float">
            <text:p>122937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1794645" calcext:value-type="float">
            <text:p>1794645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.52625225236981E+016" calcext:value-type="float">
            <text:p>3.52625225236981E+016</text:p>
          </table:table-cell>
          <table:table-cell office:value-type="string" calcext:value-type="string">
            <text:p>IRO1BANS0002</text:p>
          </table:table-cell>
          <table:table-cell office:value-type="string" calcext:value-type="string">
            <text:p>وانصار2</text:p>
          </table:table-cell>
          <table:table-cell office:value-type="string" calcext:value-type="string">
            <text:p>بانك انصار</text:p>
          </table:table-cell>
          <table:table-cell office:value-type="float" office:value="61049" calcext:value-type="float">
            <text:p>6104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.5366681030756E+016" calcext:value-type="float">
            <text:p>3.5366681030756E+016</text:p>
          </table:table-cell>
          <table:table-cell office:value-type="string" calcext:value-type="string">
            <text:p>IRO1PNBA0001</text:p>
          </table:table-cell>
          <table:table-cell office:value-type="string" calcext:value-type="string">
            <text:p>شبندر</text:p>
          </table:table-cell>
          <table:table-cell office:value-type="string" calcext:value-type="string">
            <text:p>پالايش نفت بندرعباس</text:p>
          </table:table-cell>
          <table:table-cell office:value-type="float" office:value="123004" calcext:value-type="float">
            <text:p>123004</text:p>
          </table:table-cell>
          <table:table-cell office:value-type="float" office:value="731904" calcext:value-type="float">
            <text:p>731904</text:p>
          </table:table-cell>
          <table:table-cell office:value-type="float" office:value="1657" calcext:value-type="float">
            <text:p>1657</text:p>
          </table:table-cell>
          <table:table-cell office:value-type="float" office:value="23" calcext:value-type="float">
            <text:p>23</text:p>
          </table:table-cell>
          <table:table-cell office:value-type="float" office:value="13800000000" calcext:value-type="float">
            <text:p>138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.53691830603212E+016" calcext:value-type="float">
            <text:p>3.53691830603212E+016</text:p>
          </table:table-cell>
          <table:table-cell office:value-type="string" calcext:value-type="string">
            <text:p>IRO7IFMP0001</text:p>
          </table:table-cell>
          <table:table-cell office:value-type="string" calcext:value-type="string">
            <text:p>ومشان</text:p>
          </table:table-cell>
          <table:table-cell office:value-type="string" calcext:value-type="string">
            <text:p>س. فني و مهندسي مشانير</text:p>
          </table:table-cell>
          <table:table-cell office:value-type="float" office:value="61039" calcext:value-type="float">
            <text:p>610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.54241163387669E+016" calcext:value-type="float">
            <text:p>3.54241163387669E+016</text:p>
          </table:table-cell>
          <table:table-cell office:value-type="string" calcext:value-type="string">
            <text:p>IRO1HFRS0001</text:p>
          </table:table-cell>
          <table:table-cell office:value-type="string" calcext:value-type="string">
            <text:p>حفارس</text:p>
          </table:table-cell>
          <table:table-cell office:value-type="string" calcext:value-type="string">
            <text:p>حمل و نقل بين المللي خليج فارس</text:p>
          </table:table-cell>
          <table:table-cell office:value-type="float" office:value="122936" calcext:value-type="float">
            <text:p>122936</text:p>
          </table:table-cell>
          <table:table-cell office:value-type="float" office:value="1009562" calcext:value-type="float">
            <text:p>1009562</text:p>
          </table:table-cell>
          <table:table-cell office:value-type="float" office:value="1706" calcext:value-type="float">
            <text:p>1706</text:p>
          </table:table-cell>
          <table:table-cell office:value-type="float" office:value="60" calcext:value-type="float">
            <text:p>60</text:p>
          </table:table-cell>
          <table:table-cell office:value-type="float" office:value="2523904000" calcext:value-type="float">
            <text:p>2523904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.54255876443374E+016" calcext:value-type="float">
            <text:p>3.54255876443374E+016</text:p>
          </table:table-cell>
          <table:table-cell office:value-type="string" calcext:value-type="string">
            <text:p>IRO1MSMI0001</text:p>
          </table:table-cell>
          <table:table-cell office:value-type="string" calcext:value-type="string">
            <text:p>فملي</text:p>
          </table:table-cell>
          <table:table-cell office:value-type="string" calcext:value-type="string">
            <text:p>ملي‌ صنايع‌ مس‌ ايران‌</text:p>
          </table:table-cell>
          <table:table-cell office:value-type="float" office:value="122944" calcext:value-type="float">
            <text:p>122944</text:p>
          </table:table-cell>
          <table:table-cell office:value-type="float" office:value="2392344" calcext:value-type="float">
            <text:p>2392344</text:p>
          </table:table-cell>
          <table:table-cell office:value-type="float" office:value="2136" calcext:value-type="float">
            <text:p>2136</text:p>
          </table:table-cell>
          <table:table-cell office:value-type="float" office:value="27" calcext:value-type="float">
            <text:p>27</text:p>
          </table:table-cell>
          <table:table-cell office:value-type="float" office:value="78000000000" calcext:value-type="float">
            <text:p>78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.54455153216588E+016" calcext:value-type="float">
            <text:p>3.54455153216588E+016</text:p>
          </table:table-cell>
          <table:table-cell office:value-type="string" calcext:value-type="string">
            <text:p>IRO5MSCS0001</text:p>
          </table:table-cell>
          <table:table-cell office:value-type="string" calcext:value-type="string">
            <text:p>فماك</text:p>
          </table:table-cell>
          <table:table-cell office:value-type="string" calcext:value-type="string">
            <text:p>ماداكتو استيل كرد</text:p>
          </table:table-cell>
          <table:table-cell office:value-type="float" office:value="61035" calcext:value-type="float">
            <text:p>6103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313" calcext:value-type="float">
            <text:p>313</text:p>
          </table:table-cell>
          <table:table-cell table:number-columns-repeated="101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.55570192203939E+016" calcext:value-type="float">
            <text:p>3.55570192203939E+016</text:p>
          </table:table-cell>
          <table:table-cell office:value-type="string" calcext:value-type="string">
            <text:p>IRB4SM099992</text:p>
          </table:table-cell>
          <table:table-cell office:value-type="string" calcext:value-type="string">
            <text:p>اشاد92</text:p>
          </table:table-cell>
          <table:table-cell office:value-type="string" calcext:value-type="string">
            <text:p>مشاركت دولتي9-شرايط خاص990909</text:p>
          </table:table-cell>
          <table:table-cell office:value-type="float" office:value="61020" calcext:value-type="float">
            <text:p>6102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49324828" calcext:value-type="float">
            <text:p>49324828</text:p>
          </table:table-cell>
          <table:table-cell office:value-type="float" office:value="706" calcext:value-type="float">
            <text:p>706</text:p>
          </table:table-cell>
          <table:table-cell table:number-columns-repeated="101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.56694801100844E+016" calcext:value-type="float">
            <text:p>3.56694801100844E+016</text:p>
          </table:table-cell>
          <table:table-cell office:value-type="string" calcext:value-type="string">
            <text:p>IRO1SSEP0001</text:p>
          </table:table-cell>
          <table:table-cell office:value-type="string" calcext:value-type="string">
            <text:p>سپاها</text:p>
          </table:table-cell>
          <table:table-cell office:value-type="string" calcext:value-type="string">
            <text:p>سيمان‌سپاهان‌</text:p>
          </table:table-cell>
          <table:table-cell office:value-type="float" office:value="122949" calcext:value-type="float">
            <text:p>122949</text:p>
          </table:table-cell>
          <table:table-cell office:value-type="float" office:value="980000" calcext:value-type="float">
            <text:p>980000</text:p>
          </table:table-cell>
          <table:table-cell office:value-type="float" office:value="1286" calcext:value-type="float">
            <text:p>1286</text:p>
          </table:table-cell>
          <table:table-cell office:value-type="float" office:value="53" calcext:value-type="float">
            <text:p>53</text:p>
          </table:table-cell>
          <table:table-cell office:value-type="float" office:value="2450000000" calcext:value-type="float">
            <text:p>24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.57003447428859E+016" calcext:value-type="float">
            <text:p>3.57003447428859E+016</text:p>
          </table:table-cell>
          <table:table-cell office:value-type="string" calcext:value-type="string">
            <text:p>IRO1GOLG0001</text:p>
          </table:table-cell>
          <table:table-cell office:value-type="string" calcext:value-type="string">
            <text:p>كگل</text:p>
          </table:table-cell>
          <table:table-cell office:value-type="string" calcext:value-type="string">
            <text:p>معدني و صنعتي گل گهر</text:p>
          </table:table-cell>
          <table:table-cell office:value-type="float" office:value="123007" calcext:value-type="float">
            <text:p>123007</text:p>
          </table:table-cell>
          <table:table-cell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  <table:table-cell office:value-type="float" office:value="13" calcext:value-type="float">
            <text:p>13</text:p>
          </table:table-cell>
          <table:table-cell office:value-type="float" office:value="48000000000" calcext:value-type="float">
            <text:p>48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.57960864580963E+016" calcext:value-type="float">
            <text:p>3.57960864580963E+016</text:p>
          </table:table-cell>
          <table:table-cell office:value-type="string" calcext:value-type="string">
            <text:p>IRO1SSIN0001</text:p>
          </table:table-cell>
          <table:table-cell office:value-type="string" calcext:value-type="string">
            <text:p>شيران</text:p>
          </table:table-cell>
          <table:table-cell office:value-type="string" calcext:value-type="string">
            <text:p>س. صنايع‌شيميايي‌ايران</text:p>
          </table:table-cell>
          <table:table-cell office:value-type="float" office:value="123003" calcext:value-type="float">
            <text:p>123003</text:p>
          </table:table-cell>
          <table:table-cell office:value-type="float" office:value="1682652" calcext:value-type="float">
            <text:p>1682652</text:p>
          </table:table-cell>
          <table:table-cell office:value-type="float" office:value="1962" calcext:value-type="float">
            <text:p>1962</text:p>
          </table:table-cell>
          <table:table-cell office:value-type="float" office:value="44" calcext:value-type="float">
            <text:p>44</text:p>
          </table:table-cell>
          <table:table-cell office:value-type="float" office:value="4628988000" calcext:value-type="float">
            <text:p>4628988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.5964395659427E+016" calcext:value-type="float">
            <text:p>3.5964395659427E+016</text:p>
          </table:table-cell>
          <table:table-cell office:value-type="string" calcext:value-type="string">
            <text:p>IRO1SHKR0001</text:p>
          </table:table-cell>
          <table:table-cell office:value-type="string" calcext:value-type="string">
            <text:p>قشكر</text:p>
          </table:table-cell>
          <table:table-cell office:value-type="string" calcext:value-type="string">
            <text:p>شكرشاهرود</text:p>
          </table:table-cell>
          <table:table-cell office:value-type="float" office:value="124800" calcext:value-type="float">
            <text:p>124800</text:p>
          </table:table-cell>
          <table:table-cell office:value-type="float" office:value="102375" calcext:value-type="float">
            <text:p>102375</text:p>
          </table:table-cell>
          <table:table-cell office:value-type="float" office:value="1165" calcext:value-type="float">
            <text:p>1165</text:p>
          </table:table-cell>
          <table:table-cell office:value-type="float" office:value="38" calcext:value-type="float">
            <text:p>3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.62834481575247E+016" calcext:value-type="float">
            <text:p>3.62834481575247E+016</text:p>
          </table:table-cell>
          <table:table-cell office:value-type="string" calcext:value-type="string">
            <text:p>IRO9PASN0681</text:p>
          </table:table-cell>
          <table:table-cell office:value-type="string" calcext:value-type="string">
            <text:p>ضسان3012</text:p>
          </table:table-cell>
          <table:table-cell office:value-type="string" calcext:value-type="string">
            <text:p>اختيارخ پارسان-3800-1398/03/26</text:p>
          </table:table-cell>
          <table:table-cell office:value-type="float" office:value="115711" calcext:value-type="float">
            <text:p>11571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.63857383158343E+016" calcext:value-type="float">
            <text:p>3.63857383158343E+016</text:p>
          </table:table-cell>
          <table:table-cell office:value-type="string" calcext:value-type="string">
            <text:p>IRB6SP020031</text:p>
          </table:table-cell>
          <table:table-cell office:value-type="string" calcext:value-type="string">
            <text:p>صايپا403</text:p>
          </table:table-cell>
          <table:table-cell office:value-type="string" calcext:value-type="string">
            <text:p>صكوك اجاره سايپا403-3ماهه18%</text:p>
          </table:table-cell>
          <table:table-cell office:value-type="float" office:value="120520" calcext:value-type="float">
            <text:p>12052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.6592972482259E+016" calcext:value-type="float">
            <text:p>3.6592972482259E+016</text:p>
          </table:table-cell>
          <table:table-cell office:value-type="string" calcext:value-type="string">
            <text:p>IRT3CASF0001</text:p>
          </table:table-cell>
          <table:table-cell office:value-type="string" calcext:value-type="string">
            <text:p>آسام</text:p>
          </table:table-cell>
          <table:table-cell office:value-type="string" calcext:value-type="string">
            <text:p>صندوق س.آرمان سپهر آيندگان-م</text:p>
          </table:table-cell>
          <table:table-cell office:value-type="float" office:value="103529" calcext:value-type="float">
            <text:p>103529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.66094067607966E+016" calcext:value-type="float">
            <text:p>3.66094067607966E+016</text:p>
          </table:table-cell>
          <table:table-cell office:value-type="string" calcext:value-type="string">
            <text:p>IRB3EM020171</text:p>
          </table:table-cell>
          <table:table-cell office:value-type="string" calcext:value-type="string">
            <text:p>مبين012</text:p>
          </table:table-cell>
          <table:table-cell office:value-type="string" calcext:value-type="string">
            <text:p>اجاره اعتماد مبين تمدن010710</text:p>
          </table:table-cell>
          <table:table-cell office:value-type="float" office:value="61015" calcext:value-type="float">
            <text:p>6101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.67731559873651E+016" calcext:value-type="float">
            <text:p>3.67731559873651E+016</text:p>
          </table:table-cell>
          <table:table-cell office:value-type="string" calcext:value-type="string">
            <text:p>IRO3ETLZ0001</text:p>
          </table:table-cell>
          <table:table-cell office:value-type="string" calcext:value-type="string">
            <text:p>اعتلا</text:p>
          </table:table-cell>
          <table:table-cell office:value-type="string" calcext:value-type="string">
            <text:p>شركت سرمايه گذاري اعتلاء البرز</text:p>
          </table:table-cell>
          <table:table-cell office:value-type="float" office:value="122942" calcext:value-type="float">
            <text:p>122942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56" calcext:value-type="float">
            <text:p>56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.68992141780845E+016" calcext:value-type="float">
            <text:p>3.68992141780845E+016</text:p>
          </table:table-cell>
          <table:table-cell office:value-type="string" calcext:value-type="string">
            <text:p>IRO1SHFA0001</text:p>
          </table:table-cell>
          <table:table-cell office:value-type="string" calcext:value-type="string">
            <text:p>شفا</text:p>
          </table:table-cell>
          <table:table-cell office:value-type="string" calcext:value-type="string">
            <text:p>سرمايه گذاري شفادارو</text:p>
          </table:table-cell>
          <table:table-cell office:value-type="float" office:value="123006" calcext:value-type="float">
            <text:p>123006</text:p>
          </table:table-cell>
          <table:table-cell office:value-type="float" office:value="471772" calcext:value-type="float">
            <text:p>471772</text:p>
          </table:table-cell>
          <table:table-cell office:value-type="float" office:value="582" calcext:value-type="float">
            <text:p>582</text:p>
          </table:table-cell>
          <table:table-cell office:value-type="float" office:value="43" calcext:value-type="float">
            <text:p>43</text:p>
          </table:table-cell>
          <table:table-cell office:value-type="float" office:value="1179430000" calcext:value-type="float">
            <text:p>117943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.69951978001188E+016" calcext:value-type="float">
            <text:p>3.69951978001188E+016</text:p>
          </table:table-cell>
          <table:table-cell office:value-type="string" calcext:value-type="string">
            <text:p>IRO7IENP0001</text:p>
          </table:table-cell>
          <table:table-cell office:value-type="string" calcext:value-type="string">
            <text:p>سنوين</text:p>
          </table:table-cell>
          <table:table-cell office:value-type="string" calcext:value-type="string">
            <text:p>سرمايه گذاري اقتصاد نوين</text:p>
          </table:table-cell>
          <table:table-cell office:value-type="float" office:value="61039" calcext:value-type="float">
            <text:p>6103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.71145141273052E+016" calcext:value-type="float">
            <text:p>3.71145141273052E+016</text:p>
          </table:table-cell>
          <table:table-cell office:value-type="string" calcext:value-type="string">
            <text:p>IRO7TNIP0001</text:p>
          </table:table-cell>
          <table:table-cell office:value-type="string" calcext:value-type="string">
            <text:p>بنو</text:p>
          </table:table-cell>
          <table:table-cell office:value-type="string" calcext:value-type="string">
            <text:p>بيمه تجارت نو</text:p>
          </table:table-cell>
          <table:table-cell office:value-type="float" office:value="115615" calcext:value-type="float">
            <text:p>115615</text:p>
          </table:table-cell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office:value-type="float" office:value="66" calcext:value-type="float">
            <text:p>66</text:p>
          </table:table-cell>
          <table:table-cell office:value-type="float" office:value="1570000000" calcext:value-type="float">
            <text:p>157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.71481019996801E+016" calcext:value-type="float">
            <text:p>3.71481019996801E+016</text:p>
          </table:table-cell>
          <table:table-cell office:value-type="string" calcext:value-type="string">
            <text:p>IRB3RS0102C1</text:p>
          </table:table-cell>
          <table:table-cell office:value-type="string" calcext:value-type="string">
            <text:p>حريل02</text:p>
          </table:table-cell>
          <table:table-cell office:value-type="string" calcext:value-type="string">
            <text:p>اجاره ريل پردازسير021212</text:p>
          </table:table-cell>
          <table:table-cell office:value-type="float" office:value="61017" calcext:value-type="float">
            <text:p>6101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.71987342187518E+016" calcext:value-type="float">
            <text:p>3.71987342187518E+016</text:p>
          </table:table-cell>
          <table:table-cell office:value-type="string" calcext:value-type="string">
            <text:p>IRB3TB319961</text:p>
          </table:table-cell>
          <table:table-cell office:value-type="string" calcext:value-type="string">
            <text:p>اخزا624</text:p>
          </table:table-cell>
          <table:table-cell office:value-type="string" calcext:value-type="string">
            <text:p>اسنادخزانه-م24بودجه96-990625</text:p>
          </table:table-cell>
          <table:table-cell office:value-type="float" office:value="122933" calcext:value-type="float">
            <text:p>122933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69" calcext:value-type="float">
            <text:p>69</text:p>
          </table:table-cell>
          <table:table-cell office:value-type="float" office:value="12753567" calcext:value-type="float">
            <text:p>12753567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.72043718160162E+016" calcext:value-type="float">
            <text:p>3.72043718160162E+016</text:p>
          </table:table-cell>
          <table:table-cell office:value-type="string" calcext:value-type="string">
            <text:p>IRO1SAND0001</text:p>
          </table:table-cell>
          <table:table-cell office:value-type="string" calcext:value-type="string">
            <text:p>وصندوق</text:p>
          </table:table-cell>
          <table:table-cell office:value-type="string" calcext:value-type="string">
            <text:p>سرمايه‌گذاري‌صندوق‌بازنشستگي‌</text:p>
          </table:table-cell>
          <table:table-cell office:value-type="float" office:value="123004" calcext:value-type="float">
            <text:p>123004</text:p>
          </table:table-cell>
          <table:table-cell office:value-type="float" office:value="3930818" calcext:value-type="float">
            <text:p>3930818</text:p>
          </table:table-cell>
          <table:table-cell office:value-type="float" office:value="536" calcext:value-type="float">
            <text:p>536</text:p>
          </table:table-cell>
          <table:table-cell office:value-type="float" office:value="39" calcext:value-type="float">
            <text:p>39</text:p>
          </table:table-cell>
          <table:table-cell office:value-type="float" office:value="27000000000" calcext:value-type="float">
            <text:p>27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.72723878133421E+016" calcext:value-type="float">
            <text:p>3.72723878133421E+016</text:p>
          </table:table-cell>
          <table:table-cell office:value-type="string" calcext:value-type="string">
            <text:p>IRO7BE2P0001</text:p>
          </table:table-cell>
          <table:table-cell office:value-type="string" calcext:value-type="string">
            <text:p>انرژي2</text:p>
          </table:table-cell>
          <table:table-cell office:value-type="string" calcext:value-type="string">
            <text:p>فعالان بورس انرژي</text:p>
          </table:table-cell>
          <table:table-cell office:value-type="float" office:value="61037" calcext:value-type="float">
            <text:p>61037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115699500" calcext:value-type="float">
            <text:p>1156995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.72811991786139E+016" calcext:value-type="float">
            <text:p>3.72811991786139E+016</text:p>
          </table:table-cell>
          <table:table-cell office:value-type="string" calcext:value-type="string">
            <text:p>IRO1CIDC0001</text:p>
          </table:table-cell>
          <table:table-cell office:value-type="string" calcext:value-type="string">
            <text:p>سيدكو</text:p>
          </table:table-cell>
          <table:table-cell office:value-type="string" calcext:value-type="string">
            <text:p>سرمايه گذاري توسعه صنايع سيمان</text:p>
          </table:table-cell>
          <table:table-cell office:value-type="float" office:value="121734" calcext:value-type="float">
            <text:p>121734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810" calcext:value-type="float">
            <text:p>810</text:p>
          </table:table-cell>
          <table:table-cell office:value-type="float" office:value="53" calcext:value-type="float">
            <text:p>53</text:p>
          </table:table-cell>
          <table:table-cell office:value-type="float" office:value="4800000000" calcext:value-type="float">
            <text:p>48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.73561744781594E+016" calcext:value-type="float">
            <text:p>3.73561744781594E+016</text:p>
          </table:table-cell>
          <table:table-cell office:value-type="string" calcext:value-type="string">
            <text:p>IRO9PASN0701</text:p>
          </table:table-cell>
          <table:table-cell office:value-type="string" calcext:value-type="string">
            <text:p>ضسان3014</text:p>
          </table:table-cell>
          <table:table-cell office:value-type="string" calcext:value-type="string">
            <text:p>اختيارخ پارسان-4200-1398/03/26</text:p>
          </table:table-cell>
          <table:table-cell office:value-type="float" office:value="92607" calcext:value-type="float">
            <text:p>9260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.73666084818581E+016" calcext:value-type="float">
            <text:p>3.73666084818581E+016</text:p>
          </table:table-cell>
          <table:table-cell office:value-type="string" calcext:value-type="string">
            <text:p>IRO1KBRS0001</text:p>
          </table:table-cell>
          <table:table-cell office:value-type="string" calcext:value-type="string">
            <text:p>كبورس</text:p>
          </table:table-cell>
          <table:table-cell office:value-type="string" calcext:value-type="string">
            <text:p>كارگزاران بورس اوراق بهادار</text:p>
          </table:table-cell>
          <table:table-cell office:value-type="float" office:value="61051" calcext:value-type="float">
            <text:p>61051</text:p>
          </table:table-cell>
          <table:table-cell office:value-type="float" office:value="600000" calcext:value-type="float">
            <text:p>60000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500000000" calcext:value-type="float">
            <text:p>1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.73897897641683E+016" calcext:value-type="float">
            <text:p>3.73897897641683E+016</text:p>
          </table:table-cell>
          <table:table-cell office:value-type="string" calcext:value-type="string">
            <text:p>IRO3TORZ0001</text:p>
          </table:table-cell>
          <table:table-cell office:value-type="string" calcext:value-type="string">
            <text:p>توريل</text:p>
          </table:table-cell>
          <table:table-cell office:value-type="string" calcext:value-type="string">
            <text:p>توکاريل</text:p>
          </table:table-cell>
          <table:table-cell office:value-type="float" office:value="122956" calcext:value-type="float">
            <text:p>122956</text:p>
          </table:table-cell>
          <table:table-cell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  <table:table-cell office:value-type="float" office:value="60" calcext:value-type="float">
            <text:p>60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.7614886280396E+016" calcext:value-type="float">
            <text:p>3.7614886280396E+016</text:p>
          </table:table-cell>
          <table:table-cell office:value-type="string" calcext:value-type="string">
            <text:p>IRO1SSAP0001</text:p>
          </table:table-cell>
          <table:table-cell office:value-type="string" calcext:value-type="string">
            <text:p>وساپا</text:p>
          </table:table-cell>
          <table:table-cell office:value-type="string" calcext:value-type="string">
            <text:p>سرمايه‌گذاري‌ سايپا</text:p>
          </table:table-cell>
          <table:table-cell office:value-type="float" office:value="123001" calcext:value-type="float">
            <text:p>123001</text:p>
          </table:table-cell>
          <table:table-cell office:value-type="float" office:value="4270000" calcext:value-type="float">
            <text:p>4270000</text:p>
          </table:table-cell>
          <table:table-cell office:value-type="float" office:value="1703" calcext:value-type="float">
            <text:p>1703</text:p>
          </table:table-cell>
          <table:table-cell office:value-type="float" office:value="56" calcext:value-type="float">
            <text:p>56</text:p>
          </table:table-cell>
          <table:table-cell office:value-type="float" office:value="10675000000" calcext:value-type="float">
            <text:p>10675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.7631109616998E+016" calcext:value-type="float">
            <text:p>3.7631109616998E+016</text:p>
          </table:table-cell>
          <table:table-cell office:value-type="string" calcext:value-type="string">
            <text:p>IRO1GHND0001</text:p>
          </table:table-cell>
          <table:table-cell office:value-type="string" calcext:value-type="string">
            <text:p>قشهد</text:p>
          </table:table-cell>
          <table:table-cell office:value-type="string" calcext:value-type="string">
            <text:p>شهد</text:p>
          </table:table-cell>
          <table:table-cell office:value-type="float" office:value="122936" calcext:value-type="float">
            <text:p>122936</text:p>
          </table:table-cell>
          <table:table-cell office:value-type="float" office:value="160000" calcext:value-type="float">
            <text:p>160000</text:p>
          </table:table-cell>
          <table:table-cell office:value-type="float" office:value="814" calcext:value-type="float">
            <text:p>814</text:p>
          </table:table-cell>
          <table:table-cell office:value-type="float" office:value="38" calcext:value-type="float">
            <text:p>3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.76351050940072E+016" calcext:value-type="float">
            <text:p>3.76351050940072E+016</text:p>
          </table:table-cell>
          <table:table-cell office:value-type="string" calcext:value-type="string">
            <text:p>IRBKAZBT9851</text:p>
          </table:table-cell>
          <table:table-cell office:value-type="string" calcext:value-type="string">
            <text:p>عذوب3</text:p>
          </table:table-cell>
          <table:table-cell office:value-type="string" calcext:value-type="string">
            <text:p>اوراق سلف تيرآهن 14</text:p>
          </table:table-cell>
          <table:table-cell office:value-type="float" office:value="61044" calcext:value-type="float">
            <text:p>6104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817694" calcext:value-type="float">
            <text:p>817694</text:p>
          </table:table-cell>
          <table:table-cell office:value-type="float" office:value="308" calcext:value-type="float">
            <text:p>308</text:p>
          </table:table-cell>
          <table:table-cell table:number-columns-repeated="101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.79588579292996E+016" calcext:value-type="float">
            <text:p>3.79588579292996E+016</text:p>
          </table:table-cell>
          <table:table-cell office:value-type="string" calcext:value-type="string">
            <text:p>IRB3EM0501A1</text:p>
          </table:table-cell>
          <table:table-cell office:value-type="string" calcext:value-type="string">
            <text:p>مبين015</text:p>
          </table:table-cell>
          <table:table-cell office:value-type="string" calcext:value-type="string">
            <text:p>اجاره اعتماد مبين تمدن011019</text:p>
          </table:table-cell>
          <table:table-cell office:value-type="float" office:value="61015" calcext:value-type="float">
            <text:p>6101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.79981782648881E+016" calcext:value-type="float">
            <text:p>3.79981782648881E+016</text:p>
          </table:table-cell>
          <table:table-cell office:value-type="string" calcext:value-type="string">
            <text:p>IRO3MSZ96071</text:p>
          </table:table-cell>
          <table:table-cell office:value-type="string" calcext:value-type="string">
            <text:p>تسه9607</text:p>
          </table:table-cell>
          <table:table-cell office:value-type="string" calcext:value-type="string">
            <text:p>امتياز تسهيلات مسكن مهر96</text:p>
          </table:table-cell>
          <table:table-cell office:value-type="float" office:value="122255" calcext:value-type="float">
            <text:p>12225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1534727" calcext:value-type="float">
            <text:p>1534727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.80667408615546E+016" calcext:value-type="float">
            <text:p>3.80667408615546E+016</text:p>
          </table:table-cell>
          <table:table-cell office:value-type="string" calcext:value-type="string">
            <text:p>IRO6MSKZ9761</text:p>
          </table:table-cell>
          <table:table-cell office:value-type="string" calcext:value-type="string">
            <text:p>تسه9706</text:p>
          </table:table-cell>
          <table:table-cell office:value-type="string" calcext:value-type="string">
            <text:p>امتياز تسهيلات مسكن شهريور97</text:p>
          </table:table-cell>
          <table:table-cell office:value-type="float" office:value="122925" calcext:value-type="float">
            <text:p>12292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1870167" calcext:value-type="float">
            <text:p>1870167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.80843041135293E+016" calcext:value-type="float">
            <text:p>3.80843041135293E+016</text:p>
          </table:table-cell>
          <table:table-cell office:value-type="string" calcext:value-type="string">
            <text:p>IRO3DZLZ0001</text:p>
          </table:table-cell>
          <table:table-cell office:value-type="string" calcext:value-type="string">
            <text:p>خديزل</text:p>
          </table:table-cell>
          <table:table-cell office:value-type="string" calcext:value-type="string">
            <text:p>بهمن <text:s/>ديزل</text:p>
          </table:table-cell>
          <table:table-cell office:value-type="float" office:value="122948" calcext:value-type="float">
            <text:p>122948</text:p>
          </table:table-cell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34" calcext:value-type="float">
            <text:p>3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.81669457238655E+016" calcext:value-type="float">
            <text:p>3.81669457238655E+016</text:p>
          </table:table-cell>
          <table:table-cell office:value-type="string" calcext:value-type="string">
            <text:p>IRO6MSKZ9781</text:p>
          </table:table-cell>
          <table:table-cell office:value-type="string" calcext:value-type="string">
            <text:p>تسه9708</text:p>
          </table:table-cell>
          <table:table-cell office:value-type="string" calcext:value-type="string">
            <text:p>امتياز تسهيلات مسكن آبان97</text:p>
          </table:table-cell>
          <table:table-cell office:value-type="float" office:value="122833" calcext:value-type="float">
            <text:p>12283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1978207" calcext:value-type="float">
            <text:p>1978207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.81793580426864E+016" calcext:value-type="float">
            <text:p>3.81793580426864E+016</text:p>
          </table:table-cell>
          <table:table-cell office:value-type="string" calcext:value-type="string">
            <text:p>IRO7BSAP0001</text:p>
          </table:table-cell>
          <table:table-cell office:value-type="string" calcext:value-type="string">
            <text:p>سامان</text:p>
          </table:table-cell>
          <table:table-cell office:value-type="string" calcext:value-type="string">
            <text:p>بانك سامان</text:p>
          </table:table-cell>
          <table:table-cell office:value-type="float" office:value="123038" calcext:value-type="float">
            <text:p>123038</text:p>
          </table:table-cell>
          <table:table-cell office:value-type="float" office:value="1" calcext:value-type="float">
            <text:p>1</text:p>
          </table:table-cell>
          <table:table-cell office:value-type="float" office:value="1160" calcext:value-type="float">
            <text:p>1160</text:p>
          </table:table-cell>
          <table:table-cell office:value-type="float" office:value="57" calcext:value-type="float">
            <text:p>57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.83431880262562E+016" calcext:value-type="float">
            <text:p>3.83431880262562E+016</text:p>
          </table:table-cell>
          <table:table-cell office:value-type="string" calcext:value-type="string">
            <text:p>IRO9MSMI0951</text:p>
          </table:table-cell>
          <table:table-cell office:value-type="string" calcext:value-type="string">
            <text:p>ضملي2020</text:p>
          </table:table-cell>
          <table:table-cell office:value-type="string" calcext:value-type="string">
            <text:p>اختيارخ فملي -3400-1398/02/25</text:p>
          </table:table-cell>
          <table:table-cell office:value-type="float" office:value="61059" calcext:value-type="float">
            <text:p>6105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.84372010780893E+016" calcext:value-type="float">
            <text:p>3.84372010780893E+016</text:p>
          </table:table-cell>
          <table:table-cell office:value-type="string" calcext:value-type="string">
            <text:p>IRO1PKER0001</text:p>
          </table:table-cell>
          <table:table-cell office:value-type="string" calcext:value-type="string">
            <text:p>كرماشا</text:p>
          </table:table-cell>
          <table:table-cell office:value-type="string" calcext:value-type="string">
            <text:p>صنايع پتروشيمي كرمانشاه</text:p>
          </table:table-cell>
          <table:table-cell office:value-type="float" office:value="122817" calcext:value-type="float">
            <text:p>122817</text:p>
          </table:table-cell>
          <table:table-cell office:value-type="float" office:value="1411680" calcext:value-type="float">
            <text:p>1411680</text:p>
          </table:table-cell>
          <table:table-cell office:value-type="float" office:value="769" calcext:value-type="float">
            <text:p>769</text:p>
          </table:table-cell>
          <table:table-cell office:value-type="float" office:value="44" calcext:value-type="float">
            <text:p>44</text:p>
          </table:table-cell>
          <table:table-cell office:value-type="float" office:value="3529200000" calcext:value-type="float">
            <text:p>35292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85470601351561E+016" calcext:value-type="float">
            <text:p>3.85470601351561E+016</text:p>
          </table:table-cell>
          <table:table-cell office:value-type="string" calcext:value-type="string">
            <text:p>IRO1AZAB0001</text:p>
          </table:table-cell>
          <table:table-cell office:value-type="string" calcext:value-type="string">
            <text:p>فاذر</text:p>
          </table:table-cell>
          <table:table-cell office:value-type="string" calcext:value-type="string">
            <text:p>صنايع‌ آذرآب‌</text:p>
          </table:table-cell>
          <table:table-cell office:value-type="float" office:value="122948" calcext:value-type="float">
            <text:p>12294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389" calcext:value-type="float">
            <text:p>1389</text:p>
          </table:table-cell>
          <table:table-cell office:value-type="float" office:value="28" calcext:value-type="float">
            <text:p>2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.85550564234566E+016" calcext:value-type="float">
            <text:p>3.85550564234566E+016</text:p>
          </table:table-cell>
          <table:table-cell office:value-type="string" calcext:value-type="string">
            <text:p>IRO3TPSZ0001</text:p>
          </table:table-cell>
          <table:table-cell office:value-type="string" calcext:value-type="string">
            <text:p>شتوكا</text:p>
          </table:table-cell>
          <table:table-cell office:value-type="string" calcext:value-type="string">
            <text:p>توكا رنگ فولاد سپاهان</text:p>
          </table:table-cell>
          <table:table-cell office:value-type="float" office:value="122959" calcext:value-type="float">
            <text:p>122959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44" calcext:value-type="float">
            <text:p>44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.85687869274788E+016" calcext:value-type="float">
            <text:p>3.85687869274788E+016</text:p>
          </table:table-cell>
          <table:table-cell office:value-type="string" calcext:value-type="string">
            <text:p>IRO1PSHZ0001</text:p>
          </table:table-cell>
          <table:table-cell office:value-type="string" calcext:value-type="string">
            <text:p>شيراز</text:p>
          </table:table-cell>
          <table:table-cell office:value-type="string" calcext:value-type="string">
            <text:p>پتروشيمي‌شيراز</text:p>
          </table:table-cell>
          <table:table-cell office:value-type="float" office:value="122954" calcext:value-type="float">
            <text:p>122954</text:p>
          </table:table-cell>
          <table:table-cell office:value-type="float" office:value="1417434" calcext:value-type="float">
            <text:p>1417434</text:p>
          </table:table-cell>
          <table:table-cell office:value-type="float" office:value="712" calcext:value-type="float">
            <text:p>712</text:p>
          </table:table-cell>
          <table:table-cell office:value-type="float" office:value="44" calcext:value-type="float">
            <text:p>44</text:p>
          </table:table-cell>
          <table:table-cell office:value-type="float" office:value="5100000000" calcext:value-type="float">
            <text:p>51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.86213859597504E+016" calcext:value-type="float">
            <text:p>3.86213859597504E+016</text:p>
          </table:table-cell>
          <table:table-cell office:value-type="string" calcext:value-type="string">
            <text:p>IRO9BMLT0111</text:p>
          </table:table-cell>
          <table:table-cell office:value-type="string" calcext:value-type="string">
            <text:p>ضملت2009</text:p>
          </table:table-cell>
          <table:table-cell office:value-type="string" calcext:value-type="string">
            <text:p>اختيارخ وبملت-3400-1398/02/22</text:p>
          </table:table-cell>
          <table:table-cell office:value-type="float" office:value="61057" calcext:value-type="float">
            <text:p>6105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.87384760646994E+016" calcext:value-type="float">
            <text:p>3.87384760646994E+016</text:p>
          </table:table-cell>
          <table:table-cell office:value-type="string" calcext:value-type="string">
            <text:p>IRO7ARMP0001</text:p>
          </table:table-cell>
          <table:table-cell office:value-type="string" calcext:value-type="string">
            <text:p>آرمان</text:p>
          </table:table-cell>
          <table:table-cell office:value-type="string" calcext:value-type="string">
            <text:p>بيمه آرمان</text:p>
          </table:table-cell>
          <table:table-cell office:value-type="float" office:value="141832" calcext:value-type="float">
            <text:p>141832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66" calcext:value-type="float">
            <text:p>66</text:p>
          </table:table-cell>
          <table:table-cell office:value-type="float" office:value="1500000000" calcext:value-type="float">
            <text:p>15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.89131043324441E+016" calcext:value-type="float">
            <text:p>3.89131043324441E+016</text:p>
          </table:table-cell>
          <table:table-cell office:value-type="string" calcext:value-type="string">
            <text:p>IRB3SS2299C2</text:p>
          </table:table-cell>
          <table:table-cell office:value-type="string" calcext:value-type="string">
            <text:p>شستا9922</text:p>
          </table:table-cell>
          <table:table-cell office:value-type="string" calcext:value-type="string">
            <text:p>اجاره تامين اجتماعي-سپهر991226</text:p>
          </table:table-cell>
          <table:table-cell office:value-type="float" office:value="113459" calcext:value-type="float">
            <text:p>11345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.90790366304896E+016" calcext:value-type="float">
            <text:p>3.90790366304896E+016</text:p>
          </table:table-cell>
          <table:table-cell office:value-type="string" calcext:value-type="string">
            <text:p>IRO9MKBT0161</text:p>
          </table:table-cell>
          <table:table-cell office:value-type="string" calcext:value-type="string">
            <text:p>ضمخا3011</text:p>
          </table:table-cell>
          <table:table-cell office:value-type="string" calcext:value-type="string">
            <text:p>اختيارخ اخابر-2400-1398/03/29</text:p>
          </table:table-cell>
          <table:table-cell office:value-type="float" office:value="61059" calcext:value-type="float">
            <text:p>6105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.91166644286762E+016" calcext:value-type="float">
            <text:p>3.91166644286762E+016</text:p>
          </table:table-cell>
          <table:table-cell office:value-type="string" calcext:value-type="string">
            <text:p>IRO1LEAB0001</text:p>
          </table:table-cell>
          <table:table-cell office:value-type="string" calcext:value-type="string">
            <text:p>شلعاب</text:p>
          </table:table-cell>
          <table:table-cell office:value-type="string" calcext:value-type="string">
            <text:p>لعابيران‌</text:p>
          </table:table-cell>
          <table:table-cell office:value-type="float" office:value="122856" calcext:value-type="float">
            <text:p>122856</text:p>
          </table:table-cell>
          <table:table-cell office:value-type="float" office:value="151378" calcext:value-type="float">
            <text:p>151378</text:p>
          </table:table-cell>
          <table:table-cell office:value-type="float" office:value="675" calcext:value-type="float">
            <text:p>675</text:p>
          </table:table-cell>
          <table:table-cell office:value-type="float" office:value="44" calcext:value-type="float">
            <text:p>44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.91718190403643E+016" calcext:value-type="float">
            <text:p>3.91718190403643E+016</text:p>
          </table:table-cell>
          <table:table-cell office:value-type="string" calcext:value-type="string">
            <text:p>IRO7BE3P0001</text:p>
          </table:table-cell>
          <table:table-cell office:value-type="string" calcext:value-type="string">
            <text:p>انرژي3</text:p>
          </table:table-cell>
          <table:table-cell office:value-type="string" calcext:value-type="string">
            <text:p>ساير اشخاص بورس انرژي</text:p>
          </table:table-cell>
          <table:table-cell office:value-type="float" office:value="123039" calcext:value-type="float">
            <text:p>123039</text:p>
          </table:table-cell>
          <table:table-cell office:value-type="float" office:value="1" calcext:value-type="float">
            <text:p>1</text:p>
          </table:table-cell>
          <table:table-cell office:value-type="float" office:value="1628" calcext:value-type="float">
            <text:p>1628</text:p>
          </table:table-cell>
          <table:table-cell office:value-type="float" office:value="67" calcext:value-type="float">
            <text:p>67</text:p>
          </table:table-cell>
          <table:table-cell office:value-type="float" office:value="125539440" calcext:value-type="float">
            <text:p>12553944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.94361837271262E+016" calcext:value-type="float">
            <text:p>3.94361837271262E+016</text:p>
          </table:table-cell>
          <table:table-cell office:value-type="string" calcext:value-type="string">
            <text:p>IRO1NMOH0001</text:p>
          </table:table-cell>
          <table:table-cell office:value-type="string" calcext:value-type="string">
            <text:p>خمحركه</text:p>
          </table:table-cell>
          <table:table-cell office:value-type="string" calcext:value-type="string">
            <text:p>نيرو محركه‌</text:p>
          </table:table-cell>
          <table:table-cell office:value-type="float" office:value="122935" calcext:value-type="float">
            <text:p>122935</text:p>
          </table:table-cell>
          <table:table-cell office:value-type="float" office:value="408240" calcext:value-type="float">
            <text:p>408240</text:p>
          </table:table-cell>
          <table:table-cell office:value-type="float" office:value="748" calcext:value-type="float">
            <text:p>748</text:p>
          </table:table-cell>
          <table:table-cell office:value-type="float" office:value="34" calcext:value-type="float">
            <text:p>34</text:p>
          </table:table-cell>
          <table:table-cell office:value-type="float" office:value="1020600000" calcext:value-type="float">
            <text:p>10206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.94539721583995E+016" calcext:value-type="float">
            <text:p>3.94539721583995E+016</text:p>
          </table:table-cell>
          <table:table-cell office:value-type="string" calcext:value-type="string">
            <text:p>IRT1SSPF0001</text:p>
          </table:table-cell>
          <table:table-cell office:value-type="string" calcext:value-type="string">
            <text:p>سپاس</text:p>
          </table:table-cell>
          <table:table-cell office:value-type="string" calcext:value-type="string">
            <text:p>صندوق س. پاداش سهامداري توسعه1</text:p>
          </table:table-cell>
          <table:table-cell office:value-type="float" office:value="93203" calcext:value-type="float">
            <text:p>9320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.94812330877687E+016" calcext:value-type="float">
            <text:p>3.94812330877687E+016</text:p>
          </table:table-cell>
          <table:table-cell office:value-type="string" calcext:value-type="string">
            <text:p>IRO7NIRP0001</text:p>
          </table:table-cell>
          <table:table-cell office:value-type="string" calcext:value-type="string">
            <text:p>نيرو</text:p>
          </table:table-cell>
          <table:table-cell office:value-type="string" calcext:value-type="string">
            <text:p>نيرو سرمايه</text:p>
          </table:table-cell>
          <table:table-cell office:value-type="float" office:value="123013" calcext:value-type="float">
            <text:p>123013</text:p>
          </table:table-cell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31" calcext:value-type="float">
            <text:p>31</text:p>
          </table:table-cell>
          <table:table-cell office:value-type="float" office:value="64831141" calcext:value-type="float">
            <text:p>64831141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.94838796017802E+016" calcext:value-type="float">
            <text:p>3.94838796017802E+016</text:p>
          </table:table-cell>
          <table:table-cell office:value-type="string" calcext:value-type="string">
            <text:p>IRO9PNBA0731</text:p>
          </table:table-cell>
          <table:table-cell office:value-type="string" calcext:value-type="string">
            <text:p>ضبدر2014</text:p>
          </table:table-cell>
          <table:table-cell office:value-type="string" calcext:value-type="string">
            <text:p>اختيارخ شبندر-13000-98/02/18</text:p>
          </table:table-cell>
          <table:table-cell office:value-type="float" office:value="103242" calcext:value-type="float">
            <text:p>10324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.96044944855582E+016" calcext:value-type="float">
            <text:p>3.96044944855582E+016</text:p>
          </table:table-cell>
          <table:table-cell office:value-type="string" calcext:value-type="string">
            <text:p>IRO6MSKZ9721</text:p>
          </table:table-cell>
          <table:table-cell office:value-type="string" calcext:value-type="string">
            <text:p>تسه9702</text:p>
          </table:table-cell>
          <table:table-cell office:value-type="string" calcext:value-type="string">
            <text:p>امتياز تسهيلات مسكن ارديبهشت97</text:p>
          </table:table-cell>
          <table:table-cell office:value-type="float" office:value="122452" calcext:value-type="float">
            <text:p>12245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1905047" calcext:value-type="float">
            <text:p>1905047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.97211096178187E+016" calcext:value-type="float">
            <text:p>3.97211096178187E+016</text:p>
          </table:table-cell>
          <table:table-cell office:value-type="string" calcext:value-type="string">
            <text:p>IRB6GO0100B1</text:p>
          </table:table-cell>
          <table:table-cell office:value-type="string" calcext:value-type="string">
            <text:p>صگل411</text:p>
          </table:table-cell>
          <table:table-cell office:value-type="string" calcext:value-type="string">
            <text:p>ص اجاره گل گهر 411- 3 ماهه 17%</text:p>
          </table:table-cell>
          <table:table-cell office:value-type="float" office:value="122336" calcext:value-type="float">
            <text:p>122336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.97512755230253E+016" calcext:value-type="float">
            <text:p>3.97512755230253E+016</text:p>
          </table:table-cell>
          <table:table-cell office:value-type="string" calcext:value-type="string">
            <text:p>IRO3ETKZ0001</text:p>
          </table:table-cell>
          <table:table-cell office:value-type="string" calcext:value-type="string">
            <text:p>اتكاي</text:p>
          </table:table-cell>
          <table:table-cell office:value-type="string" calcext:value-type="string">
            <text:p>بيمه اتكايي ايرانيان</text:p>
          </table:table-cell>
          <table:table-cell office:value-type="float" office:value="122850" calcext:value-type="float">
            <text:p>122850</text:p>
          </table:table-cell>
          <table:table-cell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  <table:table-cell office:value-type="float" office:value="66" calcext:value-type="float">
            <text:p>66</text:p>
          </table:table-cell>
          <table:table-cell office:value-type="float" office:value="2500000000" calcext:value-type="float">
            <text:p>25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.98017714511969E+016" calcext:value-type="float">
            <text:p>3.98017714511969E+016</text:p>
          </table:table-cell>
          <table:table-cell office:value-type="string" calcext:value-type="string">
            <text:p>IRB3JPAZ9921</text:p>
          </table:table-cell>
          <table:table-cell office:value-type="string" calcext:value-type="string">
            <text:p>جوپار99</text:p>
          </table:table-cell>
          <table:table-cell office:value-type="string" calcext:value-type="string">
            <text:p>اوراق اجاره جوپار 990212</text:p>
          </table:table-cell>
          <table:table-cell office:value-type="float" office:value="104604" calcext:value-type="float">
            <text:p>104604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518500" calcext:value-type="float">
            <text:p>5185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.9807886630843E+016" calcext:value-type="float">
            <text:p>3.9807886630843E+016</text:p>
          </table:table-cell>
          <table:table-cell office:value-type="string" calcext:value-type="string">
            <text:p>IRO3BMAZ0001</text:p>
          </table:table-cell>
          <table:table-cell office:value-type="string" calcext:value-type="string">
            <text:p>بمپنا</text:p>
          </table:table-cell>
          <table:table-cell office:value-type="string" calcext:value-type="string">
            <text:p>توليد برق عسلويه <text:s/>مپنا</text:p>
          </table:table-cell>
          <table:table-cell office:value-type="float" office:value="122959" calcext:value-type="float">
            <text:p>122959</text:p>
          </table:table-cell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40" calcext:value-type="float">
            <text:p>40</text:p>
          </table:table-cell>
          <table:table-cell office:value-type="float" office:value="728000000" calcext:value-type="float">
            <text:p>728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.00257990675442E+016" calcext:value-type="float">
            <text:p>4.00257990675442E+016</text:p>
          </table:table-cell>
          <table:table-cell office:value-type="string" calcext:value-type="string">
            <text:p>IRO7SHEP0001</text:p>
          </table:table-cell>
          <table:table-cell office:value-type="string" calcext:value-type="string">
            <text:p>شرنگي</text:p>
          </table:table-cell>
          <table:table-cell office:value-type="string" calcext:value-type="string">
            <text:p>شيميايي رنگين</text:p>
          </table:table-cell>
          <table:table-cell office:value-type="float" office:value="123022" calcext:value-type="float">
            <text:p>123022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44" calcext:value-type="float">
            <text:p>44</text:p>
          </table:table-cell>
          <table:table-cell office:value-type="float" office:value="47000000" calcext:value-type="float">
            <text:p>47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.01494636392157E+016" calcext:value-type="float">
            <text:p>4.01494636392157E+016</text:p>
          </table:table-cell>
          <table:table-cell office:value-type="string" calcext:value-type="string">
            <text:p>IRB3TB309951</text:p>
          </table:table-cell>
          <table:table-cell office:value-type="string" calcext:value-type="string">
            <text:p>اخزا623</text:p>
          </table:table-cell>
          <table:table-cell office:value-type="string" calcext:value-type="string">
            <text:p>اسنادخزانه-م23بودجه96-990528</text:p>
          </table:table-cell>
          <table:table-cell office:value-type="float" office:value="122223" calcext:value-type="float">
            <text:p>122223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69" calcext:value-type="float">
            <text:p>69</text:p>
          </table:table-cell>
          <table:table-cell office:value-type="float" office:value="15246433" calcext:value-type="float">
            <text:p>15246433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02622750315379E+016" calcext:value-type="float">
            <text:p>4.02622750315379E+016</text:p>
          </table:table-cell>
          <table:table-cell office:value-type="string" calcext:value-type="string">
            <text:p>IRO1ROZD0001</text:p>
          </table:table-cell>
          <table:table-cell office:value-type="string" calcext:value-type="string">
            <text:p>دروز</text:p>
          </table:table-cell>
          <table:table-cell office:value-type="string" calcext:value-type="string">
            <text:p>داروسازي‌ روزدارو</text:p>
          </table:table-cell>
          <table:table-cell office:value-type="float" office:value="120419" calcext:value-type="float">
            <text:p>120419</text:p>
          </table:table-cell>
          <table:table-cell office:value-type="float" office:value="279936" calcext:value-type="float">
            <text:p>279936</text:p>
          </table:table-cell>
          <table:table-cell office:value-type="float" office:value="361" calcext:value-type="float">
            <text:p>361</text:p>
          </table:table-cell>
          <table:table-cell office:value-type="float" office:value="43" calcext:value-type="float">
            <text:p>43</text:p>
          </table:table-cell>
          <table:table-cell office:value-type="float" office:value="699840000" calcext:value-type="float">
            <text:p>69984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03465071202067E+016" calcext:value-type="float">
            <text:p>4.03465071202067E+016</text:p>
          </table:table-cell>
          <table:table-cell office:value-type="string" calcext:value-type="string">
            <text:p>IRO3MSZ96051</text:p>
          </table:table-cell>
          <table:table-cell office:value-type="string" calcext:value-type="string">
            <text:p>تسه9605</text:p>
          </table:table-cell>
          <table:table-cell office:value-type="string" calcext:value-type="string">
            <text:p>امتياز تسهيلات مسكن مرداد 96</text:p>
          </table:table-cell>
          <table:table-cell office:value-type="float" office:value="113450" calcext:value-type="float">
            <text:p>11345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351791" calcext:value-type="float">
            <text:p>1351791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04115375311545E+016" calcext:value-type="float">
            <text:p>4.04115375311545E+016</text:p>
          </table:table-cell>
          <table:table-cell office:value-type="string" calcext:value-type="string">
            <text:p>IRO1GESF0001</text:p>
          </table:table-cell>
          <table:table-cell office:value-type="string" calcext:value-type="string">
            <text:p>قصفها</text:p>
          </table:table-cell>
          <table:table-cell office:value-type="string" calcext:value-type="string">
            <text:p>قنداصفهان‌</text:p>
          </table:table-cell>
          <table:table-cell office:value-type="float" office:value="122947" calcext:value-type="float">
            <text:p>122947</text:p>
          </table:table-cell>
          <table:table-cell office:value-type="float" office:value="78000" calcext:value-type="float">
            <text:p>78000</text:p>
          </table:table-cell>
          <table:table-cell office:value-type="float" office:value="845" calcext:value-type="float">
            <text:p>845</text:p>
          </table:table-cell>
          <table:table-cell office:value-type="float" office:value="38" calcext:value-type="float">
            <text:p>38</text:p>
          </table:table-cell>
          <table:table-cell office:value-type="float" office:value="195000000" calcext:value-type="float">
            <text:p>195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05057676727248E+016" calcext:value-type="float">
            <text:p>4.05057676727248E+016</text:p>
          </table:table-cell>
          <table:table-cell office:value-type="string" calcext:value-type="string">
            <text:p>IRO1INFO0001</text:p>
          </table:table-cell>
          <table:table-cell office:value-type="string" calcext:value-type="string">
            <text:p>رانفور</text:p>
          </table:table-cell>
          <table:table-cell office:value-type="string" calcext:value-type="string">
            <text:p>خدمات‌انفورماتيك‌</text:p>
          </table:table-cell>
          <table:table-cell office:value-type="float" office:value="123004" calcext:value-type="float">
            <text:p>123004</text:p>
          </table:table-cell>
          <table:table-cell office:value-type="float" office:value="857412" calcext:value-type="float">
            <text:p>857412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office:value-type="float" office:value="8400000000" calcext:value-type="float">
            <text:p>84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06013260152302E+016" calcext:value-type="float">
            <text:p>4.06013260152302E+016</text:p>
          </table:table-cell>
          <table:table-cell office:value-type="string" calcext:value-type="string">
            <text:p>IRB6MES10121</text:p>
          </table:table-cell>
          <table:table-cell office:value-type="string" calcext:value-type="string">
            <text:p>صخابر102</text:p>
          </table:table-cell>
          <table:table-cell office:value-type="string" calcext:value-type="string">
            <text:p>صكوك اجاره مخابرات-3 ماهه 16%</text:p>
          </table:table-cell>
          <table:table-cell office:value-type="float" office:value="61043" calcext:value-type="float">
            <text:p>6104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06114781832318E+016" calcext:value-type="float">
            <text:p>4.06114781832318E+016</text:p>
          </table:table-cell>
          <table:table-cell office:value-type="string" calcext:value-type="string">
            <text:p>IRO1DODE0001</text:p>
          </table:table-cell>
          <table:table-cell office:value-type="string" calcext:value-type="string">
            <text:p>شدوص</text:p>
          </table:table-cell>
          <table:table-cell office:value-type="string" calcext:value-type="string">
            <text:p>دوده‌ صنعتي‌ پارس‌</text:p>
          </table:table-cell>
          <table:table-cell office:value-type="float" office:value="122246" calcext:value-type="float">
            <text:p>122246</text:p>
          </table:table-cell>
          <table:table-cell office:value-type="float" office:value="189809" calcext:value-type="float">
            <text:p>189809</text:p>
          </table:table-cell>
          <table:table-cell office:value-type="float" office:value="960" calcext:value-type="float">
            <text:p>960</text:p>
          </table:table-cell>
          <table:table-cell office:value-type="float" office:value="44" calcext:value-type="float">
            <text:p>44</text:p>
          </table:table-cell>
          <table:table-cell office:value-type="float" office:value="474522000" calcext:value-type="float">
            <text:p>474522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0807882194189E+016" calcext:value-type="float">
            <text:p>4.0807882194189E+016</text:p>
          </table:table-cell>
          <table:table-cell office:value-type="string" calcext:value-type="string">
            <text:p>IRO9PASN0661</text:p>
          </table:table-cell>
          <table:table-cell office:value-type="string" calcext:value-type="string">
            <text:p>ضسان3010</text:p>
          </table:table-cell>
          <table:table-cell office:value-type="string" calcext:value-type="string">
            <text:p>اختيارخ پارسان-3400-1398/03/26</text:p>
          </table:table-cell>
          <table:table-cell office:value-type="float" office:value="61059" calcext:value-type="float">
            <text:p>610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.0808043719555E+016" calcext:value-type="float">
            <text:p>4.0808043719555E+016</text:p>
          </table:table-cell>
          <table:table-cell office:value-type="string" calcext:value-type="string">
            <text:p>IRO1FAIR0001</text:p>
          </table:table-cell>
          <table:table-cell office:value-type="string" calcext:value-type="string">
            <text:p>فولاژ</text:p>
          </table:table-cell>
          <table:table-cell office:value-type="string" calcext:value-type="string">
            <text:p>فولاد آلياژي ايران</text:p>
          </table:table-cell>
          <table:table-cell office:value-type="float" office:value="122948" calcext:value-type="float">
            <text:p>122948</text:p>
          </table:table-cell>
          <table:table-cell office:value-type="float" office:value="1996000" calcext:value-type="float">
            <text:p>1996000</text:p>
          </table:table-cell>
          <table:table-cell office:value-type="float" office:value="746" calcext:value-type="float">
            <text:p>746</text:p>
          </table:table-cell>
          <table:table-cell office:value-type="float" office:value="27" calcext:value-type="float">
            <text:p>27</text:p>
          </table:table-cell>
          <table:table-cell office:value-type="float" office:value="4990000000" calcext:value-type="float">
            <text:p>499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10482990274099E+016" calcext:value-type="float">
            <text:p>4.10482990274099E+016</text:p>
          </table:table-cell>
          <table:table-cell office:value-type="string" calcext:value-type="string">
            <text:p>IRO1EPRS0001</text:p>
          </table:table-cell>
          <table:table-cell office:value-type="string" calcext:value-type="string">
            <text:p>رتاپ</text:p>
          </table:table-cell>
          <table:table-cell office:value-type="string" calcext:value-type="string">
            <text:p>تجارت الكترونيك <text:s/>پارسيان</text:p>
          </table:table-cell>
          <table:table-cell office:value-type="float" office:value="123004" calcext:value-type="float">
            <text:p>123004</text:p>
          </table:table-cell>
          <table:table-cell office:value-type="float" office:value="1457363" calcext:value-type="float">
            <text:p>1457363</text:p>
          </table:table-cell>
          <table:table-cell office:value-type="float" office:value="924" calcext:value-type="float">
            <text:p>924</text:p>
          </table:table-cell>
          <table:table-cell office:value-type="float" office:value="72" calcext:value-type="float">
            <text:p>72</text:p>
          </table:table-cell>
          <table:table-cell office:value-type="float" office:value="3643408000" calcext:value-type="float">
            <text:p>3643408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11635596509299E+016" calcext:value-type="float">
            <text:p>4.11635596509299E+016</text:p>
          </table:table-cell>
          <table:table-cell office:value-type="string" calcext:value-type="string">
            <text:p>IRO9IKCO0771</text:p>
          </table:table-cell>
          <table:table-cell office:value-type="string" calcext:value-type="string">
            <text:p>ضخود3020</text:p>
          </table:table-cell>
          <table:table-cell office:value-type="string" calcext:value-type="string">
            <text:p>اختيارخ خودرو-3800-1398/03/19</text:p>
          </table:table-cell>
          <table:table-cell office:value-type="float" office:value="61058" calcext:value-type="float">
            <text:p>6105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13025533761746E+016" calcext:value-type="float">
            <text:p>4.13025533761746E+016</text:p>
          </table:table-cell>
          <table:table-cell office:value-type="string" calcext:value-type="string">
            <text:p>IRO1FAJR0001</text:p>
          </table:table-cell>
          <table:table-cell office:value-type="string" calcext:value-type="string">
            <text:p>فجر</text:p>
          </table:table-cell>
          <table:table-cell office:value-type="string" calcext:value-type="string">
            <text:p>فولاد اميركبيركاشان</text:p>
          </table:table-cell>
          <table:table-cell office:value-type="float" office:value="122535" calcext:value-type="float">
            <text:p>122535</text:p>
          </table:table-cell>
          <table:table-cell office:value-type="float" office:value="343200" calcext:value-type="float">
            <text:p>343200</text:p>
          </table:table-cell>
          <table:table-cell office:value-type="float" office:value="380" calcext:value-type="float">
            <text:p>380</text:p>
          </table:table-cell>
          <table:table-cell office:value-type="float" office:value="27" calcext:value-type="float">
            <text:p>27</text:p>
          </table:table-cell>
          <table:table-cell office:value-type="float" office:value="858000000" calcext:value-type="float">
            <text:p>858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13091673173493E+016" calcext:value-type="float">
            <text:p>4.13091673173493E+016</text:p>
          </table:table-cell>
          <table:table-cell office:value-type="string" calcext:value-type="string">
            <text:p>IRB6SEKF00C1</text:p>
          </table:table-cell>
          <table:table-cell office:value-type="string" calcext:value-type="string">
            <text:p>صفارس412</text:p>
          </table:table-cell>
          <table:table-cell office:value-type="string" calcext:value-type="string">
            <text:p>صكوك اجاره خليج فارس- 3ماهه16%</text:p>
          </table:table-cell>
          <table:table-cell office:value-type="float" office:value="61043" calcext:value-type="float">
            <text:p>6104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13796971871964E+016" calcext:value-type="float">
            <text:p>4.13796971871964E+016</text:p>
          </table:table-cell>
          <table:table-cell office:value-type="string" calcext:value-type="string">
            <text:p>IRO7BSHP0001</text:p>
          </table:table-cell>
          <table:table-cell office:value-type="string" calcext:value-type="string">
            <text:p>وشهر</text:p>
          </table:table-cell>
          <table:table-cell office:value-type="string" calcext:value-type="string">
            <text:p>بانك شهر</text:p>
          </table:table-cell>
          <table:table-cell office:value-type="float" office:value="123054" calcext:value-type="float">
            <text:p>123054</text:p>
          </table:table-cell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 office:value-type="float" office:value="57" calcext:value-type="float">
            <text:p>57</text:p>
          </table:table-cell>
          <table:table-cell office:value-type="float" office:value="15572840674" calcext:value-type="float">
            <text:p>15572840674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16253405981986E+016" calcext:value-type="float">
            <text:p>4.16253405981986E+016</text:p>
          </table:table-cell>
          <table:table-cell office:value-type="string" calcext:value-type="string">
            <text:p>IRO3BSMZ0001</text:p>
          </table:table-cell>
          <table:table-cell office:value-type="string" calcext:value-type="string">
            <text:p>بساما</text:p>
          </table:table-cell>
          <table:table-cell office:value-type="string" calcext:value-type="string">
            <text:p>بيمه سامان</text:p>
          </table:table-cell>
          <table:table-cell office:value-type="float" office:value="122955" calcext:value-type="float">
            <text:p>122955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66" calcext:value-type="float">
            <text:p>66</text:p>
          </table:table-cell>
          <table:table-cell office:value-type="float" office:value="1500000000" calcext:value-type="float">
            <text:p>15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.16390431527894E+016" calcext:value-type="float">
            <text:p>4.16390431527894E+016</text:p>
          </table:table-cell>
          <table:table-cell office:value-type="string" calcext:value-type="string">
            <text:p>IRO9IKCO0781</text:p>
          </table:table-cell>
          <table:table-cell office:value-type="string" calcext:value-type="string">
            <text:p>ضخود3021</text:p>
          </table:table-cell>
          <table:table-cell office:value-type="string" calcext:value-type="string">
            <text:p>اختيارخ خودرو-4000-1398/03/19</text:p>
          </table:table-cell>
          <table:table-cell office:value-type="float" office:value="61058" calcext:value-type="float">
            <text:p>6105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17810907393183E+016" calcext:value-type="float">
            <text:p>4.17810907393183E+016</text:p>
          </table:table-cell>
          <table:table-cell office:value-type="string" calcext:value-type="string">
            <text:p>IRO3TLIZ0001</text:p>
          </table:table-cell>
          <table:table-cell office:value-type="string" calcext:value-type="string">
            <text:p>تليسه</text:p>
          </table:table-cell>
          <table:table-cell office:value-type="string" calcext:value-type="string">
            <text:p>دامداري تليسه نمونه</text:p>
          </table:table-cell>
          <table:table-cell office:value-type="float" office:value="122615" calcext:value-type="float">
            <text:p>122615</text:p>
          </table:table-cell>
          <table:table-cell office:value-type="float" office:value="1" calcext:value-type="float">
            <text:p>1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office:value-type="float" office:value="210000000" calcext:value-type="float">
            <text:p>21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17967416442738E+016" calcext:value-type="float">
            <text:p>4.17967416442738E+016</text:p>
          </table:table-cell>
          <table:table-cell office:value-type="string" calcext:value-type="string">
            <text:p>IRO1GMEL0001</text:p>
          </table:table-cell>
          <table:table-cell office:value-type="string" calcext:value-type="string">
            <text:p>وملي</text:p>
          </table:table-cell>
          <table:table-cell office:value-type="string" calcext:value-type="string">
            <text:p>گروه‌ صنعتي‌ ملي‌ (هلدينگ‌</text:p>
          </table:table-cell>
          <table:table-cell office:value-type="float" office:value="121902" calcext:value-type="float">
            <text:p>121902</text:p>
          </table:table-cell>
          <table:table-cell office:value-type="float" office:value="98944" calcext:value-type="float">
            <text:p>98944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247360140" calcext:value-type="float">
            <text:p>24736014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19355846909569E+016" calcext:value-type="float">
            <text:p>4.19355846909569E+016</text:p>
          </table:table-cell>
          <table:table-cell office:value-type="string" calcext:value-type="string">
            <text:p>IRO1TAIR0001</text:p>
          </table:table-cell>
          <table:table-cell office:value-type="string" calcext:value-type="string">
            <text:p>پتاير</text:p>
          </table:table-cell>
          <table:table-cell office:value-type="string" calcext:value-type="string">
            <text:p>ايران‌ تاير</text:p>
          </table:table-cell>
          <table:table-cell office:value-type="float" office:value="125140" calcext:value-type="float">
            <text:p>125140</text:p>
          </table:table-cell>
          <table:table-cell office:value-type="float" office:value="114588" calcext:value-type="float">
            <text:p>114588</text:p>
          </table:table-cell>
          <table:table-cell office:value-type="float" office:value="785" calcext:value-type="float">
            <text:p>785</text:p>
          </table:table-cell>
          <table:table-cell office:value-type="float" office:value="25" calcext:value-type="float">
            <text:p>25</text:p>
          </table:table-cell>
          <table:table-cell office:value-type="float" office:value="286468818" calcext:value-type="float">
            <text:p>286468818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19747582960413E+016" calcext:value-type="float">
            <text:p>4.19747582960413E+016</text:p>
          </table:table-cell>
          <table:table-cell office:value-type="string" calcext:value-type="string">
            <text:p>IRO1KHOC0001</text:p>
          </table:table-cell>
          <table:table-cell office:value-type="string" calcext:value-type="string">
            <text:p>سخوز</text:p>
          </table:table-cell>
          <table:table-cell office:value-type="string" calcext:value-type="string">
            <text:p>سيمان خوزستان</text:p>
          </table:table-cell>
          <table:table-cell office:value-type="float" office:value="123001" calcext:value-type="float">
            <text:p>123001</text:p>
          </table:table-cell>
          <table:table-cell office:value-type="float" office:value="260000" calcext:value-type="float">
            <text:p>260000</text:p>
          </table:table-cell>
          <table:table-cell office:value-type="float" office:value="1196" calcext:value-type="float">
            <text:p>1196</text:p>
          </table:table-cell>
          <table:table-cell office:value-type="float" office:value="53" calcext:value-type="float">
            <text:p>53</text:p>
          </table:table-cell>
          <table:table-cell office:value-type="float" office:value="650000000" calcext:value-type="float">
            <text:p>6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20227645368207E+016" calcext:value-type="float">
            <text:p>4.20227645368207E+016</text:p>
          </table:table-cell>
          <table:table-cell office:value-type="string" calcext:value-type="string">
            <text:p>IRB5SMOS99B1</text:p>
          </table:table-cell>
          <table:table-cell office:value-type="string" calcext:value-type="string">
            <text:p>مشير9911</text:p>
          </table:table-cell>
          <table:table-cell office:value-type="string" calcext:value-type="string">
            <text:p>مشاركت شهرداري شيراز-3ماهه16%</text:p>
          </table:table-cell>
          <table:table-cell office:value-type="float" office:value="61043" calcext:value-type="float">
            <text:p>6104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01" calcext:value-type="float">
            <text:p>301</text:p>
          </table:table-cell>
          <table:table-cell table:number-columns-repeated="101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20495537613215E+016" calcext:value-type="float">
            <text:p>4.20495537613215E+016</text:p>
          </table:table-cell>
          <table:table-cell office:value-type="string" calcext:value-type="string">
            <text:p>IRO7VARP0001</text:p>
          </table:table-cell>
          <table:table-cell office:value-type="string" calcext:value-type="string">
            <text:p>كورز</text:p>
          </table:table-cell>
          <table:table-cell office:value-type="string" calcext:value-type="string">
            <text:p>ورزيران‌</text:p>
          </table:table-cell>
          <table:table-cell office:value-type="float" office:value="61043" calcext:value-type="float">
            <text:p>610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20752237834096E+016" calcext:value-type="float">
            <text:p>4.20752237834096E+016</text:p>
          </table:table-cell>
          <table:table-cell office:value-type="string" calcext:value-type="string">
            <text:p>IRO1AZIN0001</text:p>
          </table:table-cell>
          <table:table-cell office:value-type="string" calcext:value-type="string">
            <text:p>خاذين</text:p>
          </table:table-cell>
          <table:table-cell office:value-type="string" calcext:value-type="string">
            <text:p>سايپاآذين‌</text:p>
          </table:table-cell>
          <table:table-cell office:value-type="float" office:value="122915" calcext:value-type="float">
            <text:p>122915</text:p>
          </table:table-cell>
          <table:table-cell office:value-type="float" office:value="529139" calcext:value-type="float">
            <text:p>529139</text:p>
          </table:table-cell>
          <table:table-cell office:value-type="float" office:value="1201" calcext:value-type="float">
            <text:p>1201</text:p>
          </table:table-cell>
          <table:table-cell office:value-type="float" office:value="34" calcext:value-type="float">
            <text:p>34</text:p>
          </table:table-cell>
          <table:table-cell office:value-type="float" office:value="1322846423" calcext:value-type="float">
            <text:p>1322846423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23547364934475E+016" calcext:value-type="float">
            <text:p>4.23547364934475E+016</text:p>
          </table:table-cell>
          <table:table-cell office:value-type="string" calcext:value-type="string">
            <text:p>IRO1PKOD0001</text:p>
          </table:table-cell>
          <table:table-cell office:value-type="string" calcext:value-type="string">
            <text:p>خپارس</text:p>
          </table:table-cell>
          <table:table-cell office:value-type="string" calcext:value-type="string">
            <text:p>پارس‌ خودرو</text:p>
          </table:table-cell>
          <table:table-cell office:value-type="float" office:value="124638" calcext:value-type="float">
            <text:p>124638</text:p>
          </table:table-cell>
          <table:table-cell office:value-type="float" office:value="9088112" calcext:value-type="float">
            <text:p>9088112</text:p>
          </table:table-cell>
          <table:table-cell office:value-type="float" office:value="1928" calcext:value-type="float">
            <text:p>1928</text:p>
          </table:table-cell>
          <table:table-cell office:value-type="float" office:value="34" calcext:value-type="float">
            <text:p>34</text:p>
          </table:table-cell>
          <table:table-cell office:value-type="float" office:value="22720279000" calcext:value-type="float">
            <text:p>22720279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23877188660267E+016" calcext:value-type="float">
            <text:p>4.23877188660267E+016</text:p>
          </table:table-cell>
          <table:table-cell office:value-type="string" calcext:value-type="string">
            <text:p>IRO1SBEH0001</text:p>
          </table:table-cell>
          <table:table-cell office:value-type="string" calcext:value-type="string">
            <text:p>غبشهر</text:p>
          </table:table-cell>
          <table:table-cell office:value-type="string" calcext:value-type="string">
            <text:p>صنعتي‌ بهشهر</text:p>
          </table:table-cell>
          <table:table-cell office:value-type="float" office:value="123004" calcext:value-type="float">
            <text:p>12300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39" calcext:value-type="float">
            <text:p>839</text:p>
          </table:table-cell>
          <table:table-cell office:value-type="float" office:value="42" calcext:value-type="float">
            <text:p>42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24501476585599E+016" calcext:value-type="float">
            <text:p>4.24501476585599E+016</text:p>
          </table:table-cell>
          <table:table-cell office:value-type="string" calcext:value-type="string">
            <text:p>IRB3TB379861</text:p>
          </table:table-cell>
          <table:table-cell office:value-type="string" calcext:value-type="string">
            <text:p>اخزا707</text:p>
          </table:table-cell>
          <table:table-cell office:value-type="string" calcext:value-type="string">
            <text:p>اسنادخزانه-م7بودجه97-980627</text:p>
          </table:table-cell>
          <table:table-cell office:value-type="float" office:value="122952" calcext:value-type="float">
            <text:p>12295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9" calcext:value-type="float">
            <text:p>69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26904779606599E+016" calcext:value-type="float">
            <text:p>4.26904779606599E+016</text:p>
          </table:table-cell>
          <table:table-cell office:value-type="string" calcext:value-type="string">
            <text:p>IRO3KSGZ0001</text:p>
          </table:table-cell>
          <table:table-cell office:value-type="string" calcext:value-type="string">
            <text:p>كشرق</text:p>
          </table:table-cell>
          <table:table-cell office:value-type="string" calcext:value-type="string">
            <text:p>صنعتي و معدني شمال شرق شاهرود</text:p>
          </table:table-cell>
          <table:table-cell office:value-type="float" office:value="122849" calcext:value-type="float">
            <text:p>122849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10" calcext:value-type="float">
            <text:p>10</text:p>
          </table:table-cell>
          <table:table-cell office:value-type="float" office:value="84000000" calcext:value-type="float">
            <text:p>84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26962429815501E+016" calcext:value-type="float">
            <text:p>4.26962429815501E+016</text:p>
          </table:table-cell>
          <table:table-cell office:value-type="string" calcext:value-type="string">
            <text:p>IRO7KSDP0001</text:p>
          </table:table-cell>
          <table:table-cell office:value-type="string" calcext:value-type="string">
            <text:p>كصدف</text:p>
          </table:table-cell>
          <table:table-cell office:value-type="string" calcext:value-type="string">
            <text:p>كاشي صدف سرام استقلال آباده</text:p>
          </table:table-cell>
          <table:table-cell office:value-type="float" office:value="123121" calcext:value-type="float">
            <text:p>123121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120000000" calcext:value-type="float">
            <text:p>12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.30232438442974E+016" calcext:value-type="float">
            <text:p>4.30232438442974E+016</text:p>
          </table:table-cell>
          <table:table-cell office:value-type="string" calcext:value-type="string">
            <text:p>IRO7NEOP0001</text:p>
          </table:table-cell>
          <table:table-cell office:value-type="string" calcext:value-type="string">
            <text:p>چنوپا</text:p>
          </table:table-cell>
          <table:table-cell office:value-type="string" calcext:value-type="string">
            <text:p>نيوپان‌ 22 بهمن‌</text:p>
          </table:table-cell>
          <table:table-cell office:value-type="float" office:value="61040" calcext:value-type="float">
            <text:p>610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30261186358392E+016" calcext:value-type="float">
            <text:p>4.30261186358392E+016</text:p>
          </table:table-cell>
          <table:table-cell office:value-type="string" calcext:value-type="string">
            <text:p>IRO7SOLP0001</text:p>
          </table:table-cell>
          <table:table-cell office:value-type="string" calcext:value-type="string">
            <text:p>فسلير</text:p>
          </table:table-cell>
          <table:table-cell office:value-type="string" calcext:value-type="string">
            <text:p>سوليران‌</text:p>
          </table:table-cell>
          <table:table-cell office:value-type="float" office:value="115959" calcext:value-type="float">
            <text:p>115959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28" calcext:value-type="float">
            <text:p>2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30395996912702E+016" calcext:value-type="float">
            <text:p>4.30395996912702E+016</text:p>
          </table:table-cell>
          <table:table-cell office:value-type="string" calcext:value-type="string">
            <text:p>IRB3HI010171</text:p>
          </table:table-cell>
          <table:table-cell office:value-type="string" calcext:value-type="string">
            <text:p>حكمت01</text:p>
          </table:table-cell>
          <table:table-cell office:value-type="string" calcext:value-type="string">
            <text:p>مشاركت حكمت ايرانيان 140107</text:p>
          </table:table-cell>
          <table:table-cell office:value-type="float" office:value="61016" calcext:value-type="float">
            <text:p>61016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30628809547809E+016" calcext:value-type="float">
            <text:p>4.30628809547809E+016</text:p>
          </table:table-cell>
          <table:table-cell office:value-type="string" calcext:value-type="string">
            <text:p>IRO1PIRN0001</text:p>
          </table:table-cell>
          <table:table-cell office:value-type="string" calcext:value-type="string">
            <text:p>تپمپي</text:p>
          </table:table-cell>
          <table:table-cell office:value-type="string" calcext:value-type="string">
            <text:p>پمپ‌ سازي‌ ايران‌</text:p>
          </table:table-cell>
          <table:table-cell office:value-type="float" office:value="122949" calcext:value-type="float">
            <text:p>122949</text:p>
          </table:table-cell>
          <table:table-cell office:value-type="float" office:value="188000" calcext:value-type="float">
            <text:p>188000</text:p>
          </table:table-cell>
          <table:table-cell office:value-type="float" office:value="483" calcext:value-type="float">
            <text:p>483</text:p>
          </table:table-cell>
          <table:table-cell office:value-type="float" office:value="29" calcext:value-type="float">
            <text:p>29</text:p>
          </table:table-cell>
          <table:table-cell office:value-type="float" office:value="470000000" calcext:value-type="float">
            <text:p>47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32838029970355E+016" calcext:value-type="float">
            <text:p>4.32838029970355E+016</text:p>
          </table:table-cell>
          <table:table-cell office:value-type="string" calcext:value-type="string">
            <text:p>IRO3SOBZ0001</text:p>
          </table:table-cell>
          <table:table-cell office:value-type="string" calcext:value-type="string">
            <text:p>وسبحان</text:p>
          </table:table-cell>
          <table:table-cell office:value-type="string" calcext:value-type="string">
            <text:p>سرمايه گذاري سبحان</text:p>
          </table:table-cell>
          <table:table-cell office:value-type="float" office:value="122828" calcext:value-type="float">
            <text:p>122828</text:p>
          </table:table-cell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56" calcext:value-type="float">
            <text:p>56</text:p>
          </table:table-cell>
          <table:table-cell office:value-type="float" office:value="1300000000" calcext:value-type="float">
            <text:p>13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.32917831493143E+016" calcext:value-type="float">
            <text:p>4.32917831493143E+016</text:p>
          </table:table-cell>
          <table:table-cell office:value-type="string" calcext:value-type="string">
            <text:p>IRO7SRMP0001</text:p>
          </table:table-cell>
          <table:table-cell office:value-type="string" calcext:value-type="string">
            <text:p>وسرمد</text:p>
          </table:table-cell>
          <table:table-cell office:value-type="string" calcext:value-type="string">
            <text:p>بيمه <text:s/>سرمد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66" calcext:value-type="float">
            <text:p>66</text:p>
          </table:table-cell>
          <table:table-cell office:value-type="float" office:value="1500000000" calcext:value-type="float">
            <text:p>15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33423063081227E+016" calcext:value-type="float">
            <text:p>4.33423063081227E+016</text:p>
          </table:table-cell>
          <table:table-cell office:value-type="string" calcext:value-type="string">
            <text:p>IRO1GMRO0001</text:p>
          </table:table-cell>
          <table:table-cell office:value-type="string" calcext:value-type="string">
            <text:p>قمرو</text:p>
          </table:table-cell>
          <table:table-cell office:value-type="string" calcext:value-type="string">
            <text:p>قند مرودشت‌</text:p>
          </table:table-cell>
          <table:table-cell office:value-type="float" office:value="122653" calcext:value-type="float">
            <text:p>122653</text:p>
          </table:table-cell>
          <table:table-cell office:value-type="float" office:value="80000" calcext:value-type="float">
            <text:p>80000</text:p>
          </table:table-cell>
          <table:table-cell office:value-type="float" office:value="818" calcext:value-type="float">
            <text:p>818</text:p>
          </table:table-cell>
          <table:table-cell office:value-type="float" office:value="38" calcext:value-type="float">
            <text:p>3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.3356599956782E+016" calcext:value-type="float">
            <text:p>4.3356599956782E+016</text:p>
          </table:table-cell>
          <table:table-cell office:value-type="string" calcext:value-type="string">
            <text:p>IRR1CHML0101</text:p>
          </table:table-cell>
          <table:table-cell office:value-type="string" calcext:value-type="string">
            <text:p>كچادح</text:p>
          </table:table-cell>
          <table:table-cell office:value-type="string" calcext:value-type="string">
            <text:p>ح . معدني‌وصنعتي‌چادرملو</text:p>
          </table:table-cell>
          <table:table-cell office:value-type="float" office:value="123005" calcext:value-type="float">
            <text:p>123005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13" calcext:value-type="float">
            <text:p>13</text:p>
          </table:table-cell>
          <table:table-cell office:value-type="float" office:value="10500000000" calcext:value-type="float">
            <text:p>10500000000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.3362635835199E+016" calcext:value-type="float">
            <text:p>4.3362635835199E+016</text:p>
          </table:table-cell>
          <table:table-cell office:value-type="string" calcext:value-type="string">
            <text:p>IRO1HWEB0001</text:p>
          </table:table-cell>
          <table:table-cell office:value-type="string" calcext:value-type="string">
            <text:p>هاي وب</text:p>
          </table:table-cell>
          <table:table-cell office:value-type="string" calcext:value-type="string">
            <text:p>داده گسترعصرنوين-هاي وب</text:p>
          </table:table-cell>
          <table:table-cell office:value-type="float" office:value="123006" calcext:value-type="float">
            <text:p>123006</text:p>
          </table:table-cell>
          <table:table-cell office:value-type="float" office:value="1" calcext:value-type="float">
            <text:p>1</text:p>
          </table:table-cell>
          <table:table-cell office:value-type="float" office:value="2262" calcext:value-type="float">
            <text:p>2262</text:p>
          </table:table-cell>
          <table:table-cell office:value-type="float" office:value="73" calcext:value-type="float">
            <text:p>73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.33747099303713E+016" calcext:value-type="float">
            <text:p>4.33747099303713E+016</text:p>
          </table:table-cell>
          <table:table-cell office:value-type="string" calcext:value-type="string">
            <text:p>IRO7DHVP0001</text:p>
          </table:table-cell>
          <table:table-cell office:value-type="string" calcext:value-type="string">
            <text:p>دحاوي</text:p>
          </table:table-cell>
          <table:table-cell office:value-type="string" calcext:value-type="string">
            <text:p>الحاوي</text:p>
          </table:table-cell>
          <table:table-cell office:value-type="float" office:value="144229" calcext:value-type="float">
            <text:p>144229</text:p>
          </table:table-cell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43" calcext:value-type="float">
            <text:p>43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.35019398076891E+016" calcext:value-type="float">
            <text:p>4.35019398076891E+016</text:p>
          </table:table-cell>
          <table:table-cell office:value-type="string" calcext:value-type="string">
            <text:p>IRO9MAPN0151</text:p>
          </table:table-cell>
          <table:table-cell office:value-type="string" calcext:value-type="string">
            <text:p>ضپنا3007</text:p>
          </table:table-cell>
          <table:table-cell office:value-type="string" calcext:value-type="string">
            <text:p>اختيارخ رمپنا-5185-1398/03/12</text:p>
          </table:table-cell>
          <table:table-cell office:value-type="float" office:value="122704" calcext:value-type="float">
            <text:p>122704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1350" calcext:value-type="float">
            <text:p>135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35314473616244E+016" calcext:value-type="float">
            <text:p>4.35314473616244E+016</text:p>
          </table:table-cell>
          <table:table-cell office:value-type="string" calcext:value-type="string">
            <text:p>IRTKMOFD0002</text:p>
          </table:table-cell>
          <table:table-cell office:value-type="string" calcext:value-type="string">
            <text:p>عيار2</text:p>
          </table:table-cell>
          <table:table-cell office:value-type="string" calcext:value-type="string">
            <text:p>صندوق س. پشتوانه طلاي مفيد</text:p>
          </table:table-cell>
          <table:table-cell office:value-type="float" office:value="142421" calcext:value-type="float">
            <text:p>14242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99000000" calcext:value-type="float">
            <text:p>99000000</text:p>
          </table:table-cell>
          <table:table-cell office:value-type="float" office:value="380" calcext:value-type="float">
            <text:p>380</text:p>
          </table:table-cell>
          <table:table-cell table:number-columns-repeated="101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35529747956061E+016" calcext:value-type="float">
            <text:p>4.35529747956061E+016</text:p>
          </table:table-cell>
          <table:table-cell office:value-type="string" calcext:value-type="string">
            <text:p>IRO1KRSN0001</text:p>
          </table:table-cell>
          <table:table-cell office:value-type="string" calcext:value-type="string">
            <text:p>خراسان</text:p>
          </table:table-cell>
          <table:table-cell office:value-type="string" calcext:value-type="string">
            <text:p>پتروشيمي خراسان</text:p>
          </table:table-cell>
          <table:table-cell office:value-type="float" office:value="121949" calcext:value-type="float">
            <text:p>121949</text:p>
          </table:table-cell>
          <table:table-cell office:value-type="float" office:value="715965" calcext:value-type="float">
            <text:p>715965</text:p>
          </table:table-cell>
          <table:table-cell office:value-type="float" office:value="367" calcext:value-type="float">
            <text:p>367</text:p>
          </table:table-cell>
          <table:table-cell office:value-type="float" office:value="44" calcext:value-type="float">
            <text:p>44</text:p>
          </table:table-cell>
          <table:table-cell office:value-type="float" office:value="1789912000" calcext:value-type="float">
            <text:p>1789912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36186379310375E+016" calcext:value-type="float">
            <text:p>4.36186379310375E+016</text:p>
          </table:table-cell>
          <table:table-cell office:value-type="string" calcext:value-type="string">
            <text:p>IRO9GOLG0871</text:p>
          </table:table-cell>
          <table:table-cell office:value-type="string" calcext:value-type="string">
            <text:p>ضگل2020</text:p>
          </table:table-cell>
          <table:table-cell office:value-type="string" calcext:value-type="string">
            <text:p>اختيارخ كگل-7433-1398/02/29</text:p>
          </table:table-cell>
          <table:table-cell office:value-type="float" office:value="120302" calcext:value-type="float">
            <text:p>12030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78" calcext:value-type="float">
            <text:p>1278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36225784713303E+016" calcext:value-type="float">
            <text:p>4.36225784713303E+016</text:p>
          </table:table-cell>
          <table:table-cell office:value-type="string" calcext:value-type="string">
            <text:p>IRO1DSOB0001</text:p>
          </table:table-cell>
          <table:table-cell office:value-type="string" calcext:value-type="string">
            <text:p>دسبحا</text:p>
          </table:table-cell>
          <table:table-cell office:value-type="string" calcext:value-type="string">
            <text:p>گروه دارويي سبحان</text:p>
          </table:table-cell>
          <table:table-cell office:value-type="float" office:value="123006" calcext:value-type="float">
            <text:p>123006</text:p>
          </table:table-cell>
          <table:table-cell office:value-type="float" office:value="1094000" calcext:value-type="float">
            <text:p>1094000</text:p>
          </table:table-cell>
          <table:table-cell office:value-type="float" office:value="912" calcext:value-type="float">
            <text:p>912</text:p>
          </table:table-cell>
          <table:table-cell office:value-type="float" office:value="43" calcext:value-type="float">
            <text:p>43</text:p>
          </table:table-cell>
          <table:table-cell office:value-type="float" office:value="2735000000" calcext:value-type="float">
            <text:p>2735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37164523783237E+016" calcext:value-type="float">
            <text:p>4.37164523783237E+016</text:p>
          </table:table-cell>
          <table:table-cell office:value-type="string" calcext:value-type="string">
            <text:p>IRO3KZIZ0001</text:p>
          </table:table-cell>
          <table:table-cell office:value-type="string" calcext:value-type="string">
            <text:p>فزرين</text:p>
          </table:table-cell>
          <table:table-cell office:value-type="string" calcext:value-type="string">
            <text:p>زرين معدن آسيا</text:p>
          </table:table-cell>
          <table:table-cell office:value-type="float" office:value="122959" calcext:value-type="float">
            <text:p>122959</text:p>
          </table:table-cell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 office:value-type="float" office:value="27" calcext:value-type="float">
            <text:p>27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37493590390315E+016" calcext:value-type="float">
            <text:p>4.37493590390315E+016</text:p>
          </table:table-cell>
          <table:table-cell office:value-type="string" calcext:value-type="string">
            <text:p>IRB3SN010121</text:p>
          </table:table-cell>
          <table:table-cell office:value-type="string" calcext:value-type="string">
            <text:p>صبا1401</text:p>
          </table:table-cell>
          <table:table-cell office:value-type="string" calcext:value-type="string">
            <text:p>اجاره مهندسي صبا نفت14010225</text:p>
          </table:table-cell>
          <table:table-cell office:value-type="float" office:value="61018" calcext:value-type="float">
            <text:p>6101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920000" calcext:value-type="float">
            <text:p>92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37810187548677E+016" calcext:value-type="float">
            <text:p>4.37810187548677E+016</text:p>
          </table:table-cell>
          <table:table-cell office:value-type="string" calcext:value-type="string">
            <text:p>IRO1SHFS0001</text:p>
          </table:table-cell>
          <table:table-cell office:value-type="string" calcext:value-type="string">
            <text:p>شفارس</text:p>
          </table:table-cell>
          <table:table-cell office:value-type="string" calcext:value-type="string">
            <text:p>صنايع‌ شيميايي‌ فارس‌</text:p>
          </table:table-cell>
          <table:table-cell office:value-type="float" office:value="123003" calcext:value-type="float">
            <text:p>123003</text:p>
          </table:table-cell>
          <table:table-cell office:value-type="float" office:value="251843" calcext:value-type="float">
            <text:p>251843</text:p>
          </table:table-cell>
          <table:table-cell office:value-type="float" office:value="619" calcext:value-type="float">
            <text:p>619</text:p>
          </table:table-cell>
          <table:table-cell office:value-type="float" office:value="44" calcext:value-type="float">
            <text:p>44</text:p>
          </table:table-cell>
          <table:table-cell office:value-type="float" office:value="629607000" calcext:value-type="float">
            <text:p>629607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38013639618314E+016" calcext:value-type="float">
            <text:p>4.38013639618314E+016</text:p>
          </table:table-cell>
          <table:table-cell office:value-type="string" calcext:value-type="string">
            <text:p>IRB3EM0601A1</text:p>
          </table:table-cell>
          <table:table-cell office:value-type="string" calcext:value-type="string">
            <text:p>مبين016</text:p>
          </table:table-cell>
          <table:table-cell office:value-type="string" calcext:value-type="string">
            <text:p>اجاره اعتماد مبين اميد011019</text:p>
          </table:table-cell>
          <table:table-cell office:value-type="float" office:value="61015" calcext:value-type="float">
            <text:p>610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3913530989263E+016" calcext:value-type="float">
            <text:p>4.3913530989263E+016</text:p>
          </table:table-cell>
          <table:table-cell office:value-type="string" calcext:value-type="string">
            <text:p>IRO7IBKZ0001</text:p>
          </table:table-cell>
          <table:table-cell office:value-type="string" calcext:value-type="string">
            <text:p>سمايه</text:p>
          </table:table-cell>
          <table:table-cell office:value-type="string" calcext:value-type="string">
            <text:p>بانك سرمايه</text:p>
          </table:table-cell>
          <table:table-cell office:value-type="float" office:value="123027" calcext:value-type="float">
            <text:p>123027</text:p>
          </table:table-cell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57" calcext:value-type="float">
            <text:p>57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.3951910415125E+016" calcext:value-type="float">
            <text:p>4.3951910415125E+016</text:p>
          </table:table-cell>
          <table:table-cell office:value-type="string" calcext:value-type="string">
            <text:p>IRO3IRNZ0001</text:p>
          </table:table-cell>
          <table:table-cell office:value-type="string" calcext:value-type="string">
            <text:p>وگستر</text:p>
          </table:table-cell>
          <table:table-cell office:value-type="string" calcext:value-type="string">
            <text:p>گسترش سرمايه گذاري ايرانيان</text:p>
          </table:table-cell>
          <table:table-cell office:value-type="float" office:value="122952" calcext:value-type="float">
            <text:p>122952</text:p>
          </table:table-cell>
          <table:table-cell office:value-type="float" office:value="1" calcext:value-type="float">
            <text:p>1</text:p>
          </table:table-cell>
          <table:table-cell office:value-type="float" office:value="781" calcext:value-type="float">
            <text:p>781</text:p>
          </table:table-cell>
          <table:table-cell office:value-type="float" office:value="56" calcext:value-type="float">
            <text:p>5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.39663854470495E+016" calcext:value-type="float">
            <text:p>4.39663854470495E+016</text:p>
          </table:table-cell>
          <table:table-cell office:value-type="string" calcext:value-type="string">
            <text:p>IRO3BMDZ0001</text:p>
          </table:table-cell>
          <table:table-cell office:value-type="string" calcext:value-type="string">
            <text:p>ودي</text:p>
          </table:table-cell>
          <table:table-cell office:value-type="string" calcext:value-type="string">
            <text:p>بيمه <text:s/>دي</text:p>
          </table:table-cell>
          <table:table-cell office:value-type="float" office:value="122959" calcext:value-type="float">
            <text:p>122959</text:p>
          </table:table-cell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66" calcext:value-type="float">
            <text:p>66</text:p>
          </table:table-cell>
          <table:table-cell office:value-type="float" office:value="2500000000" calcext:value-type="float">
            <text:p>25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40136569536781E+016" calcext:value-type="float">
            <text:p>4.40136569536781E+016</text:p>
          </table:table-cell>
          <table:table-cell office:value-type="string" calcext:value-type="string">
            <text:p>IRO3NOLZ0001</text:p>
          </table:table-cell>
          <table:table-cell office:value-type="string" calcext:value-type="string">
            <text:p>شرانل</text:p>
          </table:table-cell>
          <table:table-cell office:value-type="string" calcext:value-type="string">
            <text:p>نفت ايرانول</text:p>
          </table:table-cell>
          <table:table-cell office:value-type="float" office:value="122945" calcext:value-type="float">
            <text:p>122945</text:p>
          </table:table-cell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office:value-type="float" office:value="23" calcext:value-type="float">
            <text:p>23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40520470283052E+016" calcext:value-type="float">
            <text:p>4.40520470283052E+016</text:p>
          </table:table-cell>
          <table:table-cell office:value-type="string" calcext:value-type="string">
            <text:p>IRO7SHIP0001</text:p>
          </table:table-cell>
          <table:table-cell office:value-type="string" calcext:value-type="string">
            <text:p>پشاهن</text:p>
          </table:table-cell>
          <table:table-cell office:value-type="string" calcext:value-type="string">
            <text:p>توليدي پلاستيك‌ شاهين</text:p>
          </table:table-cell>
          <table:table-cell office:value-type="float" office:value="61042" calcext:value-type="float">
            <text:p>6104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0292960" calcext:value-type="float">
            <text:p>6029296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41531646923257E+016" calcext:value-type="float">
            <text:p>4.41531646923257E+016</text:p>
          </table:table-cell>
          <table:table-cell office:value-type="string" calcext:value-type="string">
            <text:p>IRO1GTSH0001</text:p>
          </table:table-cell>
          <table:table-cell office:value-type="string" calcext:value-type="string">
            <text:p>شگل</text:p>
          </table:table-cell>
          <table:table-cell office:value-type="string" calcext:value-type="string">
            <text:p>گلتاش‌</text:p>
          </table:table-cell>
          <table:table-cell office:value-type="float" office:value="122922" calcext:value-type="float">
            <text:p>122922</text:p>
          </table:table-cell>
          <table:table-cell office:value-type="float" office:value="400000" calcext:value-type="float">
            <text:p>400000</text:p>
          </table:table-cell>
          <table:table-cell office:value-type="float" office:value="804" calcext:value-type="float">
            <text:p>804</text:p>
          </table:table-cell>
          <table:table-cell office:value-type="float" office:value="44" calcext:value-type="float">
            <text:p>4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42963159537387E+016" calcext:value-type="float">
            <text:p>4.42963159537387E+016</text:p>
          </table:table-cell>
          <table:table-cell office:value-type="string" calcext:value-type="string">
            <text:p>IRO7FAHP0001</text:p>
          </table:table-cell>
          <table:table-cell office:value-type="string" calcext:value-type="string">
            <text:p>فاهواز</text:p>
          </table:table-cell>
          <table:table-cell office:value-type="string" calcext:value-type="string">
            <text:p>نورد و لوله اهواز</text:p>
          </table:table-cell>
          <table:table-cell office:value-type="float" office:value="123125" calcext:value-type="float">
            <text:p>123125</text:p>
          </table:table-cell>
          <table:table-cell office:value-type="float" office:value="1" calcext:value-type="float">
            <text:p>1</text:p>
          </table:table-cell>
          <table:table-cell office:value-type="float" office:value="1319" calcext:value-type="float">
            <text:p>1319</text:p>
          </table:table-cell>
          <table:table-cell office:value-type="float" office:value="27" calcext:value-type="float">
            <text:p>27</text:p>
          </table:table-cell>
          <table:table-cell office:value-type="float" office:value="5649000000" calcext:value-type="float">
            <text:p>5649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45494399642969E+016" calcext:value-type="float">
            <text:p>4.45494399642969E+016</text:p>
          </table:table-cell>
          <table:table-cell office:value-type="string" calcext:value-type="string">
            <text:p>IRO1KALA0001</text:p>
          </table:table-cell>
          <table:table-cell office:value-type="string" calcext:value-type="string">
            <text:p>كالا</text:p>
          </table:table-cell>
          <table:table-cell office:value-type="string" calcext:value-type="string">
            <text:p>بورس كالاي ايران</text:p>
          </table:table-cell>
          <table:table-cell office:value-type="float" office:value="122953" calcext:value-type="float">
            <text:p>122953</text:p>
          </table:table-cell>
          <table:table-cell office:value-type="float" office:value="496000" calcext:value-type="float">
            <text:p>496000</text:p>
          </table:table-cell>
          <table:table-cell office:value-type="float" office:value="955" calcext:value-type="float">
            <text:p>955</text:p>
          </table:table-cell>
          <table:table-cell office:value-type="float" office:value="67" calcext:value-type="float">
            <text:p>67</text:p>
          </table:table-cell>
          <table:table-cell office:value-type="float" office:value="1240000000" calcext:value-type="float">
            <text:p>124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46064805995176E+016" calcext:value-type="float">
            <text:p>4.46064805995176E+016</text:p>
          </table:table-cell>
          <table:table-cell office:value-type="string" calcext:value-type="string">
            <text:p>IRO9FKHZ0111</text:p>
          </table:table-cell>
          <table:table-cell office:value-type="string" calcext:value-type="string">
            <text:p>ضخوز2008</text:p>
          </table:table-cell>
          <table:table-cell office:value-type="string" calcext:value-type="string">
            <text:p>اختيارخ فخوز-10000-1398/02/16</text:p>
          </table:table-cell>
          <table:table-cell office:value-type="float" office:value="92358" calcext:value-type="float">
            <text:p>9235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46252498404804E+016" calcext:value-type="float">
            <text:p>4.46252498404804E+016</text:p>
          </table:table-cell>
          <table:table-cell office:value-type="string" calcext:value-type="string">
            <text:p>IRO3ASAZ0001</text:p>
          </table:table-cell>
          <table:table-cell office:value-type="string" calcext:value-type="string">
            <text:p>حآسا</text:p>
          </table:table-cell>
          <table:table-cell office:value-type="string" calcext:value-type="string">
            <text:p>آسيا سير ارس</text:p>
          </table:table-cell>
          <table:table-cell office:value-type="float" office:value="122923" calcext:value-type="float">
            <text:p>122923</text:p>
          </table:table-cell>
          <table:table-cell office:value-type="float" office:value="1" calcext:value-type="float">
            <text:p>1</text:p>
          </table:table-cell>
          <table:table-cell office:value-type="float" office:value="602" calcext:value-type="float">
            <text:p>602</text:p>
          </table:table-cell>
          <table:table-cell office:value-type="float" office:value="60" calcext:value-type="float">
            <text:p>60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46657617677778E+016" calcext:value-type="float">
            <text:p>4.46657617677778E+016</text:p>
          </table:table-cell>
          <table:table-cell office:value-type="string" calcext:value-type="string">
            <text:p>IRO7TRKP0001</text:p>
          </table:table-cell>
          <table:table-cell office:value-type="string" calcext:value-type="string">
            <text:p>گكيش</text:p>
          </table:table-cell>
          <table:table-cell office:value-type="string" calcext:value-type="string">
            <text:p>توريستي ورفاهي آبادگران كيش</text:p>
          </table:table-cell>
          <table:table-cell office:value-type="float" office:value="123017" calcext:value-type="float">
            <text:p>123017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55" calcext:value-type="float">
            <text:p>55</text:p>
          </table:table-cell>
          <table:table-cell office:value-type="float" office:value="64000000" calcext:value-type="float">
            <text:p>64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4802346787825E+016" calcext:value-type="float">
            <text:p>4.4802346787825E+016</text:p>
          </table:table-cell>
          <table:table-cell office:value-type="string" calcext:value-type="string">
            <text:p>IRO7SRJP0001</text:p>
          </table:table-cell>
          <table:table-cell office:value-type="string" calcext:value-type="string">
            <text:p>ساروج</text:p>
          </table:table-cell>
          <table:table-cell office:value-type="string" calcext:value-type="string">
            <text:p>بين المللي ساروج بوشهر</text:p>
          </table:table-cell>
          <table:table-cell office:value-type="float" office:value="123034" calcext:value-type="float">
            <text:p>123034</text:p>
          </table:table-cell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 office:value-type="float" office:value="53" calcext:value-type="float">
            <text:p>53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48914820268678E+016" calcext:value-type="float">
            <text:p>4.48914820268678E+016</text:p>
          </table:table-cell>
          <table:table-cell office:value-type="string" calcext:value-type="string">
            <text:p>IRO1SIPA0001</text:p>
          </table:table-cell>
          <table:table-cell office:value-type="string" calcext:value-type="string">
            <text:p>خساپا</text:p>
          </table:table-cell>
          <table:table-cell office:value-type="string" calcext:value-type="string">
            <text:p>سايپا</text:p>
          </table:table-cell>
          <table:table-cell office:value-type="float" office:value="123003" calcext:value-type="float">
            <text:p>123003</text:p>
          </table:table-cell>
          <table:table-cell office:value-type="float" office:value="8163265" calcext:value-type="float">
            <text:p>8163265</text:p>
          </table:table-cell>
          <table:table-cell office:value-type="float" office:value="2790" calcext:value-type="float">
            <text:p>2790</text:p>
          </table:table-cell>
          <table:table-cell office:value-type="float" office:value="34" calcext:value-type="float">
            <text:p>34</text:p>
          </table:table-cell>
          <table:table-cell office:value-type="float" office:value="39266675000" calcext:value-type="float">
            <text:p>39266675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.50503899979053E+016" calcext:value-type="float">
            <text:p>4.50503899979053E+016</text:p>
          </table:table-cell>
          <table:table-cell office:value-type="string" calcext:value-type="string">
            <text:p>IRO1VSIN0001</text:p>
          </table:table-cell>
          <table:table-cell office:value-type="string" calcext:value-type="string">
            <text:p>وسينا</text:p>
          </table:table-cell>
          <table:table-cell office:value-type="string" calcext:value-type="string">
            <text:p>بانك سينا</text:p>
          </table:table-cell>
          <table:table-cell office:value-type="float" office:value="125059" calcext:value-type="float">
            <text:p>1250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429" calcext:value-type="float">
            <text:p>1429</text:p>
          </table:table-cell>
          <table:table-cell office:value-type="float" office:value="57" calcext:value-type="float">
            <text:p>57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50660648630628E+016" calcext:value-type="float">
            <text:p>4.50660648630628E+016</text:p>
          </table:table-cell>
          <table:table-cell office:value-type="string" calcext:value-type="string">
            <text:p>IRO7NZMP0001</text:p>
          </table:table-cell>
          <table:table-cell office:value-type="string" calcext:value-type="string">
            <text:p>ثنظام</text:p>
          </table:table-cell>
          <table:table-cell office:value-type="string" calcext:value-type="string">
            <text:p>س. ساختماني نظام مهندسي ايران</text:p>
          </table:table-cell>
          <table:table-cell office:value-type="float" office:value="123040" calcext:value-type="float">
            <text:p>123040</text:p>
          </table:table-cell>
          <table:table-cell office:value-type="float" office:value="1" calcext:value-type="float">
            <text:p>1</text:p>
          </table:table-cell>
          <table:table-cell office:value-type="float" office:value="798" calcext:value-type="float">
            <text:p>798</text:p>
          </table:table-cell>
          <table:table-cell office:value-type="float" office:value="70" calcext:value-type="float">
            <text:p>70</text:p>
          </table:table-cell>
          <table:table-cell office:value-type="float" office:value="74530360" calcext:value-type="float">
            <text:p>7453036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51741984244723E+016" calcext:value-type="float">
            <text:p>4.51741984244723E+016</text:p>
          </table:table-cell>
          <table:table-cell office:value-type="string" calcext:value-type="string">
            <text:p>IRO1RSAP0001</text:p>
          </table:table-cell>
          <table:table-cell office:value-type="string" calcext:value-type="string">
            <text:p>ولساپا</text:p>
          </table:table-cell>
          <table:table-cell office:value-type="string" calcext:value-type="string">
            <text:p>ليزينگ رايان‌ سايپا</text:p>
          </table:table-cell>
          <table:table-cell office:value-type="float" office:value="123005" calcext:value-type="float">
            <text:p>123005</text:p>
          </table:table-cell>
          <table:table-cell office:value-type="float" office:value="3616000" calcext:value-type="float">
            <text:p>3616000</text:p>
          </table:table-cell>
          <table:table-cell office:value-type="float" office:value="1457" calcext:value-type="float">
            <text:p>1457</text:p>
          </table:table-cell>
          <table:table-cell office:value-type="float" office:value="58" calcext:value-type="float">
            <text:p>58</text:p>
          </table:table-cell>
          <table:table-cell office:value-type="float" office:value="9040000000" calcext:value-type="float">
            <text:p>904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52055308688113E+016" calcext:value-type="float">
            <text:p>4.52055308688113E+016</text:p>
          </table:table-cell>
          <table:table-cell office:value-type="string" calcext:value-type="string">
            <text:p>IRT3SGAF0001</text:p>
          </table:table-cell>
          <table:table-cell office:value-type="string" calcext:value-type="string">
            <text:p>صايند</text:p>
          </table:table-cell>
          <table:table-cell office:value-type="string" calcext:value-type="string">
            <text:p>صندوق س. گنجينه آينده روشن-د</text:p>
          </table:table-cell>
          <table:table-cell office:value-type="float" office:value="122949" calcext:value-type="float">
            <text:p>12294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55187447119722E+016" calcext:value-type="float">
            <text:p>4.55187447119722E+016</text:p>
          </table:table-cell>
          <table:table-cell office:value-type="string" calcext:value-type="string">
            <text:p>IRO3GHPZ0001</text:p>
          </table:table-cell>
          <table:table-cell office:value-type="string" calcext:value-type="string">
            <text:p>غپآذر</text:p>
          </table:table-cell>
          <table:table-cell office:value-type="string" calcext:value-type="string">
            <text:p>شير پگاه آذربايجان شرقي</text:p>
          </table:table-cell>
          <table:table-cell office:value-type="float" office:value="122957" calcext:value-type="float">
            <text:p>122957</text:p>
          </table:table-cell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42" calcext:value-type="float">
            <text:p>4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56089326693585E+016" calcext:value-type="float">
            <text:p>4.56089326693585E+016</text:p>
          </table:table-cell>
          <table:table-cell office:value-type="string" calcext:value-type="string">
            <text:p>IRO7ITLP0001</text:p>
          </table:table-cell>
          <table:table-cell office:value-type="string" calcext:value-type="string">
            <text:p>كايتا</text:p>
          </table:table-cell>
          <table:table-cell office:value-type="string" calcext:value-type="string">
            <text:p>ايتالران‌</text:p>
          </table:table-cell>
          <table:table-cell office:value-type="float" office:value="123126" calcext:value-type="float">
            <text:p>123126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54" calcext:value-type="float">
            <text:p>54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56415400667102E+016" calcext:value-type="float">
            <text:p>4.56415400667102E+016</text:p>
          </table:table-cell>
          <table:table-cell office:value-type="string" calcext:value-type="string">
            <text:p>IRO7KMOP0001</text:p>
          </table:table-cell>
          <table:table-cell office:value-type="string" calcext:value-type="string">
            <text:p>لكما</text:p>
          </table:table-cell>
          <table:table-cell office:value-type="string" calcext:value-type="string">
            <text:p>كارخانجات‌مخابراتي‌ايران‌</text:p>
          </table:table-cell>
          <table:table-cell office:value-type="float" office:value="123007" calcext:value-type="float">
            <text:p>123007</text:p>
          </table:table-cell>
          <table:table-cell office:value-type="float" office:value="1" calcext:value-type="float">
            <text:p>1</text:p>
          </table:table-cell>
          <table:table-cell office:value-type="float" office:value="1613" calcext:value-type="float">
            <text:p>1613</text:p>
          </table:table-cell>
          <table:table-cell office:value-type="float" office:value="32" calcext:value-type="float">
            <text:p>32</text:p>
          </table:table-cell>
          <table:table-cell office:value-type="float" office:value="3235362000" calcext:value-type="float">
            <text:p>3235362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57283833691479E+016" calcext:value-type="float">
            <text:p>4.57283833691479E+016</text:p>
          </table:table-cell>
          <table:table-cell office:value-type="string" calcext:value-type="string">
            <text:p>IRT1FAYF0001</text:p>
          </table:table-cell>
          <table:table-cell office:value-type="string" calcext:value-type="string">
            <text:p>امين يكم</text:p>
          </table:table-cell>
          <table:table-cell office:value-type="string" calcext:value-type="string">
            <text:p>صندوق درآمد ثابت امين يكم فردا</text:p>
          </table:table-cell>
          <table:table-cell office:value-type="float" office:value="122933" calcext:value-type="float">
            <text:p>122933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68" calcext:value-type="float">
            <text:p>6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.58953394147864E+016" calcext:value-type="float">
            <text:p>4.58953394147864E+016</text:p>
          </table:table-cell>
          <table:table-cell office:value-type="string" calcext:value-type="string">
            <text:p>IRO1RINM0001</text:p>
          </table:table-cell>
          <table:table-cell office:value-type="string" calcext:value-type="string">
            <text:p>خرينگ</text:p>
          </table:table-cell>
          <table:table-cell office:value-type="string" calcext:value-type="string">
            <text:p>رينگ‌سازي‌مشهد</text:p>
          </table:table-cell>
          <table:table-cell office:value-type="float" office:value="123003" calcext:value-type="float">
            <text:p>123003</text:p>
          </table:table-cell>
          <table:table-cell office:value-type="float" office:value="215889" calcext:value-type="float">
            <text:p>215889</text:p>
          </table:table-cell>
          <table:table-cell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office:value-type="float" office:value="445000000" calcext:value-type="float">
            <text:p>445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61231691451624E+016" calcext:value-type="float">
            <text:p>4.61231691451624E+016</text:p>
          </table:table-cell>
          <table:table-cell office:value-type="string" calcext:value-type="string">
            <text:p>IRO1MOBN0002</text:p>
          </table:table-cell>
          <table:table-cell office:value-type="string" calcext:value-type="string">
            <text:p>مبين2</text:p>
          </table:table-cell>
          <table:table-cell office:value-type="string" calcext:value-type="string">
            <text:p>پتروشيمي مبين</text:p>
          </table:table-cell>
          <table:table-cell office:value-type="float" office:value="101032" calcext:value-type="float">
            <text:p>10103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4252000000" calcext:value-type="float">
            <text:p>14252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.61782805401106E+016" calcext:value-type="float">
            <text:p>4.61782805401106E+016</text:p>
          </table:table-cell>
          <table:table-cell office:value-type="string" calcext:value-type="string">
            <text:p>IRO1BFJR0001</text:p>
          </table:table-cell>
          <table:table-cell office:value-type="string" calcext:value-type="string">
            <text:p>بفجر</text:p>
          </table:table-cell>
          <table:table-cell office:value-type="string" calcext:value-type="string">
            <text:p>پتروشيمي فجر</text:p>
          </table:table-cell>
          <table:table-cell office:value-type="float" office:value="122954" calcext:value-type="float">
            <text:p>122954</text:p>
          </table:table-cell>
          <table:table-cell office:value-type="float" office:value="1216101" calcext:value-type="float">
            <text:p>1216101</text:p>
          </table:table-cell>
          <table:table-cell office:value-type="float" office:value="616" calcext:value-type="float">
            <text:p>616</text:p>
          </table:table-cell>
          <table:table-cell office:value-type="float" office:value="40" calcext:value-type="float">
            <text:p>40</text:p>
          </table:table-cell>
          <table:table-cell office:value-type="float" office:value="6500000000" calcext:value-type="float">
            <text:p>6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62705139729803E+016" calcext:value-type="float">
            <text:p>4.62705139729803E+016</text:p>
          </table:table-cell>
          <table:table-cell office:value-type="string" calcext:value-type="string">
            <text:p>IRR1TGOS0101</text:p>
          </table:table-cell>
          <table:table-cell office:value-type="string" calcext:value-type="string">
            <text:p>وتوسح</text:p>
          </table:table-cell>
          <table:table-cell office:value-type="string" calcext:value-type="string">
            <text:p>ح . توسعه‌شهري‌توس‌گستر</text:p>
          </table:table-cell>
          <table:table-cell office:value-type="float" office:value="125715" calcext:value-type="float">
            <text:p>125715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70" calcext:value-type="float">
            <text:p>70</text:p>
          </table:table-cell>
          <table:table-cell office:value-type="float" office:value="700000000" calcext:value-type="float">
            <text:p>700000000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.63485591932241E+016" calcext:value-type="float">
            <text:p>4.63485591932241E+016</text:p>
          </table:table-cell>
          <table:table-cell office:value-type="string" calcext:value-type="string">
            <text:p>IRO1FOLD0001</text:p>
          </table:table-cell>
          <table:table-cell office:value-type="string" calcext:value-type="string">
            <text:p>فولاد</text:p>
          </table:table-cell>
          <table:table-cell office:value-type="string" calcext:value-type="string">
            <text:p>فولاد مباركه اصفهان</text:p>
          </table:table-cell>
          <table:table-cell office:value-type="float" office:value="123006" calcext:value-type="float">
            <text:p>123006</text:p>
          </table:table-cell>
          <table:table-cell office:value-type="float" office:value="2544529" calcext:value-type="float">
            <text:p>2544529</text:p>
          </table:table-cell>
          <table:table-cell office:value-type="float" office:value="2669" calcext:value-type="float">
            <text:p>2669</text:p>
          </table:table-cell>
          <table:table-cell office:value-type="float" office:value="27" calcext:value-type="float">
            <text:p>27</text:p>
          </table:table-cell>
          <table:table-cell office:value-type="float" office:value="130000000000" calcext:value-type="float">
            <text:p>130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64287329465205E+016" calcext:value-type="float">
            <text:p>4.64287329465205E+016</text:p>
          </table:table-cell>
          <table:table-cell office:value-type="string" calcext:value-type="string">
            <text:p>IRB3TB459871</text:p>
          </table:table-cell>
          <table:table-cell office:value-type="string" calcext:value-type="string">
            <text:p>اخزا714</text:p>
          </table:table-cell>
          <table:table-cell office:value-type="string" calcext:value-type="string">
            <text:p>اسنادخزانه-م14بودجه97-980722</text:p>
          </table:table-cell>
          <table:table-cell office:value-type="float" office:value="122938" calcext:value-type="float">
            <text:p>122938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69" calcext:value-type="float">
            <text:p>69</text:p>
          </table:table-cell>
          <table:table-cell office:value-type="float" office:value="6030400" calcext:value-type="float">
            <text:p>60304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.64351392209381E+016" calcext:value-type="float">
            <text:p>4.64351392209381E+016</text:p>
          </table:table-cell>
          <table:table-cell office:value-type="string" calcext:value-type="string">
            <text:p>IRB3BK0199C1</text:p>
          </table:table-cell>
          <table:table-cell office:value-type="string" calcext:value-type="string">
            <text:p>كرانه99</text:p>
          </table:table-cell>
          <table:table-cell office:value-type="string" calcext:value-type="string">
            <text:p>مرابحه بنا گستر كرانه991222</text:p>
          </table:table-cell>
          <table:table-cell office:value-type="float" office:value="61015" calcext:value-type="float">
            <text:p>6101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500000" calcext:value-type="float">
            <text:p>5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67006605052818E+016" calcext:value-type="float">
            <text:p>4.67006605052818E+016</text:p>
          </table:table-cell>
          <table:table-cell office:value-type="string" calcext:value-type="string">
            <text:p>IRTKLOTF0001</text:p>
          </table:table-cell>
          <table:table-cell office:value-type="string" calcext:value-type="string">
            <text:p>طلا</text:p>
          </table:table-cell>
          <table:table-cell office:value-type="string" calcext:value-type="string">
            <text:p>صندوق س.پشتوانه طلاي لوتوس</text:p>
          </table:table-cell>
          <table:table-cell office:value-type="float" office:value="152959" calcext:value-type="float">
            <text:p>152959</text:p>
          </table:table-cell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68" calcext:value-type="float">
            <text:p>6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80" calcext:value-type="float">
            <text:p>380</text:p>
          </table:table-cell>
          <table:table-cell table:number-columns-repeated="101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.67410256103658E+016" calcext:value-type="float">
            <text:p>4.67410256103658E+016</text:p>
          </table:table-cell>
          <table:table-cell office:value-type="string" calcext:value-type="string">
            <text:p>IRO3IMFZ0001</text:p>
          </table:table-cell>
          <table:table-cell office:value-type="string" calcext:value-type="string">
            <text:p>سمگا</text:p>
          </table:table-cell>
          <table:table-cell office:value-type="string" calcext:value-type="string">
            <text:p>گروه سرمايه گذاري ميراث فرهنگي</text:p>
          </table:table-cell>
          <table:table-cell office:value-type="float" office:value="122959" calcext:value-type="float">
            <text:p>122959</text:p>
          </table:table-cell>
          <table:table-cell office:value-type="float" office:value="1" calcext:value-type="float">
            <text:p>1</text:p>
          </table:table-cell>
          <table:table-cell office:value-type="float" office:value="1861" calcext:value-type="float">
            <text:p>1861</text:p>
          </table:table-cell>
          <table:table-cell office:value-type="float" office:value="55" calcext:value-type="float">
            <text:p>55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67525995690171E+016" calcext:value-type="float">
            <text:p>4.67525995690171E+016</text:p>
          </table:table-cell>
          <table:table-cell office:value-type="string" calcext:value-type="string">
            <text:p>IRO1TRNS0001</text:p>
          </table:table-cell>
          <table:table-cell office:value-type="string" calcext:value-type="string">
            <text:p>بترانس</text:p>
          </table:table-cell>
          <table:table-cell office:value-type="string" calcext:value-type="string">
            <text:p>ايران‌ ترانسفو</text:p>
          </table:table-cell>
          <table:table-cell office:value-type="float" office:value="123007" calcext:value-type="float">
            <text:p>123007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544" calcext:value-type="float">
            <text:p>1544</text:p>
          </table:table-cell>
          <table:table-cell office:value-type="float" office:value="31" calcext:value-type="float">
            <text:p>31</text:p>
          </table:table-cell>
          <table:table-cell office:value-type="float" office:value="3750000000" calcext:value-type="float">
            <text:p>37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67727019385675E+016" calcext:value-type="float">
            <text:p>4.67727019385675E+016</text:p>
          </table:table-cell>
          <table:table-cell office:value-type="string" calcext:value-type="string">
            <text:p>IRO3TKMZ0001</text:p>
          </table:table-cell>
          <table:table-cell office:value-type="string" calcext:value-type="string">
            <text:p>اتكام</text:p>
          </table:table-cell>
          <table:table-cell office:value-type="string" calcext:value-type="string">
            <text:p>شركت بيمه اتكايي امين</text:p>
          </table:table-cell>
          <table:table-cell office:value-type="float" office:value="122727" calcext:value-type="float">
            <text:p>122727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68303419545113E+016" calcext:value-type="float">
            <text:p>4.68303419545113E+016</text:p>
          </table:table-cell>
          <table:table-cell office:value-type="string" calcext:value-type="string">
            <text:p>IRO7AYNP0001</text:p>
          </table:table-cell>
          <table:table-cell office:value-type="string" calcext:value-type="string">
            <text:p>وآيند</text:p>
          </table:table-cell>
          <table:table-cell office:value-type="string" calcext:value-type="string">
            <text:p>بانك <text:s/>آينده</text:p>
          </table:table-cell>
          <table:table-cell office:value-type="float" office:value="123034" calcext:value-type="float">
            <text:p>123034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57" calcext:value-type="float">
            <text:p>57</text:p>
          </table:table-cell>
          <table:table-cell office:value-type="float" office:value="16000000000" calcext:value-type="float">
            <text:p>160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69821546477197E+016" calcext:value-type="float">
            <text:p>4.69821546477197E+016</text:p>
          </table:table-cell>
          <table:table-cell office:value-type="string" calcext:value-type="string">
            <text:p>IRO1GBEH0001</text:p>
          </table:table-cell>
          <table:table-cell office:value-type="string" calcext:value-type="string">
            <text:p>وصنا</text:p>
          </table:table-cell>
          <table:table-cell office:value-type="string" calcext:value-type="string">
            <text:p>گروه‌صنايع‌بهشهرايران‌</text:p>
          </table:table-cell>
          <table:table-cell office:value-type="float" office:value="123004" calcext:value-type="float">
            <text:p>123004</text:p>
          </table:table-cell>
          <table:table-cell office:value-type="float" office:value="720000" calcext:value-type="float">
            <text:p>720000</text:p>
          </table:table-cell>
          <table:table-cell office:value-type="float" office:value="382" calcext:value-type="float">
            <text:p>382</text:p>
          </table:table-cell>
          <table:table-cell office:value-type="float" office:value="56" calcext:value-type="float">
            <text:p>56</text:p>
          </table:table-cell>
          <table:table-cell office:value-type="float" office:value="1800000000" calcext:value-type="float">
            <text:p>18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72325508239725E+016" calcext:value-type="float">
            <text:p>4.72325508239725E+016</text:p>
          </table:table-cell>
          <table:table-cell office:value-type="string" calcext:value-type="string">
            <text:p>IRO1TOKA0001</text:p>
          </table:table-cell>
          <table:table-cell office:value-type="string" calcext:value-type="string">
            <text:p>وتوكا</text:p>
          </table:table-cell>
          <table:table-cell office:value-type="string" calcext:value-type="string">
            <text:p>سرمايه‌گذاري‌توكافولاد(هلدينگ</text:p>
          </table:table-cell>
          <table:table-cell office:value-type="float" office:value="122954" calcext:value-type="float">
            <text:p>122954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924" calcext:value-type="float">
            <text:p>924</text:p>
          </table:table-cell>
          <table:table-cell office:value-type="float" office:value="27" calcext:value-type="float">
            <text:p>27</text:p>
          </table:table-cell>
          <table:table-cell office:value-type="float" office:value="2600000000" calcext:value-type="float">
            <text:p>26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72459556827899E+016" calcext:value-type="float">
            <text:p>4.72459556827899E+016</text:p>
          </table:table-cell>
          <table:table-cell office:value-type="string" calcext:value-type="string">
            <text:p>IRO3MSZ96021</text:p>
          </table:table-cell>
          <table:table-cell office:value-type="string" calcext:value-type="string">
            <text:p>تسه9602</text:p>
          </table:table-cell>
          <table:table-cell office:value-type="string" calcext:value-type="string">
            <text:p>امتياز تسهيلات مسکن ارديبهشت96</text:p>
          </table:table-cell>
          <table:table-cell office:value-type="float" office:value="113256" calcext:value-type="float">
            <text:p>113256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308807" calcext:value-type="float">
            <text:p>1308807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73334586783524E+016" calcext:value-type="float">
            <text:p>4.73334586783524E+016</text:p>
          </table:table-cell>
          <table:table-cell office:value-type="string" calcext:value-type="string">
            <text:p>IRO1BKHZ0001</text:p>
          </table:table-cell>
          <table:table-cell office:value-type="string" calcext:value-type="string">
            <text:p>وخاور</text:p>
          </table:table-cell>
          <table:table-cell office:value-type="string" calcext:value-type="string">
            <text:p>بانك خاورميانه</text:p>
          </table:table-cell>
          <table:table-cell office:value-type="float" office:value="122932" calcext:value-type="float">
            <text:p>122932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648" calcext:value-type="float">
            <text:p>648</text:p>
          </table:table-cell>
          <table:table-cell office:value-type="float" office:value="57" calcext:value-type="float">
            <text:p>57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73481973207168E+016" calcext:value-type="float">
            <text:p>4.73481973207168E+016</text:p>
          </table:table-cell>
          <table:table-cell office:value-type="string" calcext:value-type="string">
            <text:p>IRO3DSNZ0001</text:p>
          </table:table-cell>
          <table:table-cell office:value-type="string" calcext:value-type="string">
            <text:p>دسانكو</text:p>
          </table:table-cell>
          <table:table-cell office:value-type="string" calcext:value-type="string">
            <text:p>داروسازي سبحان انكولوژي</text:p>
          </table:table-cell>
          <table:table-cell office:value-type="float" office:value="122955" calcext:value-type="float">
            <text:p>122955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43" calcext:value-type="float">
            <text:p>43</text:p>
          </table:table-cell>
          <table:table-cell office:value-type="float" office:value="861000000" calcext:value-type="float">
            <text:p>861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73773159527516E+016" calcext:value-type="float">
            <text:p>4.73773159527516E+016</text:p>
          </table:table-cell>
          <table:table-cell office:value-type="string" calcext:value-type="string">
            <text:p>IRO1SWIC0001</text:p>
          </table:table-cell>
          <table:table-cell office:value-type="string" calcext:value-type="string">
            <text:p>بسويچ</text:p>
          </table:table-cell>
          <table:table-cell office:value-type="string" calcext:value-type="string">
            <text:p>پارس‌سويچ‌</text:p>
          </table:table-cell>
          <table:table-cell office:value-type="float" office:value="93338" calcext:value-type="float">
            <text:p>93338</text:p>
          </table:table-cell>
          <table:table-cell office:value-type="float" office:value="240000" calcext:value-type="float">
            <text:p>240000</text:p>
          </table:table-cell>
          <table:table-cell office:value-type="float" office:value="372" calcext:value-type="float">
            <text:p>372</text:p>
          </table:table-cell>
          <table:table-cell office:value-type="float" office:value="31" calcext:value-type="float">
            <text:p>31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75515993852664E+016" calcext:value-type="float">
            <text:p>4.75515993852664E+016</text:p>
          </table:table-cell>
          <table:table-cell office:value-type="string" calcext:value-type="string">
            <text:p>IRO2X57T8021</text:p>
          </table:table-cell>
          <table:table-cell office:value-type="string" calcext:value-type="string">
            <text:p>جبانك802</text:p>
          </table:table-cell>
          <table:table-cell office:value-type="string" calcext:value-type="string">
            <text:p>آتي ش بانك ها-1398/02/21</text:p>
          </table:table-cell>
          <table:table-cell office:value-type="float" office:value="110854" calcext:value-type="float">
            <text:p>11085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90000" calcext:value-type="float">
            <text:p>90000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7562637469816E+016" calcext:value-type="float">
            <text:p>4.7562637469816E+016</text:p>
          </table:table-cell>
          <table:table-cell office:value-type="string" calcext:value-type="string">
            <text:p>IRO9MSMI0981</text:p>
          </table:table-cell>
          <table:table-cell office:value-type="string" calcext:value-type="string">
            <text:p>ضملي2023</text:p>
          </table:table-cell>
          <table:table-cell office:value-type="string" calcext:value-type="string">
            <text:p>اختيارخ فملي -4000-1398/02/25</text:p>
          </table:table-cell>
          <table:table-cell office:value-type="float" office:value="111039" calcext:value-type="float">
            <text:p>11103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77020591906224E+016" calcext:value-type="float">
            <text:p>4.77020591906224E+016</text:p>
          </table:table-cell>
          <table:table-cell office:value-type="string" calcext:value-type="string">
            <text:p>IRO7CTSP0001</text:p>
          </table:table-cell>
          <table:table-cell office:value-type="string" calcext:value-type="string">
            <text:p>ثتوسا</text:p>
          </table:table-cell>
          <table:table-cell office:value-type="string" calcext:value-type="string">
            <text:p>س.توسعه و عمران استان اردبيل</text:p>
          </table:table-cell>
          <table:table-cell office:value-type="float" office:value="123013" calcext:value-type="float">
            <text:p>123013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70" calcext:value-type="float">
            <text:p>70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.77496612058256E+016" calcext:value-type="float">
            <text:p>4.77496612058256E+016</text:p>
          </table:table-cell>
          <table:table-cell office:value-type="string" calcext:value-type="string">
            <text:p>IRO1SYSM0001</text:p>
          </table:table-cell>
          <table:table-cell office:value-type="string" calcext:value-type="string">
            <text:p>سيستم</text:p>
          </table:table-cell>
          <table:table-cell office:value-type="string" calcext:value-type="string">
            <text:p>همكاران سيستم</text:p>
          </table:table-cell>
          <table:table-cell office:value-type="float" office:value="122907" calcext:value-type="float">
            <text:p>122907</text:p>
          </table:table-cell>
          <table:table-cell office:value-type="float" office:value="504000" calcext:value-type="float">
            <text:p>504000</text:p>
          </table:table-cell>
          <table:table-cell office:value-type="float" office:value="331" calcext:value-type="float">
            <text:p>331</text:p>
          </table:table-cell>
          <table:table-cell office:value-type="float" office:value="72" calcext:value-type="float">
            <text:p>72</text:p>
          </table:table-cell>
          <table:table-cell office:value-type="float" office:value="1260000000" calcext:value-type="float">
            <text:p>126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.78413274962474E+016" calcext:value-type="float">
            <text:p>4.78413274962474E+016</text:p>
          </table:table-cell>
          <table:table-cell office:value-type="string" calcext:value-type="string">
            <text:p>IRO1IDOC0001</text:p>
          </table:table-cell>
          <table:table-cell office:value-type="string" calcext:value-type="string">
            <text:p>واعتبار</text:p>
          </table:table-cell>
          <table:table-cell office:value-type="string" calcext:value-type="string">
            <text:p>سرمايه گذاري اعتبار ايران</text:p>
          </table:table-cell>
          <table:table-cell office:value-type="float" office:value="120153" calcext:value-type="float">
            <text:p>120153</text:p>
          </table:table-cell>
          <table:table-cell office:value-type="float" office:value="320000" calcext:value-type="float">
            <text:p>320000</text:p>
          </table:table-cell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7946068877278E+016" calcext:value-type="float">
            <text:p>4.7946068877278E+016</text:p>
          </table:table-cell>
          <table:table-cell office:value-type="string" calcext:value-type="string">
            <text:p>IRO9PNBA0751</text:p>
          </table:table-cell>
          <table:table-cell office:value-type="string" calcext:value-type="string">
            <text:p>ضبدر2016</text:p>
          </table:table-cell>
          <table:table-cell office:value-type="string" calcext:value-type="string">
            <text:p>اختيارخ شبندر-15000-98/02/18</text:p>
          </table:table-cell>
          <table:table-cell office:value-type="float" office:value="123003" calcext:value-type="float">
            <text:p>1230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.79969172711872E+016" calcext:value-type="float">
            <text:p>4.79969172711872E+016</text:p>
          </table:table-cell>
          <table:table-cell office:value-type="string" calcext:value-type="string">
            <text:p>IRO1KRAF0001</text:p>
          </table:table-cell>
          <table:table-cell office:value-type="string" calcext:value-type="string">
            <text:p>وكار</text:p>
          </table:table-cell>
          <table:table-cell office:value-type="string" calcext:value-type="string">
            <text:p>بانك‌ كارآفرين‌</text:p>
          </table:table-cell>
          <table:table-cell office:value-type="float" office:value="122705" calcext:value-type="float">
            <text:p>122705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628" calcext:value-type="float">
            <text:p>628</text:p>
          </table:table-cell>
          <table:table-cell office:value-type="float" office:value="57" calcext:value-type="float">
            <text:p>57</text:p>
          </table:table-cell>
          <table:table-cell office:value-type="float" office:value="8500000000" calcext:value-type="float">
            <text:p>8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.80102254474102E+016" calcext:value-type="float">
            <text:p>4.80102254474102E+016</text:p>
          </table:table-cell>
          <table:table-cell office:value-type="string" calcext:value-type="string">
            <text:p>IRO1BANK0001</text:p>
          </table:table-cell>
          <table:table-cell office:value-type="string" calcext:value-type="string">
            <text:p>وبانك</text:p>
          </table:table-cell>
          <table:table-cell office:value-type="string" calcext:value-type="string">
            <text:p>سرمايه گذاري گروه توسعه ملي</text:p>
          </table:table-cell>
          <table:table-cell office:value-type="float" office:value="122936" calcext:value-type="float">
            <text:p>122936</text:p>
          </table:table-cell>
          <table:table-cell office:value-type="float" office:value="2817695" calcext:value-type="float">
            <text:p>2817695</text:p>
          </table:table-cell>
          <table:table-cell office:value-type="float" office:value="1042" calcext:value-type="float">
            <text:p>1042</text:p>
          </table:table-cell>
          <table:table-cell office:value-type="float" office:value="39" calcext:value-type="float">
            <text:p>39</text:p>
          </table:table-cell>
          <table:table-cell office:value-type="float" office:value="16250000000" calcext:value-type="float">
            <text:p>162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80431800636387E+016" calcext:value-type="float">
            <text:p>4.80431800636387E+016</text:p>
          </table:table-cell>
          <table:table-cell office:value-type="string" calcext:value-type="string">
            <text:p>IRO6MELZ9791</text:p>
          </table:table-cell>
          <table:table-cell office:value-type="string" calcext:value-type="string">
            <text:p>تملي709</text:p>
          </table:table-cell>
          <table:table-cell office:value-type="string" calcext:value-type="string">
            <text:p>تسهيلات مسكن ب. ملي-آذر97</text:p>
          </table:table-cell>
          <table:table-cell office:value-type="float" office:value="61035" calcext:value-type="float">
            <text:p>6103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4716" calcext:value-type="float">
            <text:p>14716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.81026973785152E+016" calcext:value-type="float">
            <text:p>4.81026973785152E+016</text:p>
          </table:table-cell>
          <table:table-cell office:value-type="string" calcext:value-type="string">
            <text:p>IRB6SP0501C1</text:p>
          </table:table-cell>
          <table:table-cell office:value-type="string" calcext:value-type="string">
            <text:p>صايپا412</text:p>
          </table:table-cell>
          <table:table-cell office:value-type="string" calcext:value-type="string">
            <text:p>صكوك مرابحه سايپا412-3ماهه 16%</text:p>
          </table:table-cell>
          <table:table-cell office:value-type="float" office:value="61043" calcext:value-type="float">
            <text:p>6104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.82876705033174E+016" calcext:value-type="float">
            <text:p>4.82876705033174E+016</text:p>
          </table:table-cell>
          <table:table-cell office:value-type="string" calcext:value-type="string">
            <text:p>IRO3BHLZ0001</text:p>
          </table:table-cell>
          <table:table-cell office:value-type="string" calcext:value-type="string">
            <text:p>ولبهمن</text:p>
          </table:table-cell>
          <table:table-cell office:value-type="string" calcext:value-type="string">
            <text:p>شركت بهمن ليزينگ</text:p>
          </table:table-cell>
          <table:table-cell office:value-type="float" office:value="122912" calcext:value-type="float">
            <text:p>122912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58" calcext:value-type="float">
            <text:p>5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.8338606859107E+016" calcext:value-type="float">
            <text:p>4.8338606859107E+016</text:p>
          </table:table-cell>
          <table:table-cell office:value-type="string" calcext:value-type="string">
            <text:p>IRO3MSZ96121</text:p>
          </table:table-cell>
          <table:table-cell office:value-type="string" calcext:value-type="string">
            <text:p>تسه9612</text:p>
          </table:table-cell>
          <table:table-cell office:value-type="string" calcext:value-type="string">
            <text:p>امتياز تسهيلات مسكن اسفند96</text:p>
          </table:table-cell>
          <table:table-cell office:value-type="float" office:value="122802" calcext:value-type="float">
            <text:p>12280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2168489" calcext:value-type="float">
            <text:p>2168489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.83678618153569E+016" calcext:value-type="float">
            <text:p>4.83678618153569E+016</text:p>
          </table:table-cell>
          <table:table-cell office:value-type="string" calcext:value-type="string">
            <text:p>IRO9MAPN0161</text:p>
          </table:table-cell>
          <table:table-cell office:value-type="string" calcext:value-type="string">
            <text:p>ضپنا3008</text:p>
          </table:table-cell>
          <table:table-cell office:value-type="string" calcext:value-type="string">
            <text:p>اختيارخ رمپنا-5556-1398/03/12</text:p>
          </table:table-cell>
          <table:table-cell office:value-type="float" office:value="122944" calcext:value-type="float">
            <text:p>12294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1350" calcext:value-type="float">
            <text:p>135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.84566054525914E+016" calcext:value-type="float">
            <text:p>4.84566054525914E+016</text:p>
          </table:table-cell>
          <table:table-cell office:value-type="string" calcext:value-type="string">
            <text:p>IRB3SI2299B1</text:p>
          </table:table-cell>
          <table:table-cell office:value-type="string" calcext:value-type="string">
            <text:p>اجاد22</text:p>
          </table:table-cell>
          <table:table-cell office:value-type="string" calcext:value-type="string">
            <text:p>اجاره دولتي آپرورش-لوتوس991118</text:p>
          </table:table-cell>
          <table:table-cell office:value-type="float" office:value="111202" calcext:value-type="float">
            <text:p>111202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.85112387663691E+016" calcext:value-type="float">
            <text:p>4.85112387663691E+016</text:p>
          </table:table-cell>
          <table:table-cell office:value-type="string" calcext:value-type="string">
            <text:p>IRO1BDAN0001</text:p>
          </table:table-cell>
          <table:table-cell office:value-type="string" calcext:value-type="string">
            <text:p>دانا</text:p>
          </table:table-cell>
          <table:table-cell office:value-type="string" calcext:value-type="string">
            <text:p>بيمه دانا</text:p>
          </table:table-cell>
          <table:table-cell office:value-type="float" office:value="122945" calcext:value-type="float">
            <text:p>122945</text:p>
          </table:table-cell>
          <table:table-cell office:value-type="float" office:value="600000" calcext:value-type="float">
            <text:p>600000</text:p>
          </table:table-cell>
          <table:table-cell office:value-type="float" office:value="1168" calcext:value-type="float">
            <text:p>1168</text:p>
          </table:table-cell>
          <table:table-cell office:value-type="float" office:value="66" calcext:value-type="float">
            <text:p>66</text:p>
          </table:table-cell>
          <table:table-cell office:value-type="float" office:value="1500000000" calcext:value-type="float">
            <text:p>1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.86195179492578E+016" calcext:value-type="float">
            <text:p>4.86195179492578E+016</text:p>
          </table:table-cell>
          <table:table-cell office:value-type="string" calcext:value-type="string">
            <text:p>IRO1NOSH0001</text:p>
          </table:table-cell>
          <table:table-cell office:value-type="string" calcext:value-type="string">
            <text:p>غنوش</text:p>
          </table:table-cell>
          <table:table-cell office:value-type="string" calcext:value-type="string">
            <text:p>نوش‌ مازندران‌</text:p>
          </table:table-cell>
          <table:table-cell office:value-type="float" office:value="61053" calcext:value-type="float">
            <text:p>61053</text:p>
          </table:table-cell>
          <table:table-cell office:value-type="float" office:value="150105" calcext:value-type="float">
            <text:p>150105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.8731351079432E+016" calcext:value-type="float">
            <text:p>4.8731351079432E+016</text:p>
          </table:table-cell>
          <table:table-cell office:value-type="string" calcext:value-type="string">
            <text:p>IRB3SR2599B1</text:p>
          </table:table-cell>
          <table:table-cell office:value-type="string" calcext:value-type="string">
            <text:p>سلامت5</text:p>
          </table:table-cell>
          <table:table-cell office:value-type="string" calcext:value-type="string">
            <text:p>مرابحه دولتي تعاون-نوين991118</text:p>
          </table:table-cell>
          <table:table-cell office:value-type="float" office:value="61018" calcext:value-type="float">
            <text:p>6101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87537320421767E+016" calcext:value-type="float">
            <text:p>4.87537320421767E+016</text:p>
          </table:table-cell>
          <table:table-cell office:value-type="string" calcext:value-type="string">
            <text:p>IRO1PNTB0001</text:p>
          </table:table-cell>
          <table:table-cell office:value-type="string" calcext:value-type="string">
            <text:p>شبريز</text:p>
          </table:table-cell>
          <table:table-cell office:value-type="string" calcext:value-type="string">
            <text:p>پالايش نفت تبريز</text:p>
          </table:table-cell>
          <table:table-cell office:value-type="float" office:value="123006" calcext:value-type="float">
            <text:p>123006</text:p>
          </table:table-cell>
          <table:table-cell office:value-type="float" office:value="516209" calcext:value-type="float">
            <text:p>516209</text:p>
          </table:table-cell>
          <table:table-cell office:value-type="float" office:value="860" calcext:value-type="float">
            <text:p>860</text:p>
          </table:table-cell>
          <table:table-cell office:value-type="float" office:value="23" calcext:value-type="float">
            <text:p>23</text:p>
          </table:table-cell>
          <table:table-cell office:value-type="float" office:value="3884211000" calcext:value-type="float">
            <text:p>3884211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87620466940198E+016" calcext:value-type="float">
            <text:p>4.87620466940198E+016</text:p>
          </table:table-cell>
          <table:table-cell office:value-type="string" calcext:value-type="string">
            <text:p>IRB6IK0500C1</text:p>
          </table:table-cell>
          <table:table-cell office:value-type="string" calcext:value-type="string">
            <text:p>صخود1412</text:p>
          </table:table-cell>
          <table:table-cell office:value-type="string" calcext:value-type="string">
            <text:p>ص مرابحه خودرو1412- 3ماهه 18%</text:p>
          </table:table-cell>
          <table:table-cell office:value-type="float" office:value="61043" calcext:value-type="float">
            <text:p>6104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88471651814469E+016" calcext:value-type="float">
            <text:p>4.88471651814469E+016</text:p>
          </table:table-cell>
          <table:table-cell office:value-type="string" calcext:value-type="string">
            <text:p>IRO9IKCO0741</text:p>
          </table:table-cell>
          <table:table-cell office:value-type="string" calcext:value-type="string">
            <text:p>ضخود3017</text:p>
          </table:table-cell>
          <table:table-cell office:value-type="string" calcext:value-type="string">
            <text:p>اختيارخ خودرو-3200-1398/03/19</text:p>
          </table:table-cell>
          <table:table-cell office:value-type="float" office:value="114914" calcext:value-type="float">
            <text:p>114914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.89900268502025E+016" calcext:value-type="float">
            <text:p>4.89900268502025E+016</text:p>
          </table:table-cell>
          <table:table-cell office:value-type="string" calcext:value-type="string">
            <text:p>IRO1GOST0001</text:p>
          </table:table-cell>
          <table:table-cell office:value-type="string" calcext:value-type="string">
            <text:p>خگستر</text:p>
          </table:table-cell>
          <table:table-cell office:value-type="string" calcext:value-type="string">
            <text:p>گسترش‌سرمايه‌گذاري‌ايران‌خودرو</text:p>
          </table:table-cell>
          <table:table-cell office:value-type="float" office:value="90217" calcext:value-type="float">
            <text:p>90217</text:p>
          </table:table-cell>
          <table:table-cell office:value-type="float" office:value="960000" calcext:value-type="float">
            <text:p>960000</text:p>
          </table:table-cell>
          <table:table-cell office:value-type="float" office:value="1941" calcext:value-type="float">
            <text:p>1941</text:p>
          </table:table-cell>
          <table:table-cell office:value-type="float" office:value="34" calcext:value-type="float">
            <text:p>34</text:p>
          </table:table-cell>
          <table:table-cell office:value-type="float" office:value="2400000000" calcext:value-type="float">
            <text:p>24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.9040900499589E+016" calcext:value-type="float">
            <text:p>4.9040900499589E+016</text:p>
          </table:table-cell>
          <table:table-cell office:value-type="string" calcext:value-type="string">
            <text:p>IRB4SI0399B1</text:p>
          </table:table-cell>
          <table:table-cell office:value-type="string" calcext:value-type="string">
            <text:p>اجاد3</text:p>
          </table:table-cell>
          <table:table-cell office:value-type="string" calcext:value-type="string">
            <text:p>اجاره دولت-واجدشرايط خاص991118</text:p>
          </table:table-cell>
          <table:table-cell office:value-type="float" office:value="61020" calcext:value-type="float">
            <text:p>6102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706" calcext:value-type="float">
            <text:p>706</text:p>
          </table:table-cell>
          <table:table-cell table:number-columns-repeated="101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.90548917364337E+016" calcext:value-type="float">
            <text:p>4.90548917364337E+016</text:p>
          </table:table-cell>
          <table:table-cell office:value-type="string" calcext:value-type="string">
            <text:p>IRO1ABDI0001</text:p>
          </table:table-cell>
          <table:table-cell office:value-type="string" calcext:value-type="string">
            <text:p>دعبيد</text:p>
          </table:table-cell>
          <table:table-cell office:value-type="string" calcext:value-type="string">
            <text:p>لابراتوارداروسازي‌ <text:s/>دكترعبيدي‌</text:p>
          </table:table-cell>
          <table:table-cell office:value-type="float" office:value="123004" calcext:value-type="float">
            <text:p>123004</text:p>
          </table:table-cell>
          <table:table-cell office:value-type="float" office:value="313617" calcext:value-type="float">
            <text:p>313617</text:p>
          </table:table-cell>
          <table:table-cell office:value-type="float" office:value="1440" calcext:value-type="float">
            <text:p>1440</text:p>
          </table:table-cell>
          <table:table-cell office:value-type="float" office:value="43" calcext:value-type="float">
            <text:p>43</text:p>
          </table:table-cell>
          <table:table-cell office:value-type="float" office:value="1680000000" calcext:value-type="float">
            <text:p>168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.91290816258292E+016" calcext:value-type="float">
            <text:p>4.91290816258292E+016</text:p>
          </table:table-cell>
          <table:table-cell office:value-type="string" calcext:value-type="string">
            <text:p>IRO7KPAP0001</text:p>
          </table:table-cell>
          <table:table-cell office:value-type="string" calcext:value-type="string">
            <text:p>نشار</text:p>
          </table:table-cell>
          <table:table-cell office:value-type="string" calcext:value-type="string">
            <text:p>كارخانجات پشمبافي افشار يزد</text:p>
          </table:table-cell>
          <table:table-cell office:value-type="float" office:value="61040" calcext:value-type="float">
            <text:p>610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91887295269805E+016" calcext:value-type="float">
            <text:p>4.91887295269805E+016</text:p>
          </table:table-cell>
          <table:table-cell office:value-type="string" calcext:value-type="string">
            <text:p>IRO1SEPP0001</text:p>
          </table:table-cell>
          <table:table-cell office:value-type="string" calcext:value-type="string">
            <text:p>شسپا</text:p>
          </table:table-cell>
          <table:table-cell office:value-type="string" calcext:value-type="string">
            <text:p>نفت سپاهان</text:p>
          </table:table-cell>
          <table:table-cell office:value-type="float" office:value="123002" calcext:value-type="float">
            <text:p>123002</text:p>
          </table:table-cell>
          <table:table-cell office:value-type="float" office:value="297708" calcext:value-type="float">
            <text:p>297708</text:p>
          </table:table-cell>
          <table:table-cell office:value-type="float" office:value="1270" calcext:value-type="float">
            <text:p>1270</text:p>
          </table:table-cell>
          <table:table-cell office:value-type="float" office:value="23" calcext:value-type="float">
            <text:p>23</text:p>
          </table:table-cell>
          <table:table-cell office:value-type="float" office:value="1050000000" calcext:value-type="float">
            <text:p>10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92446040182504E+016" calcext:value-type="float">
            <text:p>4.92446040182504E+016</text:p>
          </table:table-cell>
          <table:table-cell office:value-type="string" calcext:value-type="string">
            <text:p>IRO7TJMP0001</text:p>
          </table:table-cell>
          <table:table-cell office:value-type="string" calcext:value-type="string">
            <text:p>شجم</text:p>
          </table:table-cell>
          <table:table-cell office:value-type="string" calcext:value-type="string">
            <text:p>صنايع پتروشيمي تخت جمشيد</text:p>
          </table:table-cell>
          <table:table-cell office:value-type="float" office:value="123035" calcext:value-type="float">
            <text:p>123035</text:p>
          </table:table-cell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office:value-type="float" office:value="44" calcext:value-type="float">
            <text:p>44</text:p>
          </table:table-cell>
          <table:table-cell office:value-type="float" office:value="4500000000" calcext:value-type="float">
            <text:p>45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.93534475655074E+016" calcext:value-type="float">
            <text:p>4.93534475655074E+016</text:p>
          </table:table-cell>
          <table:table-cell office:value-type="string" calcext:value-type="string">
            <text:p>IRO1NSAZ0001</text:p>
          </table:table-cell>
          <table:table-cell office:value-type="string" calcext:value-type="string">
            <text:p>كاذر</text:p>
          </table:table-cell>
          <table:table-cell office:value-type="string" calcext:value-type="string">
            <text:p>فرآورده‌هاي‌نسوزآذر</text:p>
          </table:table-cell>
          <table:table-cell office:value-type="float" office:value="123003" calcext:value-type="float">
            <text:p>123003</text:p>
          </table:table-cell>
          <table:table-cell office:value-type="float" office:value="180000" calcext:value-type="float">
            <text:p>180000</text:p>
          </table:table-cell>
          <table:table-cell office:value-type="float" office:value="1482" calcext:value-type="float">
            <text:p>1482</text:p>
          </table:table-cell>
          <table:table-cell office:value-type="float" office:value="54" calcext:value-type="float">
            <text:p>54</text:p>
          </table:table-cell>
          <table:table-cell office:value-type="float" office:value="450000000" calcext:value-type="float">
            <text:p>4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.9502666250908E+016" calcext:value-type="float">
            <text:p>4.9502666250908E+016</text:p>
          </table:table-cell>
          <table:table-cell office:value-type="string" calcext:value-type="string">
            <text:p>IRO1OFOG0001</text:p>
          </table:table-cell>
          <table:table-cell office:value-type="string" calcext:value-type="string">
            <text:p>افق</text:p>
          </table:table-cell>
          <table:table-cell office:value-type="string" calcext:value-type="string">
            <text:p>فروشگاههاي زنجيره اي افق كوروش</text:p>
          </table:table-cell>
          <table:table-cell office:value-type="float" office:value="122955" calcext:value-type="float">
            <text:p>122955</text:p>
          </table:table-cell>
          <table:table-cell office:value-type="float" office:value="344127" calcext:value-type="float">
            <text:p>344127</text:p>
          </table:table-cell>
          <table:table-cell office:value-type="float" office:value="1295" calcext:value-type="float">
            <text:p>1295</text:p>
          </table:table-cell>
          <table:table-cell office:value-type="float" office:value="47" calcext:value-type="float">
            <text:p>47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95073467074454E+016" calcext:value-type="float">
            <text:p>4.95073467074454E+016</text:p>
          </table:table-cell>
          <table:table-cell office:value-type="string" calcext:value-type="string">
            <text:p>IRB3SI2699B1</text:p>
          </table:table-cell>
          <table:table-cell office:value-type="string" calcext:value-type="string">
            <text:p>اجاد26</text:p>
          </table:table-cell>
          <table:table-cell office:value-type="string" calcext:value-type="string">
            <text:p>اجاره دولتي آپرورش-اميد991118</text:p>
          </table:table-cell>
          <table:table-cell office:value-type="float" office:value="61017" calcext:value-type="float">
            <text:p>61017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96275239098493E+016" calcext:value-type="float">
            <text:p>4.96275239098493E+016</text:p>
          </table:table-cell>
          <table:table-cell office:value-type="string" calcext:value-type="string">
            <text:p>IRO7KFRP0001</text:p>
          </table:table-cell>
          <table:table-cell office:value-type="string" calcext:value-type="string">
            <text:p>كفرآور</text:p>
          </table:table-cell>
          <table:table-cell office:value-type="string" calcext:value-type="string">
            <text:p>فرآورده هاي سيمان شرق</text:p>
          </table:table-cell>
          <table:table-cell office:value-type="float" office:value="123031" calcext:value-type="float">
            <text:p>123031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54" calcext:value-type="float">
            <text:p>54</text:p>
          </table:table-cell>
          <table:table-cell office:value-type="float" office:value="180000000" calcext:value-type="float">
            <text:p>18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.96749154811841E+016" calcext:value-type="float">
            <text:p>4.96749154811841E+016</text:p>
          </table:table-cell>
          <table:table-cell office:value-type="string" calcext:value-type="string">
            <text:p>IRO7PJHP0001</text:p>
          </table:table-cell>
          <table:table-cell office:value-type="string" calcext:value-type="string">
            <text:p>جهرم</text:p>
          </table:table-cell>
          <table:table-cell office:value-type="string" calcext:value-type="string">
            <text:p>پتروشيمي جهرم</text:p>
          </table:table-cell>
          <table:table-cell office:value-type="float" office:value="123015" calcext:value-type="float">
            <text:p>123015</text:p>
          </table:table-cell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 office:value-type="float" office:value="44" calcext:value-type="float">
            <text:p>44</text:p>
          </table:table-cell>
          <table:table-cell office:value-type="float" office:value="3313000000" calcext:value-type="float">
            <text:p>3313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.98504480441747E+016" calcext:value-type="float">
            <text:p>4.98504480441747E+016</text:p>
          </table:table-cell>
          <table:table-cell office:value-type="string" calcext:value-type="string">
            <text:p>IRBKMRK29891</text:p>
          </table:table-cell>
          <table:table-cell office:value-type="string" calcext:value-type="string">
            <text:p>عمرغ2</text:p>
          </table:table-cell>
          <table:table-cell office:value-type="string" calcext:value-type="string">
            <text:p>اوراق سلف مرغ منجمد بهپرور</text:p>
          </table:table-cell>
          <table:table-cell office:value-type="float" office:value="61044" calcext:value-type="float">
            <text:p>61044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206733" calcext:value-type="float">
            <text:p>206733</text:p>
          </table:table-cell>
          <table:table-cell office:value-type="float" office:value="308" calcext:value-type="float">
            <text:p>308</text:p>
          </table:table-cell>
          <table:table-cell table:number-columns-repeated="101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.99536531114426E+016" calcext:value-type="float">
            <text:p>4.99536531114426E+016</text:p>
          </table:table-cell>
          <table:table-cell office:value-type="string" calcext:value-type="string">
            <text:p>IRO7KSNP0001</text:p>
          </table:table-cell>
          <table:table-cell office:value-type="string" calcext:value-type="string">
            <text:p>كيسون</text:p>
          </table:table-cell>
          <table:table-cell office:value-type="string" calcext:value-type="string">
            <text:p>شركت كيسون</text:p>
          </table:table-cell>
          <table:table-cell office:value-type="float" office:value="123010" calcext:value-type="float">
            <text:p>123010</text:p>
          </table:table-cell>
          <table:table-cell office:value-type="float" office:value="1" calcext:value-type="float">
            <text:p>1</text:p>
          </table:table-cell>
          <table:table-cell office:value-type="float" office:value="1629" calcext:value-type="float">
            <text:p>1629</text:p>
          </table:table-cell>
          <table:table-cell office:value-type="float" office:value="70" calcext:value-type="float">
            <text:p>70</text:p>
          </table:table-cell>
          <table:table-cell office:value-type="float" office:value="5040000000" calcext:value-type="float">
            <text:p>504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.00023403084868E+016" calcext:value-type="float">
            <text:p>5.00023403084868E+016</text:p>
          </table:table-cell>
          <table:table-cell office:value-type="string" calcext:value-type="string">
            <text:p>IRO3KPEZ0001</text:p>
          </table:table-cell>
          <table:table-cell office:value-type="string" calcext:value-type="string">
            <text:p>تاپكيش</text:p>
          </table:table-cell>
          <table:table-cell office:value-type="string" calcext:value-type="string">
            <text:p>تجارت الكترونيك پارسيان كيش</text:p>
          </table:table-cell>
          <table:table-cell office:value-type="float" office:value="122936" calcext:value-type="float">
            <text:p>122936</text:p>
          </table:table-cell>
          <table:table-cell office:value-type="float" office:value="1" calcext:value-type="float">
            <text:p>1</text:p>
          </table:table-cell>
          <table:table-cell office:value-type="float" office:value="1667" calcext:value-type="float">
            <text:p>1667</text:p>
          </table:table-cell>
          <table:table-cell office:value-type="float" office:value="72" calcext:value-type="float">
            <text:p>7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.01000625188261E+016" calcext:value-type="float">
            <text:p>5.01000625188261E+016</text:p>
          </table:table-cell>
          <table:table-cell office:value-type="string" calcext:value-type="string">
            <text:p>IRO1AMIN0001</text:p>
          </table:table-cell>
          <table:table-cell office:value-type="string" calcext:value-type="string">
            <text:p>دامين</text:p>
          </table:table-cell>
          <table:table-cell office:value-type="string" calcext:value-type="string">
            <text:p>داروسازي‌ امين‌</text:p>
          </table:table-cell>
          <table:table-cell office:value-type="float" office:value="123002" calcext:value-type="float">
            <text:p>123002</text:p>
          </table:table-cell>
          <table:table-cell office:value-type="float" office:value="331760" calcext:value-type="float">
            <text:p>331760</text:p>
          </table:table-cell>
          <table:table-cell office:value-type="float" office:value="1041" calcext:value-type="float">
            <text:p>1041</text:p>
          </table:table-cell>
          <table:table-cell office:value-type="float" office:value="43" calcext:value-type="float">
            <text:p>43</text:p>
          </table:table-cell>
          <table:table-cell office:value-type="float" office:value="829400000" calcext:value-type="float">
            <text:p>8294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.01857213051919E+016" calcext:value-type="float">
            <text:p>5.01857213051919E+016</text:p>
          </table:table-cell>
          <table:table-cell office:value-type="string" calcext:value-type="string">
            <text:p>IRO1RADI0001</text:p>
          </table:table-cell>
          <table:table-cell office:value-type="string" calcext:value-type="string">
            <text:p>ختور</text:p>
          </table:table-cell>
          <table:table-cell office:value-type="string" calcext:value-type="string">
            <text:p>رادياتور ايران‌</text:p>
          </table:table-cell>
          <table:table-cell office:value-type="float" office:value="123005" calcext:value-type="float">
            <text:p>123005</text:p>
          </table:table-cell>
          <table:table-cell office:value-type="float" office:value="136761" calcext:value-type="float">
            <text:p>136761</text:p>
          </table:table-cell>
          <table:table-cell office:value-type="float" office:value="695" calcext:value-type="float">
            <text:p>695</text:p>
          </table:table-cell>
          <table:table-cell office:value-type="float" office:value="34" calcext:value-type="float">
            <text:p>34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.02356877979107E+016" calcext:value-type="float">
            <text:p>5.02356877979107E+016</text:p>
          </table:table-cell>
          <table:table-cell office:value-type="string" calcext:value-type="string">
            <text:p>IRB3SR2299B1</text:p>
          </table:table-cell>
          <table:table-cell office:value-type="string" calcext:value-type="string">
            <text:p>سلامت2</text:p>
          </table:table-cell>
          <table:table-cell office:value-type="string" calcext:value-type="string">
            <text:p>مرابحه دولت تعاون-كاردان991118</text:p>
          </table:table-cell>
          <table:table-cell office:value-type="float" office:value="61018" calcext:value-type="float">
            <text:p>61018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.03415281613026E+016" calcext:value-type="float">
            <text:p>5.03415281613026E+016</text:p>
          </table:table-cell>
          <table:table-cell office:value-type="string" calcext:value-type="string">
            <text:p>IRO1MNGZ0001</text:p>
          </table:table-cell>
          <table:table-cell office:value-type="string" calcext:value-type="string">
            <text:p>كمنگنز</text:p>
          </table:table-cell>
          <table:table-cell office:value-type="string" calcext:value-type="string">
            <text:p>معادن‌منگنزايران‌</text:p>
          </table:table-cell>
          <table:table-cell office:value-type="float" office:value="122932" calcext:value-type="float">
            <text:p>122932</text:p>
          </table:table-cell>
          <table:table-cell office:value-type="float" office:value="80960" calcext:value-type="float">
            <text:p>80960</text:p>
          </table:table-cell>
          <table:table-cell office:value-type="float" office:value="971" calcext:value-type="float">
            <text:p>971</text:p>
          </table:table-cell>
          <table:table-cell office:value-type="float" office:value="13" calcext:value-type="float">
            <text:p>13</text:p>
          </table:table-cell>
          <table:table-cell office:value-type="float" office:value="202400000" calcext:value-type="float">
            <text:p>2024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.03683442358263E+016" calcext:value-type="float">
            <text:p>5.03683442358263E+016</text:p>
          </table:table-cell>
          <table:table-cell office:value-type="string" calcext:value-type="string">
            <text:p>IRO7AZMP0001</text:p>
          </table:table-cell>
          <table:table-cell office:value-type="string" calcext:value-type="string">
            <text:p>لازما</text:p>
          </table:table-cell>
          <table:table-cell office:value-type="string" calcext:value-type="string">
            <text:p>كارخانه هاي صنعتي آزمايش</text:p>
          </table:table-cell>
          <table:table-cell office:value-type="float" office:value="123015" calcext:value-type="float">
            <text:p>123015</text:p>
          </table:table-cell>
          <table:table-cell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 office:value-type="float" office:value="29" calcext:value-type="float">
            <text:p>29</text:p>
          </table:table-cell>
          <table:table-cell office:value-type="float" office:value="217500000" calcext:value-type="float">
            <text:p>2175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.06338046395475E+016" calcext:value-type="float">
            <text:p>5.06338046395475E+016</text:p>
          </table:table-cell>
          <table:table-cell office:value-type="string" calcext:value-type="string">
            <text:p>IRO3MRJZ0001</text:p>
          </table:table-cell>
          <table:table-cell office:value-type="string" calcext:value-type="string">
            <text:p>كمرجان</text:p>
          </table:table-cell>
          <table:table-cell office:value-type="string" calcext:value-type="string">
            <text:p>بازرگاني و توليدي مرجان كار</text:p>
          </table:table-cell>
          <table:table-cell office:value-type="float" office:value="122612" calcext:value-type="float">
            <text:p>122612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54" calcext:value-type="float">
            <text:p>5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.06529859288009E+016" calcext:value-type="float">
            <text:p>5.06529859288009E+016</text:p>
          </table:table-cell>
          <table:table-cell office:value-type="string" calcext:value-type="string">
            <text:p>IRO7KIVP0001</text:p>
          </table:table-cell>
          <table:table-cell office:value-type="string" calcext:value-type="string">
            <text:p>غيوان</text:p>
          </table:table-cell>
          <table:table-cell office:value-type="string" calcext:value-type="string">
            <text:p>كيوان</text:p>
          </table:table-cell>
          <table:table-cell office:value-type="float" office:value="61039" calcext:value-type="float">
            <text:p>6103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16500000" calcext:value-type="float">
            <text:p>165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.079278668391E+016" calcext:value-type="float">
            <text:p>5.079278668391E+016</text:p>
          </table:table-cell>
          <table:table-cell office:value-type="string" calcext:value-type="string">
            <text:p>IRO3KRMZ0001</text:p>
          </table:table-cell>
          <table:table-cell office:value-type="string" calcext:value-type="string">
            <text:p>كرمان</text:p>
          </table:table-cell>
          <table:table-cell office:value-type="string" calcext:value-type="string">
            <text:p>س. توسعه و عمران استان كرمان</text:p>
          </table:table-cell>
          <table:table-cell office:value-type="float" office:value="122919" calcext:value-type="float">
            <text:p>122919</text:p>
          </table:table-cell>
          <table:table-cell office:value-type="float" office:value="1" calcext:value-type="float">
            <text:p>1</text:p>
          </table:table-cell>
          <table:table-cell office:value-type="float" office:value="1281" calcext:value-type="float">
            <text:p>1281</text:p>
          </table:table-cell>
          <table:table-cell office:value-type="float" office:value="70" calcext:value-type="float">
            <text:p>70</text:p>
          </table:table-cell>
          <table:table-cell office:value-type="float" office:value="600300000" calcext:value-type="float">
            <text:p>6003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.09012629742654E+016" calcext:value-type="float">
            <text:p>5.09012629742654E+016</text:p>
          </table:table-cell>
          <table:table-cell office:value-type="string" calcext:value-type="string">
            <text:p>IRB3TB169881</text:p>
          </table:table-cell>
          <table:table-cell office:value-type="string" calcext:value-type="string">
            <text:p>اخزا604</text:p>
          </table:table-cell>
          <table:table-cell office:value-type="string" calcext:value-type="string">
            <text:p>اسنادخزانه-م4بودجه96-980820</text:p>
          </table:table-cell>
          <table:table-cell office:value-type="float" office:value="122948" calcext:value-type="float">
            <text:p>122948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69" calcext:value-type="float">
            <text:p>69</text:p>
          </table:table-cell>
          <table:table-cell office:value-type="float" office:value="19000000" calcext:value-type="float">
            <text:p>19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.09380456929907E+016" calcext:value-type="float">
            <text:p>5.09380456929907E+016</text:p>
          </table:table-cell>
          <table:table-cell office:value-type="string" calcext:value-type="string">
            <text:p>IRB4SM0898A1</text:p>
          </table:table-cell>
          <table:table-cell office:value-type="string" calcext:value-type="string">
            <text:p>اشاد8</text:p>
          </table:table-cell>
          <table:table-cell office:value-type="string" calcext:value-type="string">
            <text:p>مشاركت دولتي8-شرايط خاص981030</text:p>
          </table:table-cell>
          <table:table-cell office:value-type="float" office:value="61020" calcext:value-type="float">
            <text:p>610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2459926" calcext:value-type="float">
            <text:p>2459926</text:p>
          </table:table-cell>
          <table:table-cell office:value-type="float" office:value="706" calcext:value-type="float">
            <text:p>706</text:p>
          </table:table-cell>
          <table:table-cell table:number-columns-repeated="101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.11063174330792E+016" calcext:value-type="float">
            <text:p>5.11063174330792E+016</text:p>
          </table:table-cell>
          <table:table-cell office:value-type="string" calcext:value-type="string">
            <text:p>IRO1ASIA0001</text:p>
          </table:table-cell>
          <table:table-cell office:value-type="string" calcext:value-type="string">
            <text:p>آسيا</text:p>
          </table:table-cell>
          <table:table-cell office:value-type="string" calcext:value-type="string">
            <text:p>بيمه آسيا</text:p>
          </table:table-cell>
          <table:table-cell office:value-type="float" office:value="122954" calcext:value-type="float">
            <text:p>122954</text:p>
          </table:table-cell>
          <table:table-cell office:value-type="float" office:value="920000" calcext:value-type="float">
            <text:p>920000</text:p>
          </table:table-cell>
          <table:table-cell office:value-type="float" office:value="710" calcext:value-type="float">
            <text:p>710</text:p>
          </table:table-cell>
          <table:table-cell office:value-type="float" office:value="66" calcext:value-type="float">
            <text:p>66</text:p>
          </table:table-cell>
          <table:table-cell office:value-type="float" office:value="2300000000" calcext:value-type="float">
            <text:p>23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12944841975361E+016" calcext:value-type="float">
            <text:p>5.12944841975361E+016</text:p>
          </table:table-cell>
          <table:table-cell office:value-type="string" calcext:value-type="string">
            <text:p>IRO7SPRP0001</text:p>
          </table:table-cell>
          <table:table-cell office:value-type="string" calcext:value-type="string">
            <text:p>غشوكو</text:p>
          </table:table-cell>
          <table:table-cell office:value-type="string" calcext:value-type="string">
            <text:p>شوكو پارس</text:p>
          </table:table-cell>
          <table:table-cell office:value-type="float" office:value="123000" calcext:value-type="float">
            <text:p>123000</text:p>
          </table:table-cell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42" calcext:value-type="float">
            <text:p>42</text:p>
          </table:table-cell>
          <table:table-cell office:value-type="float" office:value="36500000" calcext:value-type="float">
            <text:p>365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.14592024251145E+016" calcext:value-type="float">
            <text:p>5.14592024251145E+016</text:p>
          </table:table-cell>
          <table:table-cell office:value-type="string" calcext:value-type="string">
            <text:p>IRO7TABP0001</text:p>
          </table:table-cell>
          <table:table-cell office:value-type="string" calcext:value-type="string">
            <text:p>تابا</text:p>
          </table:table-cell>
          <table:table-cell office:value-type="string" calcext:value-type="string">
            <text:p>تابان نيرو سپاهان</text:p>
          </table:table-cell>
          <table:table-cell office:value-type="float" office:value="123006" calcext:value-type="float">
            <text:p>123006</text:p>
          </table:table-cell>
          <table:table-cell office:value-type="float" office:value="1" calcext:value-type="float">
            <text:p>1</text:p>
          </table:table-cell>
          <table:table-cell office:value-type="float" office:value="766" calcext:value-type="float">
            <text:p>766</text:p>
          </table:table-cell>
          <table:table-cell office:value-type="float" office:value="74" calcext:value-type="float">
            <text:p>74</text:p>
          </table:table-cell>
          <table:table-cell office:value-type="float" office:value="62000000" calcext:value-type="float">
            <text:p>62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.16171458730565E+016" calcext:value-type="float">
            <text:p>5.16171458730565E+016</text:p>
          </table:table-cell>
          <table:table-cell office:value-type="string" calcext:value-type="string">
            <text:p>IRO1PTEH0001</text:p>
          </table:table-cell>
          <table:table-cell office:value-type="string" calcext:value-type="string">
            <text:p>شتران</text:p>
          </table:table-cell>
          <table:table-cell office:value-type="string" calcext:value-type="string">
            <text:p>پالايش نفت تهران</text:p>
          </table:table-cell>
          <table:table-cell office:value-type="float" office:value="124720" calcext:value-type="float">
            <text:p>124720</text:p>
          </table:table-cell>
          <table:table-cell office:value-type="float" office:value="1461561" calcext:value-type="float">
            <text:p>1461561</text:p>
          </table:table-cell>
          <table:table-cell office:value-type="float" office:value="1545" calcext:value-type="float">
            <text:p>1545</text:p>
          </table:table-cell>
          <table:table-cell office:value-type="float" office:value="23" calcext:value-type="float">
            <text:p>23</text:p>
          </table:table-cell>
          <table:table-cell office:value-type="float" office:value="24000000000" calcext:value-type="float">
            <text:p>24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.16406465761026E+016" calcext:value-type="float">
            <text:p>5.16406465761026E+016</text:p>
          </table:table-cell>
          <table:table-cell office:value-type="string" calcext:value-type="string">
            <text:p>IRO2X13T8021</text:p>
          </table:table-cell>
          <table:table-cell office:value-type="string" calcext:value-type="string">
            <text:p>جكانه802</text:p>
          </table:table-cell>
          <table:table-cell office:value-type="string" calcext:value-type="string">
            <text:p>آتي ش كانه هاي فلزي-1398/02/18</text:p>
          </table:table-cell>
          <table:table-cell office:value-type="float" office:value="110303" calcext:value-type="float">
            <text:p>11030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200" calcext:value-type="float">
            <text:p>1200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.19025671763777E+016" calcext:value-type="float">
            <text:p>5.19025671763777E+016</text:p>
          </table:table-cell>
          <table:table-cell office:value-type="string" calcext:value-type="string">
            <text:p>IRO9IKCO0711</text:p>
          </table:table-cell>
          <table:table-cell office:value-type="string" calcext:value-type="string">
            <text:p>ضخود3014</text:p>
          </table:table-cell>
          <table:table-cell office:value-type="string" calcext:value-type="string">
            <text:p>اختيارخ خودرو-2600-1398/03/19</text:p>
          </table:table-cell>
          <table:table-cell office:value-type="float" office:value="61058" calcext:value-type="float">
            <text:p>6105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.19710682010949E+016" calcext:value-type="float">
            <text:p>5.19710682010949E+016</text:p>
          </table:table-cell>
          <table:table-cell office:value-type="string" calcext:value-type="string">
            <text:p>IRO3BIPZ0001</text:p>
          </table:table-cell>
          <table:table-cell office:value-type="string" calcext:value-type="string">
            <text:p>بپاس</text:p>
          </table:table-cell>
          <table:table-cell office:value-type="string" calcext:value-type="string">
            <text:p>بيمه پاسارگاد</text:p>
          </table:table-cell>
          <table:table-cell office:value-type="float" office:value="122426" calcext:value-type="float">
            <text:p>122426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66" calcext:value-type="float">
            <text:p>66</text:p>
          </table:table-cell>
          <table:table-cell office:value-type="float" office:value="3402000000" calcext:value-type="float">
            <text:p>3402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.23589686949979E+016" calcext:value-type="float">
            <text:p>5.23589686949979E+016</text:p>
          </table:table-cell>
          <table:table-cell office:value-type="string" calcext:value-type="string">
            <text:p>IRO2X34T8061</text:p>
          </table:table-cell>
          <table:table-cell office:value-type="string" calcext:value-type="string">
            <text:p>جاتو806</text:p>
          </table:table-cell>
          <table:table-cell office:value-type="string" calcext:value-type="string">
            <text:p>آتي ش خودرو و قطعات-1398/06/27</text:p>
          </table:table-cell>
          <table:table-cell office:value-type="float" office:value="101618" calcext:value-type="float">
            <text:p>10161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00" calcext:value-type="float">
            <text:p>3500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.23652661488483E+016" calcext:value-type="float">
            <text:p>5.23652661488483E+016</text:p>
          </table:table-cell>
          <table:table-cell office:value-type="string" calcext:value-type="string">
            <text:p>IRB6IK0600C1</text:p>
          </table:table-cell>
          <table:table-cell office:value-type="string" calcext:value-type="string">
            <text:p>صخود412</text:p>
          </table:table-cell>
          <table:table-cell office:value-type="string" calcext:value-type="string">
            <text:p>ص مرابحه خودرو412- 3ماهه 18%</text:p>
          </table:table-cell>
          <table:table-cell office:value-type="float" office:value="115420" calcext:value-type="float">
            <text:p>11542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.24290113230087E+016" calcext:value-type="float">
            <text:p>5.24290113230087E+016</text:p>
          </table:table-cell>
          <table:table-cell office:value-type="string" calcext:value-type="string">
            <text:p>IRO9MSMI0931</text:p>
          </table:table-cell>
          <table:table-cell office:value-type="string" calcext:value-type="string">
            <text:p>ضملي2018</text:p>
          </table:table-cell>
          <table:table-cell office:value-type="string" calcext:value-type="string">
            <text:p>اختيارخ فملي -3000-1398/02/25</text:p>
          </table:table-cell>
          <table:table-cell office:value-type="float" office:value="61059" calcext:value-type="float">
            <text:p>6105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.24559228005379E+016" calcext:value-type="float">
            <text:p>5.24559228005379E+016</text:p>
          </table:table-cell>
          <table:table-cell office:value-type="string" calcext:value-type="string">
            <text:p>IRO7NARP0001</text:p>
          </table:table-cell>
          <table:table-cell office:value-type="string" calcext:value-type="string">
            <text:p>تكنار</text:p>
          </table:table-cell>
          <table:table-cell office:value-type="string" calcext:value-type="string">
            <text:p>مجتمع معادن مس تكنار</text:p>
          </table:table-cell>
          <table:table-cell office:value-type="float" office:value="123126" calcext:value-type="float">
            <text:p>123126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13" calcext:value-type="float">
            <text:p>13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.24935376240039E+016" calcext:value-type="float">
            <text:p>5.24935376240039E+016</text:p>
          </table:table-cell>
          <table:table-cell office:value-type="string" calcext:value-type="string">
            <text:p>IRBKEPSO9821</text:p>
          </table:table-cell>
          <table:table-cell office:value-type="string" calcext:value-type="string">
            <text:p>عنتخاب</text:p>
          </table:table-cell>
          <table:table-cell office:value-type="string" calcext:value-type="string">
            <text:p>اوراق سلف پلي استايرن انتخاب</text:p>
          </table:table-cell>
          <table:table-cell office:value-type="float" office:value="61044" calcext:value-type="float">
            <text:p>6104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14687500" calcext:value-type="float">
            <text:p>14687500</text:p>
          </table:table-cell>
          <table:table-cell office:value-type="float" office:value="308" calcext:value-type="float">
            <text:p>308</text:p>
          </table:table-cell>
          <table:table-cell table:number-columns-repeated="101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.25246829366876E+016" calcext:value-type="float">
            <text:p>5.25246829366876E+016</text:p>
          </table:table-cell>
          <table:table-cell office:value-type="string" calcext:value-type="string">
            <text:p>IRB3EM010171</text:p>
          </table:table-cell>
          <table:table-cell office:value-type="string" calcext:value-type="string">
            <text:p>مبين011</text:p>
          </table:table-cell>
          <table:table-cell office:value-type="string" calcext:value-type="string">
            <text:p>اجاره اعتماد مبين لوتوس010710</text:p>
          </table:table-cell>
          <table:table-cell office:value-type="float" office:value="61015" calcext:value-type="float">
            <text:p>6101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.25937895428747E+016" calcext:value-type="float">
            <text:p>5.25937895428747E+016</text:p>
          </table:table-cell>
          <table:table-cell office:value-type="string" calcext:value-type="string">
            <text:p>IRO7PLSP0001</text:p>
          </table:table-cell>
          <table:table-cell office:value-type="string" calcext:value-type="string">
            <text:p>پلاست</text:p>
          </table:table-cell>
          <table:table-cell office:value-type="string" calcext:value-type="string">
            <text:p>كارخانجات توليدي پلاستيران</text:p>
          </table:table-cell>
          <table:table-cell office:value-type="float" office:value="123047" calcext:value-type="float">
            <text:p>123047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25" calcext:value-type="float">
            <text:p>25</text:p>
          </table:table-cell>
          <table:table-cell office:value-type="float" office:value="57600000" calcext:value-type="float">
            <text:p>576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.27929031313412E+016" calcext:value-type="float">
            <text:p>5.27929031313412E+016</text:p>
          </table:table-cell>
          <table:table-cell office:value-type="string" calcext:value-type="string">
            <text:p>IRO3AFRZ0001</text:p>
          </table:table-cell>
          <table:table-cell office:value-type="string" calcext:value-type="string">
            <text:p>افرا</text:p>
          </table:table-cell>
          <table:table-cell office:value-type="string" calcext:value-type="string">
            <text:p>افرانت</text:p>
          </table:table-cell>
          <table:table-cell office:value-type="float" office:value="120336" calcext:value-type="float">
            <text:p>120336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72" calcext:value-type="float">
            <text:p>72</text:p>
          </table:table-cell>
          <table:table-cell office:value-type="float" office:value="625000000" calcext:value-type="float">
            <text:p>625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.29262628707258E+016" calcext:value-type="float">
            <text:p>5.29262628707258E+016</text:p>
          </table:table-cell>
          <table:table-cell office:value-type="string" calcext:value-type="string">
            <text:p>IRB3TB2598A1</text:p>
          </table:table-cell>
          <table:table-cell office:value-type="string" calcext:value-type="string">
            <text:p>اخزا613</text:p>
          </table:table-cell>
          <table:table-cell office:value-type="string" calcext:value-type="string">
            <text:p>اسنادخزانه-م13بودجه96-981016</text:p>
          </table:table-cell>
          <table:table-cell office:value-type="float" office:value="122333" calcext:value-type="float">
            <text:p>122333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69" calcext:value-type="float">
            <text:p>69</text:p>
          </table:table-cell>
          <table:table-cell office:value-type="float" office:value="17625970" calcext:value-type="float">
            <text:p>1762597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.31134711266895E+016" calcext:value-type="float">
            <text:p>5.31134711266895E+016</text:p>
          </table:table-cell>
          <table:table-cell office:value-type="string" calcext:value-type="string">
            <text:p>IRO1KRTI0001</text:p>
          </table:table-cell>
          <table:table-cell office:value-type="string" calcext:value-type="string">
            <text:p>چكارن</text:p>
          </table:table-cell>
          <table:table-cell office:value-type="string" calcext:value-type="string">
            <text:p>كارتن‌ ايران‌</text:p>
          </table:table-cell>
          <table:table-cell office:value-type="float" office:value="123007" calcext:value-type="float">
            <text:p>123007</text:p>
          </table:table-cell>
          <table:table-cell office:value-type="float" office:value="72900" calcext:value-type="float">
            <text:p>72900</text:p>
          </table:table-cell>
          <table:table-cell office:value-type="float" office:value="1443" calcext:value-type="float">
            <text:p>1443</text:p>
          </table:table-cell>
          <table:table-cell office:value-type="float" office:value="21" calcext:value-type="float">
            <text:p>21</text:p>
          </table:table-cell>
          <table:table-cell office:value-type="float" office:value="182250000" calcext:value-type="float">
            <text:p>18225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.320433022489E+016" calcext:value-type="float">
            <text:p>5.320433022489E+016</text:p>
          </table:table-cell>
          <table:table-cell office:value-type="string" calcext:value-type="string">
            <text:p>IRO3TIGZ0001</text:p>
          </table:table-cell>
          <table:table-cell office:value-type="string" calcext:value-type="string">
            <text:p>تبرك</text:p>
          </table:table-cell>
          <table:table-cell office:value-type="string" calcext:value-type="string">
            <text:p>گروه كارخانجات صنعتي تبرك</text:p>
          </table:table-cell>
          <table:table-cell office:value-type="float" office:value="122955" calcext:value-type="float">
            <text:p>122955</text:p>
          </table:table-cell>
          <table:table-cell office:value-type="float" office:value="1" calcext:value-type="float">
            <text:p>1</text:p>
          </table:table-cell>
          <table:table-cell office:value-type="float" office:value="1313" calcext:value-type="float">
            <text:p>1313</text:p>
          </table:table-cell>
          <table:table-cell office:value-type="float" office:value="42" calcext:value-type="float">
            <text:p>42</text:p>
          </table:table-cell>
          <table:table-cell office:value-type="float" office:value="2231504203" calcext:value-type="float">
            <text:p>2231504203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.32516024354545E+016" calcext:value-type="float">
            <text:p>5.32516024354545E+016</text:p>
          </table:table-cell>
          <table:table-cell office:value-type="string" calcext:value-type="string">
            <text:p>IRT1FKNF0001</text:p>
          </table:table-cell>
          <table:table-cell office:value-type="string" calcext:value-type="string">
            <text:p>كيان</text:p>
          </table:table-cell>
          <table:table-cell office:value-type="string" calcext:value-type="string">
            <text:p>صندوق س. با درآمد ثابت كيان</text:p>
          </table:table-cell>
          <table:table-cell office:value-type="float" office:value="123004" calcext:value-type="float">
            <text:p>123004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68" calcext:value-type="float">
            <text:p>6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.33500695734384E+016" calcext:value-type="float">
            <text:p>5.33500695734384E+016</text:p>
          </table:table-cell>
          <table:table-cell office:value-type="string" calcext:value-type="string">
            <text:p>IRO2X44T8021</text:p>
          </table:table-cell>
          <table:table-cell office:value-type="string" calcext:value-type="string">
            <text:p>جشيمي802</text:p>
          </table:table-cell>
          <table:table-cell office:value-type="string" calcext:value-type="string">
            <text:p>آتي ش شيميايي-1398/02/25</text:p>
          </table:table-cell>
          <table:table-cell office:value-type="float" office:value="101225" calcext:value-type="float">
            <text:p>10122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6000" calcext:value-type="float">
            <text:p>6000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.34497002127863E+016" calcext:value-type="float">
            <text:p>5.34497002127863E+016</text:p>
          </table:table-cell>
          <table:table-cell office:value-type="string" calcext:value-type="string">
            <text:p>IRO3PMRZ0001</text:p>
          </table:table-cell>
          <table:table-cell office:value-type="string" calcext:value-type="string">
            <text:p>مارون</text:p>
          </table:table-cell>
          <table:table-cell office:value-type="string" calcext:value-type="string">
            <text:p>پتروشيمي مارون</text:p>
          </table:table-cell>
          <table:table-cell office:value-type="float" office:value="122815" calcext:value-type="float">
            <text:p>122815</text:p>
          </table:table-cell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44" calcext:value-type="float">
            <text:p>44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.36478749540058E+016" calcext:value-type="float">
            <text:p>5.36478749540058E+016</text:p>
          </table:table-cell>
          <table:table-cell office:value-type="string" calcext:value-type="string">
            <text:p>IRO7VHSP0001</text:p>
          </table:table-cell>
          <table:table-cell office:value-type="string" calcext:value-type="string">
            <text:p>واحصا</text:p>
          </table:table-cell>
          <table:table-cell office:value-type="string" calcext:value-type="string">
            <text:p>احياء صنايع خراسان</text:p>
          </table:table-cell>
          <table:table-cell office:value-type="float" office:value="123017" calcext:value-type="float">
            <text:p>123017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65" calcext:value-type="float">
            <text:p>65</text:p>
          </table:table-cell>
          <table:table-cell office:value-type="float" office:value="105600000" calcext:value-type="float">
            <text:p>1056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.3686258677793E+016" calcext:value-type="float">
            <text:p>5.3686258677793E+016</text:p>
          </table:table-cell>
          <table:table-cell office:value-type="string" calcext:value-type="string">
            <text:p>IRO7ARSP0001</text:p>
          </table:table-cell>
          <table:table-cell office:value-type="string" calcext:value-type="string">
            <text:p>وارس</text:p>
          </table:table-cell>
          <table:table-cell office:value-type="string" calcext:value-type="string">
            <text:p>سرمايه گذاري ارس صبا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float" office:value="602" calcext:value-type="float">
            <text:p>602</text:p>
          </table:table-cell>
          <table:table-cell office:value-type="float" office:value="65" calcext:value-type="float">
            <text:p>65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.39996519925862E+016" calcext:value-type="float">
            <text:p>5.39996519925862E+016</text:p>
          </table:table-cell>
          <table:table-cell office:value-type="string" calcext:value-type="string">
            <text:p>IRO3MPRZ0001</text:p>
          </table:table-cell>
          <table:table-cell office:value-type="string" calcext:value-type="string">
            <text:p>ثپرديس</text:p>
          </table:table-cell>
          <table:table-cell office:value-type="string" calcext:value-type="string">
            <text:p>سرمايه گذاري مسكن پرديس</text:p>
          </table:table-cell>
          <table:table-cell office:value-type="float" office:value="122959" calcext:value-type="float">
            <text:p>122959</text:p>
          </table:table-cell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70" calcext:value-type="float">
            <text:p>70</text:p>
          </table:table-cell>
          <table:table-cell office:value-type="float" office:value="1400000000" calcext:value-type="float">
            <text:p>14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.42638293939131E+016" calcext:value-type="float">
            <text:p>5.42638293939131E+016</text:p>
          </table:table-cell>
          <table:table-cell office:value-type="string" calcext:value-type="string">
            <text:p>IRO7MIGP0001</text:p>
          </table:table-cell>
          <table:table-cell office:value-type="string" calcext:value-type="string">
            <text:p>كمينا</text:p>
          </table:table-cell>
          <table:table-cell office:value-type="string" calcext:value-type="string">
            <text:p>شيشه سازي مينا</text:p>
          </table:table-cell>
          <table:table-cell office:value-type="float" office:value="91339" calcext:value-type="float">
            <text:p>9133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358000000" calcext:value-type="float">
            <text:p>358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.42770689230452E+016" calcext:value-type="float">
            <text:p>5.42770689230452E+016</text:p>
          </table:table-cell>
          <table:table-cell office:value-type="string" calcext:value-type="string">
            <text:p>IRO1SORB0001</text:p>
          </table:table-cell>
          <table:table-cell office:value-type="string" calcext:value-type="string">
            <text:p>فسرب</text:p>
          </table:table-cell>
          <table:table-cell office:value-type="string" calcext:value-type="string">
            <text:p>ملي‌ سرب‌وروي‌ ايران‌</text:p>
          </table:table-cell>
          <table:table-cell office:value-type="float" office:value="123006" calcext:value-type="float">
            <text:p>123006</text:p>
          </table:table-cell>
          <table:table-cell office:value-type="float" office:value="128800" calcext:value-type="float">
            <text:p>128800</text:p>
          </table:table-cell>
          <table:table-cell office:value-type="float" office:value="855" calcext:value-type="float">
            <text:p>855</text:p>
          </table:table-cell>
          <table:table-cell office:value-type="float" office:value="27" calcext:value-type="float">
            <text:p>27</text:p>
          </table:table-cell>
          <table:table-cell office:value-type="float" office:value="322000000" calcext:value-type="float">
            <text:p>322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.42994374233949E+016" calcext:value-type="float">
            <text:p>5.42994374233949E+016</text:p>
          </table:table-cell>
          <table:table-cell office:value-type="string" calcext:value-type="string">
            <text:p>IRR1DSIN0101</text:p>
          </table:table-cell>
          <table:table-cell office:value-type="string" calcext:value-type="string">
            <text:p>دسيناح</text:p>
          </table:table-cell>
          <table:table-cell office:value-type="string" calcext:value-type="string">
            <text:p>ح . داروسازي‌ سينا</text:p>
          </table:table-cell>
          <table:table-cell office:value-type="float" office:value="121723" calcext:value-type="float">
            <text:p>121723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43" calcext:value-type="float">
            <text:p>43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.43692901048735E+016" calcext:value-type="float">
            <text:p>5.43692901048735E+016</text:p>
          </table:table-cell>
          <table:table-cell office:value-type="string" calcext:value-type="string">
            <text:p>IRO7KTAP0001</text:p>
          </table:table-cell>
          <table:table-cell office:value-type="string" calcext:value-type="string">
            <text:p>بتك</text:p>
          </table:table-cell>
          <table:table-cell office:value-type="string" calcext:value-type="string">
            <text:p>كارخانجات كابل سازي‌ تك‌</text:p>
          </table:table-cell>
          <table:table-cell office:value-type="float" office:value="90350" calcext:value-type="float">
            <text:p>90350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9000063" calcext:value-type="float">
            <text:p>9000063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.44194298627043E+016" calcext:value-type="float">
            <text:p>5.44194298627043E+016</text:p>
          </table:table-cell>
          <table:table-cell office:value-type="string" calcext:value-type="string">
            <text:p>IRO1FRIS0001</text:p>
          </table:table-cell>
          <table:table-cell office:value-type="string" calcext:value-type="string">
            <text:p>فروس</text:p>
          </table:table-cell>
          <table:table-cell office:value-type="string" calcext:value-type="string">
            <text:p>فروسيليس‌ ايران‌</text:p>
          </table:table-cell>
          <table:table-cell office:value-type="float" office:value="122935" calcext:value-type="float">
            <text:p>122935</text:p>
          </table:table-cell>
          <table:table-cell office:value-type="float" office:value="349796" calcext:value-type="float">
            <text:p>349796</text:p>
          </table:table-cell>
          <table:table-cell office:value-type="float" office:value="648" calcext:value-type="float">
            <text:p>648</text:p>
          </table:table-cell>
          <table:table-cell office:value-type="float" office:value="27" calcext:value-type="float">
            <text:p>27</text:p>
          </table:table-cell>
          <table:table-cell office:value-type="float" office:value="874491000" calcext:value-type="float">
            <text:p>874491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.44826865014915E+016" calcext:value-type="float">
            <text:p>5.44826865014915E+016</text:p>
          </table:table-cell>
          <table:table-cell office:value-type="string" calcext:value-type="string">
            <text:p>IRO3BAHZ0001</text:p>
          </table:table-cell>
          <table:table-cell office:value-type="string" calcext:value-type="string">
            <text:p>زبينا</text:p>
          </table:table-cell>
          <table:table-cell office:value-type="string" calcext:value-type="string">
            <text:p>كشاورزي و دامپروري بينالود</text:p>
          </table:table-cell>
          <table:table-cell office:value-type="float" office:value="122925" calcext:value-type="float">
            <text:p>122925</text:p>
          </table:table-cell>
          <table:table-cell office:value-type="float" office:value="1" calcext:value-type="float">
            <text:p>1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.46591974261835E+016" calcext:value-type="float">
            <text:p>5.46591974261835E+016</text:p>
          </table:table-cell>
          <table:table-cell office:value-type="string" calcext:value-type="string">
            <text:p>IRO9PASN0731</text:p>
          </table:table-cell>
          <table:table-cell office:value-type="string" calcext:value-type="string">
            <text:p>ضسان3017</text:p>
          </table:table-cell>
          <table:table-cell office:value-type="string" calcext:value-type="string">
            <text:p>اختيارخ پارسان-4800-1398/03/26</text:p>
          </table:table-cell>
          <table:table-cell office:value-type="float" office:value="61059" calcext:value-type="float">
            <text:p>6105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46768850478677E+016" calcext:value-type="float">
            <text:p>5.46768850478677E+016</text:p>
          </table:table-cell>
          <table:table-cell office:value-type="string" calcext:value-type="string">
            <text:p>IRO1TSHE0001</text:p>
          </table:table-cell>
          <table:table-cell office:value-type="string" calcext:value-type="string">
            <text:p>وتوشه</text:p>
          </table:table-cell>
          <table:table-cell office:value-type="string" calcext:value-type="string">
            <text:p>سرمايه‌ گذاري‌ پارس‌ توشه‌</text:p>
          </table:table-cell>
          <table:table-cell office:value-type="float" office:value="122646" calcext:value-type="float">
            <text:p>122646</text:p>
          </table:table-cell>
          <table:table-cell office:value-type="float" office:value="600000" calcext:value-type="float">
            <text:p>600000</text:p>
          </table:table-cell>
          <table:table-cell office:value-type="float" office:value="619" calcext:value-type="float">
            <text:p>619</text:p>
          </table:table-cell>
          <table:table-cell office:value-type="float" office:value="29" calcext:value-type="float">
            <text:p>29</text:p>
          </table:table-cell>
          <table:table-cell office:value-type="float" office:value="1500000000" calcext:value-type="float">
            <text:p>1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.47427242939549E+016" calcext:value-type="float">
            <text:p>5.47427242939549E+016</text:p>
          </table:table-cell>
          <table:table-cell office:value-type="string" calcext:value-type="string">
            <text:p>IRO9PNES0721</text:p>
          </table:table-cell>
          <table:table-cell office:value-type="string" calcext:value-type="string">
            <text:p>ضشنا3015</text:p>
          </table:table-cell>
          <table:table-cell office:value-type="string" calcext:value-type="string">
            <text:p>اختيارخ شپنا-8000-1398/03/22</text:p>
          </table:table-cell>
          <table:table-cell office:value-type="float" office:value="61100" calcext:value-type="float">
            <text:p>611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.49954593978113E+016" calcext:value-type="float">
            <text:p>5.49954593978113E+016</text:p>
          </table:table-cell>
          <table:table-cell office:value-type="string" calcext:value-type="string">
            <text:p>IRB6GO0200B1</text:p>
          </table:table-cell>
          <table:table-cell office:value-type="string" calcext:value-type="string">
            <text:p>صگل1411</text:p>
          </table:table-cell>
          <table:table-cell office:value-type="string" calcext:value-type="string">
            <text:p>ص اجاره گل گهر 1411-3 ماهه 17%</text:p>
          </table:table-cell>
          <table:table-cell office:value-type="float" office:value="61043" calcext:value-type="float">
            <text:p>6104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.52016044873561E+016" calcext:value-type="float">
            <text:p>5.52016044873561E+016</text:p>
          </table:table-cell>
          <table:table-cell office:value-type="string" calcext:value-type="string">
            <text:p>IRO7FANP0001</text:p>
          </table:table-cell>
          <table:table-cell office:value-type="string" calcext:value-type="string">
            <text:p>فن آوا</text:p>
          </table:table-cell>
          <table:table-cell office:value-type="string" calcext:value-type="string">
            <text:p>گروه فن آوا</text:p>
          </table:table-cell>
          <table:table-cell office:value-type="float" office:value="115737" calcext:value-type="float">
            <text:p>115737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72" calcext:value-type="float">
            <text:p>72</text:p>
          </table:table-cell>
          <table:table-cell office:value-type="float" office:value="880000000" calcext:value-type="float">
            <text:p>88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.52542063024621E+016" calcext:value-type="float">
            <text:p>5.52542063024621E+016</text:p>
          </table:table-cell>
          <table:table-cell office:value-type="string" calcext:value-type="string">
            <text:p>IRO1APPE0001</text:p>
          </table:table-cell>
          <table:table-cell office:value-type="string" calcext:value-type="string">
            <text:p>آپ</text:p>
          </table:table-cell>
          <table:table-cell office:value-type="string" calcext:value-type="string">
            <text:p>آسان پرداخت پرشين</text:p>
          </table:table-cell>
          <table:table-cell office:value-type="float" office:value="125705" calcext:value-type="float">
            <text:p>125705</text:p>
          </table:table-cell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72" calcext:value-type="float">
            <text:p>72</text:p>
          </table:table-cell>
          <table:table-cell office:value-type="float" office:value="2650000000" calcext:value-type="float">
            <text:p>26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.56821106493129E+016" calcext:value-type="float">
            <text:p>5.56821106493129E+016</text:p>
          </table:table-cell>
          <table:table-cell office:value-type="string" calcext:value-type="string">
            <text:p>IRO9FOLD4051</text:p>
          </table:table-cell>
          <table:table-cell office:value-type="string" calcext:value-type="string">
            <text:p>ضفلا2016</text:p>
          </table:table-cell>
          <table:table-cell office:value-type="string" calcext:value-type="string">
            <text:p>اختيارخ فولاد-2770-1398/02/31</text:p>
          </table:table-cell>
          <table:table-cell office:value-type="float" office:value="61057" calcext:value-type="float">
            <text:p>6105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33" calcext:value-type="float">
            <text:p>1733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.58488490212006E+016" calcext:value-type="float">
            <text:p>5.58488490212006E+016</text:p>
          </table:table-cell>
          <table:table-cell office:value-type="string" calcext:value-type="string">
            <text:p>IRO3MSZ96111</text:p>
          </table:table-cell>
          <table:table-cell office:value-type="string" calcext:value-type="string">
            <text:p>تسه9611</text:p>
          </table:table-cell>
          <table:table-cell office:value-type="string" calcext:value-type="string">
            <text:p>امتياز تسهيلات مسكن بهمن96</text:p>
          </table:table-cell>
          <table:table-cell office:value-type="float" office:value="122256" calcext:value-type="float">
            <text:p>122256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1781564" calcext:value-type="float">
            <text:p>1781564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.58979394032328E+016" calcext:value-type="float">
            <text:p>5.58979394032328E+016</text:p>
          </table:table-cell>
          <table:table-cell office:value-type="string" calcext:value-type="string">
            <text:p>IRO1SRMA0001</text:p>
          </table:table-cell>
          <table:table-cell office:value-type="string" calcext:value-type="string">
            <text:p>لسرما</text:p>
          </table:table-cell>
          <table:table-cell office:value-type="string" calcext:value-type="string">
            <text:p>سرما آفرين‌</text:p>
          </table:table-cell>
          <table:table-cell office:value-type="float" office:value="123003" calcext:value-type="float">
            <text:p>123003</text:p>
          </table:table-cell>
          <table:table-cell office:value-type="float" office:value="144259" calcext:value-type="float">
            <text:p>144259</text:p>
          </table:table-cell>
          <table:table-cell office:value-type="float" office:value="808" calcext:value-type="float">
            <text:p>808</text:p>
          </table:table-cell>
          <table:table-cell office:value-type="float" office:value="29" calcext:value-type="float">
            <text:p>29</text:p>
          </table:table-cell>
          <table:table-cell office:value-type="float" office:value="218000000" calcext:value-type="float">
            <text:p>218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.59591120387787E+016" calcext:value-type="float">
            <text:p>5.59591120387787E+016</text:p>
          </table:table-cell>
          <table:table-cell office:value-type="string" calcext:value-type="string">
            <text:p>IRO7SEKP0001</text:p>
          </table:table-cell>
          <table:table-cell office:value-type="string" calcext:value-type="string">
            <text:p>سخواف</text:p>
          </table:table-cell>
          <table:table-cell office:value-type="string" calcext:value-type="string">
            <text:p>سيمان مجد خواف</text:p>
          </table:table-cell>
          <table:table-cell office:value-type="float" office:value="123005" calcext:value-type="float">
            <text:p>123005</text:p>
          </table:table-cell>
          <table:table-cell office:value-type="float" office:value="1" calcext:value-type="float">
            <text:p>1</text:p>
          </table:table-cell>
          <table:table-cell office:value-type="float" office:value="1108" calcext:value-type="float">
            <text:p>1108</text:p>
          </table:table-cell>
          <table:table-cell office:value-type="float" office:value="53" calcext:value-type="float">
            <text:p>53</text:p>
          </table:table-cell>
          <table:table-cell office:value-type="float" office:value="530282764" calcext:value-type="float">
            <text:p>530282764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.59634413898001E+016" calcext:value-type="float">
            <text:p>5.59634413898001E+016</text:p>
          </table:table-cell>
          <table:table-cell office:value-type="string" calcext:value-type="string">
            <text:p>IRB3TB440051</text:p>
          </table:table-cell>
          <table:table-cell office:value-type="string" calcext:value-type="string">
            <text:p>اخزا713</text:p>
          </table:table-cell>
          <table:table-cell office:value-type="string" calcext:value-type="string">
            <text:p>اسنادخزانه-م13بودجه97-000518</text:p>
          </table:table-cell>
          <table:table-cell office:value-type="float" office:value="122945" calcext:value-type="float">
            <text:p>122945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69" calcext:value-type="float">
            <text:p>69</text:p>
          </table:table-cell>
          <table:table-cell office:value-type="float" office:value="17663263" calcext:value-type="float">
            <text:p>17663263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.5979741213594E+016" calcext:value-type="float">
            <text:p>5.5979741213594E+016</text:p>
          </table:table-cell>
          <table:table-cell office:value-type="string" calcext:value-type="string">
            <text:p>IRO7KBDP0001</text:p>
          </table:table-cell>
          <table:table-cell office:value-type="string" calcext:value-type="string">
            <text:p>كباده</text:p>
          </table:table-cell>
          <table:table-cell office:value-type="string" calcext:value-type="string">
            <text:p>توليد خاك نسوزاستقلال آباده</text:p>
          </table:table-cell>
          <table:table-cell office:value-type="float" office:value="141853" calcext:value-type="float">
            <text:p>141853</text:p>
          </table:table-cell>
          <table:table-cell office:value-type="float" office:value="146130" calcext:value-type="float">
            <text:p>146130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73064900" calcext:value-type="float">
            <text:p>730649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.60069154512454E+016" calcext:value-type="float">
            <text:p>5.60069154512454E+016</text:p>
          </table:table-cell>
          <table:table-cell office:value-type="string" calcext:value-type="string">
            <text:p>IRO7LKPP0001</text:p>
          </table:table-cell>
          <table:table-cell office:value-type="string" calcext:value-type="string">
            <text:p>لخانه</text:p>
          </table:table-cell>
          <table:table-cell office:value-type="string" calcext:value-type="string">
            <text:p>لوازم‌ خانگي‌ پارس‌</text:p>
          </table:table-cell>
          <table:table-cell office:value-type="float" office:value="115956" calcext:value-type="float">
            <text:p>11595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9" calcext:value-type="float">
            <text:p>29</text:p>
          </table:table-cell>
          <table:table-cell office:value-type="float" office:value="448100000" calcext:value-type="float">
            <text:p>4481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.60337386248035E+016" calcext:value-type="float">
            <text:p>5.60337386248035E+016</text:p>
          </table:table-cell>
          <table:table-cell office:value-type="string" calcext:value-type="string">
            <text:p>IRB3SI0198C1</text:p>
          </table:table-cell>
          <table:table-cell office:value-type="string" calcext:value-type="string">
            <text:p>اجاد1</text:p>
          </table:table-cell>
          <table:table-cell office:value-type="string" calcext:value-type="string">
            <text:p>اجاره دولت مرحله يك1394-981226</text:p>
          </table:table-cell>
          <table:table-cell office:value-type="float" office:value="61017" calcext:value-type="float">
            <text:p>6101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.61457426759708E+016" calcext:value-type="float">
            <text:p>5.61457426759708E+016</text:p>
          </table:table-cell>
          <table:table-cell office:value-type="string" calcext:value-type="string">
            <text:p>IRK1A0309881</text:p>
          </table:table-cell>
          <table:table-cell office:value-type="string" calcext:value-type="string">
            <text:p>زعف9808پ06</text:p>
          </table:table-cell>
          <table:table-cell office:value-type="string" calcext:value-type="string">
            <text:p>زعفران9808پوشالمعمولي زرين(پ)</text:p>
          </table:table-cell>
          <table:table-cell office:value-type="float" office:value="152610" calcext:value-type="float">
            <text:p>15261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01" calcext:value-type="float">
            <text:p>701</text:p>
          </table:table-cell>
          <table:table-cell table:number-columns-repeated="101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.61862513872046E+016" calcext:value-type="float">
            <text:p>5.61862513872046E+016</text:p>
          </table:table-cell>
          <table:table-cell office:value-type="string" calcext:value-type="string">
            <text:p>IRS4MKBT9861</text:p>
          </table:table-cell>
          <table:table-cell office:value-type="string" calcext:value-type="string">
            <text:p>هخابر806</text:p>
          </table:table-cell>
          <table:table-cell office:value-type="string" calcext:value-type="string">
            <text:p>اختيارف ت اخابر-2341- 98/06/05</text:p>
          </table:table-cell>
          <table:table-cell office:value-type="float" office:value="61110" calcext:value-type="float">
            <text:p>6111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1400000000" calcext:value-type="float">
            <text:p>1400000000</text:p>
          </table:table-cell>
          <table:table-cell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.63242066516619E+016" calcext:value-type="float">
            <text:p>5.63242066516619E+016</text:p>
          </table:table-cell>
          <table:table-cell office:value-type="string" calcext:value-type="string">
            <text:p>IRO1NGFO0001</text:p>
          </table:table-cell>
          <table:table-cell office:value-type="string" calcext:value-type="string">
            <text:p>فنورد</text:p>
          </table:table-cell>
          <table:table-cell office:value-type="string" calcext:value-type="string">
            <text:p>نوردوقطعات‌ فولادي‌</text:p>
          </table:table-cell>
          <table:table-cell office:value-type="float" office:value="122718" calcext:value-type="float">
            <text:p>122718</text:p>
          </table:table-cell>
          <table:table-cell office:value-type="float" office:value="57600" calcext:value-type="float">
            <text:p>57600</text:p>
          </table:table-cell>
          <table:table-cell office:value-type="float" office:value="301" calcext:value-type="float">
            <text:p>301</text:p>
          </table:table-cell>
          <table:table-cell office:value-type="float" office:value="27" calcext:value-type="float">
            <text:p>27</text:p>
          </table:table-cell>
          <table:table-cell office:value-type="float" office:value="144000000" calcext:value-type="float">
            <text:p>144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.63709792872261E+016" calcext:value-type="float">
            <text:p>5.63709792872261E+016</text:p>
          </table:table-cell>
          <table:table-cell office:value-type="string" calcext:value-type="string">
            <text:p>IRO9PNBA0691</text:p>
          </table:table-cell>
          <table:table-cell office:value-type="string" calcext:value-type="string">
            <text:p>ضبدر2010</text:p>
          </table:table-cell>
          <table:table-cell office:value-type="string" calcext:value-type="string">
            <text:p>اختيارخ شبندر-9500-98/02/18</text:p>
          </table:table-cell>
          <table:table-cell office:value-type="float" office:value="61059" calcext:value-type="float">
            <text:p>6105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.64294317403185E+016" calcext:value-type="float">
            <text:p>5.64294317403185E+016</text:p>
          </table:table-cell>
          <table:table-cell office:value-type="string" calcext:value-type="string">
            <text:p>IRO7SHLP0001</text:p>
          </table:table-cell>
          <table:table-cell office:value-type="string" calcext:value-type="string">
            <text:p>شلرد</text:p>
          </table:table-cell>
          <table:table-cell office:value-type="string" calcext:value-type="string">
            <text:p>كود شيميايي اوره لردگان</text:p>
          </table:table-cell>
          <table:table-cell office:value-type="float" office:value="123030" calcext:value-type="float">
            <text:p>123030</text:p>
          </table:table-cell>
          <table:table-cell office:value-type="float" office:value="1" calcext:value-type="float">
            <text:p>1</text:p>
          </table:table-cell>
          <table:table-cell office:value-type="float" office:value="1589" calcext:value-type="float">
            <text:p>1589</text:p>
          </table:table-cell>
          <table:table-cell office:value-type="float" office:value="44" calcext:value-type="float">
            <text:p>44</text:p>
          </table:table-cell>
          <table:table-cell office:value-type="float" office:value="9000000000" calcext:value-type="float">
            <text:p>90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.65507766681336E+016" calcext:value-type="float">
            <text:p>5.65507766681336E+016</text:p>
          </table:table-cell>
          <table:table-cell office:value-type="string" calcext:value-type="string">
            <text:p>IRO1DFRB0001</text:p>
          </table:table-cell>
          <table:table-cell office:value-type="string" calcext:value-type="string">
            <text:p>دفارا</text:p>
          </table:table-cell>
          <table:table-cell office:value-type="string" calcext:value-type="string">
            <text:p>داروسازي‌ فارابي‌</text:p>
          </table:table-cell>
          <table:table-cell office:value-type="float" office:value="124651" calcext:value-type="float">
            <text:p>124651</text:p>
          </table:table-cell>
          <table:table-cell office:value-type="float" office:value="160000" calcext:value-type="float">
            <text:p>160000</text:p>
          </table:table-cell>
          <table:table-cell office:value-type="float" office:value="625" calcext:value-type="float">
            <text:p>625</text:p>
          </table:table-cell>
          <table:table-cell office:value-type="float" office:value="43" calcext:value-type="float">
            <text:p>43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.65743231215513E+016" calcext:value-type="float">
            <text:p>5.65743231215513E+016</text:p>
          </table:table-cell>
          <table:table-cell office:value-type="string" calcext:value-type="string">
            <text:p>IRO7PKBP0001</text:p>
          </table:table-cell>
          <table:table-cell office:value-type="string" calcext:value-type="string">
            <text:p>شكبير</text:p>
          </table:table-cell>
          <table:table-cell office:value-type="string" calcext:value-type="string">
            <text:p>پتروشيمي اميركبير</text:p>
          </table:table-cell>
          <table:table-cell office:value-type="float" office:value="123127" calcext:value-type="float">
            <text:p>12312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44" calcext:value-type="float">
            <text:p>44</text:p>
          </table:table-cell>
          <table:table-cell office:value-type="float" office:value="3600000000" calcext:value-type="float">
            <text:p>36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.65918815184995E+016" calcext:value-type="float">
            <text:p>5.65918815184995E+016</text:p>
          </table:table-cell>
          <table:table-cell office:value-type="string" calcext:value-type="string">
            <text:p>IRO7VSNP0001</text:p>
          </table:table-cell>
          <table:table-cell office:value-type="string" calcext:value-type="string">
            <text:p>وسين</text:p>
          </table:table-cell>
          <table:table-cell office:value-type="string" calcext:value-type="string">
            <text:p>بيمه سينا</text:p>
          </table:table-cell>
          <table:table-cell office:value-type="float" office:value="123045" calcext:value-type="float">
            <text:p>123045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 office:value-type="float" office:value="66" calcext:value-type="float">
            <text:p>66</text:p>
          </table:table-cell>
          <table:table-cell office:value-type="float" office:value="1500000000" calcext:value-type="float">
            <text:p>15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.67174166625841E+016" calcext:value-type="float">
            <text:p>5.67174166625841E+016</text:p>
          </table:table-cell>
          <table:table-cell office:value-type="string" calcext:value-type="string">
            <text:p>IRO7TKDP0001</text:p>
          </table:table-cell>
          <table:table-cell office:value-type="string" calcext:value-type="string">
            <text:p>وكادو</text:p>
          </table:table-cell>
          <table:table-cell office:value-type="string" calcext:value-type="string">
            <text:p>تكادو</text:p>
          </table:table-cell>
          <table:table-cell office:value-type="float" office:value="123019" calcext:value-type="float">
            <text:p>123019</text:p>
          </table:table-cell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56" calcext:value-type="float">
            <text:p>56</text:p>
          </table:table-cell>
          <table:table-cell office:value-type="float" office:value="797280000" calcext:value-type="float">
            <text:p>79728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.67456083986275E+016" calcext:value-type="float">
            <text:p>5.67456083986275E+016</text:p>
          </table:table-cell>
          <table:table-cell office:value-type="string" calcext:value-type="string">
            <text:p>IRO2XS308061</text:p>
          </table:table-cell>
          <table:table-cell office:value-type="string" calcext:value-type="string">
            <text:p>جسي806</text:p>
          </table:table-cell>
          <table:table-cell office:value-type="string" calcext:value-type="string">
            <text:p>آتي ش 30 شركت بزرگ-1398/06/31</text:p>
          </table:table-cell>
          <table:table-cell office:value-type="float" office:value="100050" calcext:value-type="float">
            <text:p>10005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8000" calcext:value-type="float">
            <text:p>8000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.67988226893794E+016" calcext:value-type="float">
            <text:p>5.67988226893794E+016</text:p>
          </table:table-cell>
          <table:table-cell office:value-type="string" calcext:value-type="string">
            <text:p>IRO7ARAP0001</text:p>
          </table:table-cell>
          <table:table-cell office:value-type="string" calcext:value-type="string">
            <text:p>حاريا</text:p>
          </table:table-cell>
          <table:table-cell office:value-type="string" calcext:value-type="string">
            <text:p>كشتيراني آريا</text:p>
          </table:table-cell>
          <table:table-cell office:value-type="float" office:value="123031" calcext:value-type="float">
            <text:p>123031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61" calcext:value-type="float">
            <text:p>61</text:p>
          </table:table-cell>
          <table:table-cell office:value-type="float" office:value="270000000" calcext:value-type="float">
            <text:p>27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.68209956695776E+016" calcext:value-type="float">
            <text:p>5.68209956695776E+016</text:p>
          </table:table-cell>
          <table:table-cell office:value-type="string" calcext:value-type="string">
            <text:p>IRO1GLOR0001</text:p>
          </table:table-cell>
          <table:table-cell office:value-type="string" calcext:value-type="string">
            <text:p>قلرست</text:p>
          </table:table-cell>
          <table:table-cell office:value-type="string" calcext:value-type="string">
            <text:p>قند لرستان‌</text:p>
          </table:table-cell>
          <table:table-cell office:value-type="float" office:value="123002" calcext:value-type="float">
            <text:p>12300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120" calcext:value-type="float">
            <text:p>1120</text:p>
          </table:table-cell>
          <table:table-cell office:value-type="float" office:value="38" calcext:value-type="float">
            <text:p>3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.68445571313143E+016" calcext:value-type="float">
            <text:p>5.68445571313143E+016</text:p>
          </table:table-cell>
          <table:table-cell office:value-type="string" calcext:value-type="string">
            <text:p>IRO9MAPN0141</text:p>
          </table:table-cell>
          <table:table-cell office:value-type="string" calcext:value-type="string">
            <text:p>ضپنا3006</text:p>
          </table:table-cell>
          <table:table-cell office:value-type="string" calcext:value-type="string">
            <text:p>اختيارخ رمپنا-4815-1398/03/12</text:p>
          </table:table-cell>
          <table:table-cell office:value-type="float" office:value="61058" calcext:value-type="float">
            <text:p>6105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1350" calcext:value-type="float">
            <text:p>135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.68819934178526E+016" calcext:value-type="float">
            <text:p>5.68819934178526E+016</text:p>
          </table:table-cell>
          <table:table-cell office:value-type="string" calcext:value-type="string">
            <text:p>IRO6MELZ9731</text:p>
          </table:table-cell>
          <table:table-cell office:value-type="string" calcext:value-type="string">
            <text:p>تملي703</text:p>
          </table:table-cell>
          <table:table-cell office:value-type="string" calcext:value-type="string">
            <text:p>تسهيلات مسكن ب. ملي-خرداد97</text:p>
          </table:table-cell>
          <table:table-cell office:value-type="float" office:value="61035" calcext:value-type="float">
            <text:p>610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7700" calcext:value-type="float">
            <text:p>7700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.69189768181896E+016" calcext:value-type="float">
            <text:p>5.69189768181896E+016</text:p>
          </table:table-cell>
          <table:table-cell office:value-type="string" calcext:value-type="string">
            <text:p>IRB3TB2498B1</text:p>
          </table:table-cell>
          <table:table-cell office:value-type="string" calcext:value-type="string">
            <text:p>اخزا612</text:p>
          </table:table-cell>
          <table:table-cell office:value-type="string" calcext:value-type="string">
            <text:p>اسنادخزانه-م12بودجه96-981114</text:p>
          </table:table-cell>
          <table:table-cell office:value-type="float" office:value="122951" calcext:value-type="float">
            <text:p>122951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69" calcext:value-type="float">
            <text:p>69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.69551878722061E+016" calcext:value-type="float">
            <text:p>5.69551878722061E+016</text:p>
          </table:table-cell>
          <table:table-cell office:value-type="string" calcext:value-type="string">
            <text:p>IRB3TB389851</text:p>
          </table:table-cell>
          <table:table-cell office:value-type="string" calcext:value-type="string">
            <text:p>اخزا705</text:p>
          </table:table-cell>
          <table:table-cell office:value-type="string" calcext:value-type="string">
            <text:p>اسنادخزانه-م5بودجه97-980523</text:p>
          </table:table-cell>
          <table:table-cell office:value-type="float" office:value="61019" calcext:value-type="float">
            <text:p>6101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14360000" calcext:value-type="float">
            <text:p>1436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.69947500210504E+016" calcext:value-type="float">
            <text:p>5.69947500210504E+016</text:p>
          </table:table-cell>
          <table:table-cell office:value-type="string" calcext:value-type="string">
            <text:p>IRO9GOLG0881</text:p>
          </table:table-cell>
          <table:table-cell office:value-type="string" calcext:value-type="string">
            <text:p>ضگل2021</text:p>
          </table:table-cell>
          <table:table-cell office:value-type="string" calcext:value-type="string">
            <text:p>اختيارخ كگل-7824-1398/02/29</text:p>
          </table:table-cell>
          <table:table-cell office:value-type="float" office:value="61058" calcext:value-type="float">
            <text:p>610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78" calcext:value-type="float">
            <text:p>1278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.70769446652949E+016" calcext:value-type="float">
            <text:p>5.70769446652949E+016</text:p>
          </table:table-cell>
          <table:table-cell office:value-type="string" calcext:value-type="string">
            <text:p>IRB3RK010151</text:p>
          </table:table-cell>
          <table:table-cell office:value-type="string" calcext:value-type="string">
            <text:p>ريل1401</text:p>
          </table:table-cell>
          <table:table-cell office:value-type="string" calcext:value-type="string">
            <text:p>اجاره ريل كوثر14010509</text:p>
          </table:table-cell>
          <table:table-cell office:value-type="float" office:value="61016" calcext:value-type="float">
            <text:p>6101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300000" calcext:value-type="float">
            <text:p>3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.70825929097528E+016" calcext:value-type="float">
            <text:p>5.70825929097528E+016</text:p>
          </table:table-cell>
          <table:table-cell office:value-type="string" calcext:value-type="string">
            <text:p>IRB6SP0601C1</text:p>
          </table:table-cell>
          <table:table-cell office:value-type="string" calcext:value-type="string">
            <text:p>صايپا012</text:p>
          </table:table-cell>
          <table:table-cell office:value-type="string" calcext:value-type="string">
            <text:p>صكوك مرابحه سايپا012-3ماهه 16%</text:p>
          </table:table-cell>
          <table:table-cell office:value-type="float" office:value="122818" calcext:value-type="float">
            <text:p>12281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.70860553307342E+016" calcext:value-type="float">
            <text:p>5.70860553307342E+016</text:p>
          </table:table-cell>
          <table:table-cell office:value-type="string" calcext:value-type="string">
            <text:p>IRO1TSRZ0001</text:p>
          </table:table-cell>
          <table:table-cell office:value-type="string" calcext:value-type="string">
            <text:p>كرازي</text:p>
          </table:table-cell>
          <table:table-cell office:value-type="string" calcext:value-type="string">
            <text:p>كارخانجات‌توليدي‌شيشه‌رازي‌</text:p>
          </table:table-cell>
          <table:table-cell office:value-type="float" office:value="123001" calcext:value-type="float">
            <text:p>123001</text:p>
          </table:table-cell>
          <table:table-cell office:value-type="float" office:value="340000" calcext:value-type="float">
            <text:p>340000</text:p>
          </table:table-cell>
          <table:table-cell office:value-type="float" office:value="829" calcext:value-type="float">
            <text:p>829</text:p>
          </table:table-cell>
          <table:table-cell office:value-type="float" office:value="54" calcext:value-type="float">
            <text:p>54</text:p>
          </table:table-cell>
          <table:table-cell office:value-type="float" office:value="850000000" calcext:value-type="float">
            <text:p>8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.71000970914234E+016" calcext:value-type="float">
            <text:p>5.71000970914234E+016</text:p>
          </table:table-cell>
          <table:table-cell office:value-type="string" calcext:value-type="string">
            <text:p>IRO7FRBP0001</text:p>
          </table:table-cell>
          <table:table-cell office:value-type="string" calcext:value-type="string">
            <text:p>فرابورس</text:p>
          </table:table-cell>
          <table:table-cell office:value-type="string" calcext:value-type="string">
            <text:p>فرابورس ايران</text:p>
          </table:table-cell>
          <table:table-cell office:value-type="float" office:value="90025" calcext:value-type="float">
            <text:p>90025</text:p>
          </table:table-cell>
          <table:table-cell office:value-type="float" office:value="1" calcext:value-type="float">
            <text:p>1</text:p>
          </table:table-cell>
          <table:table-cell office:value-type="float" office:value="1027" calcext:value-type="float">
            <text:p>1027</text:p>
          </table:table-cell>
          <table:table-cell office:value-type="float" office:value="67" calcext:value-type="float">
            <text:p>67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.72735297327912E+016" calcext:value-type="float">
            <text:p>5.72735297327912E+016</text:p>
          </table:table-cell>
          <table:table-cell office:value-type="string" calcext:value-type="string">
            <text:p>IRO1MSTI0001</text:p>
          </table:table-cell>
          <table:table-cell office:value-type="string" calcext:value-type="string">
            <text:p>خموتور</text:p>
          </table:table-cell>
          <table:table-cell office:value-type="string" calcext:value-type="string">
            <text:p>موتورسازان‌تراكتورسازي‌ايران‌</text:p>
          </table:table-cell>
          <table:table-cell office:value-type="float" office:value="123003" calcext:value-type="float">
            <text:p>123003</text:p>
          </table:table-cell>
          <table:table-cell office:value-type="float" office:value="285768" calcext:value-type="float">
            <text:p>285768</text:p>
          </table:table-cell>
          <table:table-cell office:value-type="float" office:value="870" calcext:value-type="float">
            <text:p>870</text:p>
          </table:table-cell>
          <table:table-cell office:value-type="float" office:value="34" calcext:value-type="float">
            <text:p>34</text:p>
          </table:table-cell>
          <table:table-cell office:value-type="float" office:value="714420000" calcext:value-type="float">
            <text:p>71442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.73092210399302E+016" calcext:value-type="float">
            <text:p>5.73092210399302E+016</text:p>
          </table:table-cell>
          <table:table-cell office:value-type="string" calcext:value-type="string">
            <text:p>IRO1SNMA0001</text:p>
          </table:table-cell>
          <table:table-cell office:value-type="string" calcext:value-type="string">
            <text:p>وصنعت</text:p>
          </table:table-cell>
          <table:table-cell office:value-type="string" calcext:value-type="string">
            <text:p>سرمايه‌ گذاري‌ صنعت‌ ومعدن‌</text:p>
          </table:table-cell>
          <table:table-cell office:value-type="float" office:value="122936" calcext:value-type="float">
            <text:p>122936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754" calcext:value-type="float">
            <text:p>754</text:p>
          </table:table-cell>
          <table:table-cell office:value-type="float" office:value="56" calcext:value-type="float">
            <text:p>56</text:p>
          </table:table-cell>
          <table:table-cell office:value-type="float" office:value="4500000000" calcext:value-type="float">
            <text:p>4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.73644805811159E+016" calcext:value-type="float">
            <text:p>5.73644805811159E+016</text:p>
          </table:table-cell>
          <table:table-cell office:value-type="string" calcext:value-type="string">
            <text:p>IRO9FOLD4081</text:p>
          </table:table-cell>
          <table:table-cell office:value-type="string" calcext:value-type="string">
            <text:p>ضفلا2019</text:p>
          </table:table-cell>
          <table:table-cell office:value-type="string" calcext:value-type="string">
            <text:p>اختيارخ فولاد-3462-1398/02/31</text:p>
          </table:table-cell>
          <table:table-cell office:value-type="float" office:value="61058" calcext:value-type="float">
            <text:p>6105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733" calcext:value-type="float">
            <text:p>1733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.74873438698084E+016" calcext:value-type="float">
            <text:p>5.74873438698084E+016</text:p>
          </table:table-cell>
          <table:table-cell office:value-type="string" calcext:value-type="string">
            <text:p>IRB3SI2499B1</text:p>
          </table:table-cell>
          <table:table-cell office:value-type="string" calcext:value-type="string">
            <text:p>اجاد24</text:p>
          </table:table-cell>
          <table:table-cell office:value-type="string" calcext:value-type="string">
            <text:p>اجاره دولتي آپرورش-نوين991118</text:p>
          </table:table-cell>
          <table:table-cell office:value-type="float" office:value="61017" calcext:value-type="float">
            <text:p>61017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.75242375837206E+016" calcext:value-type="float">
            <text:p>5.75242375837206E+016</text:p>
          </table:table-cell>
          <table:table-cell office:value-type="string" calcext:value-type="string">
            <text:p>IRB3TB239841</text:p>
          </table:table-cell>
          <table:table-cell office:value-type="string" calcext:value-type="string">
            <text:p>اخزا609</text:p>
          </table:table-cell>
          <table:table-cell office:value-type="string" calcext:value-type="string">
            <text:p>اسنادخزانه-م9بودجه96-980411</text:p>
          </table:table-cell>
          <table:table-cell office:value-type="float" office:value="121845" calcext:value-type="float">
            <text:p>121845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69" calcext:value-type="float">
            <text:p>69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.75513823527082E+016" calcext:value-type="float">
            <text:p>5.75513823527082E+016</text:p>
          </table:table-cell>
          <table:table-cell office:value-type="string" calcext:value-type="string">
            <text:p>IRO5GSKS0001</text:p>
          </table:table-cell>
          <table:table-cell office:value-type="string" calcext:value-type="string">
            <text:p>غگز</text:p>
          </table:table-cell>
          <table:table-cell office:value-type="string" calcext:value-type="string">
            <text:p>گز سكه</text:p>
          </table:table-cell>
          <table:table-cell office:value-type="float" office:value="125929" calcext:value-type="float">
            <text:p>12592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49190000" calcext:value-type="float">
            <text:p>49190000</text:p>
          </table:table-cell>
          <table:table-cell office:value-type="float" office:value="313" calcext:value-type="float">
            <text:p>313</text:p>
          </table:table-cell>
          <table:table-cell table:number-columns-repeated="101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.76000649316361E+016" calcext:value-type="float">
            <text:p>5.76000649316361E+016</text:p>
          </table:table-cell>
          <table:table-cell office:value-type="string" calcext:value-type="string">
            <text:p>IRO7JMIP0001</text:p>
          </table:table-cell>
          <table:table-cell office:value-type="string" calcext:value-type="string">
            <text:p>وجامي</text:p>
          </table:table-cell>
          <table:table-cell office:value-type="string" calcext:value-type="string">
            <text:p>سرمايه گذاري جامي</text:p>
          </table:table-cell>
          <table:table-cell office:value-type="float" office:value="123027" calcext:value-type="float">
            <text:p>123027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20000000" calcext:value-type="float">
            <text:p>12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.76393647588709E+016" calcext:value-type="float">
            <text:p>5.76393647588709E+016</text:p>
          </table:table-cell>
          <table:table-cell office:value-type="string" calcext:value-type="string">
            <text:p>IRO1PSIR0001</text:p>
          </table:table-cell>
          <table:table-cell office:value-type="string" calcext:value-type="string">
            <text:p>كپشير</text:p>
          </table:table-cell>
          <table:table-cell office:value-type="string" calcext:value-type="string">
            <text:p>پشم‌شيشه‌ايران‌</text:p>
          </table:table-cell>
          <table:table-cell office:value-type="float" office:value="122417" calcext:value-type="float">
            <text:p>122417</text:p>
          </table:table-cell>
          <table:table-cell office:value-type="float" office:value="69109" calcext:value-type="float">
            <text:p>69109</text:p>
          </table:table-cell>
          <table:table-cell office:value-type="float" office:value="494" calcext:value-type="float">
            <text:p>494</text:p>
          </table:table-cell>
          <table:table-cell office:value-type="float" office:value="54" calcext:value-type="float">
            <text:p>54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.76914014304074E+016" calcext:value-type="float">
            <text:p>5.76914014304074E+016</text:p>
          </table:table-cell>
          <table:table-cell office:value-type="string" calcext:value-type="string">
            <text:p>IRK1A0329881</text:p>
          </table:table-cell>
          <table:table-cell office:value-type="string" calcext:value-type="string">
            <text:p>زعف9808پ08</text:p>
          </table:table-cell>
          <table:table-cell office:value-type="string" calcext:value-type="string">
            <text:p>زعفران9808نگين ت.روستا(پ)</text:p>
          </table:table-cell>
          <table:table-cell office:value-type="float" office:value="152923" calcext:value-type="float">
            <text:p>152923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42" calcext:value-type="float">
            <text:p>42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701" calcext:value-type="float">
            <text:p>701</text:p>
          </table:table-cell>
          <table:table-cell table:number-columns-repeated="101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.77226423387817E+016" calcext:value-type="float">
            <text:p>5.77226423387817E+016</text:p>
          </table:table-cell>
          <table:table-cell office:value-type="string" calcext:value-type="string">
            <text:p>IRO1PLKK0001</text:p>
          </table:table-cell>
          <table:table-cell office:value-type="string" calcext:value-type="string">
            <text:p>پلاسك</text:p>
          </table:table-cell>
          <table:table-cell office:value-type="string" calcext:value-type="string">
            <text:p>پلاسكوكار</text:p>
          </table:table-cell>
          <table:table-cell office:value-type="float" office:value="122944" calcext:value-type="float">
            <text:p>122944</text:p>
          </table:table-cell>
          <table:table-cell office:value-type="float" office:value="404858" calcext:value-type="float">
            <text:p>404858</text:p>
          </table:table-cell>
          <table:table-cell office:value-type="float" office:value="824" calcext:value-type="float">
            <text:p>824</text:p>
          </table:table-cell>
          <table:table-cell office:value-type="float" office:value="25" calcext:value-type="float">
            <text:p>25</text:p>
          </table:table-cell>
          <table:table-cell office:value-type="float" office:value="913938623" calcext:value-type="float">
            <text:p>913938623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.77613887298986E+016" calcext:value-type="float">
            <text:p>5.77613887298986E+016</text:p>
          </table:table-cell>
          <table:table-cell office:value-type="string" calcext:value-type="string">
            <text:p>IRT3AVSF0001</text:p>
          </table:table-cell>
          <table:table-cell office:value-type="string" calcext:value-type="string">
            <text:p>اوصتا</text:p>
          </table:table-cell>
          <table:table-cell office:value-type="string" calcext:value-type="string">
            <text:p>صندوق انديشه ورزان صباتامين -د</text:p>
          </table:table-cell>
          <table:table-cell office:value-type="float" office:value="121538" calcext:value-type="float">
            <text:p>121538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.78758477768393E+016" calcext:value-type="float">
            <text:p>5.78758477768393E+016</text:p>
          </table:table-cell>
          <table:table-cell office:value-type="string" calcext:value-type="string">
            <text:p>IRO1NALM0001</text:p>
          </table:table-cell>
          <table:table-cell office:value-type="string" calcext:value-type="string">
            <text:p>فنوال</text:p>
          </table:table-cell>
          <table:table-cell office:value-type="string" calcext:value-type="string">
            <text:p>نورد آلومينيوم‌</text:p>
          </table:table-cell>
          <table:table-cell office:value-type="float" office:value="123003" calcext:value-type="float">
            <text:p>123003</text:p>
          </table:table-cell>
          <table:table-cell office:value-type="float" office:value="271339" calcext:value-type="float">
            <text:p>271339</text:p>
          </table:table-cell>
          <table:table-cell office:value-type="float" office:value="943" calcext:value-type="float">
            <text:p>943</text:p>
          </table:table-cell>
          <table:table-cell office:value-type="float" office:value="27" calcext:value-type="float">
            <text:p>27</text:p>
          </table:table-cell>
          <table:table-cell office:value-type="float" office:value="678347000" calcext:value-type="float">
            <text:p>678347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.78857260175406E+016" calcext:value-type="float">
            <text:p>5.78857260175406E+016</text:p>
          </table:table-cell>
          <table:table-cell office:value-type="string" calcext:value-type="string">
            <text:p>IRO9MSMI0941</text:p>
          </table:table-cell>
          <table:table-cell office:value-type="string" calcext:value-type="string">
            <text:p>ضملي2019</text:p>
          </table:table-cell>
          <table:table-cell office:value-type="string" calcext:value-type="string">
            <text:p>اختيارخ فملي -3200-1398/02/25</text:p>
          </table:table-cell>
          <table:table-cell office:value-type="float" office:value="61059" calcext:value-type="float">
            <text:p>6105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.80243571497744E+016" calcext:value-type="float">
            <text:p>5.80243571497744E+016</text:p>
          </table:table-cell>
          <table:table-cell office:value-type="string" calcext:value-type="string">
            <text:p>IRR1KPRS0101</text:p>
          </table:table-cell>
          <table:table-cell office:value-type="string" calcext:value-type="string">
            <text:p>كپارسح</text:p>
          </table:table-cell>
          <table:table-cell office:value-type="string" calcext:value-type="string">
            <text:p>ح . كاشي‌ پارس‌</text:p>
          </table:table-cell>
          <table:table-cell office:value-type="float" office:value="122218" calcext:value-type="float">
            <text:p>122218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49" calcext:value-type="float">
            <text:p>49</text:p>
          </table:table-cell>
          <table:table-cell office:value-type="float" office:value="30855000" calcext:value-type="float">
            <text:p>30855000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.8035444268545E+016" calcext:value-type="float">
            <text:p>5.8035444268545E+016</text:p>
          </table:table-cell>
          <table:table-cell office:value-type="string" calcext:value-type="string">
            <text:p>IRO7CMKP0001</text:p>
          </table:table-cell>
          <table:table-cell office:value-type="string" calcext:value-type="string">
            <text:p>سمتاز</text:p>
          </table:table-cell>
          <table:table-cell office:value-type="string" calcext:value-type="string">
            <text:p>سيمان ممتازان كرمان</text:p>
          </table:table-cell>
          <table:table-cell office:value-type="float" office:value="61037" calcext:value-type="float">
            <text:p>610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53" calcext:value-type="float">
            <text:p>53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.81802843281866E+016" calcext:value-type="float">
            <text:p>5.81802843281866E+016</text:p>
          </table:table-cell>
          <table:table-cell office:value-type="string" calcext:value-type="string">
            <text:p>IRO7RFNZ0001</text:p>
          </table:table-cell>
          <table:table-cell office:value-type="string" calcext:value-type="string">
            <text:p>خفناور</text:p>
          </table:table-cell>
          <table:table-cell office:value-type="string" calcext:value-type="string">
            <text:p>مهندسي صنعتي روان فن آور</text:p>
          </table:table-cell>
          <table:table-cell office:value-type="float" office:value="123010" calcext:value-type="float">
            <text:p>123010</text:p>
          </table:table-cell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office:value-type="float" office:value="34" calcext:value-type="float">
            <text:p>3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.82377225141604E+016" calcext:value-type="float">
            <text:p>5.82377225141604E+016</text:p>
          </table:table-cell>
          <table:table-cell office:value-type="string" calcext:value-type="string">
            <text:p>IRO9BMLT0091</text:p>
          </table:table-cell>
          <table:table-cell office:value-type="string" calcext:value-type="string">
            <text:p>ضملت2007</text:p>
          </table:table-cell>
          <table:table-cell office:value-type="string" calcext:value-type="string">
            <text:p>اختيارخ وبملت-3000-1398/02/22</text:p>
          </table:table-cell>
          <table:table-cell office:value-type="float" office:value="104455" calcext:value-type="float">
            <text:p>10445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.83393302172493E+016" calcext:value-type="float">
            <text:p>5.83393302172493E+016</text:p>
          </table:table-cell>
          <table:table-cell office:value-type="string" calcext:value-type="string">
            <text:p>IRO9BMLT0061</text:p>
          </table:table-cell>
          <table:table-cell office:value-type="string" calcext:value-type="string">
            <text:p>ضملت2004</text:p>
          </table:table-cell>
          <table:table-cell office:value-type="string" calcext:value-type="string">
            <text:p>اختيارخ وبملت-2400-1398/02/22</text:p>
          </table:table-cell>
          <table:table-cell office:value-type="float" office:value="61057" calcext:value-type="float">
            <text:p>6105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.83475139817342E+016" calcext:value-type="float">
            <text:p>5.83475139817342E+016</text:p>
          </table:table-cell>
          <table:table-cell office:value-type="string" calcext:value-type="string">
            <text:p>IRBKKVSA9861</text:p>
          </table:table-cell>
          <table:table-cell office:value-type="string" calcext:value-type="string">
            <text:p>عكاوه</text:p>
          </table:table-cell>
          <table:table-cell office:value-type="string" calcext:value-type="string">
            <text:p>اوراق سلف شمش فولاد كاوه</text:p>
          </table:table-cell>
          <table:table-cell office:value-type="float" office:value="61044" calcext:value-type="float">
            <text:p>6104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832500" calcext:value-type="float">
            <text:p>832500</text:p>
          </table:table-cell>
          <table:table-cell office:value-type="float" office:value="308" calcext:value-type="float">
            <text:p>308</text:p>
          </table:table-cell>
          <table:table-cell table:number-columns-repeated="101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.84742771199596E+016" calcext:value-type="float">
            <text:p>5.84742771199596E+016</text:p>
          </table:table-cell>
          <table:table-cell office:value-type="string" calcext:value-type="string">
            <text:p>IRO6MELZ9781</text:p>
          </table:table-cell>
          <table:table-cell office:value-type="string" calcext:value-type="string">
            <text:p>تملي708</text:p>
          </table:table-cell>
          <table:table-cell office:value-type="string" calcext:value-type="string">
            <text:p>تسهيلات مسكن ب. ملي-آبان97</text:p>
          </table:table-cell>
          <table:table-cell office:value-type="float" office:value="61035" calcext:value-type="float">
            <text:p>6103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12602" calcext:value-type="float">
            <text:p>12602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.860243283713E+016" calcext:value-type="float">
            <text:p>5.860243283713E+016</text:p>
          </table:table-cell>
          <table:table-cell office:value-type="string" calcext:value-type="string">
            <text:p>IRO7KAFP0001</text:p>
          </table:table-cell>
          <table:table-cell office:value-type="string" calcext:value-type="string">
            <text:p>شكف</text:p>
          </table:table-cell>
          <table:table-cell office:value-type="string" calcext:value-type="string">
            <text:p>كف</text:p>
          </table:table-cell>
          <table:table-cell office:value-type="float" office:value="123120" calcext:value-type="float">
            <text:p>123120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.89317938514459E+016" calcext:value-type="float">
            <text:p>5.89317938514459E+016</text:p>
          </table:table-cell>
          <table:table-cell office:value-type="string" calcext:value-type="string">
            <text:p>IRO1MADN0001</text:p>
          </table:table-cell>
          <table:table-cell office:value-type="string" calcext:value-type="string">
            <text:p>ومعادن</text:p>
          </table:table-cell>
          <table:table-cell office:value-type="string" calcext:value-type="string">
            <text:p>توسعه‌معادن‌وفلزات‌</text:p>
          </table:table-cell>
          <table:table-cell office:value-type="float" office:value="125725" calcext:value-type="float">
            <text:p>125725</text:p>
          </table:table-cell>
          <table:table-cell office:value-type="float" office:value="2309469" calcext:value-type="float">
            <text:p>2309469</text:p>
          </table:table-cell>
          <table:table-cell office:value-type="float" office:value="1078" calcext:value-type="float">
            <text:p>1078</text:p>
          </table:table-cell>
          <table:table-cell office:value-type="float" office:value="13" calcext:value-type="float">
            <text:p>13</text:p>
          </table:table-cell>
          <table:table-cell office:value-type="float" office:value="40300000000" calcext:value-type="float">
            <text:p>403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.91421941154017E+016" calcext:value-type="float">
            <text:p>5.91421941154017E+016</text:p>
          </table:table-cell>
          <table:table-cell office:value-type="string" calcext:value-type="string">
            <text:p>IRO1LTOS0001</text:p>
          </table:table-cell>
          <table:table-cell office:value-type="string" calcext:value-type="string">
            <text:p>لوتوس</text:p>
          </table:table-cell>
          <table:table-cell office:value-type="string" calcext:value-type="string">
            <text:p>تامين سرمايه لوتوس پارسيان</text:p>
          </table:table-cell>
          <table:table-cell office:value-type="float" office:value="123000" calcext:value-type="float">
            <text:p>123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.9142661037363E+016" calcext:value-type="float">
            <text:p>5.9142661037363E+016</text:p>
          </table:table-cell>
          <table:table-cell office:value-type="string" calcext:value-type="string">
            <text:p>IRO9PNBA0741</text:p>
          </table:table-cell>
          <table:table-cell office:value-type="string" calcext:value-type="string">
            <text:p>ضبدر2015</text:p>
          </table:table-cell>
          <table:table-cell office:value-type="string" calcext:value-type="string">
            <text:p>اختيارخ شبندر-14000-98/02/18</text:p>
          </table:table-cell>
          <table:table-cell office:value-type="float" office:value="122854" calcext:value-type="float">
            <text:p>12285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.92037717136127E+016" calcext:value-type="float">
            <text:p>5.92037717136127E+016</text:p>
          </table:table-cell>
          <table:table-cell office:value-type="string" calcext:value-type="string">
            <text:p>IRB5R1060161</text:p>
          </table:table-cell>
          <table:table-cell office:value-type="string" calcext:value-type="string">
            <text:p>رايان106</text:p>
          </table:table-cell>
          <table:table-cell office:value-type="string" calcext:value-type="string">
            <text:p>مشاركت رايان سايپا-3ماهه16%</text:p>
          </table:table-cell>
          <table:table-cell office:value-type="float" office:value="61043" calcext:value-type="float">
            <text:p>6104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301" calcext:value-type="float">
            <text:p>301</text:p>
          </table:table-cell>
          <table:table-cell table:number-columns-repeated="101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.92170418153333E+016" calcext:value-type="float">
            <text:p>5.92170418153333E+016</text:p>
          </table:table-cell>
          <table:table-cell office:value-type="string" calcext:value-type="string">
            <text:p>IRO1KRIR0001</text:p>
          </table:table-cell>
          <table:table-cell office:value-type="string" calcext:value-type="string">
            <text:p>خكار</text:p>
          </table:table-cell>
          <table:table-cell office:value-type="string" calcext:value-type="string">
            <text:p>ايركا پارت صنعت</text:p>
          </table:table-cell>
          <table:table-cell office:value-type="float" office:value="122947" calcext:value-type="float">
            <text:p>122947</text:p>
          </table:table-cell>
          <table:table-cell office:value-type="float" office:value="258264" calcext:value-type="float">
            <text:p>258264</text:p>
          </table:table-cell>
          <table:table-cell office:value-type="float" office:value="843" calcext:value-type="float">
            <text:p>843</text:p>
          </table:table-cell>
          <table:table-cell office:value-type="float" office:value="34" calcext:value-type="float">
            <text:p>34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.92666994374804E+016" calcext:value-type="float">
            <text:p>5.92666994374804E+016</text:p>
          </table:table-cell>
          <table:table-cell office:value-type="string" calcext:value-type="string">
            <text:p>IRO3ARFZ0001</text:p>
          </table:table-cell>
          <table:table-cell office:value-type="string" calcext:value-type="string">
            <text:p>ارفع</text:p>
          </table:table-cell>
          <table:table-cell office:value-type="string" calcext:value-type="string">
            <text:p>شركت آهن و فولاد ارفع</text:p>
          </table:table-cell>
          <table:table-cell office:value-type="float" office:value="122924" calcext:value-type="float">
            <text:p>122924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27" calcext:value-type="float">
            <text:p>27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.93429128546684E+016" calcext:value-type="float">
            <text:p>5.93429128546684E+016</text:p>
          </table:table-cell>
          <table:table-cell office:value-type="string" calcext:value-type="string">
            <text:p>IRO7PEIZ0001</text:p>
          </table:table-cell>
          <table:table-cell office:value-type="string" calcext:value-type="string">
            <text:p>فنفت</text:p>
          </table:table-cell>
          <table:table-cell office:value-type="string" calcext:value-type="string">
            <text:p>صنايع تجهيزات نفت</text:p>
          </table:table-cell>
          <table:table-cell office:value-type="float" office:value="123130" calcext:value-type="float">
            <text:p>123130</text:p>
          </table:table-cell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 office:value-type="float" office:value="27" calcext:value-type="float">
            <text:p>27</text:p>
          </table:table-cell>
          <table:table-cell office:value-type="float" office:value="440000000" calcext:value-type="float">
            <text:p>44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.9486059679335E+016" calcext:value-type="float">
            <text:p>5.9486059679335E+016</text:p>
          </table:table-cell>
          <table:table-cell office:value-type="string" calcext:value-type="string">
            <text:p>IRO1PETR0001</text:p>
          </table:table-cell>
          <table:table-cell office:value-type="string" calcext:value-type="string">
            <text:p>وپترو</text:p>
          </table:table-cell>
          <table:table-cell office:value-type="string" calcext:value-type="string">
            <text:p>سرمايه‌گذاري صنايع پتروشيمي‌</text:p>
          </table:table-cell>
          <table:table-cell office:value-type="float" office:value="123000" calcext:value-type="float">
            <text:p>123000</text:p>
          </table:table-cell>
          <table:table-cell office:value-type="float" office:value="728000" calcext:value-type="float">
            <text:p>728000</text:p>
          </table:table-cell>
          <table:table-cell office:value-type="float" office:value="945" calcext:value-type="float">
            <text:p>945</text:p>
          </table:table-cell>
          <table:table-cell office:value-type="float" office:value="44" calcext:value-type="float">
            <text:p>44</text:p>
          </table:table-cell>
          <table:table-cell office:value-type="float" office:value="1820000000" calcext:value-type="float">
            <text:p>182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.9525964192678E+016" calcext:value-type="float">
            <text:p>5.9525964192678E+016</text:p>
          </table:table-cell>
          <table:table-cell office:value-type="string" calcext:value-type="string">
            <text:p>IRR1KVEH0101</text:p>
          </table:table-cell>
          <table:table-cell office:value-type="string" calcext:value-type="string">
            <text:p>كاوهح</text:p>
          </table:table-cell>
          <table:table-cell office:value-type="string" calcext:value-type="string">
            <text:p>ح .فولاد كاوه جنوب كيش</text:p>
          </table:table-cell>
          <table:table-cell office:value-type="float" office:value="122943" calcext:value-type="float">
            <text:p>122943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27" calcext:value-type="float">
            <text:p>27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.95982289061943E+016" calcext:value-type="float">
            <text:p>5.95982289061943E+016</text:p>
          </table:table-cell>
          <table:table-cell office:value-type="string" calcext:value-type="string">
            <text:p>IRB3OL019971</text:p>
          </table:table-cell>
          <table:table-cell office:value-type="string" calcext:value-type="string">
            <text:p>اميد99</text:p>
          </table:table-cell>
          <table:table-cell office:value-type="string" calcext:value-type="string">
            <text:p>مشارکت ليزينگ اميد9907</text:p>
          </table:table-cell>
          <table:table-cell office:value-type="float" office:value="61016" calcext:value-type="float">
            <text:p>6101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.95985361223974E+016" calcext:value-type="float">
            <text:p>5.95985361223974E+016</text:p>
          </table:table-cell>
          <table:table-cell office:value-type="string" calcext:value-type="string">
            <text:p>IRT3SSNF0001</text:p>
          </table:table-cell>
          <table:table-cell office:value-type="string" calcext:value-type="string">
            <text:p>سخند</text:p>
          </table:table-cell>
          <table:table-cell office:value-type="string" calcext:value-type="string">
            <text:p>صندوق س.سپهرخبرگان نفت-د</text:p>
          </table:table-cell>
          <table:table-cell office:value-type="float" office:value="110751" calcext:value-type="float">
            <text:p>11075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.96075453378912E+016" calcext:value-type="float">
            <text:p>5.96075453378912E+016</text:p>
          </table:table-cell>
          <table:table-cell office:value-type="string" calcext:value-type="string">
            <text:p>IRO1PRKT0001</text:p>
          </table:table-cell>
          <table:table-cell office:value-type="string" calcext:value-type="string">
            <text:p>پرداخت</text:p>
          </table:table-cell>
          <table:table-cell office:value-type="string" calcext:value-type="string">
            <text:p>به پرداخت ملت</text:p>
          </table:table-cell>
          <table:table-cell office:value-type="float" office:value="123002" calcext:value-type="float">
            <text:p>123002</text:p>
          </table:table-cell>
          <table:table-cell office:value-type="float" office:value="580000" calcext:value-type="float">
            <text:p>580000</text:p>
          </table:table-cell>
          <table:table-cell office:value-type="float" office:value="642" calcext:value-type="float">
            <text:p>642</text:p>
          </table:table-cell>
          <table:table-cell office:value-type="float" office:value="72" calcext:value-type="float">
            <text:p>72</text:p>
          </table:table-cell>
          <table:table-cell office:value-type="float" office:value="1450000000" calcext:value-type="float">
            <text:p>14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.96120982907404E+016" calcext:value-type="float">
            <text:p>5.96120982907404E+016</text:p>
          </table:table-cell>
          <table:table-cell office:value-type="string" calcext:value-type="string">
            <text:p>IRO1ABAD0001</text:p>
          </table:table-cell>
          <table:table-cell office:value-type="string" calcext:value-type="string">
            <text:p>ثاباد</text:p>
          </table:table-cell>
          <table:table-cell office:value-type="string" calcext:value-type="string">
            <text:p>توريستي ورفاهي آبادگران ايران</text:p>
          </table:table-cell>
          <table:table-cell office:value-type="float" office:value="123003" calcext:value-type="float">
            <text:p>123003</text:p>
          </table:table-cell>
          <table:table-cell office:value-type="float" office:value="216076" calcext:value-type="float">
            <text:p>216076</text:p>
          </table:table-cell>
          <table:table-cell office:value-type="float" office:value="643" calcext:value-type="float">
            <text:p>643</text:p>
          </table:table-cell>
          <table:table-cell office:value-type="float" office:value="70" calcext:value-type="float">
            <text:p>70</text:p>
          </table:table-cell>
          <table:table-cell office:value-type="float" office:value="240000000" calcext:value-type="float">
            <text:p>24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.98009867396037E+016" calcext:value-type="float">
            <text:p>5.98009867396037E+016</text:p>
          </table:table-cell>
          <table:table-cell office:value-type="string" calcext:value-type="string">
            <text:p>IRO7TSAP0001</text:p>
          </table:table-cell>
          <table:table-cell office:value-type="string" calcext:value-type="string">
            <text:p>شسم</text:p>
          </table:table-cell>
          <table:table-cell office:value-type="string" calcext:value-type="string">
            <text:p>توليد سموم‌ علف‌ كش</text:p>
          </table:table-cell>
          <table:table-cell office:value-type="float" office:value="123039" calcext:value-type="float">
            <text:p>123039</text:p>
          </table:table-cell>
          <table:table-cell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.9839275647597E+016" calcext:value-type="float">
            <text:p>5.9839275647597E+016</text:p>
          </table:table-cell>
          <table:table-cell office:value-type="string" calcext:value-type="string">
            <text:p>IRO7VOSP0001</text:p>
          </table:table-cell>
          <table:table-cell office:value-type="string" calcext:value-type="string">
            <text:p>وثوق</text:p>
          </table:table-cell>
          <table:table-cell office:value-type="string" calcext:value-type="string">
            <text:p>سرمايه گذاري وثوق امين</text:p>
          </table:table-cell>
          <table:table-cell office:value-type="float" office:value="123031" calcext:value-type="float">
            <text:p>123031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office:value-type="float" office:value="65" calcext:value-type="float">
            <text:p>65</text:p>
          </table:table-cell>
          <table:table-cell office:value-type="float" office:value="120000000" calcext:value-type="float">
            <text:p>12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.98483076088948E+016" calcext:value-type="float">
            <text:p>5.98483076088948E+016</text:p>
          </table:table-cell>
          <table:table-cell office:value-type="string" calcext:value-type="string">
            <text:p>IRO7PBRP0001</text:p>
          </table:table-cell>
          <table:table-cell office:value-type="string" calcext:value-type="string">
            <text:p>گپارس</text:p>
          </table:table-cell>
          <table:table-cell office:value-type="string" calcext:value-type="string">
            <text:p>امور رفاهي كارگزاران پارس</text:p>
          </table:table-cell>
          <table:table-cell office:value-type="float" office:value="123036" calcext:value-type="float">
            <text:p>123036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55" calcext:value-type="float">
            <text:p>55</text:p>
          </table:table-cell>
          <table:table-cell office:value-type="float" office:value="15307007" calcext:value-type="float">
            <text:p>15307007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.98660416531033E+016" calcext:value-type="float">
            <text:p>5.98660416531033E+016</text:p>
          </table:table-cell>
          <table:table-cell office:value-type="string" calcext:value-type="string">
            <text:p>IRO3BNOP0001</text:p>
          </table:table-cell>
          <table:table-cell office:value-type="string" calcext:value-type="string">
            <text:p>نوين</text:p>
          </table:table-cell>
          <table:table-cell office:value-type="string" calcext:value-type="string">
            <text:p>بيمه نوين</text:p>
          </table:table-cell>
          <table:table-cell office:value-type="float" office:value="122910" calcext:value-type="float">
            <text:p>122910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66" calcext:value-type="float">
            <text:p>66</text:p>
          </table:table-cell>
          <table:table-cell office:value-type="float" office:value="1500000000" calcext:value-type="float">
            <text:p>15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.99219751878569E+016" calcext:value-type="float">
            <text:p>5.99219751878569E+016</text:p>
          </table:table-cell>
          <table:table-cell office:value-type="string" calcext:value-type="string">
            <text:p>IRO1SHPZ0001</text:p>
          </table:table-cell>
          <table:table-cell office:value-type="string" calcext:value-type="string">
            <text:p>غشاذر</text:p>
          </table:table-cell>
          <table:table-cell office:value-type="string" calcext:value-type="string">
            <text:p>پگاه‌آذربايجان‌غربي‌</text:p>
          </table:table-cell>
          <table:table-cell office:value-type="float" office:value="123003" calcext:value-type="float">
            <text:p>123003</text:p>
          </table:table-cell>
          <table:table-cell office:value-type="float" office:value="240000" calcext:value-type="float">
            <text:p>240000</text:p>
          </table:table-cell>
          <table:table-cell office:value-type="float" office:value="991" calcext:value-type="float">
            <text:p>991</text:p>
          </table:table-cell>
          <table:table-cell office:value-type="float" office:value="42" calcext:value-type="float">
            <text:p>42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00614229398591E+016" calcext:value-type="float">
            <text:p>6.00614229398591E+016</text:p>
          </table:table-cell>
          <table:table-cell office:value-type="string" calcext:value-type="string">
            <text:p>IRO1BROJ0001</text:p>
          </table:table-cell>
          <table:table-cell office:value-type="string" calcext:value-type="string">
            <text:p>نبروج</text:p>
          </table:table-cell>
          <table:table-cell office:value-type="string" calcext:value-type="string">
            <text:p>نساجي‌ بروجرد</text:p>
          </table:table-cell>
          <table:table-cell office:value-type="float" office:value="61049" calcext:value-type="float">
            <text:p>61049</text:p>
          </table:table-cell>
          <table:table-cell office:value-type="float" office:value="133404" calcext:value-type="float">
            <text:p>133404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148212165" calcext:value-type="float">
            <text:p>148212165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00794346314979E+016" calcext:value-type="float">
            <text:p>6.00794346314979E+016</text:p>
          </table:table-cell>
          <table:table-cell office:value-type="string" calcext:value-type="string">
            <text:p>IRO7RZIP0001</text:p>
          </table:table-cell>
          <table:table-cell office:value-type="string" calcext:value-type="string">
            <text:p>ورازي</text:p>
          </table:table-cell>
          <table:table-cell office:value-type="string" calcext:value-type="string">
            <text:p>بيمه رازي</text:p>
          </table:table-cell>
          <table:table-cell office:value-type="float" office:value="123014" calcext:value-type="float">
            <text:p>123014</text:p>
          </table:table-cell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  <table:table-cell office:value-type="float" office:value="66" calcext:value-type="float">
            <text:p>6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02474339516008E+016" calcext:value-type="float">
            <text:p>6.02474339516008E+016</text:p>
          </table:table-cell>
          <table:table-cell office:value-type="string" calcext:value-type="string">
            <text:p>IRO3PNLZ0001</text:p>
          </table:table-cell>
          <table:table-cell office:value-type="string" calcext:value-type="string">
            <text:p>شاوان</text:p>
          </table:table-cell>
          <table:table-cell office:value-type="string" calcext:value-type="string">
            <text:p>پالايش نفت لاوان</text:p>
          </table:table-cell>
          <table:table-cell office:value-type="float" office:value="122933" calcext:value-type="float">
            <text:p>122933</text:p>
          </table:table-cell>
          <table:table-cell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  <table:table-cell office:value-type="float" office:value="23" calcext:value-type="float">
            <text:p>23</text:p>
          </table:table-cell>
          <table:table-cell office:value-type="float" office:value="1143421600" calcext:value-type="float">
            <text:p>11434216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03267932357031E+016" calcext:value-type="float">
            <text:p>6.03267932357031E+016</text:p>
          </table:table-cell>
          <table:table-cell office:value-type="string" calcext:value-type="string">
            <text:p>IRB3SA0800C1</text:p>
          </table:table-cell>
          <table:table-cell office:value-type="string" calcext:value-type="string">
            <text:p>اروند08</text:p>
          </table:table-cell>
          <table:table-cell office:value-type="string" calcext:value-type="string">
            <text:p>منفعت صبا اروند ملت 14001222</text:p>
          </table:table-cell>
          <table:table-cell office:value-type="float" office:value="61017" calcext:value-type="float">
            <text:p>61017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03509962792891E+016" calcext:value-type="float">
            <text:p>6.03509962792891E+016</text:p>
          </table:table-cell>
          <table:table-cell office:value-type="string" calcext:value-type="string">
            <text:p>IRO1KVEH0001</text:p>
          </table:table-cell>
          <table:table-cell office:value-type="string" calcext:value-type="string">
            <text:p>كاوه</text:p>
          </table:table-cell>
          <table:table-cell office:value-type="string" calcext:value-type="string">
            <text:p>فولاد كاوه جنوب كيش</text:p>
          </table:table-cell>
          <table:table-cell office:value-type="float" office:value="123003" calcext:value-type="float">
            <text:p>123003</text:p>
          </table:table-cell>
          <table:table-cell office:value-type="float" office:value="2369668" calcext:value-type="float">
            <text:p>2369668</text:p>
          </table:table-cell>
          <table:table-cell office:value-type="float" office:value="1289" calcext:value-type="float">
            <text:p>1289</text:p>
          </table:table-cell>
          <table:table-cell office:value-type="float" office:value="27" calcext:value-type="float">
            <text:p>27</text:p>
          </table:table-cell>
          <table:table-cell office:value-type="float" office:value="11000000000" calcext:value-type="float">
            <text:p>11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04518237143329E+016" calcext:value-type="float">
            <text:p>6.04518237143329E+016</text:p>
          </table:table-cell>
          <table:table-cell office:value-type="string" calcext:value-type="string">
            <text:p>IRO1DALZ0001</text:p>
          </table:table-cell>
          <table:table-cell office:value-type="string" calcext:value-type="string">
            <text:p>دالبر</text:p>
          </table:table-cell>
          <table:table-cell office:value-type="string" calcext:value-type="string">
            <text:p>البرزدارو</text:p>
          </table:table-cell>
          <table:table-cell office:value-type="float" office:value="123002" calcext:value-type="float">
            <text:p>123002</text:p>
          </table:table-cell>
          <table:table-cell office:value-type="float" office:value="744000" calcext:value-type="float">
            <text:p>744000</text:p>
          </table:table-cell>
          <table:table-cell office:value-type="float" office:value="1109" calcext:value-type="float">
            <text:p>1109</text:p>
          </table:table-cell>
          <table:table-cell office:value-type="float" office:value="43" calcext:value-type="float">
            <text:p>43</text:p>
          </table:table-cell>
          <table:table-cell office:value-type="float" office:value="1860000000" calcext:value-type="float">
            <text:p>186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05231456978367E+016" calcext:value-type="float">
            <text:p>6.05231456978367E+016</text:p>
          </table:table-cell>
          <table:table-cell office:value-type="string" calcext:value-type="string">
            <text:p>IRO1BORS0001</text:p>
          </table:table-cell>
          <table:table-cell office:value-type="string" calcext:value-type="string">
            <text:p>بورس</text:p>
          </table:table-cell>
          <table:table-cell office:value-type="string" calcext:value-type="string">
            <text:p>بورس اوراق بهادار تهران</text:p>
          </table:table-cell>
          <table:table-cell office:value-type="float" office:value="113750" calcext:value-type="float">
            <text:p>113750</text:p>
          </table:table-cell>
          <table:table-cell office:value-type="float" office:value="600000" calcext:value-type="float">
            <text:p>600000</text:p>
          </table:table-cell>
          <table:table-cell office:value-type="float" office:value="1108" calcext:value-type="float">
            <text:p>1108</text:p>
          </table:table-cell>
          <table:table-cell office:value-type="float" office:value="67" calcext:value-type="float">
            <text:p>67</text:p>
          </table:table-cell>
          <table:table-cell office:value-type="float" office:value="1500000000" calcext:value-type="float">
            <text:p>1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05999222826679E+016" calcext:value-type="float">
            <text:p>6.05999222826679E+016</text:p>
          </table:table-cell>
          <table:table-cell office:value-type="string" calcext:value-type="string">
            <text:p>IRB3RYNZ98C1</text:p>
          </table:table-cell>
          <table:table-cell office:value-type="string" calcext:value-type="string">
            <text:p>رايان</text:p>
          </table:table-cell>
          <table:table-cell office:value-type="string" calcext:value-type="string">
            <text:p>مشاركت رايان سايپا 3 ماهه 22%</text:p>
          </table:table-cell>
          <table:table-cell office:value-type="float" office:value="61017" calcext:value-type="float">
            <text:p>6101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800000" calcext:value-type="float">
            <text:p>8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06108615091655E+016" calcext:value-type="float">
            <text:p>6.06108615091655E+016</text:p>
          </table:table-cell>
          <table:table-cell office:value-type="string" calcext:value-type="string">
            <text:p>IRO1KSHJ0001</text:p>
          </table:table-cell>
          <table:table-cell office:value-type="string" calcext:value-type="string">
            <text:p>حكشتي</text:p>
          </table:table-cell>
          <table:table-cell office:value-type="string" calcext:value-type="string">
            <text:p>كشتيراني جمهوري اسلامي ايران</text:p>
          </table:table-cell>
          <table:table-cell office:value-type="float" office:value="123004" calcext:value-type="float">
            <text:p>123004</text:p>
          </table:table-cell>
          <table:table-cell office:value-type="float" office:value="2147766" calcext:value-type="float">
            <text:p>2147766</text:p>
          </table:table-cell>
          <table:table-cell office:value-type="float" office:value="991" calcext:value-type="float">
            <text:p>991</text:p>
          </table:table-cell>
          <table:table-cell office:value-type="float" office:value="60" calcext:value-type="float">
            <text:p>60</text:p>
          </table:table-cell>
          <table:table-cell office:value-type="float" office:value="16393000000" calcext:value-type="float">
            <text:p>16393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06330556204181E+016" calcext:value-type="float">
            <text:p>6.06330556204181E+016</text:p>
          </table:table-cell>
          <table:table-cell office:value-type="string" calcext:value-type="string">
            <text:p>IRO7FLTP0001</text:p>
          </table:table-cell>
          <table:table-cell office:value-type="string" calcext:value-type="string">
            <text:p>فلات</text:p>
          </table:table-cell>
          <table:table-cell office:value-type="string" calcext:value-type="string">
            <text:p>گروه صنايع معادن فلات ايرانيان</text:p>
          </table:table-cell>
          <table:table-cell office:value-type="float" office:value="123023" calcext:value-type="float">
            <text:p>123023</text:p>
          </table:table-cell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office:value-type="float" office:value="56" calcext:value-type="float">
            <text:p>56</text:p>
          </table:table-cell>
          <table:table-cell office:value-type="float" office:value="389465000" calcext:value-type="float">
            <text:p>389465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06548726789175E+016" calcext:value-type="float">
            <text:p>6.06548726789175E+016</text:p>
          </table:table-cell>
          <table:table-cell office:value-type="string" calcext:value-type="string">
            <text:p>IRO1SGEN0001</text:p>
          </table:table-cell>
          <table:table-cell office:value-type="string" calcext:value-type="string">
            <text:p>سقاين</text:p>
          </table:table-cell>
          <table:table-cell office:value-type="string" calcext:value-type="string">
            <text:p>سيمان‌ قائن‌</text:p>
          </table:table-cell>
          <table:table-cell office:value-type="float" office:value="122804" calcext:value-type="float">
            <text:p>1228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4" calcext:value-type="float">
            <text:p>504</text:p>
          </table:table-cell>
          <table:table-cell office:value-type="float" office:value="53" calcext:value-type="float">
            <text:p>53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06641366054872E+016" calcext:value-type="float">
            <text:p>6.06641366054872E+016</text:p>
          </table:table-cell>
          <table:table-cell office:value-type="string" calcext:value-type="string">
            <text:p>IRO2X23T8021</text:p>
          </table:table-cell>
          <table:table-cell office:value-type="string" calcext:value-type="string">
            <text:p>جنفت802</text:p>
          </table:table-cell>
          <table:table-cell office:value-type="string" calcext:value-type="string">
            <text:p>آتي ش فرآورده نفتي-1398/02/16</text:p>
          </table:table-cell>
          <table:table-cell office:value-type="float" office:value="102524" calcext:value-type="float">
            <text:p>10252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10623928078105E+016" calcext:value-type="float">
            <text:p>6.10623928078105E+016</text:p>
          </table:table-cell>
          <table:table-cell office:value-type="string" calcext:value-type="string">
            <text:p>IRO6MSKZ9771</text:p>
          </table:table-cell>
          <table:table-cell office:value-type="string" calcext:value-type="string">
            <text:p>تسه9707</text:p>
          </table:table-cell>
          <table:table-cell office:value-type="string" calcext:value-type="string">
            <text:p>امتياز تسهيلات مسكن مهر97</text:p>
          </table:table-cell>
          <table:table-cell office:value-type="float" office:value="122931" calcext:value-type="float">
            <text:p>12293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1651830" calcext:value-type="float">
            <text:p>1651830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11026948104762E+016" calcext:value-type="float">
            <text:p>6.11026948104762E+016</text:p>
          </table:table-cell>
          <table:table-cell office:value-type="string" calcext:value-type="string">
            <text:p>IRO1BMPS0001</text:p>
          </table:table-cell>
          <table:table-cell office:value-type="string" calcext:value-type="string">
            <text:p>شپارس</text:p>
          </table:table-cell>
          <table:table-cell office:value-type="string" calcext:value-type="string">
            <text:p>بين‌ المللي‌ محصولات‌ <text:s/>پارس‌</text:p>
          </table:table-cell>
          <table:table-cell office:value-type="float" office:value="122652" calcext:value-type="float">
            <text:p>122652</text:p>
          </table:table-cell>
          <table:table-cell office:value-type="float" office:value="206000" calcext:value-type="float">
            <text:p>206000</text:p>
          </table:table-cell>
          <table:table-cell office:value-type="float" office:value="867" calcext:value-type="float">
            <text:p>867</text:p>
          </table:table-cell>
          <table:table-cell office:value-type="float" office:value="44" calcext:value-type="float">
            <text:p>44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12986363078612E+016" calcext:value-type="float">
            <text:p>6.12986363078612E+016</text:p>
          </table:table-cell>
          <table:table-cell office:value-type="string" calcext:value-type="string">
            <text:p>IRO7SEIP0001</text:p>
          </table:table-cell>
          <table:table-cell office:value-type="string" calcext:value-type="string">
            <text:p>وبرق</text:p>
          </table:table-cell>
          <table:table-cell office:value-type="string" calcext:value-type="string">
            <text:p>س.کارکنان صنعت برق زنجان وقزوي</text:p>
          </table:table-cell>
          <table:table-cell office:value-type="float" office:value="123022" calcext:value-type="float">
            <text:p>123022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56" calcext:value-type="float">
            <text:p>56</text:p>
          </table:table-cell>
          <table:table-cell office:value-type="float" office:value="67000000" calcext:value-type="float">
            <text:p>67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13320570618466E+016" calcext:value-type="float">
            <text:p>6.13320570618466E+016</text:p>
          </table:table-cell>
          <table:table-cell office:value-type="string" calcext:value-type="string">
            <text:p>IRO1DABO0001</text:p>
          </table:table-cell>
          <table:table-cell office:value-type="string" calcext:value-type="string">
            <text:p>دابور</text:p>
          </table:table-cell>
          <table:table-cell office:value-type="string" calcext:value-type="string">
            <text:p>داروسازي‌ ابوريحان‌</text:p>
          </table:table-cell>
          <table:table-cell office:value-type="float" office:value="122923" calcext:value-type="float">
            <text:p>122923</text:p>
          </table:table-cell>
          <table:table-cell office:value-type="float" office:value="155200" calcext:value-type="float">
            <text:p>155200</text:p>
          </table:table-cell>
          <table:table-cell office:value-type="float" office:value="345" calcext:value-type="float">
            <text:p>345</text:p>
          </table:table-cell>
          <table:table-cell office:value-type="float" office:value="43" calcext:value-type="float">
            <text:p>43</text:p>
          </table:table-cell>
          <table:table-cell office:value-type="float" office:value="388000000" calcext:value-type="float">
            <text:p>388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13558975261631E+016" calcext:value-type="float">
            <text:p>6.13558975261631E+016</text:p>
          </table:table-cell>
          <table:table-cell office:value-type="string" calcext:value-type="string">
            <text:p>IRO6MSKZ97C1</text:p>
          </table:table-cell>
          <table:table-cell office:value-type="string" calcext:value-type="string">
            <text:p>تسه9712</text:p>
          </table:table-cell>
          <table:table-cell office:value-type="string" calcext:value-type="string">
            <text:p>امتياز تسهيلات مسكن اسفند97</text:p>
          </table:table-cell>
          <table:table-cell office:value-type="float" office:value="122958" calcext:value-type="float">
            <text:p>122958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59" calcext:value-type="float">
            <text:p>59</text:p>
          </table:table-cell>
          <table:table-cell office:value-type="float" office:value="1580251" calcext:value-type="float">
            <text:p>1580251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14967654272122E+016" calcext:value-type="float">
            <text:p>6.14967654272122E+016</text:p>
          </table:table-cell>
          <table:table-cell office:value-type="string" calcext:value-type="string">
            <text:p>IRB5MTRE98C1</text:p>
          </table:table-cell>
          <table:table-cell office:value-type="string" calcext:value-type="string">
            <text:p>تهران812</text:p>
          </table:table-cell>
          <table:table-cell office:value-type="string" calcext:value-type="string">
            <text:p>مشاركت شهرداري تهران-3ماهه18%</text:p>
          </table:table-cell>
          <table:table-cell office:value-type="float" office:value="61043" calcext:value-type="float">
            <text:p>6104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301" calcext:value-type="float">
            <text:p>301</text:p>
          </table:table-cell>
          <table:table-cell table:number-columns-repeated="101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15062942080224E+016" calcext:value-type="float">
            <text:p>6.15062942080224E+016</text:p>
          </table:table-cell>
          <table:table-cell office:value-type="string" calcext:value-type="string">
            <text:p>IRO1SPPE0001</text:p>
          </table:table-cell>
          <table:table-cell office:value-type="string" calcext:value-type="string">
            <text:p>غشصفا</text:p>
          </table:table-cell>
          <table:table-cell office:value-type="string" calcext:value-type="string">
            <text:p>شيرپاستوريزه‌پگاه‌اصفهان‌</text:p>
          </table:table-cell>
          <table:table-cell office:value-type="float" office:value="114821" calcext:value-type="float">
            <text:p>114821</text:p>
          </table:table-cell>
          <table:table-cell office:value-type="float" office:value="90604" calcext:value-type="float">
            <text:p>90604</text:p>
          </table:table-cell>
          <table:table-cell office:value-type="float" office:value="370" calcext:value-type="float">
            <text:p>370</text:p>
          </table:table-cell>
          <table:table-cell office:value-type="float" office:value="42" calcext:value-type="float">
            <text:p>42</text:p>
          </table:table-cell>
          <table:table-cell office:value-type="float" office:value="226509000" calcext:value-type="float">
            <text:p>226509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1506473958237E+016" calcext:value-type="float">
            <text:p>6.1506473958237E+016</text:p>
          </table:table-cell>
          <table:table-cell office:value-type="string" calcext:value-type="string">
            <text:p>IRO6MELZ9771</text:p>
          </table:table-cell>
          <table:table-cell office:value-type="string" calcext:value-type="string">
            <text:p>تملي707</text:p>
          </table:table-cell>
          <table:table-cell office:value-type="string" calcext:value-type="string">
            <text:p>تسهيلات مسكن ب. ملي-مهر97</text:p>
          </table:table-cell>
          <table:table-cell office:value-type="float" office:value="61035" calcext:value-type="float">
            <text:p>6103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2717" calcext:value-type="float">
            <text:p>12717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16642272820901E+016" calcext:value-type="float">
            <text:p>6.16642272820901E+016</text:p>
          </table:table-cell>
          <table:table-cell office:value-type="string" calcext:value-type="string">
            <text:p>IRO7LARP0001</text:p>
          </table:table-cell>
          <table:table-cell office:value-type="string" calcext:value-type="string">
            <text:p>سلار</text:p>
          </table:table-cell>
          <table:table-cell office:value-type="string" calcext:value-type="string">
            <text:p>شركت سيمان لارستان</text:p>
          </table:table-cell>
          <table:table-cell office:value-type="float" office:value="123027" calcext:value-type="float">
            <text:p>123027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53" calcext:value-type="float">
            <text:p>53</text:p>
          </table:table-cell>
          <table:table-cell office:value-type="float" office:value="234800504" calcext:value-type="float">
            <text:p>234800504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17040812146334E+016" calcext:value-type="float">
            <text:p>6.17040812146334E+016</text:p>
          </table:table-cell>
          <table:table-cell office:value-type="string" calcext:value-type="string">
            <text:p>IRB4SR020081</text:p>
          </table:table-cell>
          <table:table-cell office:value-type="string" calcext:value-type="string">
            <text:p>گندم2</text:p>
          </table:table-cell>
          <table:table-cell office:value-type="string" calcext:value-type="string">
            <text:p>مرابحه گندم2-واجدشرايط خاص1400</text:p>
          </table:table-cell>
          <table:table-cell office:value-type="float" office:value="61020" calcext:value-type="float">
            <text:p>6102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706" calcext:value-type="float">
            <text:p>706</text:p>
          </table:table-cell>
          <table:table-cell table:number-columns-repeated="101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19345863973531E+016" calcext:value-type="float">
            <text:p>6.19345863973531E+016</text:p>
          </table:table-cell>
          <table:table-cell office:value-type="string" calcext:value-type="string">
            <text:p>IRO1FOLD0002</text:p>
          </table:table-cell>
          <table:table-cell office:value-type="string" calcext:value-type="string">
            <text:p>فولاد2</text:p>
          </table:table-cell>
          <table:table-cell office:value-type="string" calcext:value-type="string">
            <text:p>فولاد مباركه اصفهان</text:p>
          </table:table-cell>
          <table:table-cell office:value-type="float" office:value="101908" calcext:value-type="float">
            <text:p>10190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30000000000" calcext:value-type="float">
            <text:p>130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19488190347857E+016" calcext:value-type="float">
            <text:p>6.19488190347857E+016</text:p>
          </table:table-cell>
          <table:table-cell office:value-type="string" calcext:value-type="string">
            <text:p>IRB3EM0401A1</text:p>
          </table:table-cell>
          <table:table-cell office:value-type="string" calcext:value-type="string">
            <text:p>مبين014</text:p>
          </table:table-cell>
          <table:table-cell office:value-type="string" calcext:value-type="string">
            <text:p>اجاره اعتماد مبين لوتوس011019</text:p>
          </table:table-cell>
          <table:table-cell office:value-type="float" office:value="61015" calcext:value-type="float">
            <text:p>6101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19707117260595E+016" calcext:value-type="float">
            <text:p>6.19707117260595E+016</text:p>
          </table:table-cell>
          <table:table-cell office:value-type="string" calcext:value-type="string">
            <text:p>IRB3TB439851</text:p>
          </table:table-cell>
          <table:table-cell office:value-type="string" calcext:value-type="string">
            <text:p>اخزا712</text:p>
          </table:table-cell>
          <table:table-cell office:value-type="string" calcext:value-type="string">
            <text:p>اسنادخزانه-م12بودجه97-980530</text:p>
          </table:table-cell>
          <table:table-cell office:value-type="float" office:value="61019" calcext:value-type="float">
            <text:p>61019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69" calcext:value-type="float">
            <text:p>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19782579330308E+016" calcext:value-type="float">
            <text:p>6.19782579330308E+016</text:p>
          </table:table-cell>
          <table:table-cell office:value-type="string" calcext:value-type="string">
            <text:p>IRO3MSZ96061</text:p>
          </table:table-cell>
          <table:table-cell office:value-type="string" calcext:value-type="string">
            <text:p>تسه9606</text:p>
          </table:table-cell>
          <table:table-cell office:value-type="string" calcext:value-type="string">
            <text:p>امتياز تسهيلات مسكن شهريور 96</text:p>
          </table:table-cell>
          <table:table-cell office:value-type="float" office:value="112828" calcext:value-type="float">
            <text:p>11282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1387084" calcext:value-type="float">
            <text:p>1387084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20014064073375E+016" calcext:value-type="float">
            <text:p>6.20014064073375E+016</text:p>
          </table:table-cell>
          <table:table-cell office:value-type="string" calcext:value-type="string">
            <text:p>IRO6MSKZ9731</text:p>
          </table:table-cell>
          <table:table-cell office:value-type="string" calcext:value-type="string">
            <text:p>تسه9703</text:p>
          </table:table-cell>
          <table:table-cell office:value-type="string" calcext:value-type="string">
            <text:p>امتياز تسهيلات مسكن خرداد97</text:p>
          </table:table-cell>
          <table:table-cell office:value-type="float" office:value="122949" calcext:value-type="float">
            <text:p>12294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1857134" calcext:value-type="float">
            <text:p>1857134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21776514352839E+016" calcext:value-type="float">
            <text:p>6.21776514352839E+016</text:p>
          </table:table-cell>
          <table:table-cell office:value-type="string" calcext:value-type="string">
            <text:p>IRO1NKOL0001</text:p>
          </table:table-cell>
          <table:table-cell office:value-type="string" calcext:value-type="string">
            <text:p>شكلر</text:p>
          </table:table-cell>
          <table:table-cell office:value-type="string" calcext:value-type="string">
            <text:p>نيروكلر</text:p>
          </table:table-cell>
          <table:table-cell office:value-type="float" office:value="124733" calcext:value-type="float">
            <text:p>124733</text:p>
          </table:table-cell>
          <table:table-cell office:value-type="float" office:value="200000" calcext:value-type="float">
            <text:p>200000</text:p>
          </table:table-cell>
          <table:table-cell office:value-type="float" office:value="1370" calcext:value-type="float">
            <text:p>1370</text:p>
          </table:table-cell>
          <table:table-cell office:value-type="float" office:value="44" calcext:value-type="float">
            <text:p>44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2258804563637E+016" calcext:value-type="float">
            <text:p>6.2258804563637E+016</text:p>
          </table:table-cell>
          <table:table-cell office:value-type="string" calcext:value-type="string">
            <text:p>IRO1GSKE0001</text:p>
          </table:table-cell>
          <table:table-cell office:value-type="string" calcext:value-type="string">
            <text:p>تكشا</text:p>
          </table:table-cell>
          <table:table-cell office:value-type="string" calcext:value-type="string">
            <text:p>گسترش‌صنايع‌وخدمات‌كشاورزي‌</text:p>
          </table:table-cell>
          <table:table-cell office:value-type="float" office:value="122929" calcext:value-type="float">
            <text:p>122929</text:p>
          </table:table-cell>
          <table:table-cell office:value-type="float" office:value="80205" calcext:value-type="float">
            <text:p>80205</text:p>
          </table:table-cell>
          <table:table-cell office:value-type="float" office:value="806" calcext:value-type="float">
            <text:p>806</text:p>
          </table:table-cell>
          <table:table-cell office:value-type="float" office:value="29" calcext:value-type="float">
            <text:p>29</text:p>
          </table:table-cell>
          <table:table-cell office:value-type="float" office:value="109956691" calcext:value-type="float">
            <text:p>109956691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23468046812753E+016" calcext:value-type="float">
            <text:p>6.23468046812753E+016</text:p>
          </table:table-cell>
          <table:table-cell office:value-type="string" calcext:value-type="string">
            <text:p>IRO1SGAZ0001</text:p>
          </table:table-cell>
          <table:table-cell office:value-type="string" calcext:value-type="string">
            <text:p>كگاز</text:p>
          </table:table-cell>
          <table:table-cell office:value-type="string" calcext:value-type="string">
            <text:p>شيشه‌ و گاز</text:p>
          </table:table-cell>
          <table:table-cell office:value-type="float" office:value="122954" calcext:value-type="float">
            <text:p>122954</text:p>
          </table:table-cell>
          <table:table-cell office:value-type="float" office:value="180000" calcext:value-type="float">
            <text:p>180000</text:p>
          </table:table-cell>
          <table:table-cell office:value-type="float" office:value="800" calcext:value-type="float">
            <text:p>800</text:p>
          </table:table-cell>
          <table:table-cell office:value-type="float" office:value="54" calcext:value-type="float">
            <text:p>54</text:p>
          </table:table-cell>
          <table:table-cell office:value-type="float" office:value="450000000" calcext:value-type="float">
            <text:p>4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26033029401233E+016" calcext:value-type="float">
            <text:p>6.26033029401233E+016</text:p>
          </table:table-cell>
          <table:table-cell office:value-type="string" calcext:value-type="string">
            <text:p>IRO1SNRO0001</text:p>
          </table:table-cell>
          <table:table-cell office:value-type="string" calcext:value-type="string">
            <text:p>ونيرو</text:p>
          </table:table-cell>
          <table:table-cell office:value-type="string" calcext:value-type="string">
            <text:p>سرمايه‌گذاري‌نيرو</text:p>
          </table:table-cell>
          <table:table-cell office:value-type="float" office:value="122720" calcext:value-type="float">
            <text:p>122720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1629" calcext:value-type="float">
            <text:p>1629</text:p>
          </table:table-cell>
          <table:table-cell office:value-type="float" office:value="40" calcext:value-type="float">
            <text:p>40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26761473843082E+016" calcext:value-type="float">
            <text:p>6.26761473843082E+016</text:p>
          </table:table-cell>
          <table:table-cell office:value-type="string" calcext:value-type="string">
            <text:p>IRO2X57T8061</text:p>
          </table:table-cell>
          <table:table-cell office:value-type="string" calcext:value-type="string">
            <text:p>جبانك806</text:p>
          </table:table-cell>
          <table:table-cell office:value-type="string" calcext:value-type="string">
            <text:p>آتي ش بانك ها-1398/06/20</text:p>
          </table:table-cell>
          <table:table-cell office:value-type="float" office:value="110642" calcext:value-type="float">
            <text:p>11064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90000" calcext:value-type="float">
            <text:p>90000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27861565015849E+016" calcext:value-type="float">
            <text:p>6.27861565015849E+016</text:p>
          </table:table-cell>
          <table:table-cell office:value-type="string" calcext:value-type="string">
            <text:p>IRO1PASH0001</text:p>
          </table:table-cell>
          <table:table-cell office:value-type="string" calcext:value-type="string">
            <text:p>پاكشو</text:p>
          </table:table-cell>
          <table:table-cell office:value-type="string" calcext:value-type="string">
            <text:p>گروه صنعتي پاكشو</text:p>
          </table:table-cell>
          <table:table-cell office:value-type="float" office:value="122948" calcext:value-type="float">
            <text:p>122948</text:p>
          </table:table-cell>
          <table:table-cell office:value-type="float" office:value="303767" calcext:value-type="float">
            <text:p>303767</text:p>
          </table:table-cell>
          <table:table-cell office:value-type="float" office:value="383" calcext:value-type="float">
            <text:p>383</text:p>
          </table:table-cell>
          <table:table-cell office:value-type="float" office:value="44" calcext:value-type="float">
            <text:p>4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28925269465895E+016" calcext:value-type="float">
            <text:p>6.28925269465895E+016</text:p>
          </table:table-cell>
          <table:table-cell office:value-type="string" calcext:value-type="string">
            <text:p>IRO9FKHZ0081</text:p>
          </table:table-cell>
          <table:table-cell office:value-type="string" calcext:value-type="string">
            <text:p>ضخوز2005</text:p>
          </table:table-cell>
          <table:table-cell office:value-type="string" calcext:value-type="string">
            <text:p>اختيارخ فخوز-8500-1398/02/16</text:p>
          </table:table-cell>
          <table:table-cell office:value-type="float" office:value="61057" calcext:value-type="float">
            <text:p>6105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29521654210992E+016" calcext:value-type="float">
            <text:p>6.29521654210992E+016</text:p>
          </table:table-cell>
          <table:table-cell office:value-type="string" calcext:value-type="string">
            <text:p>IRO1KALZ0001</text:p>
          </table:table-cell>
          <table:table-cell office:value-type="string" calcext:value-type="string">
            <text:p>بالبر</text:p>
          </table:table-cell>
          <table:table-cell office:value-type="string" calcext:value-type="string">
            <text:p>كابل‌ البرز</text:p>
          </table:table-cell>
          <table:table-cell office:value-type="float" office:value="122945" calcext:value-type="float">
            <text:p>122945</text:p>
          </table:table-cell>
          <table:table-cell office:value-type="float" office:value="155666" calcext:value-type="float">
            <text:p>155666</text:p>
          </table:table-cell>
          <table:table-cell office:value-type="float" office:value="803" calcext:value-type="float">
            <text:p>803</text:p>
          </table:table-cell>
          <table:table-cell office:value-type="float" office:value="31" calcext:value-type="float">
            <text:p>31</text:p>
          </table:table-cell>
          <table:table-cell office:value-type="float" office:value="316920000" calcext:value-type="float">
            <text:p>31692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29773192712899E+016" calcext:value-type="float">
            <text:p>6.29773192712899E+016</text:p>
          </table:table-cell>
          <table:table-cell office:value-type="string" calcext:value-type="string">
            <text:p>IRO3KBCZ0001</text:p>
          </table:table-cell>
          <table:table-cell office:value-type="string" calcext:value-type="string">
            <text:p>كي بي سي</text:p>
          </table:table-cell>
          <table:table-cell office:value-type="string" calcext:value-type="string">
            <text:p>شركت كي بي سي</text:p>
          </table:table-cell>
          <table:table-cell office:value-type="float" office:value="122915" calcext:value-type="float">
            <text:p>122915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  <table:table-cell office:value-type="float" office:value="290000000" calcext:value-type="float">
            <text:p>29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30847417528149E+016" calcext:value-type="float">
            <text:p>6.30847417528149E+016</text:p>
          </table:table-cell>
          <table:table-cell office:value-type="string" calcext:value-type="string">
            <text:p>IRO7DSHP0001</text:p>
          </table:table-cell>
          <table:table-cell office:value-type="string" calcext:value-type="string">
            <text:p>دشيري</text:p>
          </table:table-cell>
          <table:table-cell office:value-type="string" calcext:value-type="string">
            <text:p>شيرين دارو</text:p>
          </table:table-cell>
          <table:table-cell/>
          <table:table-cell office:value-type="float" office:value="123016" calcext:value-type="float">
            <text:p>123016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43" calcext:value-type="float">
            <text:p>43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09" calcext:value-type="float">
            <text:p>309</text:p>
          </table:table-cell>
          <table:table-cell table:number-columns-repeated="101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32983926412816E+016" calcext:value-type="float">
            <text:p>6.32983926412816E+016</text:p>
          </table:table-cell>
          <table:table-cell office:value-type="string" calcext:value-type="string">
            <text:p>IRO1GCOZ0002</text:p>
          </table:table-cell>
          <table:table-cell office:value-type="string" calcext:value-type="string">
            <text:p>غگل2</text:p>
          </table:table-cell>
          <table:table-cell office:value-type="string" calcext:value-type="string">
            <text:p>گلوكوزان‌</text:p>
          </table:table-cell>
          <table:table-cell office:value-type="float" office:value="61050" calcext:value-type="float">
            <text:p>610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33101053401165E+016" calcext:value-type="float">
            <text:p>6.33101053401165E+016</text:p>
          </table:table-cell>
          <table:table-cell office:value-type="string" calcext:value-type="string">
            <text:p>IRR1SKAZ0101</text:p>
          </table:table-cell>
          <table:table-cell office:value-type="string" calcext:value-type="string">
            <text:p>سخزرح</text:p>
          </table:table-cell>
          <table:table-cell office:value-type="string" calcext:value-type="string">
            <text:p>ح . سيمان‌ خزر</text:p>
          </table:table-cell>
          <table:table-cell office:value-type="float" office:value="123001" calcext:value-type="float">
            <text:p>123001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33150137430608E+016" calcext:value-type="float">
            <text:p>6.33150137430608E+016</text:p>
          </table:table-cell>
          <table:table-cell office:value-type="string" calcext:value-type="string">
            <text:p>IRO7NORP0001</text:p>
          </table:table-cell>
          <table:table-cell office:value-type="string" calcext:value-type="string">
            <text:p>ثنور</text:p>
          </table:table-cell>
          <table:table-cell office:value-type="string" calcext:value-type="string">
            <text:p>سرمايه گذاري كوه نور</text:p>
          </table:table-cell>
          <table:table-cell office:value-type="float" office:value="123017" calcext:value-type="float">
            <text:p>123017</text:p>
          </table:table-cell>
          <table:table-cell office:value-type="float" office:value="1" calcext:value-type="float">
            <text:p>1</text:p>
          </table:table-cell>
          <table:table-cell office:value-type="float" office:value="883" calcext:value-type="float">
            <text:p>883</text:p>
          </table:table-cell>
          <table:table-cell office:value-type="float" office:value="70" calcext:value-type="float">
            <text:p>70</text:p>
          </table:table-cell>
          <table:table-cell office:value-type="float" office:value="867764000" calcext:value-type="float">
            <text:p>867764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33430690151526E+016" calcext:value-type="float">
            <text:p>6.33430690151526E+016</text:p>
          </table:table-cell>
          <table:table-cell office:value-type="string" calcext:value-type="string">
            <text:p>IRO2XS308021</text:p>
          </table:table-cell>
          <table:table-cell office:value-type="string" calcext:value-type="string">
            <text:p>جسي802</text:p>
          </table:table-cell>
          <table:table-cell office:value-type="string" calcext:value-type="string">
            <text:p>آتي ش 30 شركت بزرگ-1398/02/31</text:p>
          </table:table-cell>
          <table:table-cell office:value-type="float" office:value="124557" calcext:value-type="float">
            <text:p>12455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8000" calcext:value-type="float">
            <text:p>8000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33652233311784E+016" calcext:value-type="float">
            <text:p>6.33652233311784E+016</text:p>
          </table:table-cell>
          <table:table-cell office:value-type="string" calcext:value-type="string">
            <text:p>IRBKAFL19871</text:p>
          </table:table-cell>
          <table:table-cell office:value-type="string" calcext:value-type="string">
            <text:p>عفولاد</text:p>
          </table:table-cell>
          <table:table-cell office:value-type="string" calcext:value-type="string">
            <text:p>اوراق سلف ورق گرم فولاد</text:p>
          </table:table-cell>
          <table:table-cell office:value-type="float" office:value="61044" calcext:value-type="float">
            <text:p>61044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49297510" calcext:value-type="float">
            <text:p>49297510</text:p>
          </table:table-cell>
          <table:table-cell office:value-type="float" office:value="308" calcext:value-type="float">
            <text:p>308</text:p>
          </table:table-cell>
          <table:table-cell table:number-columns-repeated="101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3365279119772E+016" calcext:value-type="float">
            <text:p>6.3365279119772E+016</text:p>
          </table:table-cell>
          <table:table-cell office:value-type="string" calcext:value-type="string">
            <text:p>IRO9PASN0711</text:p>
          </table:table-cell>
          <table:table-cell office:value-type="string" calcext:value-type="string">
            <text:p>ضسان3015</text:p>
          </table:table-cell>
          <table:table-cell office:value-type="string" calcext:value-type="string">
            <text:p>اختيارخ پارسان-4400-1398/03/26</text:p>
          </table:table-cell>
          <table:table-cell office:value-type="float" office:value="61059" calcext:value-type="float">
            <text:p>6105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3380098535169E+016" calcext:value-type="float">
            <text:p>6.3380098535169E+016</text:p>
          </table:table-cell>
          <table:table-cell office:value-type="string" calcext:value-type="string">
            <text:p>IRO1GNBO0001</text:p>
          </table:table-cell>
          <table:table-cell office:value-type="string" calcext:value-type="string">
            <text:p>قنيشا</text:p>
          </table:table-cell>
          <table:table-cell office:value-type="string" calcext:value-type="string">
            <text:p>قند <text:s/>نيشابور</text:p>
          </table:table-cell>
          <table:table-cell office:value-type="float" office:value="122945" calcext:value-type="float">
            <text:p>122945</text:p>
          </table:table-cell>
          <table:table-cell office:value-type="float" office:value="108000" calcext:value-type="float">
            <text:p>108000</text:p>
          </table:table-cell>
          <table:table-cell office:value-type="float" office:value="1160" calcext:value-type="float">
            <text:p>1160</text:p>
          </table:table-cell>
          <table:table-cell office:value-type="float" office:value="38" calcext:value-type="float">
            <text:p>38</text:p>
          </table:table-cell>
          <table:table-cell office:value-type="float" office:value="270000000" calcext:value-type="float">
            <text:p>27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34176425906646E+016" calcext:value-type="float">
            <text:p>6.34176425906646E+016</text:p>
          </table:table-cell>
          <table:table-cell office:value-type="string" calcext:value-type="string">
            <text:p>IRO2X27T8021</text:p>
          </table:table-cell>
          <table:table-cell office:value-type="string" calcext:value-type="string">
            <text:p>جفلز802</text:p>
          </table:table-cell>
          <table:table-cell office:value-type="string" calcext:value-type="string">
            <text:p>آتي ش فلزات اساسي-1398/02/23</text:p>
          </table:table-cell>
          <table:table-cell office:value-type="float" office:value="123002" calcext:value-type="float">
            <text:p>12300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600" calcext:value-type="float">
            <text:p>600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34815997285223E+016" calcext:value-type="float">
            <text:p>6.34815997285223E+016</text:p>
          </table:table-cell>
          <table:table-cell office:value-type="string" calcext:value-type="string">
            <text:p>IRO1SAHD0001</text:p>
          </table:table-cell>
          <table:table-cell office:value-type="string" calcext:value-type="string">
            <text:p>ثشاهد</text:p>
          </table:table-cell>
          <table:table-cell office:value-type="string" calcext:value-type="string">
            <text:p>سرمايه‌ گذاري‌ شاهد</text:p>
          </table:table-cell>
          <table:table-cell office:value-type="float" office:value="122851" calcext:value-type="float">
            <text:p>122851</text:p>
          </table:table-cell>
          <table:table-cell office:value-type="float" office:value="1602653" calcext:value-type="float">
            <text:p>1602653</text:p>
          </table:table-cell>
          <table:table-cell office:value-type="float" office:value="749" calcext:value-type="float">
            <text:p>749</text:p>
          </table:table-cell>
          <table:table-cell office:value-type="float" office:value="70" calcext:value-type="float">
            <text:p>70</text:p>
          </table:table-cell>
          <table:table-cell office:value-type="float" office:value="4006632000" calcext:value-type="float">
            <text:p>4006632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34992178721106E+016" calcext:value-type="float">
            <text:p>6.34992178721106E+016</text:p>
          </table:table-cell>
          <table:table-cell office:value-type="string" calcext:value-type="string">
            <text:p>IRO7SHQP0001</text:p>
          </table:table-cell>
          <table:table-cell office:value-type="string" calcext:value-type="string">
            <text:p>كقزوي</text:p>
          </table:table-cell>
          <table:table-cell office:value-type="string" calcext:value-type="string">
            <text:p>شيشه‌ قزوين‌</text:p>
          </table:table-cell>
          <table:table-cell office:value-type="float" office:value="123058" calcext:value-type="float">
            <text:p>123058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54" calcext:value-type="float">
            <text:p>54</text:p>
          </table:table-cell>
          <table:table-cell office:value-type="float" office:value="1428000000" calcext:value-type="float">
            <text:p>1428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35803138774631E+016" calcext:value-type="float">
            <text:p>6.35803138774631E+016</text:p>
          </table:table-cell>
          <table:table-cell office:value-type="string" calcext:value-type="string">
            <text:p>IRO1YASA0001</text:p>
          </table:table-cell>
          <table:table-cell office:value-type="string" calcext:value-type="string">
            <text:p>پاسا</text:p>
          </table:table-cell>
          <table:table-cell office:value-type="string" calcext:value-type="string">
            <text:p>ايران‌ياساتايرورابر</text:p>
          </table:table-cell>
          <table:table-cell office:value-type="float" office:value="122113" calcext:value-type="float">
            <text:p>122113</text:p>
          </table:table-cell>
          <table:table-cell office:value-type="float" office:value="240000" calcext:value-type="float">
            <text:p>240000</text:p>
          </table:table-cell>
          <table:table-cell office:value-type="float" office:value="775" calcext:value-type="float">
            <text:p>775</text:p>
          </table:table-cell>
          <table:table-cell office:value-type="float" office:value="25" calcext:value-type="float">
            <text:p>25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37042011446213E+016" calcext:value-type="float">
            <text:p>6.37042011446213E+016</text:p>
          </table:table-cell>
          <table:table-cell office:value-type="string" calcext:value-type="string">
            <text:p>IRO7BNDP0001</text:p>
          </table:table-cell>
          <table:table-cell office:value-type="string" calcext:value-type="string">
            <text:p>حبندر</text:p>
          </table:table-cell>
          <table:table-cell office:value-type="string" calcext:value-type="string">
            <text:p>دريايي و کشتيراني خط دريابندر</text:p>
          </table:table-cell>
          <table:table-cell office:value-type="float" office:value="123126" calcext:value-type="float">
            <text:p>123126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60" calcext:value-type="float">
            <text:p>60</text:p>
          </table:table-cell>
          <table:table-cell office:value-type="float" office:value="158437500" calcext:value-type="float">
            <text:p>1584375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38304248095011E+016" calcext:value-type="float">
            <text:p>6.38304248095011E+016</text:p>
          </table:table-cell>
          <table:table-cell office:value-type="string" calcext:value-type="string">
            <text:p>IRO3APDZ0001</text:p>
          </table:table-cell>
          <table:table-cell office:value-type="string" calcext:value-type="string">
            <text:p>اپرداز</text:p>
          </table:table-cell>
          <table:table-cell office:value-type="string" calcext:value-type="string">
            <text:p>آتيه داده پرداز</text:p>
          </table:table-cell>
          <table:table-cell office:value-type="float" office:value="122957" calcext:value-type="float">
            <text:p>122957</text:p>
          </table:table-cell>
          <table:table-cell office:value-type="float" office:value="1" calcext:value-type="float">
            <text:p>1</text:p>
          </table:table-cell>
          <table:table-cell office:value-type="float" office:value="848" calcext:value-type="float">
            <text:p>848</text:p>
          </table:table-cell>
          <table:table-cell office:value-type="float" office:value="73" calcext:value-type="float">
            <text:p>73</text:p>
          </table:table-cell>
          <table:table-cell office:value-type="float" office:value="750000000" calcext:value-type="float">
            <text:p>75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38721749405392E+016" calcext:value-type="float">
            <text:p>6.38721749405392E+016</text:p>
          </table:table-cell>
          <table:table-cell office:value-type="string" calcext:value-type="string">
            <text:p>IRO9PASN0691</text:p>
          </table:table-cell>
          <table:table-cell office:value-type="string" calcext:value-type="string">
            <text:p>ضسان3013</text:p>
          </table:table-cell>
          <table:table-cell office:value-type="string" calcext:value-type="string">
            <text:p>اختيارخ پارسان-4000-1398/03/26</text:p>
          </table:table-cell>
          <table:table-cell office:value-type="float" office:value="61059" calcext:value-type="float">
            <text:p>6105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39159261614034E+016" calcext:value-type="float">
            <text:p>6.39159261614034E+016</text:p>
          </table:table-cell>
          <table:table-cell office:value-type="string" calcext:value-type="string">
            <text:p>IRO1KHSH0001</text:p>
          </table:table-cell>
          <table:table-cell office:value-type="string" calcext:value-type="string">
            <text:p>خشرق</text:p>
          </table:table-cell>
          <table:table-cell office:value-type="string" calcext:value-type="string">
            <text:p>الكتريك‌ خودرو شرق‌</text:p>
          </table:table-cell>
          <table:table-cell office:value-type="float" office:value="122954" calcext:value-type="float">
            <text:p>122954</text:p>
          </table:table-cell>
          <table:table-cell office:value-type="float" office:value="252000" calcext:value-type="float">
            <text:p>252000</text:p>
          </table:table-cell>
          <table:table-cell office:value-type="float" office:value="1085" calcext:value-type="float">
            <text:p>1085</text:p>
          </table:table-cell>
          <table:table-cell office:value-type="float" office:value="34" calcext:value-type="float">
            <text:p>34</text:p>
          </table:table-cell>
          <table:table-cell office:value-type="float" office:value="630000000" calcext:value-type="float">
            <text:p>63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39174217330881E+016" calcext:value-type="float">
            <text:p>6.39174217330881E+016</text:p>
          </table:table-cell>
          <table:table-cell office:value-type="string" calcext:value-type="string">
            <text:p>IRO1BTEJ0001</text:p>
          </table:table-cell>
          <table:table-cell office:value-type="string" calcext:value-type="string">
            <text:p>وتجارت</text:p>
          </table:table-cell>
          <table:table-cell office:value-type="string" calcext:value-type="string">
            <text:p>بانك تجارت</text:p>
          </table:table-cell>
          <table:table-cell office:value-type="float" office:value="162846" calcext:value-type="float">
            <text:p>162846</text:p>
          </table:table-cell>
          <table:table-cell office:value-type="float" office:value="1" calcext:value-type="float">
            <text:p>1</text:p>
          </table:table-cell>
          <table:table-cell office:value-type="float" office:value="1821" calcext:value-type="float">
            <text:p>1821</text:p>
          </table:table-cell>
          <table:table-cell office:value-type="float" office:value="57" calcext:value-type="float">
            <text:p>57</text:p>
          </table:table-cell>
          <table:table-cell office:value-type="float" office:value="223926127000" calcext:value-type="float">
            <text:p>223926127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39650591377982E+016" calcext:value-type="float">
            <text:p>6.39650591377982E+016</text:p>
          </table:table-cell>
          <table:table-cell office:value-type="string" calcext:value-type="string">
            <text:p>IRO7FNRP0001</text:p>
          </table:table-cell>
          <table:table-cell office:value-type="string" calcext:value-type="string">
            <text:p>فنرژي</text:p>
          </table:table-cell>
          <table:table-cell office:value-type="string" calcext:value-type="string">
            <text:p>گسترش صنايع انرژي آذرآب</text:p>
          </table:table-cell>
          <table:table-cell office:value-type="float" office:value="123047" calcext:value-type="float">
            <text:p>123047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28" calcext:value-type="float">
            <text:p>28</text:p>
          </table:table-cell>
          <table:table-cell office:value-type="float" office:value="163160000" calcext:value-type="float">
            <text:p>16316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415592682841E+016" calcext:value-type="float">
            <text:p>6.415592682841E+016</text:p>
          </table:table-cell>
          <table:table-cell office:value-type="string" calcext:value-type="string">
            <text:p>IRO7AZRP0001</text:p>
          </table:table-cell>
          <table:table-cell office:value-type="string" calcext:value-type="string">
            <text:p>ساذري</text:p>
          </table:table-cell>
          <table:table-cell office:value-type="string" calcext:value-type="string">
            <text:p>آذريت‌</text:p>
          </table:table-cell>
          <table:table-cell office:value-type="float" office:value="123028" calcext:value-type="float">
            <text:p>123028</text:p>
          </table:table-cell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54" calcext:value-type="float">
            <text:p>54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41873427969363E+016" calcext:value-type="float">
            <text:p>6.41873427969363E+016</text:p>
          </table:table-cell>
          <table:table-cell office:value-type="string" calcext:value-type="string">
            <text:p>IRO9PNES0741</text:p>
          </table:table-cell>
          <table:table-cell office:value-type="string" calcext:value-type="string">
            <text:p>ضشنا3017</text:p>
          </table:table-cell>
          <table:table-cell office:value-type="string" calcext:value-type="string">
            <text:p>اختيارخ شپنا-9000-1398/03/22</text:p>
          </table:table-cell>
          <table:table-cell office:value-type="float" office:value="61100" calcext:value-type="float">
            <text:p>611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42897708586571E+016" calcext:value-type="float">
            <text:p>6.42897708586571E+016</text:p>
          </table:table-cell>
          <table:table-cell office:value-type="string" calcext:value-type="string">
            <text:p>IRO7GPHP0001</text:p>
          </table:table-cell>
          <table:table-cell office:value-type="string" calcext:value-type="string">
            <text:p>دقاضي</text:p>
          </table:table-cell>
          <table:table-cell office:value-type="string" calcext:value-type="string">
            <text:p>داروسازي شهيد قاضي</text:p>
          </table:table-cell>
          <table:table-cell office:value-type="float" office:value="123038" calcext:value-type="float">
            <text:p>123038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43" calcext:value-type="float">
            <text:p>43</text:p>
          </table:table-cell>
          <table:table-cell office:value-type="float" office:value="135000000" calcext:value-type="float">
            <text:p>135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42980085327912E+016" calcext:value-type="float">
            <text:p>6.42980085327912E+016</text:p>
          </table:table-cell>
          <table:table-cell office:value-type="string" calcext:value-type="string">
            <text:p>IRO3SYNZ0001</text:p>
          </table:table-cell>
          <table:table-cell office:value-type="string" calcext:value-type="string">
            <text:p>ساينا</text:p>
          </table:table-cell>
          <table:table-cell office:value-type="string" calcext:value-type="string">
            <text:p>صنايع بهداشتي ساينا</text:p>
          </table:table-cell>
          <table:table-cell office:value-type="float" office:value="122822" calcext:value-type="float">
            <text:p>122822</text:p>
          </table:table-cell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44" calcext:value-type="float">
            <text:p>4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43419923730491E+016" calcext:value-type="float">
            <text:p>6.43419923730491E+016</text:p>
          </table:table-cell>
          <table:table-cell office:value-type="string" calcext:value-type="string">
            <text:p>IRO3DBRZ0001</text:p>
          </table:table-cell>
          <table:table-cell office:value-type="string" calcext:value-type="string">
            <text:p>سدبير</text:p>
          </table:table-cell>
          <table:table-cell office:value-type="string" calcext:value-type="string">
            <text:p>س. تدبيرگران فارس وخوزستان</text:p>
          </table:table-cell>
          <table:table-cell office:value-type="float" office:value="122912" calcext:value-type="float">
            <text:p>122912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56" calcext:value-type="float">
            <text:p>56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43580618732949E+016" calcext:value-type="float">
            <text:p>6.43580618732949E+016</text:p>
          </table:table-cell>
          <table:table-cell office:value-type="string" calcext:value-type="string">
            <text:p>IRO1FIBR0001</text:p>
          </table:table-cell>
          <table:table-cell office:value-type="string" calcext:value-type="string">
            <text:p>چفيبر</text:p>
          </table:table-cell>
          <table:table-cell office:value-type="string" calcext:value-type="string">
            <text:p>فيبر ايران‌</text:p>
          </table:table-cell>
          <table:table-cell office:value-type="float" office:value="122948" calcext:value-type="float">
            <text:p>122948</text:p>
          </table:table-cell>
          <table:table-cell office:value-type="float" office:value="538770" calcext:value-type="float">
            <text:p>538770</text:p>
          </table:table-cell>
          <table:table-cell office:value-type="float" office:value="936" calcext:value-type="float">
            <text:p>936</text:p>
          </table:table-cell>
          <table:table-cell office:value-type="float" office:value="20" calcext:value-type="float">
            <text:p>20</text:p>
          </table:table-cell>
          <table:table-cell office:value-type="float" office:value="1346925307" calcext:value-type="float">
            <text:p>1346925307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44858270862843E+016" calcext:value-type="float">
            <text:p>6.44858270862843E+016</text:p>
          </table:table-cell>
          <table:table-cell office:value-type="string" calcext:value-type="string">
            <text:p>IRO7JSHP0001</text:p>
          </table:table-cell>
          <table:table-cell office:value-type="string" calcext:value-type="string">
            <text:p>فجوش</text:p>
          </table:table-cell>
          <table:table-cell office:value-type="string" calcext:value-type="string">
            <text:p>جوش‌ و اكسيژن‌ ايران‌</text:p>
          </table:table-cell>
          <table:table-cell office:value-type="float" office:value="61039" calcext:value-type="float">
            <text:p>610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10350000" calcext:value-type="float">
            <text:p>1035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4551943070424E+016" calcext:value-type="float">
            <text:p>6.4551943070424E+016</text:p>
          </table:table-cell>
          <table:table-cell office:value-type="string" calcext:value-type="string">
            <text:p>IRB5MTEH98B1</text:p>
          </table:table-cell>
          <table:table-cell office:value-type="string" calcext:value-type="string">
            <text:p>تهران811</text:p>
          </table:table-cell>
          <table:table-cell office:value-type="string" calcext:value-type="string">
            <text:p>مشاركت شهرداري تهران-3ماهه21%</text:p>
          </table:table-cell>
          <table:table-cell office:value-type="float" office:value="61043" calcext:value-type="float">
            <text:p>6104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4600000" calcext:value-type="float">
            <text:p>4600000</text:p>
          </table:table-cell>
          <table:table-cell office:value-type="float" office:value="301" calcext:value-type="float">
            <text:p>301</text:p>
          </table:table-cell>
          <table:table-cell table:number-columns-repeated="101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46994174056343E+016" calcext:value-type="float">
            <text:p>6.46994174056343E+016</text:p>
          </table:table-cell>
          <table:table-cell office:value-type="string" calcext:value-type="string">
            <text:p>IRO3ANQZ0001</text:p>
          </table:table-cell>
          <table:table-cell office:value-type="string" calcext:value-type="string">
            <text:p>نطرين</text:p>
          </table:table-cell>
          <table:table-cell office:value-type="string" calcext:value-type="string">
            <text:p>عطرين نخ قم</text:p>
          </table:table-cell>
          <table:table-cell office:value-type="float" office:value="122959" calcext:value-type="float">
            <text:p>122959</text:p>
          </table:table-cell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17" calcext:value-type="float">
            <text:p>17</text:p>
          </table:table-cell>
          <table:table-cell office:value-type="float" office:value="100043000" calcext:value-type="float">
            <text:p>100043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47070902544886E+016" calcext:value-type="float">
            <text:p>6.47070902544886E+016</text:p>
          </table:table-cell>
          <table:table-cell office:value-type="string" calcext:value-type="string">
            <text:p>IRO7ETMP0001</text:p>
          </table:table-cell>
          <table:table-cell office:value-type="string" calcext:value-type="string">
            <text:p>ثعتما</text:p>
          </table:table-cell>
          <table:table-cell office:value-type="string" calcext:value-type="string">
            <text:p>س. ساختماني اعتماد گستر</text:p>
          </table:table-cell>
          <table:table-cell office:value-type="float" office:value="123001" calcext:value-type="float">
            <text:p>123001</text:p>
          </table:table-cell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  <table:table-cell office:value-type="float" office:value="70" calcext:value-type="float">
            <text:p>70</text:p>
          </table:table-cell>
          <table:table-cell office:value-type="float" office:value="70733480" calcext:value-type="float">
            <text:p>7073348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48428377168888E+016" calcext:value-type="float">
            <text:p>6.48428377168888E+016</text:p>
          </table:table-cell>
          <table:table-cell office:value-type="string" calcext:value-type="string">
            <text:p>IRO7SDLP0001</text:p>
          </table:table-cell>
          <table:table-cell office:value-type="string" calcext:value-type="string">
            <text:p>خكاوه</text:p>
          </table:table-cell>
          <table:table-cell office:value-type="string" calcext:value-type="string">
            <text:p>سايپا ديزل</text:p>
          </table:table-cell>
          <table:table-cell office:value-type="float" office:value="123022" calcext:value-type="float">
            <text:p>123022</text:p>
          </table:table-cell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34" calcext:value-type="float">
            <text:p>34</text:p>
          </table:table-cell>
          <table:table-cell office:value-type="float" office:value="2635712852" calcext:value-type="float">
            <text:p>2635712852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48439363839375E+016" calcext:value-type="float">
            <text:p>6.48439363839375E+016</text:p>
          </table:table-cell>
          <table:table-cell office:value-type="string" calcext:value-type="string">
            <text:p>IRO3PGLZ0001</text:p>
          </table:table-cell>
          <table:table-cell office:value-type="string" calcext:value-type="string">
            <text:p>غگلستا</text:p>
          </table:table-cell>
          <table:table-cell office:value-type="string" calcext:value-type="string">
            <text:p>شير پاستوريزه پگاه گلستان</text:p>
          </table:table-cell>
          <table:table-cell office:value-type="float" office:value="122925" calcext:value-type="float">
            <text:p>122925</text:p>
          </table:table-cell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  <table:table-cell office:value-type="float" office:value="42" calcext:value-type="float">
            <text:p>42</text:p>
          </table:table-cell>
          <table:table-cell office:value-type="float" office:value="120000000" calcext:value-type="float">
            <text:p>12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5004959184389E+016" calcext:value-type="float">
            <text:p>6.5004959184389E+016</text:p>
          </table:table-cell>
          <table:table-cell office:value-type="string" calcext:value-type="string">
            <text:p>IRO1ALIR0001</text:p>
          </table:table-cell>
          <table:table-cell office:value-type="string" calcext:value-type="string">
            <text:p>فايرا</text:p>
          </table:table-cell>
          <table:table-cell office:value-type="string" calcext:value-type="string">
            <text:p>آلومينيوم‌ايران‌</text:p>
          </table:table-cell>
          <table:table-cell office:value-type="float" office:value="123005" calcext:value-type="float">
            <text:p>123005</text:p>
          </table:table-cell>
          <table:table-cell office:value-type="float" office:value="2014504" calcext:value-type="float">
            <text:p>2014504</text:p>
          </table:table-cell>
          <table:table-cell office:value-type="float" office:value="1478" calcext:value-type="float">
            <text:p>1478</text:p>
          </table:table-cell>
          <table:table-cell office:value-type="float" office:value="27" calcext:value-type="float">
            <text:p>27</text:p>
          </table:table-cell>
          <table:table-cell office:value-type="float" office:value="5197830613" calcext:value-type="float">
            <text:p>5197830613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50188041815649E+016" calcext:value-type="float">
            <text:p>6.50188041815649E+016</text:p>
          </table:table-cell>
          <table:table-cell office:value-type="string" calcext:value-type="string">
            <text:p>IRO3GOMZ0001</text:p>
          </table:table-cell>
          <table:table-cell office:value-type="string" calcext:value-type="string">
            <text:p>گوهران</text:p>
          </table:table-cell>
          <table:table-cell office:value-type="string" calcext:value-type="string">
            <text:p>سرمايه گذاري توسعه گوهران اميد</text:p>
          </table:table-cell>
          <table:table-cell office:value-type="float" office:value="122938" calcext:value-type="float">
            <text:p>122938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float" office:value="56" calcext:value-type="float">
            <text:p>5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50238514363406E+016" calcext:value-type="float">
            <text:p>6.50238514363406E+016</text:p>
          </table:table-cell>
          <table:table-cell office:value-type="string" calcext:value-type="string">
            <text:p>IRT1SKDF0001</text:p>
          </table:table-cell>
          <table:table-cell office:value-type="string" calcext:value-type="string">
            <text:p>كاردان</text:p>
          </table:table-cell>
          <table:table-cell office:value-type="string" calcext:value-type="string">
            <text:p>صندوق س تجارت شاخصي كاردان</text:p>
          </table:table-cell>
          <table:table-cell office:value-type="float" office:value="122621" calcext:value-type="float">
            <text:p>12262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51222158753556E+016" calcext:value-type="float">
            <text:p>6.51222158753556E+016</text:p>
          </table:table-cell>
          <table:table-cell office:value-type="string" calcext:value-type="string">
            <text:p>IRO1PFAN0001</text:p>
          </table:table-cell>
          <table:table-cell office:value-type="string" calcext:value-type="string">
            <text:p>شفن</text:p>
          </table:table-cell>
          <table:table-cell office:value-type="string" calcext:value-type="string">
            <text:p>پتروشيمي فناوران</text:p>
          </table:table-cell>
          <table:table-cell office:value-type="float" office:value="122859" calcext:value-type="float">
            <text:p>122859</text:p>
          </table:table-cell>
          <table:table-cell office:value-type="float" office:value="175540" calcext:value-type="float">
            <text:p>175540</text:p>
          </table:table-cell>
          <table:table-cell office:value-type="float" office:value="424" calcext:value-type="float">
            <text:p>424</text:p>
          </table:table-cell>
          <table:table-cell office:value-type="float" office:value="44" calcext:value-type="float">
            <text:p>44</text:p>
          </table:table-cell>
          <table:table-cell office:value-type="float" office:value="950000000" calcext:value-type="float">
            <text:p>9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5184217531007E+016" calcext:value-type="float">
            <text:p>6.5184217531007E+016</text:p>
          </table:table-cell>
          <table:table-cell office:value-type="string" calcext:value-type="string">
            <text:p>IRB5MNFT98A1</text:p>
          </table:table-cell>
          <table:table-cell office:value-type="string" calcext:value-type="string">
            <text:p>منفت9810</text:p>
          </table:table-cell>
          <table:table-cell office:value-type="string" calcext:value-type="string">
            <text:p>مشاركت س.ص.كاركنان نفت3ماهه21%</text:p>
          </table:table-cell>
          <table:table-cell office:value-type="float" office:value="113601" calcext:value-type="float">
            <text:p>11360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01" calcext:value-type="float">
            <text:p>301</text:p>
          </table:table-cell>
          <table:table-cell table:number-columns-repeated="101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53399486049014E+016" calcext:value-type="float">
            <text:p>6.53399486049014E+016</text:p>
          </table:table-cell>
          <table:table-cell office:value-type="string" calcext:value-type="string">
            <text:p>IRB3SS2199C1</text:p>
          </table:table-cell>
          <table:table-cell office:value-type="string" calcext:value-type="string">
            <text:p>شستا991</text:p>
          </table:table-cell>
          <table:table-cell office:value-type="string" calcext:value-type="string">
            <text:p>اجاره تامين اجتماعي-امين991226</text:p>
          </table:table-cell>
          <table:table-cell office:value-type="float" office:value="61018" calcext:value-type="float">
            <text:p>61018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53728981047389E+016" calcext:value-type="float">
            <text:p>6.53728981047389E+016</text:p>
          </table:table-cell>
          <table:table-cell office:value-type="string" calcext:value-type="string">
            <text:p>IRB3KM0200B1</text:p>
          </table:table-cell>
          <table:table-cell office:value-type="string" calcext:value-type="string">
            <text:p>كرمان00</text:p>
          </table:table-cell>
          <table:table-cell office:value-type="string" calcext:value-type="string">
            <text:p>رهني كرمان موتور14001130</text:p>
          </table:table-cell>
          <table:table-cell office:value-type="float" office:value="61016" calcext:value-type="float">
            <text:p>6101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54145071295864E+016" calcext:value-type="float">
            <text:p>6.54145071295864E+016</text:p>
          </table:table-cell>
          <table:table-cell office:value-type="string" calcext:value-type="string">
            <text:p>IRO1KHAZ0001</text:p>
          </table:table-cell>
          <table:table-cell office:value-type="string" calcext:value-type="string">
            <text:p>لخزر</text:p>
          </table:table-cell>
          <table:table-cell office:value-type="string" calcext:value-type="string">
            <text:p>پارس‌ خزر</text:p>
          </table:table-cell>
          <table:table-cell office:value-type="float" office:value="122933" calcext:value-type="float">
            <text:p>122933</text:p>
          </table:table-cell>
          <table:table-cell office:value-type="float" office:value="60480" calcext:value-type="float">
            <text:p>60480</text:p>
          </table:table-cell>
          <table:table-cell office:value-type="float" office:value="540" calcext:value-type="float">
            <text:p>540</text:p>
          </table:table-cell>
          <table:table-cell office:value-type="float" office:value="29" calcext:value-type="float">
            <text:p>29</text:p>
          </table:table-cell>
          <table:table-cell office:value-type="float" office:value="151200000" calcext:value-type="float">
            <text:p>1512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54908862905652E+016" calcext:value-type="float">
            <text:p>6.54908862905652E+016</text:p>
          </table:table-cell>
          <table:table-cell office:value-type="string" calcext:value-type="string">
            <text:p>IRO7ZNGP0001</text:p>
          </table:table-cell>
          <table:table-cell office:value-type="string" calcext:value-type="string">
            <text:p>شزنگ</text:p>
          </table:table-cell>
          <table:table-cell office:value-type="string" calcext:value-type="string">
            <text:p>تجهيزنيروي‌زنگان‌</text:p>
          </table:table-cell>
          <table:table-cell office:value-type="float" office:value="123022" calcext:value-type="float">
            <text:p>123022</text:p>
          </table:table-cell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 office:value-type="float" office:value="23" calcext:value-type="float">
            <text:p>23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56472231720134E+016" calcext:value-type="float">
            <text:p>6.56472231720134E+016</text:p>
          </table:table-cell>
          <table:table-cell office:value-type="string" calcext:value-type="string">
            <text:p>IRB6SP010031</text:p>
          </table:table-cell>
          <table:table-cell office:value-type="string" calcext:value-type="string">
            <text:p>صايپا143</text:p>
          </table:table-cell>
          <table:table-cell office:value-type="string" calcext:value-type="string">
            <text:p>صكوك اجاره سايپا143-3ماهه18%</text:p>
          </table:table-cell>
          <table:table-cell office:value-type="float" office:value="122011" calcext:value-type="float">
            <text:p>12201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56711739270257E+016" calcext:value-type="float">
            <text:p>6.56711739270257E+016</text:p>
          </table:table-cell>
          <table:table-cell office:value-type="string" calcext:value-type="string">
            <text:p>IRO3TUKZ0001</text:p>
          </table:table-cell>
          <table:table-cell office:value-type="string" calcext:value-type="string">
            <text:p>كتوكا</text:p>
          </table:table-cell>
          <table:table-cell office:value-type="string" calcext:value-type="string">
            <text:p>توليدي و خدمات صنايع نسوز توكا</text:p>
          </table:table-cell>
          <table:table-cell office:value-type="float" office:value="122956" calcext:value-type="float">
            <text:p>122956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54" calcext:value-type="float">
            <text:p>54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58838381956884E+016" calcext:value-type="float">
            <text:p>6.58838381956884E+016</text:p>
          </table:table-cell>
          <table:table-cell office:value-type="string" calcext:value-type="string">
            <text:p>IRO1IKCO0001</text:p>
          </table:table-cell>
          <table:table-cell office:value-type="string" calcext:value-type="string">
            <text:p>خودرو</text:p>
          </table:table-cell>
          <table:table-cell office:value-type="string" calcext:value-type="string">
            <text:p>ايران‌ خودرو</text:p>
          </table:table-cell>
          <table:table-cell office:value-type="float" office:value="123007" calcext:value-type="float">
            <text:p>123007</text:p>
          </table:table-cell>
          <table:table-cell office:value-type="float" office:value="2577320" calcext:value-type="float">
            <text:p>2577320</text:p>
          </table:table-cell>
          <table:table-cell office:value-type="float" office:value="3039" calcext:value-type="float">
            <text:p>3039</text:p>
          </table:table-cell>
          <table:table-cell office:value-type="float" office:value="34" calcext:value-type="float">
            <text:p>34</text:p>
          </table:table-cell>
          <table:table-cell office:value-type="float" office:value="15300000000" calcext:value-type="float">
            <text:p>153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59136706260649E+016" calcext:value-type="float">
            <text:p>6.59136706260649E+016</text:p>
          </table:table-cell>
          <table:table-cell office:value-type="string" calcext:value-type="string">
            <text:p>IRO6MELZ9751</text:p>
          </table:table-cell>
          <table:table-cell office:value-type="string" calcext:value-type="string">
            <text:p>تملي705</text:p>
          </table:table-cell>
          <table:table-cell office:value-type="string" calcext:value-type="string">
            <text:p>تسهيلات مسكن ب. ملي-مرداد97</text:p>
          </table:table-cell>
          <table:table-cell office:value-type="float" office:value="61035" calcext:value-type="float">
            <text:p>6103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1926" calcext:value-type="float">
            <text:p>11926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59962978717598E+016" calcext:value-type="float">
            <text:p>6.59962978717598E+016</text:p>
          </table:table-cell>
          <table:table-cell office:value-type="string" calcext:value-type="string">
            <text:p>IRB3MH0101B1</text:p>
          </table:table-cell>
          <table:table-cell office:value-type="string" calcext:value-type="string">
            <text:p>ماهان01</text:p>
          </table:table-cell>
          <table:table-cell office:value-type="string" calcext:value-type="string">
            <text:p>منفعت هواپيمايي ماهان 14011123</text:p>
          </table:table-cell>
          <table:table-cell office:value-type="float" office:value="61016" calcext:value-type="float">
            <text:p>61016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69" calcext:value-type="float">
            <text:p>6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59990926730391E+016" calcext:value-type="float">
            <text:p>6.59990926730391E+016</text:p>
          </table:table-cell>
          <table:table-cell office:value-type="string" calcext:value-type="string">
            <text:p>IRO1DADE0001</text:p>
          </table:table-cell>
          <table:table-cell office:value-type="string" calcext:value-type="string">
            <text:p>مداران</text:p>
          </table:table-cell>
          <table:table-cell office:value-type="string" calcext:value-type="string">
            <text:p>داده‌پردازي‌ايران‌</text:p>
          </table:table-cell>
          <table:table-cell office:value-type="float" office:value="122947" calcext:value-type="float">
            <text:p>122947</text:p>
          </table:table-cell>
          <table:table-cell office:value-type="float" office:value="260000" calcext:value-type="float">
            <text:p>260000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  <table:table-cell office:value-type="float" office:value="650000000" calcext:value-type="float">
            <text:p>65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60217838188507E+016" calcext:value-type="float">
            <text:p>6.60217838188507E+016</text:p>
          </table:table-cell>
          <table:table-cell office:value-type="string" calcext:value-type="string">
            <text:p>IRO7FAFP0001</text:p>
          </table:table-cell>
          <table:table-cell office:value-type="string" calcext:value-type="string">
            <text:p>فافزا</text:p>
          </table:table-cell>
          <table:table-cell office:value-type="string" calcext:value-type="string">
            <text:p>فولاد افزا سپاهان</text:p>
          </table:table-cell>
          <table:table-cell office:value-type="float" office:value="123012" calcext:value-type="float">
            <text:p>123012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27" calcext:value-type="float">
            <text:p>27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60369755023022E+016" calcext:value-type="float">
            <text:p>6.60369755023022E+016</text:p>
          </table:table-cell>
          <table:table-cell office:value-type="string" calcext:value-type="string">
            <text:p>IRT1CFIF0001</text:p>
          </table:table-cell>
          <table:table-cell office:value-type="string" calcext:value-type="string">
            <text:p>فيروزه</text:p>
          </table:table-cell>
          <table:table-cell office:value-type="string" calcext:value-type="string">
            <text:p>صندوق شاخص30 شركت فيروزه- سهام</text:p>
          </table:table-cell>
          <table:table-cell office:value-type="float" office:value="121948" calcext:value-type="float">
            <text:p>12194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60900289458563E+016" calcext:value-type="float">
            <text:p>6.60900289458563E+016</text:p>
          </table:table-cell>
          <table:table-cell office:value-type="string" calcext:value-type="string">
            <text:p>IRO9IKCO0721</text:p>
          </table:table-cell>
          <table:table-cell office:value-type="string" calcext:value-type="string">
            <text:p>ضخود3015</text:p>
          </table:table-cell>
          <table:table-cell office:value-type="string" calcext:value-type="string">
            <text:p>اختيارخ خودرو-2800-1398/03/19</text:p>
          </table:table-cell>
          <table:table-cell office:value-type="float" office:value="104533" calcext:value-type="float">
            <text:p>10453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6127247173353E+016" calcext:value-type="float">
            <text:p>6.6127247173353E+016</text:p>
          </table:table-cell>
          <table:table-cell office:value-type="string" calcext:value-type="string">
            <text:p>IRO7ESHP0001</text:p>
          </table:table-cell>
          <table:table-cell office:value-type="string" calcext:value-type="string">
            <text:p>تشتاد</text:p>
          </table:table-cell>
          <table:table-cell office:value-type="string" calcext:value-type="string">
            <text:p>صنايع توليدي اشتاد ايران‌</text:p>
          </table:table-cell>
          <table:table-cell office:value-type="float" office:value="123016" calcext:value-type="float">
            <text:p>123016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34" calcext:value-type="float">
            <text:p>34</text:p>
          </table:table-cell>
          <table:table-cell office:value-type="float" office:value="385391077" calcext:value-type="float">
            <text:p>385391077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61426160399074E+016" calcext:value-type="float">
            <text:p>6.61426160399074E+016</text:p>
          </table:table-cell>
          <table:table-cell office:value-type="string" calcext:value-type="string">
            <text:p>IRO3BDMZ0001</text:p>
          </table:table-cell>
          <table:table-cell office:value-type="string" calcext:value-type="string">
            <text:p>دماوند</text:p>
          </table:table-cell>
          <table:table-cell office:value-type="string" calcext:value-type="string">
            <text:p>توليد نيروي برق دماوند</text:p>
          </table:table-cell>
          <table:table-cell office:value-type="float" office:value="122528" calcext:value-type="float">
            <text:p>122528</text:p>
          </table:table-cell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40" calcext:value-type="float">
            <text:p>40</text:p>
          </table:table-cell>
          <table:table-cell office:value-type="float" office:value="2760000000" calcext:value-type="float">
            <text:p>276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62103950671385E+016" calcext:value-type="float">
            <text:p>6.62103950671385E+016</text:p>
          </table:table-cell>
          <table:table-cell office:value-type="string" calcext:value-type="string">
            <text:p>IRO7TOPP0001</text:p>
          </table:table-cell>
          <table:table-cell office:value-type="string" calcext:value-type="string">
            <text:p>شتولي</text:p>
          </table:table-cell>
          <table:table-cell office:value-type="string" calcext:value-type="string">
            <text:p>تولي‌پرس‌</text:p>
          </table:table-cell>
          <table:table-cell office:value-type="float" office:value="123122" calcext:value-type="float">
            <text:p>123122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office:value-type="float" office:value="44" calcext:value-type="float">
            <text:p>44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62956659693757E+016" calcext:value-type="float">
            <text:p>6.62956659693757E+016</text:p>
          </table:table-cell>
          <table:table-cell office:value-type="string" calcext:value-type="string">
            <text:p>IRO1SBOJ0001</text:p>
          </table:table-cell>
          <table:table-cell office:value-type="string" calcext:value-type="string">
            <text:p>سبجنو</text:p>
          </table:table-cell>
          <table:table-cell office:value-type="string" calcext:value-type="string">
            <text:p>سيمان‌ بجنورد</text:p>
          </table:table-cell>
          <table:table-cell office:value-type="float" office:value="122833" calcext:value-type="float">
            <text:p>122833</text:p>
          </table:table-cell>
          <table:table-cell office:value-type="float" office:value="156800" calcext:value-type="float">
            <text:p>156800</text:p>
          </table:table-cell>
          <table:table-cell office:value-type="float" office:value="512" calcext:value-type="float">
            <text:p>512</text:p>
          </table:table-cell>
          <table:table-cell office:value-type="float" office:value="53" calcext:value-type="float">
            <text:p>53</text:p>
          </table:table-cell>
          <table:table-cell office:value-type="float" office:value="392000000" calcext:value-type="float">
            <text:p>392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6362433671981E+016" calcext:value-type="float">
            <text:p>6.6362433671981E+016</text:p>
          </table:table-cell>
          <table:table-cell office:value-type="string" calcext:value-type="string">
            <text:p>IRB6SP030041</text:p>
          </table:table-cell>
          <table:table-cell office:value-type="string" calcext:value-type="string">
            <text:p>صيدك1404</text:p>
          </table:table-cell>
          <table:table-cell office:value-type="string" calcext:value-type="string">
            <text:p>صكوك اجاره سايپا يدك-3ماهه18%</text:p>
          </table:table-cell>
          <table:table-cell office:value-type="float" office:value="61043" calcext:value-type="float">
            <text:p>6104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50000" calcext:value-type="float">
            <text:p>850000</text:p>
          </table:table-cell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64241638766583E+016" calcext:value-type="float">
            <text:p>6.64241638766583E+016</text:p>
          </table:table-cell>
          <table:table-cell office:value-type="string" calcext:value-type="string">
            <text:p>IRO7DANP0001</text:p>
          </table:table-cell>
          <table:table-cell office:value-type="string" calcext:value-type="string">
            <text:p>ودانا</text:p>
          </table:table-cell>
          <table:table-cell office:value-type="string" calcext:value-type="string">
            <text:p>سرمايه گذاري دانايان پارس</text:p>
          </table:table-cell>
          <table:table-cell office:value-type="float" office:value="123047" calcext:value-type="float">
            <text:p>12304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1350000000" calcext:value-type="float">
            <text:p>135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64504905059501E+016" calcext:value-type="float">
            <text:p>6.64504905059501E+016</text:p>
          </table:table-cell>
          <table:table-cell office:value-type="string" calcext:value-type="string">
            <text:p>IRO1DAML0001</text:p>
          </table:table-cell>
          <table:table-cell office:value-type="string" calcext:value-type="string">
            <text:p>ددام</text:p>
          </table:table-cell>
          <table:table-cell office:value-type="string" calcext:value-type="string">
            <text:p>داروسازي زاگرس فارمد پارس</text:p>
          </table:table-cell>
          <table:table-cell office:value-type="float" office:value="121327" calcext:value-type="float">
            <text:p>121327</text:p>
          </table:table-cell>
          <table:table-cell office:value-type="float" office:value="368089" calcext:value-type="float">
            <text:p>368089</text:p>
          </table:table-cell>
          <table:table-cell office:value-type="float" office:value="1135" calcext:value-type="float">
            <text:p>1135</text:p>
          </table:table-cell>
          <table:table-cell office:value-type="float" office:value="43" calcext:value-type="float">
            <text:p>43</text:p>
          </table:table-cell>
          <table:table-cell office:value-type="float" office:value="920223000" calcext:value-type="float">
            <text:p>920223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64560621406805E+016" calcext:value-type="float">
            <text:p>6.64560621406805E+016</text:p>
          </table:table-cell>
          <table:table-cell office:value-type="string" calcext:value-type="string">
            <text:p>IRO1SGOS0001</text:p>
          </table:table-cell>
          <table:table-cell office:value-type="string" calcext:value-type="string">
            <text:p>ثامان</text:p>
          </table:table-cell>
          <table:table-cell office:value-type="string" calcext:value-type="string">
            <text:p>سامان‌ گستراصفهان‌</text:p>
          </table:table-cell>
          <table:table-cell office:value-type="float" office:value="120644" calcext:value-type="float">
            <text:p>120644</text:p>
          </table:table-cell>
          <table:table-cell office:value-type="float" office:value="172951" calcext:value-type="float">
            <text:p>172951</text:p>
          </table:table-cell>
          <table:table-cell office:value-type="float" office:value="625" calcext:value-type="float">
            <text:p>625</text:p>
          </table:table-cell>
          <table:table-cell office:value-type="float" office:value="70" calcext:value-type="float">
            <text:p>70</text:p>
          </table:table-cell>
          <table:table-cell office:value-type="float" office:value="221941160" calcext:value-type="float">
            <text:p>22194116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65147093412596E+016" calcext:value-type="float">
            <text:p>6.65147093412596E+016</text:p>
          </table:table-cell>
          <table:table-cell office:value-type="string" calcext:value-type="string">
            <text:p>IRO7FVAP0001</text:p>
          </table:table-cell>
          <table:table-cell office:value-type="string" calcext:value-type="string">
            <text:p>فوكا</text:p>
          </table:table-cell>
          <table:table-cell office:value-type="string" calcext:value-type="string">
            <text:p>فولاد كاويان</text:p>
          </table:table-cell>
          <table:table-cell office:value-type="float" office:value="123122" calcext:value-type="float">
            <text:p>123122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27" calcext:value-type="float">
            <text:p>27</text:p>
          </table:table-cell>
          <table:table-cell office:value-type="float" office:value="5974725677" calcext:value-type="float">
            <text:p>5974725677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66826623122536E+016" calcext:value-type="float">
            <text:p>6.66826623122536E+016</text:p>
          </table:table-cell>
          <table:table-cell office:value-type="string" calcext:value-type="string">
            <text:p>IRT3SSAF0001</text:p>
          </table:table-cell>
          <table:table-cell office:value-type="string" calcext:value-type="string">
            <text:p>آساس</text:p>
          </table:table-cell>
          <table:table-cell office:value-type="string" calcext:value-type="string">
            <text:p>صندوق س.آسمان آرماني سهام-س</text:p>
          </table:table-cell>
          <table:table-cell office:value-type="float" office:value="114703" calcext:value-type="float">
            <text:p>11470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67018740992262E+016" calcext:value-type="float">
            <text:p>6.67018740992262E+016</text:p>
          </table:table-cell>
          <table:table-cell office:value-type="string" calcext:value-type="string">
            <text:p>IRO1KSIM0001</text:p>
          </table:table-cell>
          <table:table-cell office:value-type="string" calcext:value-type="string">
            <text:p>فاسمين</text:p>
          </table:table-cell>
          <table:table-cell office:value-type="string" calcext:value-type="string">
            <text:p>كالسيمين‌</text:p>
          </table:table-cell>
          <table:table-cell office:value-type="float" office:value="123002" calcext:value-type="float">
            <text:p>123002</text:p>
          </table:table-cell>
          <table:table-cell office:value-type="float" office:value="800000" calcext:value-type="float">
            <text:p>800000</text:p>
          </table:table-cell>
          <table:table-cell office:value-type="float" office:value="1453" calcext:value-type="float">
            <text:p>1453</text:p>
          </table:table-cell>
          <table:table-cell office:value-type="float" office:value="27" calcext:value-type="float">
            <text:p>27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67720247441564E+016" calcext:value-type="float">
            <text:p>6.67720247441564E+016</text:p>
          </table:table-cell>
          <table:table-cell office:value-type="string" calcext:value-type="string">
            <text:p>IRO1BAHN0001</text:p>
          </table:table-cell>
          <table:table-cell office:value-type="string" calcext:value-type="string">
            <text:p>فباهنر</text:p>
          </table:table-cell>
          <table:table-cell office:value-type="string" calcext:value-type="string">
            <text:p>مس‌ شهيدباهنر</text:p>
          </table:table-cell>
          <table:table-cell office:value-type="float" office:value="122954" calcext:value-type="float">
            <text:p>122954</text:p>
          </table:table-cell>
          <table:table-cell office:value-type="float" office:value="450000" calcext:value-type="float">
            <text:p>450000</text:p>
          </table:table-cell>
          <table:table-cell office:value-type="float" office:value="1282" calcext:value-type="float">
            <text:p>1282</text:p>
          </table:table-cell>
          <table:table-cell office:value-type="float" office:value="27" calcext:value-type="float">
            <text:p>27</text:p>
          </table:table-cell>
          <table:table-cell office:value-type="float" office:value="1125000000" calcext:value-type="float">
            <text:p>1125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68180223417729E+016" calcext:value-type="float">
            <text:p>6.68180223417729E+016</text:p>
          </table:table-cell>
          <table:table-cell office:value-type="string" calcext:value-type="string">
            <text:p>IRT3FATF0001</text:p>
          </table:table-cell>
          <table:table-cell office:value-type="string" calcext:value-type="string">
            <text:p>اعتماد</text:p>
          </table:table-cell>
          <table:table-cell office:value-type="string" calcext:value-type="string">
            <text:p>صندوق س.اعتماد آفرين پارسيان-د</text:p>
          </table:table-cell>
          <table:table-cell office:value-type="float" office:value="122957" calcext:value-type="float">
            <text:p>122957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68" calcext:value-type="float">
            <text:p>68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68218041119827E+016" calcext:value-type="float">
            <text:p>6.68218041119827E+016</text:p>
          </table:table-cell>
          <table:table-cell office:value-type="string" calcext:value-type="string">
            <text:p>IRO9BMLT0101</text:p>
          </table:table-cell>
          <table:table-cell office:value-type="string" calcext:value-type="string">
            <text:p>ضملت2008</text:p>
          </table:table-cell>
          <table:table-cell office:value-type="string" calcext:value-type="string">
            <text:p>اختيارخ وبملت-3200-1398/02/22</text:p>
          </table:table-cell>
          <table:table-cell office:value-type="float" office:value="113747" calcext:value-type="float">
            <text:p>11374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68300658584171E+016" calcext:value-type="float">
            <text:p>6.68300658584171E+016</text:p>
          </table:table-cell>
          <table:table-cell office:value-type="string" calcext:value-type="string">
            <text:p>IRO7VLNP0001</text:p>
          </table:table-cell>
          <table:table-cell office:value-type="string" calcext:value-type="string">
            <text:p>ولانا</text:p>
          </table:table-cell>
          <table:table-cell office:value-type="string" calcext:value-type="string">
            <text:p>شركت ليزينگ آريا دانا</text:p>
          </table:table-cell>
          <table:table-cell office:value-type="float" office:value="123023" calcext:value-type="float">
            <text:p>123023</text:p>
          </table:table-cell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65" calcext:value-type="float">
            <text:p>65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68960683575349E+016" calcext:value-type="float">
            <text:p>6.68960683575349E+016</text:p>
          </table:table-cell>
          <table:table-cell office:value-type="string" calcext:value-type="string">
            <text:p>IRB3SNDZ98A1</text:p>
          </table:table-cell>
          <table:table-cell office:value-type="string" calcext:value-type="string">
            <text:p>صدانا98</text:p>
          </table:table-cell>
          <table:table-cell office:value-type="string" calcext:value-type="string">
            <text:p>اجاره دانا پتروريگ كيش 1394</text:p>
          </table:table-cell>
          <table:table-cell office:value-type="float" office:value="61018" calcext:value-type="float">
            <text:p>6101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50000" calcext:value-type="float">
            <text:p>65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71268811885529E+016" calcext:value-type="float">
            <text:p>6.71268811885529E+016</text:p>
          </table:table-cell>
          <table:table-cell office:value-type="string" calcext:value-type="string">
            <text:p>IRO1MAPN0001</text:p>
          </table:table-cell>
          <table:table-cell office:value-type="string" calcext:value-type="string">
            <text:p>رمپنا</text:p>
          </table:table-cell>
          <table:table-cell office:value-type="string" calcext:value-type="string">
            <text:p>گروه مپنا (سهامي عام)</text:p>
          </table:table-cell>
          <table:table-cell office:value-type="float" office:value="122923" calcext:value-type="float">
            <text:p>122923</text:p>
          </table:table-cell>
          <table:table-cell office:value-type="float" office:value="2124044" calcext:value-type="float">
            <text:p>2124044</text:p>
          </table:table-cell>
          <table:table-cell office:value-type="float" office:value="2441" calcext:value-type="float">
            <text:p>2441</text:p>
          </table:table-cell>
          <table:table-cell office:value-type="float" office:value="74" calcext:value-type="float">
            <text:p>74</text:p>
          </table:table-cell>
          <table:table-cell office:value-type="float" office:value="27000000000" calcext:value-type="float">
            <text:p>27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71702154676081E+016" calcext:value-type="float">
            <text:p>6.71702154676081E+016</text:p>
          </table:table-cell>
          <table:table-cell office:value-type="string" calcext:value-type="string">
            <text:p>IRO3ZAGZ0001</text:p>
          </table:table-cell>
          <table:table-cell office:value-type="string" calcext:value-type="string">
            <text:p>زنگان</text:p>
          </table:table-cell>
          <table:table-cell office:value-type="string" calcext:value-type="string">
            <text:p>صنعت روي زنگان</text:p>
          </table:table-cell>
          <table:table-cell office:value-type="float" office:value="122856" calcext:value-type="float">
            <text:p>122856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27" calcext:value-type="float">
            <text:p>2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7206358287598E+016" calcext:value-type="float">
            <text:p>6.7206358287598E+016</text:p>
          </table:table-cell>
          <table:table-cell office:value-type="string" calcext:value-type="string">
            <text:p>IRO1SHMD0001</text:p>
          </table:table-cell>
          <table:table-cell office:value-type="string" calcext:value-type="string">
            <text:p>كهمدا</text:p>
          </table:table-cell>
          <table:table-cell office:value-type="string" calcext:value-type="string">
            <text:p>شيشه‌ همدان‌</text:p>
          </table:table-cell>
          <table:table-cell office:value-type="float" office:value="123006" calcext:value-type="float">
            <text:p>123006</text:p>
          </table:table-cell>
          <table:table-cell office:value-type="float" office:value="460800" calcext:value-type="float">
            <text:p>460800</text:p>
          </table:table-cell>
          <table:table-cell office:value-type="float" office:value="1086" calcext:value-type="float">
            <text:p>1086</text:p>
          </table:table-cell>
          <table:table-cell office:value-type="float" office:value="54" calcext:value-type="float">
            <text:p>54</text:p>
          </table:table-cell>
          <table:table-cell office:value-type="float" office:value="1152000000" calcext:value-type="float">
            <text:p>1152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72930538477807E+016" calcext:value-type="float">
            <text:p>6.72930538477807E+016</text:p>
          </table:table-cell>
          <table:table-cell office:value-type="string" calcext:value-type="string">
            <text:p>IRB3TB3599A1</text:p>
          </table:table-cell>
          <table:table-cell office:value-type="string" calcext:value-type="string">
            <text:p>اخزا704</text:p>
          </table:table-cell>
          <table:table-cell office:value-type="string" calcext:value-type="string">
            <text:p>اسنادخزانه-م4بودجه97-991022</text:p>
          </table:table-cell>
          <table:table-cell office:value-type="float" office:value="122920" calcext:value-type="float">
            <text:p>122920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69" calcext:value-type="float">
            <text:p>69</text:p>
          </table:table-cell>
          <table:table-cell office:value-type="float" office:value="24441466" calcext:value-type="float">
            <text:p>24441466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73270290140857E+016" calcext:value-type="float">
            <text:p>6.73270290140857E+016</text:p>
          </table:table-cell>
          <table:table-cell office:value-type="string" calcext:value-type="string">
            <text:p>IRO1SKAZ0001</text:p>
          </table:table-cell>
          <table:table-cell office:value-type="string" calcext:value-type="string">
            <text:p>سخزر</text:p>
          </table:table-cell>
          <table:table-cell office:value-type="string" calcext:value-type="string">
            <text:p>سيمان‌ خزر</text:p>
          </table:table-cell>
          <table:table-cell office:value-type="float" office:value="124707" calcext:value-type="float">
            <text:p>124707</text:p>
          </table:table-cell>
          <table:table-cell office:value-type="float" office:value="200000" calcext:value-type="float">
            <text:p>200000</text:p>
          </table:table-cell>
          <table:table-cell office:value-type="float" office:value="653" calcext:value-type="float">
            <text:p>653</text:p>
          </table:table-cell>
          <table:table-cell office:value-type="float" office:value="53" calcext:value-type="float">
            <text:p>53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76907083469798E+016" calcext:value-type="float">
            <text:p>6.76907083469798E+016</text:p>
          </table:table-cell>
          <table:table-cell office:value-type="string" calcext:value-type="string">
            <text:p>IRO1TAMI0001</text:p>
          </table:table-cell>
          <table:table-cell office:value-type="string" calcext:value-type="string">
            <text:p>كماسه</text:p>
          </table:table-cell>
          <table:table-cell office:value-type="string" calcext:value-type="string">
            <text:p>تامين‌ ماسه‌ ريخته‌گري‌</text:p>
          </table:table-cell>
          <table:table-cell office:value-type="float" office:value="122953" calcext:value-type="float">
            <text:p>122953</text:p>
          </table:table-cell>
          <table:table-cell office:value-type="float" office:value="64800" calcext:value-type="float">
            <text:p>64800</text:p>
          </table:table-cell>
          <table:table-cell office:value-type="float" office:value="1021" calcext:value-type="float">
            <text:p>1021</text:p>
          </table:table-cell>
          <table:table-cell office:value-type="float" office:value="14" calcext:value-type="float">
            <text:p>14</text:p>
          </table:table-cell>
          <table:table-cell office:value-type="float" office:value="162000000" calcext:value-type="float">
            <text:p>162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79880124289067E+016" calcext:value-type="float">
            <text:p>6.79880124289067E+016</text:p>
          </table:table-cell>
          <table:table-cell office:value-type="string" calcext:value-type="string">
            <text:p>IRO1DPAK0001</text:p>
          </table:table-cell>
          <table:table-cell office:value-type="string" calcext:value-type="string">
            <text:p>دارو</text:p>
          </table:table-cell>
          <table:table-cell office:value-type="string" calcext:value-type="string">
            <text:p>كارخانجات‌داروپخش‌</text:p>
          </table:table-cell>
          <table:table-cell office:value-type="float" office:value="122735" calcext:value-type="float">
            <text:p>122735</text:p>
          </table:table-cell>
          <table:table-cell office:value-type="float" office:value="250000" calcext:value-type="float">
            <text:p>250000</text:p>
          </table:table-cell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</text:p>
          </table:table-cell>
          <table:table-cell office:value-type="float" office:value="625000000" calcext:value-type="float">
            <text:p>625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80000218425312E+016" calcext:value-type="float">
            <text:p>6.80000218425312E+016</text:p>
          </table:table-cell>
          <table:table-cell office:value-type="string" calcext:value-type="string">
            <text:p>IRB5SPAM9981</text:p>
          </table:table-cell>
          <table:table-cell office:value-type="string" calcext:value-type="string">
            <text:p>صايپا998</text:p>
          </table:table-cell>
          <table:table-cell office:value-type="string" calcext:value-type="string">
            <text:p>صكوك مرابحه سايپا998-3ماهه 18%</text:p>
          </table:table-cell>
          <table:table-cell office:value-type="float" office:value="61043" calcext:value-type="float">
            <text:p>6104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01" calcext:value-type="float">
            <text:p>301</text:p>
          </table:table-cell>
          <table:table-cell table:number-columns-repeated="101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80772521357589E+016" calcext:value-type="float">
            <text:p>6.80772521357589E+016</text:p>
          </table:table-cell>
          <table:table-cell office:value-type="string" calcext:value-type="string">
            <text:p>IRO9PNES0751</text:p>
          </table:table-cell>
          <table:table-cell office:value-type="string" calcext:value-type="string">
            <text:p>ضشنا3018</text:p>
          </table:table-cell>
          <table:table-cell office:value-type="string" calcext:value-type="string">
            <text:p>اختيارخ شپنا-9500-1398/03/22</text:p>
          </table:table-cell>
          <table:table-cell office:value-type="float" office:value="61100" calcext:value-type="float">
            <text:p>611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81177653760814E+016" calcext:value-type="float">
            <text:p>6.81177653760814E+016</text:p>
          </table:table-cell>
          <table:table-cell office:value-type="string" calcext:value-type="string">
            <text:p>IRO1TGOS0001</text:p>
          </table:table-cell>
          <table:table-cell office:value-type="string" calcext:value-type="string">
            <text:p>وتوس</text:p>
          </table:table-cell>
          <table:table-cell office:value-type="string" calcext:value-type="string">
            <text:p>توسعه‌شهري‌توس‌گستر</text:p>
          </table:table-cell>
          <table:table-cell office:value-type="float" office:value="123006" calcext:value-type="float">
            <text:p>123006</text:p>
          </table:table-cell>
          <table:table-cell office:value-type="float" office:value="640000" calcext:value-type="float">
            <text:p>640000</text:p>
          </table:table-cell>
          <table:table-cell office:value-type="float" office:value="427" calcext:value-type="float">
            <text:p>427</text:p>
          </table:table-cell>
          <table:table-cell office:value-type="float" office:value="70" calcext:value-type="float">
            <text:p>70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82038784056727E+016" calcext:value-type="float">
            <text:p>6.82038784056727E+016</text:p>
          </table:table-cell>
          <table:table-cell office:value-type="string" calcext:value-type="string">
            <text:p>IRT1CSNF0001</text:p>
          </table:table-cell>
          <table:table-cell office:value-type="string" calcext:value-type="string">
            <text:p>صنوين</text:p>
          </table:table-cell>
          <table:table-cell office:value-type="string" calcext:value-type="string">
            <text:p>صندوق سرمايه‌گذاري صنوين-مختلط</text:p>
          </table:table-cell>
          <table:table-cell office:value-type="float" office:value="122126" calcext:value-type="float">
            <text:p>12212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84371092209177E+016" calcext:value-type="float">
            <text:p>6.84371092209177E+016</text:p>
          </table:table-cell>
          <table:table-cell office:value-type="string" calcext:value-type="string">
            <text:p>IRR7TNIP0101</text:p>
          </table:table-cell>
          <table:table-cell office:value-type="string" calcext:value-type="string">
            <text:p>بنوح</text:p>
          </table:table-cell>
          <table:table-cell office:value-type="string" calcext:value-type="string">
            <text:p>ح . بيمه تجارت نو</text:p>
          </table:table-cell>
          <table:table-cell office:value-type="float" office:value="123010" calcext:value-type="float">
            <text:p>123010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66" calcext:value-type="float">
            <text:p>66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84886735560871E+016" calcext:value-type="float">
            <text:p>6.84886735560871E+016</text:p>
          </table:table-cell>
          <table:table-cell office:value-type="string" calcext:value-type="string">
            <text:p>IRO1SPTA0001</text:p>
          </table:table-cell>
          <table:table-cell office:value-type="string" calcext:value-type="string">
            <text:p>فپنتا</text:p>
          </table:table-cell>
          <table:table-cell office:value-type="string" calcext:value-type="string">
            <text:p>سپنتا</text:p>
          </table:table-cell>
          <table:table-cell office:value-type="float" office:value="121823" calcext:value-type="float">
            <text:p>121823</text:p>
          </table:table-cell>
          <table:table-cell office:value-type="float" office:value="21669" calcext:value-type="float">
            <text:p>21669</text:p>
          </table:table-cell>
          <table:table-cell office:value-type="float" office:value="496" calcext:value-type="float">
            <text:p>496</text:p>
          </table:table-cell>
          <table:table-cell office:value-type="float" office:value="27" calcext:value-type="float">
            <text:p>27</text:p>
          </table:table-cell>
          <table:table-cell office:value-type="float" office:value="54172800" calcext:value-type="float">
            <text:p>541728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85170328343635E+016" calcext:value-type="float">
            <text:p>6.85170328343635E+016</text:p>
          </table:table-cell>
          <table:table-cell office:value-type="string" calcext:value-type="string">
            <text:p>IRO3BSRZ0001</text:p>
          </table:table-cell>
          <table:table-cell office:value-type="string" calcext:value-type="string">
            <text:p>شبصير</text:p>
          </table:table-cell>
          <table:table-cell office:value-type="string" calcext:value-type="string">
            <text:p>توليدات پتروشيمي قائد بصير</text:p>
          </table:table-cell>
          <table:table-cell office:value-type="float" office:value="122959" calcext:value-type="float">
            <text:p>122959</text:p>
          </table:table-cell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44" calcext:value-type="float">
            <text:p>44</text:p>
          </table:table-cell>
          <table:table-cell office:value-type="float" office:value="330000000" calcext:value-type="float">
            <text:p>33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86357101634971E+016" calcext:value-type="float">
            <text:p>6.86357101634971E+016</text:p>
          </table:table-cell>
          <table:table-cell office:value-type="string" calcext:value-type="string">
            <text:p>IRO1HMRZ0001</text:p>
          </table:table-cell>
          <table:table-cell office:value-type="string" calcext:value-type="string">
            <text:p>همراه</text:p>
          </table:table-cell>
          <table:table-cell office:value-type="string" calcext:value-type="string">
            <text:p>شركت ارتباطات سيار ايران</text:p>
          </table:table-cell>
          <table:table-cell office:value-type="float" office:value="122949" calcext:value-type="float">
            <text:p>122949</text:p>
          </table:table-cell>
          <table:table-cell office:value-type="float" office:value="494267" calcext:value-type="float">
            <text:p>494267</text:p>
          </table:table-cell>
          <table:table-cell office:value-type="float" office:value="1062" calcext:value-type="float">
            <text:p>1062</text:p>
          </table:table-cell>
          <table:table-cell office:value-type="float" office:value="64" calcext:value-type="float">
            <text:p>64</text:p>
          </table:table-cell>
          <table:table-cell office:value-type="float" office:value="9600000000" calcext:value-type="float">
            <text:p>96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88468126771639E+016" calcext:value-type="float">
            <text:p>6.88468126771639E+016</text:p>
          </table:table-cell>
          <table:table-cell office:value-type="string" calcext:value-type="string">
            <text:p>IRB6IK0400C1</text:p>
          </table:table-cell>
          <table:table-cell office:value-type="string" calcext:value-type="string">
            <text:p>صخود0012</text:p>
          </table:table-cell>
          <table:table-cell office:value-type="string" calcext:value-type="string">
            <text:p>ص مرابحه خودرو0012- 3ماهه 18%</text:p>
          </table:table-cell>
          <table:table-cell office:value-type="float" office:value="61043" calcext:value-type="float">
            <text:p>6104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89090357129627E+016" calcext:value-type="float">
            <text:p>6.89090357129627E+016</text:p>
          </table:table-cell>
          <table:table-cell office:value-type="string" calcext:value-type="string">
            <text:p>IRO3BGHZ0001</text:p>
          </table:table-cell>
          <table:table-cell office:value-type="string" calcext:value-type="string">
            <text:p>ثباغ</text:p>
          </table:table-cell>
          <table:table-cell office:value-type="string" calcext:value-type="string">
            <text:p>شهر سازي و خانه سازي باغميشه</text:p>
          </table:table-cell>
          <table:table-cell office:value-type="float" office:value="122955" calcext:value-type="float">
            <text:p>122955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70" calcext:value-type="float">
            <text:p>70</text:p>
          </table:table-cell>
          <table:table-cell office:value-type="float" office:value="1320000000" calcext:value-type="float">
            <text:p>132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89945734241088E+016" calcext:value-type="float">
            <text:p>6.89945734241088E+016</text:p>
          </table:table-cell>
          <table:table-cell office:value-type="string" calcext:value-type="string">
            <text:p>IRO7ARTP0001</text:p>
          </table:table-cell>
          <table:table-cell office:value-type="string" calcext:value-type="string">
            <text:p>پارتا</text:p>
          </table:table-cell>
          <table:table-cell office:value-type="string" calcext:value-type="string">
            <text:p>مجتمع‌صنعتي‌آرتاويل‌تاير</text:p>
          </table:table-cell>
          <table:table-cell office:value-type="float" office:value="61036" calcext:value-type="float">
            <text:p>6103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202000000" calcext:value-type="float">
            <text:p>120200000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90181181879072E+016" calcext:value-type="float">
            <text:p>6.90181181879072E+016</text:p>
          </table:table-cell>
          <table:table-cell office:value-type="string" calcext:value-type="string">
            <text:p>IRB3TB4898A1</text:p>
          </table:table-cell>
          <table:table-cell office:value-type="string" calcext:value-type="string">
            <text:p>اخزا717</text:p>
          </table:table-cell>
          <table:table-cell office:value-type="string" calcext:value-type="string">
            <text:p>اسنادخزانه-م17بودجه97-981017</text:p>
          </table:table-cell>
          <table:table-cell office:value-type="float" office:value="120835" calcext:value-type="float">
            <text:p>120835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2819154" calcext:value-type="float">
            <text:p>2819154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90651324492833E+016" calcext:value-type="float">
            <text:p>6.90651324492833E+016</text:p>
          </table:table-cell>
          <table:table-cell office:value-type="string" calcext:value-type="string">
            <text:p>IRT3SATF0002</text:p>
          </table:table-cell>
          <table:table-cell office:value-type="string" calcext:value-type="string">
            <text:p>اطلس2</text:p>
          </table:table-cell>
          <table:table-cell office:value-type="string" calcext:value-type="string">
            <text:p>صندوق س.توسعه اندوخته آينده-س</text:p>
          </table:table-cell>
          <table:table-cell office:value-type="float" office:value="120730" calcext:value-type="float">
            <text:p>12073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906757621576E+016" calcext:value-type="float">
            <text:p>6.906757621576E+016</text:p>
          </table:table-cell>
          <table:table-cell office:value-type="string" calcext:value-type="string">
            <text:p>IRT3SSKF0001</text:p>
          </table:table-cell>
          <table:table-cell office:value-type="string" calcext:value-type="string">
            <text:p>كاريس</text:p>
          </table:table-cell>
          <table:table-cell office:value-type="string" calcext:value-type="string">
            <text:p>صندوق س.سپهر كاريزما-س</text:p>
          </table:table-cell>
          <table:table-cell office:value-type="float" office:value="121745" calcext:value-type="float">
            <text:p>121745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68" calcext:value-type="float">
            <text:p>6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90908684586374E+016" calcext:value-type="float">
            <text:p>6.90908684586374E+016</text:p>
          </table:table-cell>
          <table:table-cell office:value-type="string" calcext:value-type="string">
            <text:p>IRO1IRDR0001</text:p>
          </table:table-cell>
          <table:table-cell office:value-type="string" calcext:value-type="string">
            <text:p>ديران</text:p>
          </table:table-cell>
          <table:table-cell office:value-type="string" calcext:value-type="string">
            <text:p>ايران‌دارو</text:p>
          </table:table-cell>
          <table:table-cell office:value-type="float" office:value="122935" calcext:value-type="float">
            <text:p>122935</text:p>
          </table:table-cell>
          <table:table-cell office:value-type="float" office:value="212000" calcext:value-type="float">
            <text:p>212000</text:p>
          </table:table-cell>
          <table:table-cell office:value-type="float" office:value="528" calcext:value-type="float">
            <text:p>528</text:p>
          </table:table-cell>
          <table:table-cell office:value-type="float" office:value="43" calcext:value-type="float">
            <text:p>43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91436749415616E+016" calcext:value-type="float">
            <text:p>6.91436749415616E+016</text:p>
          </table:table-cell>
          <table:table-cell office:value-type="string" calcext:value-type="string">
            <text:p>IRO1IPTR0001</text:p>
          </table:table-cell>
          <table:table-cell office:value-type="string" calcext:value-type="string">
            <text:p>پترول</text:p>
          </table:table-cell>
          <table:table-cell office:value-type="string" calcext:value-type="string">
            <text:p>گروه پتروشيمي س. ايرانيان</text:p>
          </table:table-cell>
          <table:table-cell office:value-type="float" office:value="123007" calcext:value-type="float">
            <text:p>123007</text:p>
          </table:table-cell>
          <table:table-cell office:value-type="float" office:value="5065856" calcext:value-type="float">
            <text:p>5065856</text:p>
          </table:table-cell>
          <table:table-cell office:value-type="float" office:value="1930" calcext:value-type="float">
            <text:p>1930</text:p>
          </table:table-cell>
          <table:table-cell office:value-type="float" office:value="44" calcext:value-type="float">
            <text:p>44</text:p>
          </table:table-cell>
          <table:table-cell office:value-type="float" office:value="20000000000" calcext:value-type="float">
            <text:p>20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94545390565491E+016" calcext:value-type="float">
            <text:p>6.94545390565491E+016</text:p>
          </table:table-cell>
          <table:table-cell office:value-type="string" calcext:value-type="string">
            <text:p>IRO1LAPS0001</text:p>
          </table:table-cell>
          <table:table-cell office:value-type="string" calcext:value-type="string">
            <text:p>بشهاب</text:p>
          </table:table-cell>
          <table:table-cell office:value-type="string" calcext:value-type="string">
            <text:p>لامپ‌ <text:s/>پارس‌ شهاب‌</text:p>
          </table:table-cell>
          <table:table-cell office:value-type="float" office:value="122936" calcext:value-type="float">
            <text:p>122936</text:p>
          </table:table-cell>
          <table:table-cell office:value-type="float" office:value="64800" calcext:value-type="float">
            <text:p>64800</text:p>
          </table:table-cell>
          <table:table-cell office:value-type="float" office:value="654" calcext:value-type="float">
            <text:p>654</text:p>
          </table:table-cell>
          <table:table-cell office:value-type="float" office:value="31" calcext:value-type="float">
            <text:p>31</text:p>
          </table:table-cell>
          <table:table-cell office:value-type="float" office:value="162000000" calcext:value-type="float">
            <text:p>162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98457710073147E+016" calcext:value-type="float">
            <text:p>6.98457710073147E+016</text:p>
          </table:table-cell>
          <table:table-cell office:value-type="string" calcext:value-type="string">
            <text:p>IRB5GACH0041</text:p>
          </table:table-cell>
          <table:table-cell office:value-type="string" calcext:value-type="string">
            <text:p>مگچسا104</text:p>
          </table:table-cell>
          <table:table-cell office:value-type="string" calcext:value-type="string">
            <text:p>مشاركت گچساران- 3 ماهه 18%</text:p>
          </table:table-cell>
          <table:table-cell office:value-type="float" office:value="61043" calcext:value-type="float">
            <text:p>6104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01" calcext:value-type="float">
            <text:p>301</text:p>
          </table:table-cell>
          <table:table-cell table:number-columns-repeated="101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98471398701352E+016" calcext:value-type="float">
            <text:p>6.98471398701352E+016</text:p>
          </table:table-cell>
          <table:table-cell office:value-type="string" calcext:value-type="string">
            <text:p>IRO3MOBZ0001</text:p>
          </table:table-cell>
          <table:table-cell office:value-type="string" calcext:value-type="string">
            <text:p>اوان</text:p>
          </table:table-cell>
          <table:table-cell office:value-type="string" calcext:value-type="string">
            <text:p>مبين وان كيش</text:p>
          </table:table-cell>
          <table:table-cell office:value-type="float" office:value="122859" calcext:value-type="float">
            <text:p>122859</text:p>
          </table:table-cell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73" calcext:value-type="float">
            <text:p>73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00777188122396E+016" calcext:value-type="float">
            <text:p>7.00777188122396E+016</text:p>
          </table:table-cell>
          <table:table-cell office:value-type="string" calcext:value-type="string">
            <text:p>IRB3SA0900C1</text:p>
          </table:table-cell>
          <table:table-cell office:value-type="string" calcext:value-type="string">
            <text:p>اروند09</text:p>
          </table:table-cell>
          <table:table-cell office:value-type="string" calcext:value-type="string">
            <text:p>منفعت صبا اروند نوين 14001222</text:p>
          </table:table-cell>
          <table:table-cell office:value-type="float" office:value="61017" calcext:value-type="float">
            <text:p>6101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02196638938226E+016" calcext:value-type="float">
            <text:p>7.02196638938226E+016</text:p>
          </table:table-cell>
          <table:table-cell office:value-type="string" calcext:value-type="string">
            <text:p>IRO1JOSH0001</text:p>
          </table:table-cell>
          <table:table-cell office:value-type="string" calcext:value-type="string">
            <text:p>بكاب</text:p>
          </table:table-cell>
          <table:table-cell office:value-type="string" calcext:value-type="string">
            <text:p>صنايع‌جوشكاب‌يزد</text:p>
          </table:table-cell>
          <table:table-cell office:value-type="float" office:value="122213" calcext:value-type="float">
            <text:p>122213</text:p>
          </table:table-cell>
          <table:table-cell office:value-type="float" office:value="48957" calcext:value-type="float">
            <text:p>48957</text:p>
          </table:table-cell>
          <table:table-cell office:value-type="float" office:value="484" calcext:value-type="float">
            <text:p>484</text:p>
          </table:table-cell>
          <table:table-cell office:value-type="float" office:value="31" calcext:value-type="float">
            <text:p>31</text:p>
          </table:table-cell>
          <table:table-cell office:value-type="float" office:value="24100000" calcext:value-type="float">
            <text:p>241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02281717045016E+016" calcext:value-type="float">
            <text:p>7.02281717045016E+016</text:p>
          </table:table-cell>
          <table:table-cell office:value-type="string" calcext:value-type="string">
            <text:p>IRO9PASN0721</text:p>
          </table:table-cell>
          <table:table-cell office:value-type="string" calcext:value-type="string">
            <text:p>ضسان3016</text:p>
          </table:table-cell>
          <table:table-cell office:value-type="string" calcext:value-type="string">
            <text:p>اختيارخ پارسان-4600-1398/03/26</text:p>
          </table:table-cell>
          <table:table-cell office:value-type="float" office:value="121218" calcext:value-type="float">
            <text:p>1212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02709653002624E+016" calcext:value-type="float">
            <text:p>7.02709653002624E+016</text:p>
          </table:table-cell>
          <table:table-cell office:value-type="string" calcext:value-type="string">
            <text:p>IRO1BALB0001</text:p>
          </table:table-cell>
          <table:table-cell office:value-type="string" calcext:value-type="string">
            <text:p>البرز</text:p>
          </table:table-cell>
          <table:table-cell office:value-type="string" calcext:value-type="string">
            <text:p>بيمه البرز</text:p>
          </table:table-cell>
          <table:table-cell office:value-type="float" office:value="122932" calcext:value-type="float">
            <text:p>122932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090" calcext:value-type="float">
            <text:p>1090</text:p>
          </table:table-cell>
          <table:table-cell office:value-type="float" office:value="66" calcext:value-type="float">
            <text:p>66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02893745395273E+016" calcext:value-type="float">
            <text:p>7.02893745395273E+016</text:p>
          </table:table-cell>
          <table:table-cell office:value-type="string" calcext:value-type="string">
            <text:p>IRO1GHAT0001</text:p>
          </table:table-cell>
          <table:table-cell office:value-type="string" calcext:value-type="string">
            <text:p>ختوقا</text:p>
          </table:table-cell>
          <table:table-cell office:value-type="string" calcext:value-type="string">
            <text:p>قطعات‌ اتومبيل‌ ايران‌</text:p>
          </table:table-cell>
          <table:table-cell office:value-type="float" office:value="123004" calcext:value-type="float">
            <text:p>123004</text:p>
          </table:table-cell>
          <table:table-cell office:value-type="float" office:value="440000" calcext:value-type="float">
            <text:p>440000</text:p>
          </table:table-cell>
          <table:table-cell office:value-type="float" office:value="954" calcext:value-type="float">
            <text:p>954</text:p>
          </table:table-cell>
          <table:table-cell office:value-type="float" office:value="34" calcext:value-type="float">
            <text:p>34</text:p>
          </table:table-cell>
          <table:table-cell office:value-type="float" office:value="1100000000" calcext:value-type="float">
            <text:p>11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04749837322691E+016" calcext:value-type="float">
            <text:p>7.04749837322691E+016</text:p>
          </table:table-cell>
          <table:table-cell office:value-type="string" calcext:value-type="string">
            <text:p>IRO1PDRO0001</text:p>
          </table:table-cell>
          <table:table-cell office:value-type="string" calcext:value-type="string">
            <text:p>دپارس</text:p>
          </table:table-cell>
          <table:table-cell office:value-type="string" calcext:value-type="string">
            <text:p>پارس‌ دارو</text:p>
          </table:table-cell>
          <table:table-cell office:value-type="float" office:value="122652" calcext:value-type="float">
            <text:p>122652</text:p>
          </table:table-cell>
          <table:table-cell office:value-type="float" office:value="210000" calcext:value-type="float">
            <text:p>210000</text:p>
          </table:table-cell>
          <table:table-cell office:value-type="float" office:value="446" calcext:value-type="float">
            <text:p>446</text:p>
          </table:table-cell>
          <table:table-cell office:value-type="float" office:value="43" calcext:value-type="float">
            <text:p>43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04984855981816E+016" calcext:value-type="float">
            <text:p>7.04984855981816E+016</text:p>
          </table:table-cell>
          <table:table-cell office:value-type="string" calcext:value-type="string">
            <text:p>IRO3FOHZ0001</text:p>
          </table:table-cell>
          <table:table-cell office:value-type="string" calcext:value-type="string">
            <text:p>هرمز</text:p>
          </table:table-cell>
          <table:table-cell office:value-type="string" calcext:value-type="string">
            <text:p>فولاد هرمزگان جنوب</text:p>
          </table:table-cell>
          <table:table-cell office:value-type="float" office:value="122513" calcext:value-type="float">
            <text:p>122513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27" calcext:value-type="float">
            <text:p>27</text:p>
          </table:table-cell>
          <table:table-cell office:value-type="float" office:value="15000000000" calcext:value-type="float">
            <text:p>1500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05958287536418E+016" calcext:value-type="float">
            <text:p>7.05958287536418E+016</text:p>
          </table:table-cell>
          <table:table-cell office:value-type="string" calcext:value-type="string">
            <text:p>IRT1FPAF0001</text:p>
          </table:table-cell>
          <table:table-cell office:value-type="string" calcext:value-type="string">
            <text:p>پارند</text:p>
          </table:table-cell>
          <table:table-cell office:value-type="string" calcext:value-type="string">
            <text:p>صندوق س. پارند پايدار سپهر</text:p>
          </table:table-cell>
          <table:table-cell office:value-type="float" office:value="123005" calcext:value-type="float">
            <text:p>123005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68" calcext:value-type="float">
            <text:p>6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06061290419776E+016" calcext:value-type="float">
            <text:p>7.06061290419776E+016</text:p>
          </table:table-cell>
          <table:table-cell office:value-type="string" calcext:value-type="string">
            <text:p>IRBKESKH9841</text:p>
          </table:table-cell>
          <table:table-cell office:value-type="string" calcext:value-type="string">
            <text:p>عخوز</text:p>
          </table:table-cell>
          <table:table-cell office:value-type="string" calcext:value-type="string">
            <text:p>اوراق سلف سيمان خوزستان</text:p>
          </table:table-cell>
          <table:table-cell office:value-type="float" office:value="61044" calcext:value-type="float">
            <text:p>6104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408496" calcext:value-type="float">
            <text:p>408496</text:p>
          </table:table-cell>
          <table:table-cell office:value-type="float" office:value="308" calcext:value-type="float">
            <text:p>308</text:p>
          </table:table-cell>
          <table:table-cell table:number-columns-repeated="101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07186045524947E+016" calcext:value-type="float">
            <text:p>7.07186045524947E+016</text:p>
          </table:table-cell>
          <table:table-cell office:value-type="string" calcext:value-type="string">
            <text:p>IRB3TB2298A1</text:p>
          </table:table-cell>
          <table:table-cell office:value-type="string" calcext:value-type="string">
            <text:p>اخزا614</text:p>
          </table:table-cell>
          <table:table-cell office:value-type="string" calcext:value-type="string">
            <text:p>اسنادخزانه-م14بودجه96-981016</text:p>
          </table:table-cell>
          <table:table-cell office:value-type="float" office:value="122556" calcext:value-type="float">
            <text:p>122556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 office:value-type="float" office:value="10374030" calcext:value-type="float">
            <text:p>1037403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09342701744057E+016" calcext:value-type="float">
            <text:p>7.09342701744057E+016</text:p>
          </table:table-cell>
          <table:table-cell office:value-type="string" calcext:value-type="string">
            <text:p>IRO1PKHA0001</text:p>
          </table:table-cell>
          <table:table-cell office:value-type="string" calcext:value-type="string">
            <text:p>شخارك</text:p>
          </table:table-cell>
          <table:table-cell office:value-type="string" calcext:value-type="string">
            <text:p>پتروشيمي‌ خارك‌</text:p>
          </table:table-cell>
          <table:table-cell office:value-type="float" office:value="123006" calcext:value-type="float">
            <text:p>123006</text:p>
          </table:table-cell>
          <table:table-cell office:value-type="float" office:value="223644" calcext:value-type="float">
            <text:p>223644</text:p>
          </table:table-cell>
          <table:table-cell office:value-type="float" office:value="929" calcext:value-type="float">
            <text:p>929</text:p>
          </table:table-cell>
          <table:table-cell office:value-type="float" office:value="44" calcext:value-type="float">
            <text:p>44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12902971589487E+016" calcext:value-type="float">
            <text:p>7.12902971589487E+016</text:p>
          </table:table-cell>
          <table:table-cell office:value-type="string" calcext:value-type="string">
            <text:p>IRO3GAHZ0001</text:p>
          </table:table-cell>
          <table:table-cell office:value-type="string" calcext:value-type="string">
            <text:p>زقيام</text:p>
          </table:table-cell>
          <table:table-cell office:value-type="string" calcext:value-type="string">
            <text:p>كشت و دام قيام اصفهان</text:p>
          </table:table-cell>
          <table:table-cell office:value-type="float" office:value="122909" calcext:value-type="float">
            <text:p>122909</text:p>
          </table:table-cell>
          <table:table-cell office:value-type="float" office:value="1" calcext:value-type="float">
            <text:p>1</text:p>
          </table:table-cell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  <table:table-cell office:value-type="float" office:value="350000000" calcext:value-type="float">
            <text:p>35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15103962526183E+016" calcext:value-type="float">
            <text:p>7.15103962526183E+016</text:p>
          </table:table-cell>
          <table:table-cell office:value-type="string" calcext:value-type="string">
            <text:p>IRO3BLKZ0001</text:p>
          </table:table-cell>
          <table:table-cell office:value-type="string" calcext:value-type="string">
            <text:p>دبالك</text:p>
          </table:table-cell>
          <table:table-cell office:value-type="string" calcext:value-type="string">
            <text:p>مواد اوليه دارويي البرز بالك</text:p>
          </table:table-cell>
          <table:table-cell office:value-type="float" office:value="122848" calcext:value-type="float">
            <text:p>122848</text:p>
          </table:table-cell>
          <table:table-cell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  <table:table-cell office:value-type="float" office:value="43" calcext:value-type="float">
            <text:p>43</text:p>
          </table:table-cell>
          <table:table-cell office:value-type="float" office:value="170000000" calcext:value-type="float">
            <text:p>17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15239863049612E+016" calcext:value-type="float">
            <text:p>7.15239863049612E+016</text:p>
          </table:table-cell>
          <table:table-cell office:value-type="string" calcext:value-type="string">
            <text:p>IRO3GHSZ0001</text:p>
          </table:table-cell>
          <table:table-cell office:value-type="string" calcext:value-type="string">
            <text:p>قشير</text:p>
          </table:table-cell>
          <table:table-cell office:value-type="string" calcext:value-type="string">
            <text:p>قند شيروان قوچان و بجنورد</text:p>
          </table:table-cell>
          <table:table-cell office:value-type="float" office:value="122953" calcext:value-type="float">
            <text:p>122953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38" calcext:value-type="float">
            <text:p>38</text:p>
          </table:table-cell>
          <table:table-cell office:value-type="float" office:value="330000000" calcext:value-type="float">
            <text:p>330000000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15773464671086E+016" calcext:value-type="float">
            <text:p>7.15773464671086E+016</text:p>
          </table:table-cell>
          <table:table-cell office:value-type="string" calcext:value-type="string">
            <text:p>IRB3KO019941</text:p>
          </table:table-cell>
          <table:table-cell office:value-type="string" calcext:value-type="string">
            <text:p>كورش99</text:p>
          </table:table-cell>
          <table:table-cell office:value-type="string" calcext:value-type="string">
            <text:p>مرابحه صنعت غذايي كورش990411</text:p>
          </table:table-cell>
          <table:table-cell office:value-type="float" office:value="122424" calcext:value-type="float">
            <text:p>12242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500000" calcext:value-type="float">
            <text:p>500000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16723996016823E+016" calcext:value-type="float">
            <text:p>7.16723996016823E+016</text:p>
          </table:table-cell>
          <table:table-cell office:value-type="string" calcext:value-type="string">
            <text:p>IRT3CSAF0001</text:p>
          </table:table-cell>
          <table:table-cell office:value-type="string" calcext:value-type="string">
            <text:p>ثروتم</text:p>
          </table:table-cell>
          <table:table-cell office:value-type="string" calcext:value-type="string">
            <text:p>صندوق س. ثروت آفرين پارسيان-م</text:p>
          </table:table-cell>
          <table:table-cell office:value-type="float" office:value="122231" calcext:value-type="float">
            <text:p>12223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17446821487769E+016" calcext:value-type="float">
            <text:p>7.17446821487769E+016</text:p>
          </table:table-cell>
          <table:table-cell office:value-type="string" calcext:value-type="string">
            <text:p>IRO1LSMD0001</text:p>
          </table:table-cell>
          <table:table-cell office:value-type="string" calcext:value-type="string">
            <text:p>ولصنم</text:p>
          </table:table-cell>
          <table:table-cell office:value-type="string" calcext:value-type="string">
            <text:p>ليزينگ‌صنعت‌ومعدن‌</text:p>
          </table:table-cell>
          <table:table-cell office:value-type="float" office:value="122819" calcext:value-type="float">
            <text:p>122819</text:p>
          </table:table-cell>
          <table:table-cell office:value-type="float" office:value="800000" calcext:value-type="float">
            <text:p>800000</text:p>
          </table:table-cell>
          <table:table-cell office:value-type="float" office:value="511" calcext:value-type="float">
            <text:p>511</text:p>
          </table:table-cell>
          <table:table-cell office:value-type="float" office:value="58" calcext:value-type="float">
            <text:p>58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17720007241775E+016" calcext:value-type="float">
            <text:p>7.17720007241775E+016</text:p>
          </table:table-cell>
          <table:table-cell office:value-type="string" calcext:value-type="string">
            <text:p>IRB3TB369941</text:p>
          </table:table-cell>
          <table:table-cell office:value-type="string" calcext:value-type="string">
            <text:p>اخزا706</text:p>
          </table:table-cell>
          <table:table-cell office:value-type="string" calcext:value-type="string">
            <text:p>اسنادخزانه-م6بودجه97-990423</text:p>
          </table:table-cell>
          <table:table-cell office:value-type="float" office:value="122750" calcext:value-type="float">
            <text:p>122750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69" calcext:value-type="float">
            <text:p>69</text:p>
          </table:table-cell>
          <table:table-cell office:value-type="float" office:value="27868137" calcext:value-type="float">
            <text:p>27868137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18566347420017E+016" calcext:value-type="float">
            <text:p>7.18566347420017E+016</text:p>
          </table:table-cell>
          <table:table-cell office:value-type="string" calcext:value-type="string">
            <text:p>IRO1SEPK0001</text:p>
          </table:table-cell>
          <table:table-cell office:value-type="string" calcext:value-type="string">
            <text:p>سپ</text:p>
          </table:table-cell>
          <table:table-cell office:value-type="string" calcext:value-type="string">
            <text:p>پرداخت الكترونيك سامان كيش</text:p>
          </table:table-cell>
          <table:table-cell office:value-type="float" office:value="122932" calcext:value-type="float">
            <text:p>122932</text:p>
          </table:table-cell>
          <table:table-cell office:value-type="float" office:value="943396" calcext:value-type="float">
            <text:p>943396</text:p>
          </table:table-cell>
          <table:table-cell office:value-type="float" office:value="777" calcext:value-type="float">
            <text:p>777</text:p>
          </table:table-cell>
          <table:table-cell office:value-type="float" office:value="72" calcext:value-type="float">
            <text:p>72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19893483927522E+016" calcext:value-type="float">
            <text:p>7.19893483927522E+016</text:p>
          </table:table-cell>
          <table:table-cell office:value-type="string" calcext:value-type="string">
            <text:p>IRO2X23T8061</text:p>
          </table:table-cell>
          <table:table-cell office:value-type="string" calcext:value-type="string">
            <text:p>جنفت806</text:p>
          </table:table-cell>
          <table:table-cell office:value-type="string" calcext:value-type="string">
            <text:p>آتي ش فرآورده نفتي-1398/06/11</text:p>
          </table:table-cell>
          <table:table-cell office:value-type="float" office:value="124557" calcext:value-type="float">
            <text:p>1245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6T01:32:41.991470434</dc:date>
    <meta:editing-duration>PT2M22S</meta:editing-duration>
    <meta:editing-cycles>1</meta:editing-cycles>
    <meta:document-statistic meta:table-count="1" meta:cell-count="9349" meta:object-count="0"/>
    <meta:generator>LibreOffice/6.0.7.3$Linux_X86_64 LibreOffice_project/00m0$Build-3</meta:generator>
  </office:meta>
</office:document-meta>
</file>